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text-underline-style="solid" style:text-underline-width="auto" style:text-underline-color="font-color" officeooo:paragraph-rsid="0020a4bc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2pt" style:text-underline-style="solid" style:text-underline-width="auto" style:text-underline-color="font-color" officeooo:paragraph-rsid="0020a4bc" style:font-name-asian="Monospace" style:font-size-asian="12pt" style:font-name-complex="Monospace" style:font-size-complex="12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2pt" style:font-name-asian="Monospace" style:font-size-asian="12pt" style:font-name-complex="Monospace" style:font-size-complex="12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2pt" officeooo:paragraph-rsid="0020a4bc" style:font-name-asian="Monospace" style:font-size-asian="12pt" style:font-name-complex="Monospace" style:font-size-complex="12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2pt" style:text-underline-style="none" style:font-name-asian="Monospace" style:font-size-asian="12pt" style:font-name-complex="Monospace" style:font-size-complex="12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3pt" style:font-name-asian="Monospace" style:font-size-asian="13pt" style:font-name-complex="Monospace" style:font-size-complex="13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7f0055" style:text-underline-style="none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ize="12pt" style:text-underline-style="none" style:font-size-asian="12pt" style:font-size-complex="12pt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fo:font-size="13pt" style:text-underline-style="none" style:font-size-asian="13pt" style:font-size-complex="13pt"/>
    </style:style>
    <style:style style:name="T10" style:family="text">
      <style:text-properties fo:color="#3f7f5f"/>
    </style:style>
    <style:style style:name="T11" style:family="text">
      <style:text-properties fo:color="#3f7f5f" style:text-underline-style="solid" style:text-underline-width="auto" style:text-underline-color="font-color"/>
    </style:style>
    <style:style style:name="T12" style:family="text">
      <style:text-properties fo:color="#646464"/>
    </style:style>
    <style:style style:name="T13" style:family="text">
      <style:text-properties fo:color="#2a00ff"/>
    </style:style>
    <style:style style:name="T14" style:family="text">
      <style:text-properties fo:color="#2a00ff" style:text-underline-style="solid" style:text-underline-width="auto" style:text-underline-color="font-color"/>
    </style:style>
    <style:style style:name="T15" style:family="text">
      <style:text-properties fo:color="#0000c0"/>
    </style:style>
    <style:style style:name="T16" style:family="text">
      <style:text-properties fo:color="#0000c0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313739" style:text-underline-style="solid" style:text-underline-width="auto" style:text-underline-color="font-color"/>
    </style:style>
    <style:style style:name="T20" style:family="text">
      <style:text-properties fo:color="#3f5fbf"/>
    </style:style>
    <style:style style:name="T21" style:family="text">
      <style:text-properties fo:color="#7f9fb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ackage</text:span> barcofactory;</text:p>
      <text:p text:style-name="P1"><text:span text:style-name="T4"/></text:p>
      <text:p text:style-name="P1"><text:span text:style-name="T1">public</text:span> <text:span text:style-name="T1">interface</text:span> AbstractBarcoFactory {</text:p>
      <text:p text:style-name="P8"><text:span text:style-name="T4"><text:tab/></text:span><text:span text:style-name="T10">// </text:span><text:span text:style-name="T11">cambiar</text:span><text:span text:style-name="T10"> </text:span><text:span text:style-name="T11">int</text:span><text:span text:style-name="T10"> </text:span><text:span text:style-name="T11">por</text:span><text:span text:style-name="T10"> </text:span><text:span text:style-name="T11">la</text:span><text:span text:style-name="T10"> </text:span><text:span text:style-name="T11">interfaz</text:span><text:span text:style-name="T10"> </text:span><text:span text:style-name="T11">de</text:span><text:span text:style-name="T10"> </text:span><text:span text:style-name="T11">estrategia</text:span><text:span text:style-name="T10"> </text:span><text:span text:style-name="T11">de</text:span><text:span text:style-name="T10"> </text:span><text:span text:style-name="T11">movimiento</text:span><text:span text:style-name="T10"> </text:span><text:span text:style-name="T11">cuando</text:span><text:span text:style-name="T10"> </text:span><text:span text:style-name="T11">esta</text:span><text:span text:style-name="T10"> sea</text:span></text:p>
      <text:p text:style-name="P8"><text:span text:style-name="T4"><text:tab/></text:span><text:span text:style-name="T10">// </text:span><text:span text:style-name="T11">implementada</text:span></text:p>
      <text:p text:style-name="P8"><text:span text:style-name="T4"><text:tab/></text:span><text:span text:style-name="T1">public</text:span><text:span text:style-name="T4"> </text:span><text:span text:style-name="T1">abstract</text:span><text:span text:style-name="T4"> Barco crearBarco(Vector orientacion,</text:span></text:p>
      <text:p text:style-name="P2"><text:tab/><text:tab/><text:tab/>MovimientoStrategy estrategiaDeMovimiento);</text:p>
      <text:p text:style-name="P2">}</text:p>
      <text:p text:style-name="P2"><text:span text:style-name="T4"/></text:p>
      <text:p text:style-name="P2"><text:span text:style-name="T1">public</text:span> <text:span text:style-name="T1">class</text:span> BuqueFactory <text:span text:style-name="T1">implements</text:span> AbstractBarcoFactory {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Barco crearBarco(Vector orientacion, MovimientoStrategy movimiento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Buque(orientacion, movimiento);</text:span></text:p>
      <text:p text:style-name="P2"><text:tab/>}</text:p>
      <text:p text:style-name="P2">}</text:p>
      <text:p text:style-name="P2"><text:span text:style-name="T4"/></text:p>
      <text:p text:style-name="P2"><text:span text:style-name="T4"/></text:p>
      <text:p text:style-name="P2"><text:span text:style-name="T1">public</text:span> <text:span text:style-name="T1">class</text:span> DestructorFactory <text:span text:style-name="T1">implements</text:span> AbstractBarcoFactory {</text:p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Barco crearBarco(Vector orientacion, MovimientoStrategy movimiento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Destructor(orientacion, movimiento);</text:span></text:p>
      <text:p text:style-name="P2"><text:tab/>}</text:p>
      <text:p text:style-name="P2">}</text:p>
      <text:p text:style-name="P2"><text:span text:style-name="T4"/></text:p>
      <text:p text:style-name="P2"><text:span text:style-name="T1">public</text:span> <text:span text:style-name="T1">class</text:span> LanchaFactory <text:span text:style-name="T1">implements</text:span> AbstractBarcoFactory {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Barco crearBarco(Vector orientacion, MovimientoStrategy movimiento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Lancha(orientacion, movimiento);</text:span></text:p>
      <text:p text:style-name="P2"><text:tab/>}</text:p>
      <text:p text:style-name="P2">}</text:p>
      <text:p text:style-name="P2"><text:span text:style-name="T4"/></text:p>
      <text:p text:style-name="P2"><text:span text:style-name="T1">public</text:span> <text:span text:style-name="T1">class</text:span> PortaavionesFactory <text:span text:style-name="T1">implements</text:span> AbstractBarcoFactory {</text:p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Barco crearBarco(Vector orientacion, MovimientoStrategy movimiento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Portaaviones(orientacion, movimiento);</text:span></text:p>
      <text:p text:style-name="P2"><text:tab/>}</text:p>
      <text:p text:style-name="P8"/>
      <text:p text:style-name="P2">}</text:p>
      <text:p text:style-name="P2"/>
      <text:p text:style-name="P2"><text:span text:style-name="T1">public</text:span> <text:span text:style-name="T1">class</text:span> RompehieloFactory <text:span text:style-name="T1">implements</text:span> AbstractBarcoFactory {</text:p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Barco crearBarco(Vector orientacion, MovimientoStrategy movimiento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Rompehielo(orientacion, movimiento);</text:span></text:p>
      <text:p text:style-name="P2"><text:tab/>}</text:p>
      <text:p text:style-name="P2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7"><text:s/></text:span><text:span text:style-name="T1">package</text:span><text:span text:style-name="T4"> barcos;</text:span></text:p>
      <text:p text:style-name="P6"><text:span text:style-name="T1"/></text:p>
      <text:p text:style-name="P4"><text:span text:style-name="T1">public</text:span> Barco(Vector orient, <text:span text:style-name="T1">int</text:span> tam, <text:span text:style-name="T1">int</text:span> vida, MovimientoStrategy estrategia) {</text:p>
      <text:p text:style-name="P8"><text:span text:style-name="T4"><text:s text:c="8"/></text:span><text:span text:style-name="T1">super</text:span><text:span text:style-name="T4">();</text:span></text:p>
      <text:p text:style-name="P8"><text:span text:style-name="T4"><text:s text:c="8"/></text:span><text:span text:style-name="T15">tamanio</text:span><text:span text:style-name="T4"> = tam;</text:span></text:p>
      <text:p text:style-name="P8"><text:span text:style-name="T4"><text:s text:c="8"/></text:span><text:span text:style-name="T15">orientacion</text:span><text:span text:style-name="T4"> = orient;</text:span></text:p>
      <text:p text:style-name="P8"><text:span text:style-name="T4"><text:s text:c="8"/></text:span><text:span text:style-name="T15">partesDelBarco</text:span><text:span text:style-name="T4"> = </text:span><text:span text:style-name="T1">new</text:span><text:span text:style-name="T4"> ArrayList&lt;Parte&gt;();</text:span></text:p>
      <text:p text:style-name="P8"><text:span text:style-name="T4"><text:s text:c="8"/></text:span><text:span text:style-name="T1">this</text:span><text:span text:style-name="T4">.</text:span><text:span text:style-name="T15">vida</text:span><text:span text:style-name="T4"> = vida;</text:span></text:p>
      <text:p text:style-name="P8"><text:span text:style-name="T4"><text:s text:c="8"/></text:span><text:span text:style-name="T1">this</text:span><text:span text:style-name="T4">.construirPartes();</text:span></text:p>
      <text:p text:style-name="P8"><text:span text:style-name="T4"><text:s text:c="8"/></text:span><text:span text:style-name="T1">this</text:span><text:span text:style-name="T4">.</text:span><text:span text:style-name="T15">estrategia</text:span><text:span text:style-name="T4"> = estrategia;</text:span></text:p>
      <text:p text:style-name="P8"><text:span text:style-name="T4"><text:s text:c="8"/>estrategia.setBarco(</text:span><text:span text:style-name="T1">this</text:span><text:span text:style-name="T4">);</text:span></text:p>
      <text:p text:style-name="P8"><text:span text:style-name="T4"><text:s text:c="8"/>estrategia.agregarObservador(</text:span><text:span text:style-name="T1">this</text:span><text:span text:style-name="T4">);</text:span>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</text:span><text:span text:style-name="T15">partesDelBarco</text:span><text:span text:style-name="T4">.size(); i++) {</text:span></text:p>
      <text:p text:style-name="P8"><text:span text:style-name="T4"><text:s text:c="12"/></text:span><text:span text:style-name="T15">partesDelBarco</text:span><text:span text:style-name="T4">.get(i).agregarObservador(</text:span><text:span text:style-name="T1">this</text:span><text:span text:style-name="T4">);</text:span>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Barco(</text:span><text:span text:style-name="T1">int</text:span><text:span text:style-name="T4"> tam, </text:span><text:span text:style-name="T1">int</text:span><text:span text:style-name="T4"> vida, MovimientoStrategy estrategia, Element nodoBarco) {</text:span></text:p>
      <text:p text:style-name="P8"><text:span text:style-name="T4"><text:s text:c="8"/></text:span><text:span text:style-name="T15">tamanio</text:span><text:span text:style-name="T4"> = tam;</text:span></text:p>
      <text:p text:style-name="P8"><text:span text:style-name="T4"><text:s text:c="8"/></text:span><text:span text:style-name="T15">orientacion</text:span><text:span text:style-name="T4"> = </text:span><text:span text:style-name="T1">new</text:span><text:span text:style-name="T4"> Vector(nodoBarco.attributeValue(</text:span><text:span text:style-name="T13">"orientacion"</text:span><text:span text:style-name="T4">));</text:span></text:p>
      <text:p text:style-name="P8"><text:span text:style-name="T4"><text:s text:c="8"/></text:span><text:span text:style-name="T15">partesDelBarco</text:span><text:span text:style-name="T4"> = </text:span><text:span text:style-name="T1">new</text:span><text:span text:style-name="T4"> ArrayList&lt;Parte&gt;();</text:span></text:p>
      <text:p text:style-name="P8"><text:span text:style-name="T4"><text:s text:c="8"/></text:span><text:span text:style-name="T1">this</text:span><text:span text:style-name="T4">.</text:span><text:span text:style-name="T15">vida</text:span><text:span text:style-name="T4"> = vida;</text:span></text:p>
      <text:p text:style-name="P8"><text:span text:style-name="T4"><text:s text:c="8"/></text:span><text:span text:style-name="T1">this</text:span><text:span text:style-name="T4">.</text:span><text:span text:style-name="T15">estrategia</text:span><text:span text:style-name="T4"> = estrategia;</text:span></text:p>
      <text:p text:style-name="P8"><text:span text:style-name="T4"><text:s text:c="8"/>estrategia.setBarco(</text:span><text:span text:style-name="T1">this</text:span><text:span text:style-name="T4">);</text:span></text:p>
      <text:p text:style-name="P8"><text:span text:style-name="T4"><text:s text:c="8"/></text:span><text:span text:style-name="T10">// </text:span><text:span text:style-name="T11">ahora</text:span><text:span text:style-name="T10"> </text:span><text:span text:style-name="T11">lo</text:span><text:span text:style-name="T10"> </text:span><text:span text:style-name="T11">que</text:span><text:span text:style-name="T10"> </text:span><text:span text:style-name="T11">tengo</text:span><text:span text:style-name="T10"> </text:span><text:span text:style-name="T11">que</text:span><text:span text:style-name="T10"> </text:span><text:span text:style-name="T11">hacer</text:span><text:span text:style-name="T10"> </text:span><text:span text:style-name="T11">es</text:span><text:span text:style-name="T10"> </text:span><text:span text:style-name="T11">buscar</text:span><text:span text:style-name="T10"> </text:span><text:span text:style-name="T11">cada</text:span><text:span text:style-name="T10"> </text:span><text:span text:style-name="T11">parte</text:span><text:span text:style-name="T10">.</text:span></text:p>
      <text:p text:style-name="P8"><text:span text:style-name="T4"><text:s text:c="8"/></text:span><text:span text:style-name="T10">// </text:span><text:span text:style-name="T11">cuando</text:span><text:span text:style-name="T10"> </text:span><text:span text:style-name="T11">tenga</text:span><text:span text:style-name="T10"> </text:span><text:span text:style-name="T11">cada</text:span><text:span text:style-name="T10"> </text:span><text:span text:style-name="T11">parte</text:span><text:span text:style-name="T10"> </text:span><text:span text:style-name="T11">la</text:span><text:span text:style-name="T10"> </text:span><text:span text:style-name="T11">mando</text:span><text:span text:style-name="T10"> a </text:span><text:span text:style-name="T11">construir</text:span><text:span text:style-name="T10"> </text:span><text:span text:style-name="T11">con</text:span><text:span text:style-name="T10"> </text:span><text:span text:style-name="T11">su</text:span><text:span text:style-name="T10"> </text:span><text:span text:style-name="T11">nodo</text:span><text:span text:style-name="T10">.</text:span></text:p>
      <text:p text:style-name="P8"><text:span text:style-name="T4"><text:s text:c="8"/>List&lt;Element&gt; listaNodosPartes = </text:span><text:span text:style-name="T7">nodoBarco.element(</text:span><text:span text:style-name="T14">"Partes"</text:span><text:span text:style-name="T7">).elements()</text:span><text:span text:style-name="T4">;</text:span></text:p>
      <text:p text:style-name="P8"><text:span text:style-name="T4"><text:s text:c="8"/></text:span><text:span text:style-name="T1">if</text:span><text:span text:style-name="T4"> (listaNodosPartes.size() != tam) {</text:span></text:p>
      <text:p text:style-name="P8"><text:span text:style-name="T4"><text:s text:c="12"/></text:span><text:span text:style-name="T1">throw</text:span><text:span text:style-name="T4"> </text:span><text:span text:style-name="T1">new</text:span><text:span text:style-name="T4"> Error(</text:span><text:span text:style-name="T13">"Cantidad de partes: "</text:span><text:span text:style-name="T4"> + listaNodosPartes.size() + </text:span><text:span text:style-name="T13">" no corresponde al barco."</text:span><text:span text:style-name="T4"> + </text:span><text:span text:style-name="T7">((List&lt;Element&gt;) (nodoBarco.elements()))</text:span><text:span text:style-name="T4">.get(0).getName());</text:span></text:p>
      <text:p text:style-name="P2"><text:s text:c="8"/>}</text:p>
      <text:p text:style-name="P2"><text:s text:c="8"/>Iterator&lt;Element&gt; it = listaNodosPartes.iterator();</text:p>
      <text:p text:style-name="P8"><text:span text:style-name="T4"><text:s text:c="8"/></text:span><text:span text:style-name="T1">while</text:span><text:span text:style-name="T4"> (it.hasNext()) {</text:span></text:p>
      <text:p text:style-name="P2"><text:s text:c="12"/>Element nodoParte = it.next();</text:p>
      <text:p text:style-name="P2"><text:s text:c="12"/>construirParte(nodoParte);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actualizar() {</text:span></text:p>
      <text:p text:style-name="P8"><text:span text:style-name="T4"><text:s text:c="8"/></text:span><text:span text:style-name="T1">if</text:span><text:span text:style-name="T4"> (</text:span><text:span text:style-name="T1">this</text:span><text:span text:style-name="T4">.estaDestruido()) {</text:span></text:p>
      <text:p text:style-name="P2"><text:s text:c="12"/>notificar();</text:p>
      <text:p text:style-name="P2"><text:s text:c="12"/>Tablero tablero = Tablero.<text:span text:style-name="T18">getTablero</text:span>();</text:p>
      <text:p text:style-name="P2"><text:s text:c="12"/>Parte parteAux;</text:p>
      <text:p text:style-name="P8"><text:span text:style-name="T4"><text:s text:c="12"/></text:span><text:span text:style-name="T1">for</text:span><text:span text:style-name="T4"> (</text:span><text:span text:style-name="T1">int</text:span><text:span text:style-name="T4"> i = 0; i &lt; </text:span><text:span text:style-name="T15">partesDelBarco</text:span><text:span text:style-name="T4">.size(); i++) {</text:span></text:p>
      <text:p text:style-name="P8"><text:span text:style-name="T4"><text:s text:c="16"/>parteAux = </text:span><text:span text:style-name="T15">partesDelBarco</text:span><text:span text:style-name="T4">.get(i);</text:span></text:p>
      <text:p text:style-name="P2"><text:s text:c="16"/>tablero.sacarElemento(parteAux.obtenerPosicion(), parteAux);</text:p>
      <text:p text:style-name="P2"><text:s text:c="12"/>}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colocarEnTablero(Vector posicion) </text:span><text:span text:style-name="T1">throws</text:span><text:span text:style-name="T4"> PosicionInvalida {</text:span></text:p>
      <text:p text:style-name="P8"><text:span text:style-name="T4"><text:s text:c="8"/></text:span><text:span text:style-name="T1">if</text:span><text:span text:style-name="T4"> (</text:span><text:span text:style-name="T1">this</text:span><text:span text:style-name="T4">.verificarPosicion(posicion) == </text:span><text:span text:style-name="T1">false</text:span><text:span text:style-name="T4">) {</text:span></text:p>
      <text:p text:style-name="P8"><text:span text:style-name="T4"><text:s text:c="12"/></text:span><text:span text:style-name="T1">throw</text:span><text:span text:style-name="T4"> </text:span><text:span text:style-name="T1">new</text:span><text:span text:style-name="T4"> PosicionInvalida(</text:span><text:span text:style-name="T13">"HAY UNA POSICION INVALIDA"</text:span><text:span text:style-name="T4">);</text:span></text:p>
      <text:p text:style-name="P2"><text:s text:c="8"/>}</text:p>
      <text:p text:style-name="P8"><text:span text:style-name="T4"><text:s text:c="8"/></text:span><text:span text:style-name="T1">this</text:span><text:span text:style-name="T4">.</text:span><text:span text:style-name="T15">posicionCabeza</text:span><text:span text:style-name="T4"> = posicion;</text:span></text:p>
      <text:p text:style-name="P8"><text:span text:style-name="T4"><text:s text:c="8"/></text:span><text:span text:style-name="T1">this</text:span><text:span text:style-name="T4">.colocarPartes();</text:span></text:p>
      <text:p text:style-name="P2"><text:s text:c="4"/>}</text:p>
      <text:p text:style-name="P8"/>
      <text:p text:style-name="P8"><text:span text:style-name="T4"><text:s text:c="4"/></text:span><text:span text:style-name="T10">/*</text:span></text:p>
      <text:p text:style-name="P7"><text:soft-page-break/><text:s text:c="5"/>* // METODOS PUBLICOS // <text:span text:style-name="T17">para</text:span> el <text:span text:style-name="T17">principio</text:span> <text:span text:style-name="T17">de</text:span> <text:span text:style-name="T17">cada</text:span> <text:span text:style-name="T17">turno</text:span>. public void <text:span text:style-name="T17">moverse</text:span>() {</text:p>
      <text:p text:style-name="P7"><text:s text:c="5"/>* this.cambiarPosicion(); this.moverPartes(); }</text:p>
      <text:p text:style-name="P7"><text:s text:c="5"/>*/</text:p>
      <text:p text:style-name="P8"/>
      <text:p text:style-name="P8"><text:span text:style-name="T4"><text:s text:c="4"/></text:span><text:span text:style-name="T10">/* </text:span><text:span text:style-name="T11">verifica</text:span><text:span text:style-name="T10"> </text:span><text:span text:style-name="T11">parte</text:span><text:span text:style-name="T10"> </text:span><text:span text:style-name="T11">por</text:span><text:span text:style-name="T10"> </text:span><text:span text:style-name="T11">parte</text:span><text:span text:style-name="T10"> </text:span><text:span text:style-name="T11">que</text:span><text:span text:style-name="T10"> no </text:span><text:span text:style-name="T11">este</text:span><text:span text:style-name="T10"> </text:span><text:span text:style-name="T11">fuera</text:span><text:span text:style-name="T10"> </text:span><text:span text:style-name="T11">de</text:span><text:span text:style-name="T10"> </text:span><text:span text:style-name="T11">rango</text:span><text:span text:style-name="T10">. */</text:span></text:p>
      <text:p text:style-name="P8"><text:span text:style-name="T4"><text:s text:c="4"/></text:span><text:span text:style-name="T1">public</text:span><text:span text:style-name="T4"> </text:span><text:span text:style-name="T1">boolean</text:span><text:span text:style-name="T4"> verificarPosicion(Vector pos) {</text:span></text:p>
      <text:p text:style-name="P2"><text:s text:c="8"/>Tablero tablero = Tablero.<text:span text:style-name="T18">getTablero</text:span>();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</text:span><text:span text:style-name="T15">tamanio</text:span><text:span text:style-name="T4">; i++) {</text:span></text:p>
      <text:p text:style-name="P8"><text:span text:style-name="T4"><text:s text:c="12"/>Vector vector = pos.sumar(</text:span><text:span text:style-name="T15">orientacion</text:span><text:span text:style-name="T4">.porEscalar(i));</text:span></text:p>
      <text:p text:style-name="P8"><text:span text:style-name="T4"><text:s text:c="12"/></text:span><text:span text:style-name="T1">if</text:span><text:span text:style-name="T4"> (tablero.fueraDeRango(vector) == </text:span><text:span text:style-name="T1">true</text:span><text:span text:style-name="T4">) {</text:span></text:p>
      <text:p text:style-name="P8"><text:span text:style-name="T4"><text:s text:c="16"/></text:span><text:span text:style-name="T1">return</text:span><text:span text:style-name="T4"> </text:span><text:span text:style-name="T1">false</text:span><text:span text:style-name="T4">;</text:span></text:p>
      <text:p text:style-name="P2"><text:s text:c="12"/>}</text:p>
      <text:p text:style-name="P2"><text:s text:c="8"/>}</text:p>
      <text:p text:style-name="P8"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0">/*</text:span></text:p>
      <text:p text:style-name="P7"><text:s text:c="5"/>* // METODOS PUBLICOS // <text:span text:style-name="T17">para</text:span> el <text:span text:style-name="T17">principio</text:span> <text:span text:style-name="T17">de</text:span> <text:span text:style-name="T17">cada</text:span> <text:span text:style-name="T17">turno</text:span>. public void <text:span text:style-name="T17">moverse</text:span>() {</text:p>
      <text:p text:style-name="P7"><text:s text:c="5"/>* this.cambiarPosicion(); this.moverPartes(); }</text:p>
      <text:p text:style-name="P7"><text:s text:c="5"/>*/</text:p>
      <text:p text:style-name="P8"><text:span text:style-name="T4"><text:s text:c="4"/></text:span><text:span text:style-name="T1">abstract</text:span><text:span text:style-name="T4"> </text:span><text:span text:style-name="T1">void</text:span><text:span text:style-name="T4"> construirPartes();</text:span></text:p>
      <text:p text:style-name="P8"/>
      <text:p text:style-name="P8"><text:span text:style-name="T4"><text:s text:c="4"/></text:span><text:span text:style-name="T1">abstract</text:span><text:span text:style-name="T4"> </text:span><text:span text:style-name="T1">void</text:span><text:span text:style-name="T4"> construirParte(Element nodoParte);</text:span></text:p>
      <text:p text:style-name="P8"/>
      <text:p text:style-name="P8"><text:span text:style-name="T4"><text:s text:c="4"/></text:span><text:span text:style-name="T1">public</text:span><text:span text:style-name="T4"> </text:span><text:span text:style-name="T1">int</text:span><text:span text:style-name="T4"> obtenerTamanio() {</text:span></text:p>
      <text:p text:style-name="P8"><text:span text:style-name="T4"><text:s text:c="8"/></text:span><text:span text:style-name="T1">return</text:span><text:span text:style-name="T4"> </text:span><text:span text:style-name="T15">tamanio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Vector obtenerOrientacion() {</text:span></text:p>
      <text:p text:style-name="P8"><text:span text:style-name="T4"><text:s text:c="8"/></text:span><text:span text:style-name="T1">return</text:span><text:span text:style-name="T4"> </text:span><text:span text:style-name="T15">orientacion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ArrayList&lt;Parte&gt; obtenerPartes() {</text:span></text:p>
      <text:p text:style-name="P8"><text:span text:style-name="T4"><text:s text:c="8"/></text:span><text:span text:style-name="T1">return</text:span><text:span text:style-name="T4"> </text:span><text:span text:style-name="T15">partesDelBarco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metodoPrueba() {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MovimientoStrategy obtenerEstrategiaDeMovimiento() {</text:span></text:p>
      <text:p text:style-name="P8"><text:span text:style-name="T4"><text:s text:c="8"/></text:span><text:span text:style-name="T1">return</text:span><text:span text:style-name="T4"> </text:span><text:span text:style-name="T15">estrategia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0">// METODOS PRIVADOS</text:span></text:p>
      <text:p text:style-name="P8"/>
      <text:p text:style-name="P8"><text:span text:style-name="T4"><text:s text:c="4"/></text:span><text:span text:style-name="T1">public</text:span><text:span text:style-name="T4"> Vector obtenerDireccionMovimiento() {</text:span></text:p>
      <text:p text:style-name="P8"><text:span text:style-name="T4"><text:s text:c="8"/></text:span><text:span text:style-name="T1">return</text:span><text:span text:style-name="T4"> </text:span><text:span text:style-name="T15">estrategia</text:span><text:span text:style-name="T4">.obtenerDireccionMovimiento(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Vector obtenerPosicion() {</text:span></text:p>
      <text:p text:style-name="P8"><text:span text:style-name="T4"><text:s text:c="8"/></text:span><text:span text:style-name="T1">return</text:span><text:span text:style-name="T4"> </text:span><text:span text:style-name="T15">posicionCabeza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boolean</text:span><text:span text:style-name="T4"> estaDestruido() {</text:span>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</text:span><text:span text:style-name="T15">tamanio</text:span><text:span text:style-name="T4">; i++) {</text:span></text:p>
      <text:p text:style-name="P8"><text:span text:style-name="T4"><text:s text:c="12"/>Parte parte = </text:span><text:span text:style-name="T15">partesDelBarco</text:span><text:span text:style-name="T4">.get(i);</text:span></text:p>
      <text:p text:style-name="P8"><text:span text:style-name="T4"><text:s text:c="12"/></text:span><text:span text:style-name="T1">if</text:span><text:span text:style-name="T4"> (parte.estaDestruida() == </text:span><text:span text:style-name="T1">false</text:span><text:span text:style-name="T4">) {</text:span></text:p>
      <text:p text:style-name="P8"><text:span text:style-name="T4"><text:s text:c="16"/></text:span><text:span text:style-name="T1">return</text:span><text:span text:style-name="T4"> </text:span><text:span text:style-name="T1">false</text:span><text:span text:style-name="T4">;</text:span></text:p>
      <text:p text:style-name="P2"><text:soft-page-break/><text:s text:c="12"/>}</text:p>
      <text:p text:style-name="P2"><text:s text:c="8"/>}</text:p>
      <text:p text:style-name="P8"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moverse() {</text:span></text:p>
      <text:p text:style-name="P8"><text:span text:style-name="T4"><text:s text:c="8"/>Vector nuevaPosicion = </text:span><text:span text:style-name="T15">estrategia</text:span><text:span text:style-name="T4">.ejecutar();</text:span></text:p>
      <text:p text:style-name="P2"><text:s text:c="8"/>sacarPartes();</text:p>
      <text:p text:style-name="P8"><text:span text:style-name="T4"><text:s text:c="8"/></text:span><text:span text:style-name="T15">posicionCabeza</text:span><text:span text:style-name="T4"> = nuevaPosicion;</text:span></text:p>
      <text:p text:style-name="P2"><text:s text:c="8"/>colocarPartes();</text:p>
      <text:p text:style-name="P2"><text:s text:c="4"/>}</text:p>
      <text:p text:style-name="P8"/>
      <text:p text:style-name="P8"><text:span text:style-name="T4"><text:s text:c="4"/></text:span><text:span text:style-name="T10">/* </text:span><text:span text:style-name="T11">quita</text:span><text:span text:style-name="T10"> </text:span><text:span text:style-name="T11">todas</text:span><text:span text:style-name="T10"> </text:span><text:span text:style-name="T11">las</text:span><text:span text:style-name="T10"> </text:span><text:span text:style-name="T11">partes</text:span><text:span text:style-name="T10"> </text:span><text:span text:style-name="T11">de</text:span><text:span text:style-name="T10"> </text:span><text:span text:style-name="T11">un</text:span><text:span text:style-name="T10"> </text:span><text:span text:style-name="T11">barco</text:span><text:span text:style-name="T10"> </text:span><text:span text:style-name="T11">del</text:span><text:span text:style-name="T10"> </text:span><text:span text:style-name="T11">tablero</text:span><text:span text:style-name="T10"> */</text:span></text:p>
      <text:p text:style-name="P8"><text:span text:style-name="T4"><text:s text:c="4"/></text:span><text:span text:style-name="T1">private</text:span><text:span text:style-name="T4"> </text:span><text:span text:style-name="T1">void</text:span><text:span text:style-name="T4"> sacarPartes() {</text:span></text:p>
      <text:p text:style-name="P2"><text:s text:c="8"/>Tablero tablero = Tablero.<text:span text:style-name="T18">getTablero</text:span>();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</text:span><text:span text:style-name="T15">tamanio</text:span><text:span text:style-name="T4">; i++) {</text:span></text:p>
      <text:p text:style-name="P8"><text:span text:style-name="T4"><text:s text:c="12"/>Vector posParte = </text:span><text:span text:style-name="T1">new</text:span><text:span text:style-name="T4"> Vector(</text:span><text:span text:style-name="T15">posicionCabeza</text:span><text:span text:style-name="T4">.sumar(</text:span><text:span text:style-name="T15">orientacion</text:span><text:span text:style-name="T4">.porEscalar(i)));</text:span></text:p>
      <text:p text:style-name="P8"><text:span text:style-name="T4"><text:s text:c="12"/>tablero.sacarElemento(posParte, </text:span><text:span text:style-name="T15">partesDelBarco</text:span><text:span text:style-name="T4">.get(i));</text:span>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0">/*</text:span></text:p>
      <text:p text:style-name="P7"><text:s text:c="5"/>* <text:span text:style-name="T17">Calcula</text:span> <text:span text:style-name="T17">la</text:span> <text:span text:style-name="T17">posicion</text:span> <text:span text:style-name="T17">de</text:span> <text:span text:style-name="T17">cada</text:span> <text:span text:style-name="T17">parte</text:span> <text:span text:style-name="T17">en</text:span> base a <text:span text:style-name="T17">la</text:span> <text:span text:style-name="T17">posicion</text:span> <text:span text:style-name="T17">de</text:span> <text:span text:style-name="T17">la</text:span> <text:span text:style-name="T17">cabeza</text:span>.</text:p>
      <text:p text:style-name="P7"><text:s text:c="5"/>*/</text:p>
      <text:p text:style-name="P8"/>
      <text:p text:style-name="P8"><text:span text:style-name="T4"><text:s text:c="4"/></text:span><text:span text:style-name="T1">public</text:span><text:span text:style-name="T4"> Element generarNodo(String nombreBarco) {</text:span></text:p>
      <text:p text:style-name="P2"><text:s text:c="8"/>Element nodoADevolver = DocumentHelper.<text:span text:style-name="T18">createElement</text:span>(nombreBarco);</text:p>
      <text:p text:style-name="P8"><text:span text:style-name="T4"><text:s text:c="8"/>nodoADevolver.addAttribute(</text:span><text:span text:style-name="T13">"orientacion"</text:span><text:span text:style-name="T4">, </text:span><text:span text:style-name="T15">orientacion</text:span><text:span text:style-name="T4">.toString());</text:span></text:p>
      <text:p text:style-name="P8"><text:span text:style-name="T4"><text:s text:c="8"/>nodoADevolver.addAttribute(</text:span><text:span text:style-name="T13">"posicion"</text:span><text:span text:style-name="T4">, </text:span><text:span text:style-name="T15">posicionCabeza</text:span><text:span text:style-name="T4">.toString());</text:span></text:p>
      <text:p text:style-name="P8"><text:span text:style-name="T4"><text:s text:c="8"/>nodoADevolver.addAttribute(</text:span><text:span text:style-name="T13">"completo"</text:span><text:span text:style-name="T4">, </text:span><text:span text:style-name="T13">"no"</text:span><text:span text:style-name="T4">);</text:span></text:p>
      <text:p text:style-name="P8"><text:span text:style-name="T4"><text:s text:c="8"/></text:span><text:span text:style-name="T10">// </text:span><text:span text:style-name="T11">ahora</text:span><text:span text:style-name="T10"> </text:span><text:span text:style-name="T11">las</text:span><text:span text:style-name="T10"> </text:span><text:span text:style-name="T11">partes</text:span><text:span text:style-name="T10"> </text:span><text:span text:style-name="T11">cada</text:span><text:span text:style-name="T10"> </text:span><text:span text:style-name="T11">una</text:span><text:span text:style-name="T10"> </text:span><text:span text:style-name="T11">individualmente</text:span><text:span text:style-name="T10">.</text:span></text:p>
      <text:p text:style-name="P8"/>
      <text:p text:style-name="P8"><text:span text:style-name="T4"><text:s text:c="8"/>nodoADevolver.add(</text:span><text:span text:style-name="T15">estrategia</text:span><text:span text:style-name="T4">.generarNodo());</text:span></text:p>
      <text:p text:style-name="P8"><text:span text:style-name="T4"><text:s text:c="8"/>Element nodoPartes = DocumentHelper.</text:span><text:span text:style-name="T5">createElement</text:span><text:span text:style-name="T4">(</text:span><text:span text:style-name="T13">"Partes"</text:span><text:span text:style-name="T4">);</text:span></text:p>
      <text:p text:style-name="P8"><text:span text:style-name="T4"><text:s text:c="8"/>Iterator&lt;Parte&gt; it = </text:span><text:span text:style-name="T15">partesDelBarco</text:span><text:span text:style-name="T4">.iterator();</text:span></text:p>
      <text:p text:style-name="P8"><text:span text:style-name="T4"><text:s text:c="8"/></text:span><text:span text:style-name="T1">while</text:span><text:span text:style-name="T4"> (it.hasNext()) {</text:span></text:p>
      <text:p text:style-name="P2"><text:s text:c="12"/>Parte parteActual = it.next();</text:p>
      <text:p text:style-name="P2"><text:s text:c="12"/>nodoPartes.add(parteActual.generarNodo());</text:p>
      <text:p text:style-name="P8"/>
      <text:p text:style-name="P2"><text:s text:c="8"/>}</text:p>
      <text:p text:style-name="P2"><text:s text:c="8"/>nodoADevolver.add(nodoPartes);</text:p>
      <text:p text:style-name="P8"><text:span text:style-name="T4"><text:s text:c="8"/></text:span><text:span text:style-name="T1">return</text:span><text:span text:style-name="T4"> nodoADevolver;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invertirPartes() {</text:span></text:p>
      <text:p text:style-name="P8"/>
      <text:p text:style-name="P8"><text:span text:style-name="T4"><text:s text:c="8"/>Collections.</text:span><text:span text:style-name="T5">reverse</text:span><text:span text:style-name="T4">(</text:span><text:span text:style-name="T15">partesDelBarco</text:span><text:span text:style-name="T4">);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0">/*</text:span></text:p>
      <text:p text:style-name="P7"><text:s text:c="5"/>* <text:span text:style-name="T17">Calcula</text:span> <text:span text:style-name="T17">la</text:span> <text:span text:style-name="T17">posicion</text:span> <text:span text:style-name="T17">de</text:span> <text:span text:style-name="T17">cada</text:span> <text:span text:style-name="T17">parte</text:span> <text:span text:style-name="T17">en</text:span> base a <text:span text:style-name="T17">la</text:span> <text:span text:style-name="T17">posicion</text:span> <text:span text:style-name="T17">de</text:span> <text:span text:style-name="T17">la</text:span> <text:span text:style-name="T17">cabeza</text:span>.</text:p>
      <text:p text:style-name="P7"><text:s text:c="5"/>*/</text:p>
      <text:p text:style-name="P8"><text:span text:style-name="T4"><text:s text:c="4"/></text:span><text:span text:style-name="T1">private</text:span><text:span text:style-name="T4"> </text:span><text:span text:style-name="T1">void</text:span><text:span text:style-name="T4"> colocarPartes() {</text:span></text:p>
      <text:p text:style-name="P2"><text:s text:c="8"/>Tablero tablero = Tablero.<text:span text:style-name="T18">getTablero</text:span>();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</text:span><text:span text:style-name="T15">tamanio</text:span><text:span text:style-name="T4">; i++) {</text:span></text:p>
      <text:p text:style-name="P8"><text:span text:style-name="T4"><text:s text:c="12"/>Vector posParte = </text:span><text:span text:style-name="T1">new</text:span><text:span text:style-name="T4"> Vector(</text:span><text:span text:style-name="T15">posicionCabeza</text:span><text:span text:style-name="T4">.sumar(</text:span><text:span text:style-name="T15">orientacion</text:span><text:span text:style-name="T4">.porEscalar(i)));</text:span></text:p>
      <text:p text:style-name="P8"><text:span text:style-name="T4"><text:s text:c="12"/></text:span><text:span text:style-name="T15">partesDelBarco</text:span><text:span text:style-name="T4">.get(i).cambiarPosicion(posParte);</text:span></text:p>
      <text:p text:style-name="P8"><text:soft-page-break/><text:span text:style-name="T4"><text:s text:c="12"/>tablero.colocarElemento(posParte, </text:span><text:span text:style-name="T15">partesDelBarco</text:span><text:span text:style-name="T4">.get(i));</text:span>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><text:span text:style-name="T1">public</text:span> <text:span text:style-name="T1">class</text:span> Buque <text:span text:style-name="T1">extends</text:span> NaveConDanioTotal {</text:p>
      <text:p text:style-name="P8"/>
      <text:p text:style-name="P8"><text:span text:style-name="T4"><text:tab/></text:span><text:span text:style-name="T1">public</text:span><text:span text:style-name="T4"> Buque(Vector orient, MovimientoStrategy estrategia) {</text:span></text:p>
      <text:p text:style-name="P8"><text:span text:style-name="T4"><text:tab/><text:tab/></text:span><text:span text:style-name="T1">super</text:span><text:span text:style-name="T4">(orient, 4, 1, estrategia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Buque(Element nodoBarco, MovimientoStrategy estrategia) {</text:span></text:p>
      <text:p text:style-name="P8"><text:span text:style-name="T4"><text:tab/><text:tab/></text:span><text:span text:style-name="T1">super</text:span><text:span text:style-name="T4">(4, 1, estrategia, nodoBarco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boolean</text:span><text:span text:style-name="T4"> estaDestruido() {</text:span></text:p>
      <text:p text:style-name="P8"><text:span text:style-name="T4"><text:tab/><text:tab/>Iterator&lt;Parte&gt; it = </text:span><text:span text:style-name="T1">this</text:span><text:span text:style-name="T4">.obtenerPartes().iterator();</text:span></text:p>
      <text:p text:style-name="P8"><text:span text:style-name="T4"><text:tab/><text:tab/></text:span><text:span text:style-name="T1">while</text:span><text:span text:style-name="T4"> (it.hasNext()) {</text:span></text:p>
      <text:p text:style-name="P2"><text:tab/><text:tab/><text:tab/>Parte parteActual = it.next();</text:p>
      <text:p text:style-name="P8"><text:span text:style-name="T4"><text:tab/><text:tab/><text:tab/></text:span><text:span text:style-name="T1">if</text:span><text:span text:style-name="T4"> (parteActual.estaDestruida()) {</text:span></text:p>
      <text:p text:style-name="P8"><text:span text:style-name="T4"><text:tab/><text:tab/><text:tab/><text:tab/></text:span><text:span text:style-name="T1">return</text:span><text:span text:style-name="T4"> </text:span><text:span text:style-name="T1">true</text:span><text:span text:style-name="T4">;</text:span></text:p>
      <text:p text:style-name="P2"><text:tab/><text:tab/><text:tab/>}</text:p>
      <text:p text:style-name="P2"><text:tab/><text:tab/>}</text:p>
      <text:p text:style-name="P8"><text:span text:style-name="T4"><text:tab/><text:tab/></text:span><text:span text:style-name="T1">return</text:span><text:span text:style-name="T4"> </text:span><text:span text:style-name="T1">false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Element generarNodo() {</text:span></text:p>
      <text:p text:style-name="P8"><text:span text:style-name="T4"><text:tab/><text:tab/></text:span><text:span text:style-name="T1">return</text:span><text:span text:style-name="T4"> </text:span><text:span text:style-name="T1">super</text:span><text:span text:style-name="T4">.generarNodo(</text:span><text:span text:style-name="T13">"Buque"</text:span><text:span text:style-name="T4">);</text:span></text:p>
      <text:p text:style-name="P8"/>
      <text:p text:style-name="P2"><text:tab/>}</text:p>
      <text:p text:style-name="P2"/>
      <text:p text:style-name="P2"/>
      <text:p text:style-name="P2"/>
      <text:p text:style-name="P2"><text:span text:style-name="T1">public</text:span> <text:span text:style-name="T1">interface</text:span> Destructible {</text:p>
      <text:p text:style-name="P8"><text:span text:style-name="T4"><text:s text:c="4"/></text:span><text:span text:style-name="T1">public</text:span><text:span text:style-name="T4"> </text:span><text:span text:style-name="T1">abstract</text:span><text:span text:style-name="T4"> </text:span><text:span text:style-name="T1">boolean</text:span><text:span text:style-name="T4"> estaDestruido();</text:span></text:p>
      <text:p text:style-name="P8"/>
      <text:p text:style-name="P8"><text:span text:style-name="T4"><text:s text:c="4"/></text:span><text:span text:style-name="T1">public</text:span><text:span text:style-name="T4"> </text:span><text:span text:style-name="T1">abstract</text:span><text:span text:style-name="T4"> Element generarNodo();</text:span></text:p>
      <text:p text:style-name="P8"><text:span text:style-name="T4"/></text:p>
      <text:p text:style-name="P8"><text:span text:style-name="T4"/></text:p>
      <text:p text:style-name="P8"><text:span text:style-name="T1">public</text:span><text:span text:style-name="T4"> </text:span><text:span text:style-name="T1">class</text:span><text:span text:style-name="T4"> Destructor </text:span><text:span text:style-name="T1">extends</text:span><text:span text:style-name="T4"> Barco {</text:span></text:p>
      <text:p text:style-name="P8"/>
      <text:p text:style-name="P8"><text:span text:style-name="T4"><text:tab/></text:span><text:span text:style-name="T1">public</text:span><text:span text:style-name="T4"> Destructor(Vector orient, MovimientoStrategy estrategia) {</text:span></text:p>
      <text:p text:style-name="P8"><text:span text:style-name="T4"><text:tab/><text:tab/></text:span><text:span text:style-name="T1">super</text:span><text:span text:style-name="T4">(orient, 3, 1, estrategia);</text:span></text:p>
      <text:p text:style-name="P8"/>
      <text:p text:style-name="P2"><text:tab/>}</text:p>
      <text:p text:style-name="P8"/>
      <text:p text:style-name="P8"><text:span text:style-name="T4"><text:tab/></text:span><text:span text:style-name="T1">public</text:span><text:span text:style-name="T4"> Destructor(Element nodoBarco, MovimientoStrategy estrategia) {</text:span></text:p>
      <text:p text:style-name="P8"><text:span text:style-name="T4"><text:tab/><text:tab/></text:span><text:span text:style-name="T1">super</text:span><text:span text:style-name="T4">(3, 1, estrategia, nodoBarco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onstruirPartes() {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0; i &lt; </text:span><text:span text:style-name="T15">tamanio</text:span><text:span text:style-name="T4">; i++) {</text:span></text:p>
      <text:p text:style-name="P8"><text:span text:style-name="T4"><text:tab/><text:tab/><text:tab/></text:span><text:span text:style-name="T15">partesDelBarco</text:span><text:span text:style-name="T4">.add(</text:span><text:span text:style-name="T1">new</text:span><text:span text:style-name="T4"> ParteDanioDisparo(</text:span><text:span text:style-name="T15">vida</text:span><text:span text:style-name="T4">));</text:span></text:p>
      <text:p text:style-name="P2"><text:tab/><text:tab/>}</text:p>
      <text:p text:style-name="P2"><text:tab/>}</text:p>
      <text:p text:style-name="P8"/>
      <text:p text:style-name="P8"><text:soft-page-break/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onstruirParte(Element nodoParte) {</text:span></text:p>
      <text:p text:style-name="P8"><text:span text:style-name="T4"><text:tab/><text:tab/></text:span><text:span text:style-name="T15">partesDelBarco</text:span><text:span text:style-name="T4">.add(</text:span><text:span text:style-name="T1">new</text:span><text:span text:style-name="T4"> ParteDanioDisparo(Integer.</text:span><text:span text:style-name="T5">parseInt</text:span><text:span text:style-name="T4">(nodoParte</text:span></text:p>
      <text:p text:style-name="P8"><text:span text:style-name="T4"><text:tab/><text:tab/><text:tab/><text:tab/>.attributeValue(</text:span><text:span text:style-name="T13">"vida"</text:span><text:span text:style-name="T4">))));</text:span></text:p>
      <text:p text:style-name="P8"/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Element generarNodo() {</text:span></text:p>
      <text:p text:style-name="P8"><text:span text:style-name="T4"><text:tab/><text:tab/></text:span><text:span text:style-name="T1">return</text:span><text:span text:style-name="T4"> </text:span><text:span text:style-name="T1">super</text:span><text:span text:style-name="T4">.generarNodo(</text:span><text:span text:style-name="T13">"Destructor"</text:span><text:span text:style-name="T4">);</text:span></text:p>
      <text:p text:style-name="P8"/>
      <text:p text:style-name="P2"><text:tab/>}</text:p>
      <text:p text:style-name="P2">}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1">public</text:span><text:span text:style-name="T4"> </text:span><text:span text:style-name="T1">class</text:span><text:span text:style-name="T4"> Lancha </text:span><text:span text:style-name="T1">extends</text:span><text:span text:style-name="T4"> NaveConDanioTotal {</text:span></text:p>
      <text:p text:style-name="P8"/>
      <text:p text:style-name="P8"><text:span text:style-name="T4"><text:tab/></text:span><text:span text:style-name="T1">public</text:span><text:span text:style-name="T4"> Lancha(Vector orient, MovimientoStrategy estrategia) {</text:span></text:p>
      <text:p text:style-name="P8"><text:span text:style-name="T4"><text:tab/><text:tab/></text:span><text:span text:style-name="T1">super</text:span><text:span text:style-name="T4">(orient, 2, 1, estrategia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Lancha(Element nodoBarco, MovimientoStrategy estrategia) {</text:span></text:p>
      <text:p text:style-name="P8"><text:span text:style-name="T4"><text:tab/><text:tab/></text:span><text:span text:style-name="T1">super</text:span><text:span text:style-name="T4">(2, 1, estrategia, nodoBarco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Element generarNodo() {</text:span></text:p>
      <text:p text:style-name="P8"><text:span text:style-name="T4"><text:tab/><text:tab/></text:span><text:span text:style-name="T1">return</text:span><text:span text:style-name="T4"> </text:span><text:span text:style-name="T1">super</text:span><text:span text:style-name="T4">.generarNodo(</text:span><text:span text:style-name="T13">"Lancha"</text:span><text:span text:style-name="T4">);</text:span></text:p>
      <text:p text:style-name="P8"/>
      <text:p text:style-name="P2"><text:tab/>}</text:p>
      <text:p text:style-name="P8"><text:span text:style-name="T4">}</text:span></text:p>
      <text:p text:style-name="P8"><text:span text:style-name="T4"/></text:p>
      <text:p text:style-name="P8"><text:span text:style-name="T4"/></text:p>
      <text:p text:style-name="P8"><text:span text:style-name="T1">public</text:span><text:span text:style-name="T4"> </text:span><text:span text:style-name="T1">interface</text:span><text:span text:style-name="T4"> Movible {</text:span></text:p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moverse();</text:span></text:p>
      <text:p text:style-name="P8"><text:span text:style-name="T4">}</text:span></text:p>
      <text:p text:style-name="P8"><text:span text:style-name="T4"/></text:p>
      <text:p text:style-name="P8"><text:span text:style-name="T1">public</text:span><text:span text:style-name="T4"> </text:span><text:span text:style-name="T1">abstract</text:span><text:span text:style-name="T4"> </text:span><text:span text:style-name="T1">class</text:span><text:span text:style-name="T4"> NaveConDanioTotal </text:span><text:span text:style-name="T1">extends</text:span><text:span text:style-name="T4"> Barco {</text:span></text:p>
      <text:p text:style-name="P8"/>
      <text:p text:style-name="P8"><text:span text:style-name="T4"><text:tab/></text:span><text:span text:style-name="T1">public</text:span><text:span text:style-name="T4"> NaveConDanioTotal(Vector orient, </text:span><text:span text:style-name="T1">int</text:span><text:span text:style-name="T4"> tam, </text:span><text:span text:style-name="T1">int</text:span><text:span text:style-name="T4"> vida,</text:span></text:p>
      <text:p text:style-name="P2"><text:tab/><text:tab/><text:tab/>MovimientoStrategy estrategia) {</text:p>
      <text:p text:style-name="P8"><text:span text:style-name="T4"><text:tab/><text:tab/></text:span><text:span text:style-name="T1">super</text:span><text:span text:style-name="T4">(orient, tam, vida, estrategia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NaveConDanioTotal(</text:span><text:span text:style-name="T1">int</text:span><text:span text:style-name="T4"> tam, </text:span><text:span text:style-name="T1">int</text:span><text:span text:style-name="T4"> vida, MovimientoStrategy estrategia,</text:span></text:p>
      <text:p text:style-name="P2"><text:tab/><text:tab/><text:tab/>Element nodoBarco) {</text:p>
      <text:p text:style-name="P8"><text:span text:style-name="T4"><text:tab/><text:tab/></text:span><text:span text:style-name="T1">super</text:span><text:span text:style-name="T4">(tam, vida, estrategia, nodoBarco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onstruirPartes() {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0; i &lt; </text:span><text:span text:style-name="T15">tamanio</text:span><text:span text:style-name="T4">; i++) {</text:span></text:p>
      <text:p text:style-name="P8"><text:span text:style-name="T4"><text:tab/><text:tab/><text:tab/></text:span><text:span text:style-name="T15">partesDelBarco</text:span><text:span text:style-name="T4">.add(</text:span><text:span text:style-name="T1">new</text:span><text:span text:style-name="T4"> ParteDanioTotal(</text:span><text:span text:style-name="T15">vida</text:span><text:span text:style-name="T4">));</text:span></text:p>
      <text:p text:style-name="P2"><text:tab/><text:tab/>}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onstruirParte(Element nodoParte) {</text:span></text:p>
      <text:p text:style-name="P8"><text:span text:style-name="T4"><text:tab/><text:tab/></text:span><text:span text:style-name="T15">partesDelBarco</text:span><text:span text:style-name="T4">.add(</text:span><text:span text:style-name="T1">new</text:span><text:span text:style-name="T4"> ParteDanioTotal(Integer.</text:span><text:span text:style-name="T5">parseInt</text:span><text:span text:style-name="T4">(nodoParte</text:span></text:p>
      <text:p text:style-name="P8"><text:span text:style-name="T4"><text:tab/><text:tab/><text:tab/><text:tab/>.attributeValue(</text:span><text:span text:style-name="T13">"vida"</text:span><text:span text:style-name="T4">))));</text:span></text:p>
      <text:p text:style-name="P2"><text:tab/>}</text:p>
      <text:p text:style-name="P8"><text:soft-page-break/></text:p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Element generarNodo(String nombreBarco) {</text:span></text:p>
      <text:p text:style-name="P8"><text:span text:style-name="T4"><text:tab/><text:tab/></text:span><text:span text:style-name="T1">return</text:span><text:span text:style-name="T4"> </text:span><text:span text:style-name="T1">super</text:span><text:span text:style-name="T4">.generarNodo(nombreBarco);</text:span></text:p>
      <text:p text:style-name="P8"/>
      <text:p text:style-name="P2"><text:tab/>}</text:p>
      <text:p text:style-name="P8"/>
      <text:p text:style-name="P8"><text:span text:style-name="T4">}</text:span></text:p>
      <text:p text:style-name="P8"><text:span text:style-name="T7"/></text:p>
      <text:p text:style-name="P8"><text:span text:style-name="T7"/></text:p>
      <text:p text:style-name="P8"><text:span text:style-name="T2">public</text:span><text:span text:style-name="T7"> </text:span><text:span text:style-name="T2">class</text:span><text:span text:style-name="T7"> Portaaviones </text:span><text:span text:style-name="T2">extends</text:span><text:span text:style-name="T7"> NaveConDanioTotal {</text:span></text:p>
      <text:p text:style-name="P8"><text:span text:style-name="T4"><text:tab/></text:span><text:span text:style-name="T1">public</text:span><text:span text:style-name="T4"> Portaaviones(Vector orient, MovimientoStrategy estrategia) {</text:span></text:p>
      <text:p text:style-name="P8"><text:span text:style-name="T4"><text:tab/><text:tab/></text:span><text:span text:style-name="T1">super</text:span><text:span text:style-name="T4">(orient, 5, 1, estrategia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Portaaviones(Element nodoBarco, MovimientoStrategy estrategia) {</text:span></text:p>
      <text:p text:style-name="P8"><text:span text:style-name="T4"><text:tab/><text:tab/></text:span><text:span text:style-name="T1">super</text:span><text:span text:style-name="T4">(5, 1, estrategia, nodoBarco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Element generarNodo() {</text:span></text:p>
      <text:p text:style-name="P8"><text:span text:style-name="T4"><text:tab/><text:tab/></text:span><text:span text:style-name="T1">return</text:span><text:span text:style-name="T4"> </text:span><text:span text:style-name="T1">super</text:span><text:span text:style-name="T4">.generarNodo(</text:span><text:span text:style-name="T13">"Portaaviones"</text:span><text:span text:style-name="T4">);</text:span></text:p>
      <text:p text:style-name="P8"/>
      <text:p text:style-name="P2"><text:tab/>}</text:p>
      <text:p text:style-name="P2">}</text:p>
      <text:p text:style-name="P8"><text:span text:style-name="T7"/></text:p>
      <text:p text:style-name="P8"><text:span text:style-name="T7"/></text:p>
      <text:p text:style-name="P8"><text:span text:style-name="T2">public</text:span><text:span text:style-name="T7"> </text:span><text:span text:style-name="T2">class</text:span><text:span text:style-name="T7"> Rompehielo </text:span><text:span text:style-name="T2">extends</text:span><text:span text:style-name="T7"> NaveConDanioTotal {</text:span></text:p>
      <text:p text:style-name="P8"/>
      <text:p text:style-name="P8"><text:span text:style-name="T4"><text:tab/></text:span><text:span text:style-name="T1">public</text:span><text:span text:style-name="T4"> Rompehielo(Vector orient, MovimientoStrategy estrategia) {</text:span></text:p>
      <text:p text:style-name="P8"><text:span text:style-name="T4"><text:tab/><text:tab/></text:span><text:span text:style-name="T1">super</text:span><text:span text:style-name="T4">(orient, 3, 2, estrategia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Rompehielo(Element nodoBarco, MovimientoStrategy estrategia) {</text:span></text:p>
      <text:p text:style-name="P8"><text:span text:style-name="T4"><text:tab/><text:tab/></text:span><text:span text:style-name="T1">super</text:span><text:span text:style-name="T4">(3, 2, estrategia, nodoBarco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Element generarNodo() {</text:span></text:p>
      <text:p text:style-name="P8"><text:span text:style-name="T4"><text:tab/><text:tab/></text:span><text:span text:style-name="T1">return</text:span><text:span text:style-name="T4"> </text:span><text:span text:style-name="T1">super</text:span><text:span text:style-name="T4">.generarNodo(</text:span><text:span text:style-name="T13">"Rompehielo"</text:span><text:span text:style-name="T4">);</text:span></text:p>
      <text:p text:style-name="P8"/>
      <text:p text:style-name="P2"><text:tab/>}</text:p>
      <text:p text:style-name="P2">}</text:p>
      <text:p text:style-name="P8"><text:span text:style-name="T7"/></text:p>
      <text:p text:style-name="P8"><text:span text:style-name="T7"/></text:p>
      <text:p text:style-name="P8"><text:span text:style-name="T2">public</text:span><text:span text:style-name="T7"> </text:span><text:span text:style-name="T2">class</text:span><text:span text:style-name="T7"> Vector {</text:span></text:p>
      <text:p text:style-name="P8"><text:span text:style-name="T4"><text:tab/></text:span><text:span text:style-name="T1">protected</text:span><text:span text:style-name="T4"> </text:span><text:span text:style-name="T1">int</text:span><text:span text:style-name="T4"> </text:span><text:span text:style-name="T15">x</text:span><text:span text:style-name="T4">, </text:span><text:span text:style-name="T15">y</text:span><text:span text:style-name="T4">;</text:span></text:p>
      <text:p text:style-name="P8"/>
      <text:p text:style-name="P8"><text:span text:style-name="T4"><text:tab/></text:span><text:span text:style-name="T1">public</text:span><text:span text:style-name="T4"> Vector(Vector vector) {</text:span></text:p>
      <text:p text:style-name="P8"><text:span text:style-name="T4"><text:tab/><text:tab/></text:span><text:span text:style-name="T1">this</text:span><text:span text:style-name="T4">.asignar(vector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Vector(</text:span><text:span text:style-name="T1">int</text:span><text:span text:style-name="T4"> enX, </text:span><text:span text:style-name="T1">int</text:span><text:span text:style-name="T4"> enY) {</text:span></text:p>
      <text:p text:style-name="P8"><text:span text:style-name="T4"><text:tab/><text:tab/></text:span><text:span text:style-name="T15">x</text:span><text:span text:style-name="T4"> = enX;</text:span></text:p>
      <text:p text:style-name="P8"><text:span text:style-name="T4"><text:tab/><text:tab/></text:span><text:span text:style-name="T15">y</text:span><text:span text:style-name="T4"> = enY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Vector(String strVector) {</text:span></text:p>
      <text:p text:style-name="P8"><text:span text:style-name="T4"><text:tab/><text:tab/></text:span><text:span text:style-name="T15">x</text:span><text:span text:style-name="T4"> = Integer.</text:span><text:span text:style-name="T5">parseInt</text:span><text:span text:style-name="T4">(strVector.substring(strVector.indexOf(</text:span><text:span text:style-name="T13">"("</text:span><text:span text:style-name="T4">) + 1,</text:span></text:p>
      <text:p text:style-name="P8"><text:span text:style-name="T4"><text:tab/><text:tab/><text:tab/><text:tab/>strVector.indexOf(</text:span><text:span text:style-name="T13">","</text:span><text:span text:style-name="T4">)));</text:span></text:p>
      <text:p text:style-name="P8"><text:span text:style-name="T4"><text:tab/><text:tab/></text:span><text:span text:style-name="T15">y</text:span><text:span text:style-name="T4"> = Integer.</text:span><text:span text:style-name="T5">parseInt</text:span><text:span text:style-name="T4">(strVector.substring(strVector.indexOf(</text:span><text:span text:style-name="T13">","</text:span><text:span text:style-name="T4">) + 1,</text:span></text:p>
      <text:p text:style-name="P8"><text:span text:style-name="T4"><text:tab/><text:tab/><text:tab/><text:tab/>strVector.indexOf(</text:span><text:span text:style-name="T13">")"</text:span><text:span text:style-name="T4">)));</text:span></text:p>
      <text:p text:style-name="P2"><text:soft-page-break/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x() {</text:span></text:p>
      <text:p text:style-name="P8"><text:span text:style-name="T4"><text:tab/><text:tab/></text:span><text:span text:style-name="T1">return</text:span><text:span text:style-name="T4"> </text:span><text:span text:style-name="T15">x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y() {</text:span></text:p>
      <text:p text:style-name="P8"><text:span text:style-name="T4"><text:tab/><text:tab/></text:span><text:span text:style-name="T1">return</text:span><text:span text:style-name="T4"> </text:span><text:span text:style-name="T15">y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setX(</text:span><text:span text:style-name="T1">int</text:span><text:span text:style-name="T4"> a) {</text:span></text:p>
      <text:p text:style-name="P8"><text:span text:style-name="T4"><text:tab/><text:tab/></text:span><text:span text:style-name="T15">x</text:span><text:span text:style-name="T4"> = a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setY(</text:span><text:span text:style-name="T1">int</text:span><text:span text:style-name="T4"> a) {</text:span></text:p>
      <text:p text:style-name="P8"><text:span text:style-name="T4"><text:tab/><text:tab/></text:span><text:span text:style-name="T15">y</text:span><text:span text:style-name="T4"> = a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boolean</text:span><text:span text:style-name="T4"> sonIguales(Vector vector) {</text:span></text:p>
      <text:p text:style-name="P8"><text:span text:style-name="T4"><text:tab/><text:tab/></text:span><text:span text:style-name="T1">boolean</text:span><text:span text:style-name="T4"> igualX = ((</text:span><text:span text:style-name="T1">this</text:span><text:span text:style-name="T4">.x()) == (vector.x()));</text:span></text:p>
      <text:p text:style-name="P8"><text:span text:style-name="T4"><text:tab/><text:tab/></text:span><text:span text:style-name="T1">boolean</text:span><text:span text:style-name="T4"> igualY = ((</text:span><text:span text:style-name="T1">this</text:span><text:span text:style-name="T4">.y()) == (vector.y()));</text:span></text:p>
      <text:p text:style-name="P8"><text:span text:style-name="T4"><text:tab/><text:tab/></text:span><text:span text:style-name="T1">return</text:span><text:span text:style-name="T4"> (igualX &amp;&amp; igualY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asignar(Vector vector) {</text:span></text:p>
      <text:p text:style-name="P8"><text:span text:style-name="T4"><text:tab/><text:tab/></text:span><text:span text:style-name="T15">x</text:span><text:span text:style-name="T4"> = vector.x();</text:span></text:p>
      <text:p text:style-name="P8"><text:span text:style-name="T4"><text:tab/><text:tab/></text:span><text:span text:style-name="T15">y</text:span><text:span text:style-name="T4"> = vector.y(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Vector sumar(Vector vector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Vector(vector.x() + </text:span><text:span text:style-name="T15">x</text:span><text:span text:style-name="T4">, vector.y() + </text:span><text:span text:style-name="T15">y</text:span><text:span text:style-name="T4">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Vector porEscalar(</text:span><text:span text:style-name="T1">int</text:span><text:span text:style-name="T4"> escalar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Vector(</text:span><text:span text:style-name="T15">x</text:span><text:span text:style-name="T4"> * escalar, </text:span><text:span text:style-name="T15">y</text:span><text:span text:style-name="T4"> * escalar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String toString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String(</text:span><text:span text:style-name="T13">"("</text:span><text:span text:style-name="T4"> + Integer.</text:span><text:span text:style-name="T5">toString</text:span><text:span text:style-name="T4">(</text:span><text:span text:style-name="T15">x</text:span><text:span text:style-name="T4">) + </text:span><text:span text:style-name="T13">","</text:span><text:span text:style-name="T4"> + Integer.</text:span><text:span text:style-name="T5">toString</text:span><text:span text:style-name="T4">(</text:span><text:span text:style-name="T15">y</text:span><text:span text:style-name="T4">)</text:span></text:p>
      <text:p text:style-name="P8"><text:span text:style-name="T4"><text:tab/><text:tab/><text:tab/><text:tab/>+ </text:span><text:span text:style-name="T13">")"</text:span><text:span text:style-name="T4">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productoEscalar(Vector vector) {</text:span></text:p>
      <text:p text:style-name="P8"><text:span text:style-name="T4"><text:tab/><text:tab/></text:span><text:span text:style-name="T1">int</text:span><text:span text:style-name="T4"> resultado = </text:span><text:span text:style-name="T1">this</text:span><text:span text:style-name="T4">.x() * vector.x() + </text:span><text:span text:style-name="T1">this</text:span><text:span text:style-name="T4">.y() * vector.y();</text:span></text:p>
      <text:p text:style-name="P8"><text:span text:style-name="T4"><text:tab/><text:tab/></text:span><text:span text:style-name="T1">return</text:span><text:span text:style-name="T4"> resultado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boolean</text:span><text:span text:style-name="T4"> sonOrtogonales(Vector vector) {</text:span></text:p>
      <text:p text:style-name="P8"><text:span text:style-name="T4"><text:tab/><text:tab/></text:span><text:span text:style-name="T1">if</text:span><text:span text:style-name="T4"> (</text:span><text:span text:style-name="T1">this</text:span><text:span text:style-name="T4">.productoEscalar(vector) == 0)</text:span></text:p>
      <text:p text:style-name="P8"><text:span text:style-name="T4"><text:tab/><text:tab/><text:tab/></text:span><text:span text:style-name="T1">return</text:span><text:span text:style-name="T4"> </text:span><text:span text:style-name="T1">true</text:span><text:span text:style-name="T4">;</text:span></text:p>
      <text:p text:style-name="P8"><text:span text:style-name="T4"><text:tab/><text:tab/></text:span><text:span text:style-name="T1">return</text:span><text:span text:style-name="T4"> </text:span><text:span text:style-name="T1">false</text:span><text:span text:style-name="T4">;</text:span></text:p>
      <text:p text:style-name="P2"><text:tab/>}</text:p>
      <text:p text:style-name="P8"><text:span text:style-name="T4">}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10"><text:soft-page-break/><text:span text:style-name="T2">package</text:span><text:span text:style-name="T7"> barcos.strategies;</text:span></text:p>
      <text:p text:style-name="P10"><text:span text:style-name="T7"/></text:p>
      <text:p text:style-name="P8"><text:span text:style-name="T2">public</text:span><text:span text:style-name="T7"> </text:span><text:span text:style-name="T2">class</text:span><text:span text:style-name="T7"> MovimientoLinealStrategy </text:span><text:span text:style-name="T2">extends</text:span><text:span text:style-name="T7"> ObjetoObservable </text:span><text:span text:style-name="T2">implements</text:span><text:span text:style-name="T7"> MovimientoStrategy {</text:span></text:p>
      <text:p text:style-name="P8"/>
      <text:p text:style-name="P8"><text:span text:style-name="T4"><text:s text:c="4"/></text:span><text:span text:style-name="T1">private</text:span><text:span text:style-name="T4"> Barco </text:span><text:span text:style-name="T15">barco</text:span><text:span text:style-name="T4">;</text:span></text:p>
      <text:p text:style-name="P8"><text:span text:style-name="T4"><text:s text:c="4"/></text:span><text:span text:style-name="T1">private</text:span><text:span text:style-name="T4"> </text:span><text:span text:style-name="T1">final</text:span><text:span text:style-name="T4"> Vector </text:span><text:span text:style-name="T15">direccionActual</text:span><text:span text:style-name="T4">;</text:span></text:p>
      <text:p text:style-name="P8"/>
      <text:p text:style-name="P8"><text:span text:style-name="T4"><text:s text:c="4"/></text:span><text:span text:style-name="T1">public</text:span><text:span text:style-name="T4"> MovimientoLinealStrategy(Vector direccionInicial) {</text:span></text:p>
      <text:p text:style-name="P8"><text:span text:style-name="T4"><text:s text:c="8"/></text:span><text:span text:style-name="T1">super</text:span><text:span text:style-name="T4">();</text:span></text:p>
      <text:p text:style-name="P8"><text:span text:style-name="T4"><text:s text:c="8"/></text:span><text:span text:style-name="T15">direccionActual</text:span><text:span text:style-name="T4"> = direccionInicial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setBarco(Barco barco) {</text:span></text:p>
      <text:p text:style-name="P8"><text:span text:style-name="T4"><text:s text:c="8"/></text:span><text:span text:style-name="T1">this</text:span><text:span text:style-name="T4">.</text:span><text:span text:style-name="T15">barco</text:span><text:span text:style-name="T4"> = barco;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Vector ejecutar() {</text:span></text:p>
      <text:p text:style-name="P8"><text:span text:style-name="T4"><text:s text:c="8"/>Vector nuevaPosicion = </text:span><text:span text:style-name="T15">barco</text:span><text:span text:style-name="T4">.obtenerPosicion().sumar(</text:span><text:span text:style-name="T15">direccionActual</text:span><text:span text:style-name="T4">);</text:span></text:p>
      <text:p text:style-name="P8"><text:span text:style-name="T4"><text:s text:c="8"/></text:span><text:span text:style-name="T1">if</text:span><text:span text:style-name="T4"> (</text:span><text:span text:style-name="T15">barco</text:span><text:span text:style-name="T4">.verificarPosicion(nuevaPosicion)) {</text:span></text:p>
      <text:p text:style-name="P8"><text:span text:style-name="T4"><text:s text:c="12"/></text:span><text:span text:style-name="T1">return</text:span><text:span text:style-name="T4"> nuevaPosicion;</text:span></text:p>
      <text:p text:style-name="P8"><text:span text:style-name="T4"><text:s text:c="8"/>} </text:span><text:span text:style-name="T1">else</text:span><text:span text:style-name="T4"> {</text:span></text:p>
      <text:p text:style-name="P8"><text:span text:style-name="T4"><text:s text:c="12"/></text:span><text:span text:style-name="T15">direccionActual</text:span><text:span text:style-name="T4">.asignar(</text:span><text:span text:style-name="T15">direccionActual</text:span><text:span text:style-name="T4">.porEscalar(-1));</text:span></text:p>
      <text:p text:style-name="P8"><text:span text:style-name="T4"><text:s text:c="12"/></text:span><text:span text:style-name="T1">if</text:span><text:span text:style-name="T4"> (!(</text:span><text:span text:style-name="T1">this</text:span><text:span text:style-name="T4">.obtenerDireccionMovimiento().sonOrtogonales(</text:span><text:span text:style-name="T15">barco</text:span><text:span text:style-name="T4">.obtenerOrientacion()))) {</text:span></text:p>
      <text:p text:style-name="P8"><text:span text:style-name="T4"><text:s text:c="16"/></text:span><text:span text:style-name="T1">this</text:span><text:span text:style-name="T4">.</text:span><text:span text:style-name="T15">barco</text:span><text:span text:style-name="T4">.invertirPartes();</text:span></text:p>
      <text:p text:style-name="P2"><text:s text:c="12"/>}</text:p>
      <text:p text:style-name="P2"><text:s text:c="12"/>notificar();</text:p>
      <text:p text:style-name="P8"><text:span text:style-name="T4"><text:s text:c="12"/></text:span><text:span text:style-name="T1">return</text:span><text:span text:style-name="T4"> </text:span><text:span text:style-name="T1">this</text:span><text:span text:style-name="T4">.ejecutar();</text:span></text:p>
      <text:p text:style-name="P2"><text:s text:c="8"/>}</text:p>
      <text:p text:style-name="P8"/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Vector obtenerDireccionMovimiento() {</text:span></text:p>
      <text:p text:style-name="P8"><text:span text:style-name="T4"><text:s text:c="8"/></text:span><text:span text:style-name="T1">return</text:span><text:span text:style-name="T4"> </text:span><text:span text:style-name="T15">direccionActual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Element generarNodo() {</text:span></text:p>
      <text:p text:style-name="P8"><text:span text:style-name="T4"><text:s text:c="8"/>Element nodoADevolver = DocumentHelper.</text:span><text:span text:style-name="T5">createElement</text:span><text:span text:style-name="T4">(</text:span><text:span text:style-name="T13">"Estrategia"</text:span><text:span text:style-name="T4">);</text:span></text:p>
      <text:p text:style-name="P8"><text:span text:style-name="T4"><text:s text:c="8"/>nodoADevolver.addAttribute(</text:span><text:span text:style-name="T13">"tipo"</text:span><text:span text:style-name="T4">, </text:span><text:span text:style-name="T13">"MovimientoLinealStrategy"</text:span><text:span text:style-name="T4">);</text:span></text:p>
      <text:p text:style-name="P8"><text:span text:style-name="T4"><text:s text:c="8"/>nodoADevolver.addAttribute(</text:span><text:span text:style-name="T13">"direccionActual"</text:span><text:span text:style-name="T4">, </text:span><text:span text:style-name="T1">this</text:span><text:span text:style-name="T4">.</text:span><text:span text:style-name="T15">direccionActual</text:span><text:span text:style-name="T4">.toString());</text:span></text:p>
      <text:p text:style-name="P8"><text:span text:style-name="T4"><text:s text:c="8"/></text:span><text:span text:style-name="T1">return</text:span><text:span text:style-name="T4"> nodoADevolver;</text:span></text:p>
      <text:p text:style-name="P2"><text:s text:c="4"/>}</text:p>
      <text:p text:style-name="P8"/>
      <text:p text:style-name="P2">}</text:p>
      <text:p text:style-name="P10"><text:span text:style-name="T7"/></text:p>
      <text:p text:style-name="P10"><text:span text:style-name="T7"/></text:p>
      <text:p text:style-name="P8"><text:span text:style-name="T2">public</text:span><text:span text:style-name="T7"> </text:span><text:span text:style-name="T2">interface</text:span><text:span text:style-name="T7"> MovimientoStrategy </text:span><text:span text:style-name="T2">extends</text:span><text:span text:style-name="T7"> Observable {</text:span></text:p>
      <text:p text:style-name="P8"/>
      <text:p text:style-name="P8"><text:span text:style-name="T4"><text:s text:c="4"/></text:span><text:span text:style-name="T1">public</text:span><text:span text:style-name="T4"> </text:span><text:span text:style-name="T1">abstract</text:span><text:span text:style-name="T4"> Vector ejecutar();</text:span></text:p>
      <text:p text:style-name="P8"/>
      <text:p text:style-name="P8"><text:span text:style-name="T4"><text:s text:c="4"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setBarco(Barco barco);</text:span></text:p>
      <text:p text:style-name="P8"/>
      <text:p text:style-name="P8"><text:span text:style-name="T4"><text:s text:c="4"/></text:span><text:span text:style-name="T10">// </text:span><text:span text:style-name="T11">esto</text:span><text:span text:style-name="T10"> </text:span><text:span text:style-name="T11">lo</text:span><text:span text:style-name="T10"> </text:span><text:span text:style-name="T11">hago</text:span><text:span text:style-name="T10"> </text:span><text:span text:style-name="T11">para</text:span><text:span text:style-name="T10"> </text:span><text:span text:style-name="T11">mantener</text:span><text:span text:style-name="T10"> </text:span><text:span text:style-name="T11">algunos</text:span><text:span text:style-name="T10"> tests, no </text:span><text:span text:style-name="T11">se</text:span><text:span text:style-name="T10"> </text:span><text:span text:style-name="T11">si</text:span><text:span text:style-name="T10"> </text:span><text:span text:style-name="T11">es</text:span><text:span text:style-name="T10"> </text:span><text:span text:style-name="T11">bueno</text:span><text:span text:style-name="T10">.</text:span></text:p>
      <text:p text:style-name="P8"><text:soft-page-break/><text:span text:style-name="T4"><text:s text:c="4"/></text:span><text:span text:style-name="T1">public</text:span><text:span text:style-name="T4"> </text:span><text:span text:style-name="T1">abstract</text:span><text:span text:style-name="T4"> Vector obtenerDireccionMovimiento();</text:span></text:p>
      <text:p text:style-name="P8"/>
      <text:p text:style-name="P8"><text:span text:style-name="T4"><text:s text:c="4"/></text:span><text:span text:style-name="T1">public</text:span><text:span text:style-name="T4"> </text:span><text:span text:style-name="T1">abstract</text:span><text:span text:style-name="T4"> Element generarNodo();</text:span></text:p>
      <text:p text:style-name="P2">}</text:p>
      <text:p text:style-name="P12"><text:span text:style-name="T4"/></text:p>
      <text:p text:style-name="P9"><text:span text:style-name="T1">package</text:span><text:span text:style-name="T4"> casillero;</text:span></text:p>
      <text:p text:style-name="P9"><text:span text:style-name="T4"/></text:p>
      <text:p text:style-name="P9"><text:span text:style-name="T1">public</text:span><text:span text:style-name="T4"> </text:span><text:span text:style-name="T1">class</text:span><text:span text:style-name="T4"> Casillero {</text:span></text:p>
      <text:p text:style-name="P8"><text:span text:style-name="T4"><text:tab/></text:span><text:span text:style-name="T1">private</text:span><text:span text:style-name="T4"> </text:span><text:span text:style-name="T1">final</text:span><text:span text:style-name="T4"> ArrayList&lt;Parte&gt; </text:span><text:span text:style-name="T15">elementos</text:span><text:span text:style-name="T4"> = </text:span><text:span text:style-name="T1">new</text:span><text:span text:style-name="T4"> ArrayList&lt;Parte&gt;();</text:span>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colocarElemento(Parte parte) {</text:span></text:p>
      <text:p text:style-name="P8"><text:span text:style-name="T4"><text:tab/><text:tab/></text:span><text:span text:style-name="T15">elementos</text:span><text:span text:style-name="T4">.add(parte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boolean</text:span><text:span text:style-name="T4"> contieneElementos() {</text:span></text:p>
      <text:p text:style-name="P8"><text:span text:style-name="T4"><text:tab/><text:tab/></text:span><text:span text:style-name="T1">return</text:span><text:span text:style-name="T4"> !(</text:span><text:span text:style-name="T15">elementos</text:span><text:span text:style-name="T4">.isEmpty()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ArrayList&lt;Parte&gt; obtenerPartes() {</text:span></text:p>
      <text:p text:style-name="P8"><text:span text:style-name="T4"><text:tab/><text:tab/></text:span><text:span text:style-name="T1">return</text:span><text:span text:style-name="T4"> </text:span><text:span text:style-name="T15">elementos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quitarElemento(Parte elemento) {</text:span></text:p>
      <text:p text:style-name="P8"><text:span text:style-name="T4"><text:tab/><text:tab/></text:span><text:span text:style-name="T15">elementos</text:span><text:span text:style-name="T4">.remove(elemento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boolean</text:span><text:span text:style-name="T4"> contiene(Parte elemento) {</text:span></text:p>
      <text:p text:style-name="P8"><text:span text:style-name="T4"><text:tab/><text:tab/></text:span><text:span text:style-name="T1">return</text:span><text:span text:style-name="T4"> </text:span><text:span text:style-name="T15">elementos</text:span><text:span text:style-name="T4">.contains(elemento);</text:span></text:p>
      <text:p text:style-name="P2"><text:tab/>}</text:p>
      <text:p text:style-name="P8"><text:span text:style-name="T4">}</text:span></text:p>
      <text:p text:style-name="P8"><text:span text:style-name="T8"/></text:p>
      <text:p text:style-name="P8"><text:span text:style-name="T8"/></text:p>
      <text:p text:style-name="P13"><text:span text:style-name="T3">package</text:span><text:span text:style-name="T8"> constructoresdevistas;</text:span></text:p>
      <text:p text:style-name="P13"><text:span text:style-name="T8"/></text:p>
      <text:p text:style-name="P8"><text:span text:style-name="T3">public</text:span><text:span text:style-name="T8"> </text:span><text:span text:style-name="T3">interface</text:span><text:span text:style-name="T8"> AbstractVistasBarcoFactory {</text:span></text:p>
      <text:p text:style-name="P8"><text:span text:style-name="T4"><text:tab/></text:span><text:span text:style-name="T1">public</text:span><text:span text:style-name="T4"> </text:span><text:span text:style-name="T1">abstract</text:span><text:span text:style-name="T4"> VistaBarco crearVista(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setBarco(Barco barco);</text:span></text:p>
      <text:p text:style-name="P2">}</text:p>
      <text:p text:style-name="P13"><text:span text:style-name="T8"/></text:p>
      <text:p text:style-name="P8"><text:span text:style-name="T3">public</text:span><text:span text:style-name="T8"> </text:span><text:span text:style-name="T3">class</text:span><text:span text:style-name="T8"> VistaLanchaFactory </text:span><text:span text:style-name="T3">extends</text:span><text:span text:style-name="T8"> VistasBarcoFactory </text:span><text:span text:style-name="T3">implements</text:span></text:p>
      <text:p text:style-name="P2"><text:tab/><text:tab/>AbstractVistasBarcoFactory {</text:p>
      <text:p text:style-name="P8"/>
      <text:p text:style-name="P8"><text:span text:style-name="T4"><text:tab/></text:span><text:span text:style-name="T1">public</text:span><text:span text:style-name="T4"> VistaLanchaFactory() {</text:span></text:p>
      <text:p text:style-name="P8"><text:span text:style-name="T4"><text:tab/><text:tab/></text:span><text:span text:style-name="T1">super</text:span><text:span text:style-name="T4">(</text:span><text:span text:style-name="T13">"lancha"</text:span><text:span text:style-name="T4">);</text:span></text:p>
      <text:p text:style-name="P2"><text:tab/>}</text:p>
      <text:p text:style-name="P2">}</text:p>
      <text:p text:style-name="P13"><text:span text:style-name="T8"/></text:p>
      <text:p text:style-name="P8"><text:span text:style-name="T3">public</text:span><text:span text:style-name="T8"> </text:span><text:span text:style-name="T3">abstract</text:span><text:span text:style-name="T8"> </text:span><text:span text:style-name="T3">class</text:span><text:span text:style-name="T8"> VistasBarcoFactory </text:span><text:span text:style-name="T3">implements</text:span><text:span text:style-name="T8"> AbstractVistasBarcoFactory {</text:span></text:p>
      <text:p text:style-name="P8"><text:span text:style-name="T4"><text:tab/>ArrayList&lt;String&gt; </text:span><text:span text:style-name="T15">directorioImagenesPartesSanas</text:span><text:span text:style-name="T4">;</text:span></text:p>
      <text:p text:style-name="P8"><text:span text:style-name="T4"><text:tab/>ArrayList&lt;String&gt; </text:span><text:span text:style-name="T15">directorioImagenesPartesDestruidas</text:span><text:span text:style-name="T4">;</text:span></text:p>
      <text:p text:style-name="P8"><text:span text:style-name="T4"><text:tab/>ArrayList&lt;String&gt; </text:span><text:span text:style-name="T15">nombres</text:span><text:span text:style-name="T4">;</text:span></text:p>
      <text:p text:style-name="P8"><text:span text:style-name="T4"><text:tab/>ArrayList&lt;Parte&gt; </text:span><text:span text:style-name="T15">partes</text:span><text:span text:style-name="T4">;</text:span></text:p>
      <text:p text:style-name="P8"><text:span text:style-name="T4"><text:tab/>String </text:span><text:span text:style-name="T15">nombreBarco</text:span><text:span text:style-name="T4">;</text:span></text:p>
      <text:p text:style-name="P8"><text:span text:style-name="T4"><text:tab/>Barco </text:span><text:span text:style-name="T15">barco</text:span><text:span text:style-name="T4">;</text:span></text:p>
      <text:p text:style-name="P8"><text:span text:style-name="T4"><text:tab/>String </text:span><text:span text:style-name="T15">orientacion</text:span><text:span text:style-name="T4">;</text:span></text:p>
      <text:p text:style-name="P8"/>
      <text:p text:style-name="P8"><text:span text:style-name="T4"><text:tab/></text:span><text:span text:style-name="T1">public</text:span><text:span text:style-name="T4"> VistasBarcoFactory(String nombreDeUnBarco) {</text:span></text:p>
      <text:p text:style-name="P8"><text:span text:style-name="T4"><text:tab/><text:tab/></text:span><text:span text:style-name="T15">nombreBarco</text:span><text:span text:style-name="T4"> = nombreDeUnBarco;</text:span></text:p>
      <text:p text:style-name="P8"><text:span text:style-name="T4"><text:tab/><text:tab/></text:span><text:span text:style-name="T15">nombres</text:span><text:span text:style-name="T4"> = </text:span><text:span text:style-name="T1">new</text:span><text:span text:style-name="T4"> ArrayList&lt;String&gt;();</text:span></text:p>
      <text:p text:style-name="P2"><text:tab/>}</text:p>
      <text:p text:style-name="P8"><text:soft-page-break/></text:p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setBarco(Barco unBarco) {</text:span></text:p>
      <text:p text:style-name="P8"><text:span text:style-name="T4"><text:tab/><text:tab/></text:span><text:span text:style-name="T15">barco</text:span><text:span text:style-name="T4"> = unBarco;</text:span></text:p>
      <text:p text:style-name="P8"><text:span text:style-name="T4"><text:tab/><text:tab/></text:span><text:span text:style-name="T1">this</text:span><text:span text:style-name="T4">.setParametros(</text:span><text:span text:style-name="T15">barco</text:span><text:span text:style-name="T4">.obtenerTamanio(), </text:span><text:span text:style-name="T15">barco</text:span><text:span text:style-name="T4">.obtenerOrientacion(),</text:span></text:p>
      <text:p text:style-name="P8"><text:span text:style-name="T4"><text:tab/><text:tab/><text:tab/><text:tab/></text:span><text:span text:style-name="T15">nombreBarco</text:span><text:span text:style-name="T4">, </text:span><text:span text:style-name="T15">barco</text:span><text:span text:style-name="T4">.obtenerPartes());</text:span></text:p>
      <text:p text:style-name="P8"/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setParametros(</text:span><text:span text:style-name="T1">int</text:span><text:span text:style-name="T4"> tamanio, Vector orientacionBarco,</text:span></text:p>
      <text:p text:style-name="P2"><text:tab/><text:tab/><text:tab/>String nombreBarco, ArrayList&lt;Parte&gt; partesAUtilizar) {</text:p>
      <text:p text:style-name="P8"><text:span text:style-name="T4"><text:tab/><text:tab/></text:span><text:span text:style-name="T15">partes</text:span><text:span text:style-name="T4"> = partesAUtilizar;</text:span></text:p>
      <text:p text:style-name="P8"><text:span text:style-name="T4"><text:tab/><text:tab/></text:span><text:span text:style-name="T1">if</text:span><text:span text:style-name="T4"> (orientacionBarco.x() == 0) {</text:span></text:p>
      <text:p text:style-name="P8"><text:span text:style-name="T4"><text:tab/><text:tab/><text:tab/></text:span><text:span text:style-name="T15">orientacion</text:span><text:span text:style-name="T4"> = </text:span><text:span text:style-name="T13">"vertical"</text:span><text:span text:style-name="T4">;</text:span></text:p>
      <text:p text:style-name="P8"><text:span text:style-name="T4"><text:tab/><text:tab/>} </text:span><text:span text:style-name="T1">else</text:span><text:span text:style-name="T4"> {</text:span></text:p>
      <text:p text:style-name="P8"><text:span text:style-name="T4"><text:tab/><text:tab/><text:tab/></text:span><text:span text:style-name="T15">orientacion</text:span><text:span text:style-name="T4"> = </text:span><text:span text:style-name="T13">"horizontal"</text:span><text:span text:style-name="T4">;</text:span></text:p>
      <text:p text:style-name="P2"><text:tab/><text:tab/>}</text:p>
      <text:p text:style-name="P8"><text:span text:style-name="T4"><text:tab/><text:tab/></text:span><text:span text:style-name="T15">directorioImagenesPartesSanas</text:span><text:span text:style-name="T4"> = </text:span><text:span text:style-name="T1">new</text:span><text:span text:style-name="T4"> ArrayList&lt;String&gt;();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1; i &lt;= tamanio; i++) {</text:span></text:p>
      <text:p text:style-name="P8"><text:span text:style-name="T4"><text:tab/><text:tab/><text:tab/></text:span><text:span text:style-name="T15">directorioImagenesPartesSanas</text:span><text:span text:style-name="T4">.add(</text:span><text:span text:style-name="T13">"imagenes/"</text:span><text:span text:style-name="T4"> + nombreBarco</text:span></text:p>
      <text:p text:style-name="P8"><text:span text:style-name="T4"><text:tab/><text:tab/><text:tab/><text:tab/><text:tab/>+ </text:span><text:span text:style-name="T13">"/sano/"</text:span><text:span text:style-name="T4"> + </text:span><text:span text:style-name="T15">orientacion</text:span><text:span text:style-name="T4"> + </text:span><text:span text:style-name="T13">"/"</text:span><text:span text:style-name="T4">);</text:span></text:p>
      <text:p text:style-name="P8"><text:span text:style-name="T4"><text:tab/><text:tab/><text:tab/></text:span><text:span text:style-name="T15">nombres</text:span><text:span text:style-name="T4">.add(nombreBarco + Integer.</text:span><text:span text:style-name="T5">toString</text:span><text:span text:style-name="T4">(i) + </text:span><text:span text:style-name="T13">".png"</text:span><text:span text:style-name="T4">);</text:span></text:p>
      <text:p text:style-name="P2"><text:tab/><text:tab/>}</text:p>
      <text:p text:style-name="P8"/>
      <text:p text:style-name="P8"><text:span text:style-name="T4"><text:tab/><text:tab/></text:span><text:span text:style-name="T15">directorioImagenesPartesDestruidas</text:span><text:span text:style-name="T4"> = </text:span><text:span text:style-name="T1">new</text:span><text:span text:style-name="T4"> ArrayList&lt;String&gt;();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1; i &lt;= tamanio; i++) {</text:span></text:p>
      <text:p text:style-name="P8"><text:span text:style-name="T4"><text:tab/><text:tab/><text:tab/></text:span><text:span text:style-name="T15">directorioImagenesPartesDestruidas</text:span><text:span text:style-name="T4">.add(</text:span><text:span text:style-name="T13">"imagenes/"</text:span><text:span text:style-name="T4"> + nombreBarco</text:span></text:p>
      <text:p text:style-name="P8"><text:span text:style-name="T4"><text:tab/><text:tab/><text:tab/><text:tab/><text:tab/>+ </text:span><text:span text:style-name="T13">"/destruido/"</text:span><text:span text:style-name="T4"> + </text:span><text:span text:style-name="T15">orientacion</text:span><text:span text:style-name="T4"> + </text:span><text:span text:style-name="T13">"/"</text:span><text:span text:style-name="T4">);</text:span></text:p>
      <text:p text:style-name="P2"><text:tab/><text:tab/>}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VistaBarco crearVista() {</text:span></text:p>
      <text:p text:style-name="P8"><text:span text:style-name="T4"><text:tab/><text:tab/>ArrayList&lt;VistaParte&gt; vistasDePartes = </text:span><text:span text:style-name="T1">new</text:span><text:span text:style-name="T4"> ArrayList&lt;VistaParte&gt;();</text:span></text:p>
      <text:p text:style-name="P2"><text:tab/><text:tab/>Parte parteAuxiliar;</text:p>
      <text:p text:style-name="P8"><text:span text:style-name="T4"><text:tab/><text:tab/></text:span><text:span text:style-name="T1">switch</text:span><text:span text:style-name="T4"> (</text:span><text:span text:style-name="T15">orientacion</text:span><text:span text:style-name="T4">) {</text:span></text:p>
      <text:p text:style-name="P8"><text:span text:style-name="T4"><text:tab/><text:tab/></text:span><text:span text:style-name="T1">case</text:span><text:span text:style-name="T4"> </text:span><text:span text:style-name="T13">"horizontal"</text:span><text:span text:style-name="T4">:</text:span></text:p>
      <text:p text:style-name="P8"><text:span text:style-name="T4"><text:tab/><text:tab/><text:tab/></text:span><text:span text:style-name="T1">for</text:span><text:span text:style-name="T4"> (</text:span><text:span text:style-name="T1">int</text:span><text:span text:style-name="T4"> i = 0; i &lt; </text:span><text:span text:style-name="T15">partes</text:span><text:span text:style-name="T4">.size(); i++) {</text:span></text:p>
      <text:p text:style-name="P8"><text:span text:style-name="T4"><text:tab/><text:tab/><text:tab/><text:tab/></text:span><text:span text:style-name="T1">try</text:span><text:span text:style-name="T4"> {</text:span></text:p>
      <text:p text:style-name="P8"><text:span text:style-name="T4"><text:tab/><text:tab/><text:tab/><text:tab/><text:tab/>parteAuxiliar = </text:span><text:span text:style-name="T15">partes</text:span><text:span text:style-name="T4">.get(i);</text:span></text:p>
      <text:p text:style-name="P8"><text:span text:style-name="T4"><text:tab/><text:tab/><text:tab/><text:tab/><text:tab/>VistaParte vistaParteAuxiliar = </text:span><text:span text:style-name="T1">new</text:span><text:span text:style-name="T4"> VistaParteHorizontal(</text:span></text:p>
      <text:p text:style-name="P8"><text:span text:style-name="T4"><text:tab/><text:tab/><text:tab/><text:tab/><text:tab/><text:tab/><text:tab/></text:span><text:span text:style-name="T15">directorioImagenesPartesSanas</text:span><text:span text:style-name="T4">.get(i),</text:span></text:p>
      <text:p text:style-name="P8"><text:span text:style-name="T4"><text:tab/><text:tab/><text:tab/><text:tab/><text:tab/><text:tab/><text:tab/></text:span><text:span text:style-name="T15">directorioImagenesPartesDestruidas</text:span><text:span text:style-name="T4">.get(i),</text:span></text:p>
      <text:p text:style-name="P8"><text:span text:style-name="T4"><text:tab/><text:tab/><text:tab/><text:tab/><text:tab/><text:tab/><text:tab/>parteAuxiliar, </text:span><text:span text:style-name="T15">barco</text:span><text:span text:style-name="T4">.obtenerDireccionMovimiento(),</text:span></text:p>
      <text:p text:style-name="P8"><text:span text:style-name="T4"><text:tab/><text:tab/><text:tab/><text:tab/><text:tab/><text:tab/><text:tab/></text:span><text:span text:style-name="T15">nombres</text:span><text:span text:style-name="T4">.get(i));</text:span></text:p>
      <text:p text:style-name="P2"><text:tab/><text:tab/><text:tab/><text:tab/><text:tab/>vistasDePartes.add(vistaParteAuxiliar);</text:p>
      <text:p text:style-name="P2"><text:tab/><text:tab/><text:tab/><text:tab/><text:tab/>parteAuxiliar.agregarObservador(vistaParteAuxiliar);</text:p>
      <text:p text:style-name="P8"/>
      <text:p text:style-name="P8"><text:span text:style-name="T4"><text:tab/><text:tab/><text:tab/><text:tab/>} </text:span><text:span text:style-name="T1">catch</text:span><text:span text:style-name="T4"> (IOException error) {</text:span></text:p>
      <text:p text:style-name="P8"><text:span text:style-name="T4"><text:tab/><text:tab/><text:tab/><text:tab/><text:tab/>System.</text:span><text:span text:style-name="T16">out</text:span><text:span text:style-name="T4">.println(</text:span><text:span text:style-name="T13">"error en la creacion de las vistas"</text:span><text:span text:style-name="T4">);</text:span></text:p>
      <text:p text:style-name="P2"><text:tab/><text:tab/><text:tab/><text:tab/>}</text:p>
      <text:p text:style-name="P2"><text:tab/><text:tab/><text:tab/>}</text:p>
      <text:p text:style-name="P8"><text:span text:style-name="T4"><text:tab/><text:tab/><text:tab/></text:span><text:span text:style-name="T1">break</text:span><text:span text:style-name="T4">;</text:span></text:p>
      <text:p text:style-name="P8"><text:span text:style-name="T4"><text:tab/><text:tab/></text:span><text:span text:style-name="T1">case</text:span><text:span text:style-name="T4"> </text:span><text:span text:style-name="T13">"vertical"</text:span><text:span text:style-name="T4">:</text:span></text:p>
      <text:p text:style-name="P8"><text:span text:style-name="T4"><text:tab/><text:tab/><text:tab/></text:span><text:span text:style-name="T1">for</text:span><text:span text:style-name="T4"> (</text:span><text:span text:style-name="T1">int</text:span><text:span text:style-name="T4"> i = 0; i &lt; </text:span><text:span text:style-name="T15">partes</text:span><text:span text:style-name="T4">.size(); i++) {</text:span></text:p>
      <text:p text:style-name="P8"><text:soft-page-break/><text:span text:style-name="T4"><text:tab/><text:tab/><text:tab/><text:tab/></text:span><text:span text:style-name="T1">try</text:span><text:span text:style-name="T4"> {</text:span></text:p>
      <text:p text:style-name="P8"><text:span text:style-name="T4"><text:tab/><text:tab/><text:tab/><text:tab/><text:tab/>parteAuxiliar = </text:span><text:span text:style-name="T15">partes</text:span><text:span text:style-name="T4">.get(i);</text:span></text:p>
      <text:p text:style-name="P8"><text:span text:style-name="T4"><text:tab/><text:tab/><text:tab/><text:tab/><text:tab/>VistaParte vistaParteAuxiliar = </text:span><text:span text:style-name="T1">new</text:span><text:span text:style-name="T4"> VistaParteVertical(</text:span></text:p>
      <text:p text:style-name="P8"><text:span text:style-name="T4"><text:tab/><text:tab/><text:tab/><text:tab/><text:tab/><text:tab/><text:tab/></text:span><text:span text:style-name="T15">directorioImagenesPartesSanas</text:span><text:span text:style-name="T4">.get(i),</text:span></text:p>
      <text:p text:style-name="P8"><text:span text:style-name="T4"><text:tab/><text:tab/><text:tab/><text:tab/><text:tab/><text:tab/><text:tab/></text:span><text:span text:style-name="T15">directorioImagenesPartesDestruidas</text:span><text:span text:style-name="T4">.get(i),</text:span></text:p>
      <text:p text:style-name="P8"><text:span text:style-name="T4"><text:tab/><text:tab/><text:tab/><text:tab/><text:tab/><text:tab/><text:tab/>parteAuxiliar, </text:span><text:span text:style-name="T15">barco</text:span><text:span text:style-name="T4">.obtenerDireccionMovimiento(),</text:span></text:p>
      <text:p text:style-name="P8"><text:span text:style-name="T4"><text:tab/><text:tab/><text:tab/><text:tab/><text:tab/><text:tab/><text:tab/></text:span><text:span text:style-name="T15">nombres</text:span><text:span text:style-name="T4">.get(i));</text:span></text:p>
      <text:p text:style-name="P2"><text:tab/><text:tab/><text:tab/><text:tab/><text:tab/>vistasDePartes.add(vistaParteAuxiliar);</text:p>
      <text:p text:style-name="P2"><text:tab/><text:tab/><text:tab/><text:tab/><text:tab/>parteAuxiliar.agregarObservador(vistaParteAuxiliar);</text:p>
      <text:p text:style-name="P8"/>
      <text:p text:style-name="P8"><text:span text:style-name="T4"><text:tab/><text:tab/><text:tab/><text:tab/>} </text:span><text:span text:style-name="T1">catch</text:span><text:span text:style-name="T4"> (IOException error) {</text:span></text:p>
      <text:p text:style-name="P8"><text:span text:style-name="T4"><text:tab/><text:tab/><text:tab/><text:tab/><text:tab/>System.</text:span><text:span text:style-name="T16">out</text:span><text:span text:style-name="T4">.println(</text:span><text:span text:style-name="T13">"error en la creacion de las vistas"</text:span><text:span text:style-name="T4">);</text:span></text:p>
      <text:p text:style-name="P2"><text:tab/><text:tab/><text:tab/><text:tab/>}</text:p>
      <text:p text:style-name="P2"><text:tab/><text:tab/><text:tab/>}</text:p>
      <text:p text:style-name="P8"><text:span text:style-name="T4"><text:tab/><text:tab/><text:tab/></text:span><text:span text:style-name="T1">break</text:span><text:span text:style-name="T4">;</text:span></text:p>
      <text:p text:style-name="P2"><text:tab/><text:tab/>}</text:p>
      <text:p text:style-name="P8"><text:span text:style-name="T4"><text:tab/><text:tab/>VistaBarco vistaBarco = </text:span><text:span text:style-name="T1">new</text:span><text:span text:style-name="T4"> VistaBarco(vistasDePartes, </text:span><text:span text:style-name="T15">barco</text:span><text:span text:style-name="T4">);</text:span></text:p>
      <text:p text:style-name="P8"><text:span text:style-name="T4"><text:tab/><text:tab/></text:span><text:span text:style-name="T1">return</text:span><text:span text:style-name="T4"> vistaBarco;</text:span></text:p>
      <text:p text:style-name="P8"/>
      <text:p text:style-name="P2"><text:tab/>}</text:p>
      <text:p text:style-name="P8"><text:span text:style-name="T4">}</text:span></text:p>
      <text:p text:style-name="P8"><text:span text:style-name="T9"/></text:p>
      <text:p text:style-name="P8"><text:span text:style-name="T9"/></text:p>
      <text:p text:style-name="P8"><text:span text:style-name="T3">public</text:span><text:span text:style-name="T8"> </text:span><text:span text:style-name="T3">class</text:span><text:span text:style-name="T8"> VistasBuqueFactory </text:span><text:span text:style-name="T3">extends</text:span><text:span text:style-name="T8"> VistasBarcoFactory </text:span><text:span text:style-name="T3">implements</text:span></text:p>
      <text:p text:style-name="P2"><text:tab/><text:tab/>AbstractVistasBarcoFactory {</text:p>
      <text:p text:style-name="P8"/>
      <text:p text:style-name="P8"><text:span text:style-name="T4"><text:tab/></text:span><text:span text:style-name="T1">public</text:span><text:span text:style-name="T4"> VistasBuqueFactory() {</text:span></text:p>
      <text:p text:style-name="P8"><text:span text:style-name="T4"><text:tab/><text:tab/></text:span><text:span text:style-name="T1">super</text:span><text:span text:style-name="T4">(</text:span><text:span text:style-name="T13">"buque"</text:span><text:span text:style-name="T4">);</text:span></text:p>
      <text:p text:style-name="P2"><text:tab/>}</text:p>
      <text:p text:style-name="P2">}</text:p>
      <text:p text:style-name="P8"><text:span text:style-name="T9"/></text:p>
      <text:p text:style-name="P8"><text:span text:style-name="T9"/></text:p>
      <text:p text:style-name="P8"><text:span text:style-name="T3">public</text:span><text:span text:style-name="T8"> </text:span><text:span text:style-name="T3">class</text:span><text:span text:style-name="T8"> VistasDestructorFactory </text:span><text:span text:style-name="T3">extends</text:span><text:span text:style-name="T8"> VistasBarcoFactory </text:span><text:span text:style-name="T3">implements</text:span></text:p>
      <text:p text:style-name="P2"><text:tab/><text:tab/>AbstractVistasBarcoFactory {</text:p>
      <text:p text:style-name="P8"/>
      <text:p text:style-name="P8"><text:span text:style-name="T4"><text:tab/></text:span><text:span text:style-name="T1">public</text:span><text:span text:style-name="T4"> VistasDestructorFactory() {</text:span></text:p>
      <text:p text:style-name="P8"><text:span text:style-name="T4"><text:tab/><text:tab/></text:span><text:span text:style-name="T1">super</text:span><text:span text:style-name="T4">(</text:span><text:span text:style-name="T13">"destructor"</text:span><text:span text:style-name="T4">);</text:span></text:p>
      <text:p text:style-name="P2"><text:tab/>}</text:p>
      <text:p text:style-name="P2">}</text:p>
      <text:p text:style-name="P8"><text:span text:style-name="T9"/></text:p>
      <text:p text:style-name="P8"><text:span text:style-name="T9"/></text:p>
      <text:p text:style-name="P8"><text:span text:style-name="T1">public</text:span><text:span text:style-name="T4"> </text:span><text:span text:style-name="T1">class</text:span><text:span text:style-name="T4"> VistasPortaavionesFactory </text:span><text:span text:style-name="T1">extends</text:span><text:span text:style-name="T4"> VistasBarcoFactory </text:span><text:span text:style-name="T1">implements</text:span></text:p>
      <text:p text:style-name="P2"><text:tab/><text:tab/>AbstractVistasBarcoFactory {</text:p>
      <text:p text:style-name="P8"/>
      <text:p text:style-name="P8"><text:span text:style-name="T4"><text:tab/></text:span><text:span text:style-name="T1">public</text:span><text:span text:style-name="T4"> VistasPortaavionesFactory() {</text:span></text:p>
      <text:p text:style-name="P8"><text:span text:style-name="T4"><text:tab/><text:tab/></text:span><text:span text:style-name="T1">super</text:span><text:span text:style-name="T4">(</text:span><text:span text:style-name="T13">"portaaviones"</text:span><text:span text:style-name="T4">);</text:span></text:p>
      <text:p text:style-name="P2"><text:tab/>}</text:p>
      <text:p text:style-name="P8"><text:span text:style-name="T4">}</text:span></text:p>
      <text:p text:style-name="P8"><text:span text:style-name="T9"/></text:p>
      <text:p text:style-name="P8"><text:span text:style-name="T3">public</text:span><text:span text:style-name="T8"> </text:span><text:span text:style-name="T3">class</text:span><text:span text:style-name="T8"> VistasRompehieloFactory </text:span><text:span text:style-name="T3">extends</text:span><text:span text:style-name="T8"> VistasBarcoFactory </text:span><text:span text:style-name="T3">implements</text:span></text:p>
      <text:p text:style-name="P2"><text:tab/><text:tab/>AbstractVistasBarcoFactory {</text:p>
      <text:p text:style-name="P8"/>
      <text:p text:style-name="P8"><text:span text:style-name="T4"><text:tab/></text:span><text:span text:style-name="T1">public</text:span><text:span text:style-name="T4"> VistasRompehieloFactory() {</text:span></text:p>
      <text:p text:style-name="P8"><text:span text:style-name="T4"><text:tab/><text:tab/></text:span><text:span text:style-name="T1">super</text:span><text:span text:style-name="T4">(</text:span><text:span text:style-name="T13">"rompehielo"</text:span><text:span text:style-name="T4">);</text:span></text:p>
      <text:p text:style-name="P2"><text:tab/>}</text:p>
      <text:p text:style-name="P2"><text:soft-page-break/>}</text:p>
      <text:p text:style-name="P8"><text:span text:style-name="T9"/></text:p>
      <text:p text:style-name="P8"><text:span text:style-name="T9"/></text:p>
      <text:p text:style-name="P10"><text:span text:style-name="T3">package</text:span><text:span text:style-name="T8"> disparos;</text:span></text:p>
      <text:p text:style-name="P8"><text:span text:style-name="T9"/></text:p>
      <text:p text:style-name="P8"><text:span text:style-name="T3">public</text:span><text:span text:style-name="T8"> </text:span><text:span text:style-name="T3">interface</text:span><text:span text:style-name="T8"> Daniador {</text:span></text:p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boolean</text:span><text:span text:style-name="T4"> debeDaniarEnEsteTurno(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daniar(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pasarTurno(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Element generarNodo(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String obtenerNombre();</text:span>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costo();</text:span></text:p>
      <text:p text:style-name="P8"/>
      <text:p text:style-name="P2">}</text:p>
      <text:p text:style-name="P8"><text:span text:style-name="T9"/></text:p>
      <text:p text:style-name="P8"><text:span text:style-name="T3">public</text:span><text:span text:style-name="T8"> </text:span><text:span text:style-name="T3">abstract</text:span><text:span text:style-name="T8"> </text:span><text:span text:style-name="T3">class</text:span><text:span text:style-name="T8"> Disparo </text:span><text:span text:style-name="T3">extends</text:span><text:span text:style-name="T8"> ObjetoObservable </text:span><text:span text:style-name="T3">implements</text:span><text:span text:style-name="T8"> Daniador,</text:span></text:p>
      <text:p text:style-name="P2"><text:tab/><text:tab/>ObjetoPosicionable {</text:p>
      <text:p text:style-name="P8"><text:span text:style-name="T4"><text:tab/></text:span><text:span text:style-name="T1">protected</text:span><text:span text:style-name="T4"> </text:span><text:span text:style-name="T1">int</text:span><text:span text:style-name="T4"> </text:span><text:span text:style-name="T15">costo</text:span><text:span text:style-name="T4">;</text:span></text:p>
      <text:p text:style-name="P8"><text:span text:style-name="T4"><text:tab/></text:span><text:span text:style-name="T1">protected</text:span><text:span text:style-name="T4"> String </text:span><text:span text:style-name="T15">nombre</text:span><text:span text:style-name="T4">;</text:span></text:p>
      <text:p text:style-name="P8"><text:span text:style-name="T4"><text:tab/></text:span><text:span text:style-name="T1">protected</text:span><text:span text:style-name="T4"> Vector </text:span><text:span text:style-name="T15">posicion</text:span><text:span text:style-name="T4">;</text:span>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costo() {</text:span></text:p>
      <text:p text:style-name="P8"><text:span text:style-name="T4"><text:tab/><text:tab/></text:span><text:span text:style-name="T1">return</text:span><text:span text:style-name="T4"> </text:span><text:span text:style-name="T15">costo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String obtenerNombre() {</text:span></text:p>
      <text:p text:style-name="P8"><text:span text:style-name="T4"><text:tab/><text:tab/></text:span><text:span text:style-name="T1">return</text:span><text:span text:style-name="T4"> </text:span><text:span text:style-name="T15">nombre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cambiarCasillerosAfectados(Vector posicion)</text:span></text:p>
      <text:p text:style-name="P8"><text:span text:style-name="T4"><text:tab/><text:tab/><text:tab/></text:span><text:span text:style-name="T1">throws</text:span><text:span text:style-name="T4"> PosicionInvalida;</text:span>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pasarTurno() {</text:span></text:p>
      <text:p text:style-name="P8"/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afectar(ParteDanioTotal parte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afectar(ParteDanioDisparo parte);</text:span></text:p>
      <text:p text:style-name="P8"/>
      <text:p text:style-name="P8"><text:span text:style-name="T4">}</text:span></text:p>
      <text:p text:style-name="P8"><text:span text:style-name="T9"/></text:p>
      <text:p text:style-name="P8"><text:span text:style-name="T3">public</text:span><text:span text:style-name="T8"> </text:span><text:span text:style-name="T3">class</text:span><text:span text:style-name="T8"> DisparoConvencional </text:span><text:span text:style-name="T3">extends</text:span><text:span text:style-name="T8"> Disparo {</text:span></text:p>
      <text:p text:style-name="P8"><text:span text:style-name="T4"><text:tab/></text:span><text:span text:style-name="T1">protected</text:span><text:span text:style-name="T4"> Casillero </text:span><text:span text:style-name="T15">casilleroAfectado</text:span><text:span text:style-name="T4">;</text:span></text:p>
      <text:p text:style-name="P8"/>
      <text:p text:style-name="P8"><text:span text:style-name="T4"><text:tab/></text:span><text:span text:style-name="T1">public</text:span><text:span text:style-name="T4"> DisparoConvencional() {</text:span></text:p>
      <text:p text:style-name="P8"><text:span text:style-name="T4"><text:tab/><text:tab/></text:span><text:span text:style-name="T1">super</text:span><text:span text:style-name="T4">();</text:span></text:p>
      <text:p text:style-name="P8"><text:span text:style-name="T4"><text:tab/><text:tab/></text:span><text:span text:style-name="T15">costo</text:span><text:span text:style-name="T4"> = 200;</text:span></text:p>
      <text:p text:style-name="P8"><text:span text:style-name="T4"><text:tab/><text:tab/></text:span><text:span text:style-name="T15">nombre</text:span><text:span text:style-name="T4"> = </text:span><text:span text:style-name="T13">"disparoconvencional"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ambiarCasillerosAfectados(Vector unaPosicion)</text:span></text:p>
      <text:p text:style-name="P8"><text:soft-page-break/><text:span text:style-name="T4"><text:tab/><text:tab/><text:tab/></text:span><text:span text:style-name="T1">throws</text:span><text:span text:style-name="T4"> PosicionInvalida {</text:span></text:p>
      <text:p text:style-name="P2"><text:tab/><text:tab/>Tablero tablero = Tablero.<text:span text:style-name="T18">getTablero</text:span>();</text:p>
      <text:p text:style-name="P8"><text:span text:style-name="T4"><text:tab/><text:tab/></text:span><text:span text:style-name="T1">if</text:span><text:span text:style-name="T4"> (tablero.fueraDeRango(unaPosicion)) {</text:span></text:p>
      <text:p text:style-name="P8"><text:span text:style-name="T4"><text:tab/><text:tab/><text:tab/></text:span><text:span text:style-name="T1">throw</text:span><text:span text:style-name="T4"> </text:span><text:span text:style-name="T1">new</text:span><text:span text:style-name="T4"> PosicionInvalida(</text:span></text:p>
      <text:p text:style-name="P8"><text:span text:style-name="T4"><text:tab/><text:tab/><text:tab/><text:tab/><text:tab/></text:span><text:span text:style-name="T13">"El disparo queda fuera de rango. Imposible colocar."</text:span><text:span text:style-name="T4">);</text:span></text:p>
      <text:p text:style-name="P2"><text:tab/><text:tab/>}</text:p>
      <text:p text:style-name="P8"><text:span text:style-name="T4"><text:tab/><text:tab/></text:span><text:span text:style-name="T15">casilleroAfectado</text:span><text:span text:style-name="T4"> = tablero.obtenerCasillero(unaPosicion);</text:span></text:p>
      <text:p text:style-name="P8"><text:span text:style-name="T4"><text:tab/><text:tab/></text:span><text:span text:style-name="T15">posicion</text:span><text:span text:style-name="T4"> = unaPosicion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boolean</text:span><text:span text:style-name="T4"> debeDaniarEnEsteTurno() {</text:span></text:p>
      <text:p text:style-name="P8"><text:span text:style-name="T4"><text:tab/><text:tab/></text:span><text:span text:style-name="T1">return</text:span><text:span text:style-name="T4"> </text:span><text:span text:style-name="T1">true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daniar() {</text:span></text:p>
      <text:p text:style-name="P8"><text:span text:style-name="T4"><text:tab/><text:tab/>ArrayList&lt;Parte&gt; partesAfectadas = </text:span><text:span text:style-name="T15">casilleroAfectado</text:span><text:span text:style-name="T4">.obtenerPartes();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0; i &lt; partesAfectadas.size(); i++) {</text:span></text:p>
      <text:p text:style-name="P8"><text:span text:style-name="T4"><text:tab/><text:tab/><text:tab/>(partesAfectadas.get(i)).explosion(</text:span><text:span text:style-name="T1">this</text:span><text:span text:style-name="T4">);</text:span></text:p>
      <text:p text:style-name="P2"><text:tab/><text:tab/>}</text:p>
      <text:p text:style-name="P2"><text:tab/><text:tab/>notificar();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fectar(ParteDanioTotal parte) {</text:span></text:p>
      <text:p text:style-name="P2"><text:tab/><text:tab/>parte.recibirDanio(1);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fectar(ParteDanioDisparo parte) {</text:span></text:p>
      <text:p text:style-name="P2"><text:tab/><text:tab/>parte.recibirDanio(1);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Element generarNodo() {</text:span></text:p>
      <text:p text:style-name="P2"><text:tab/><text:tab/>Element nodoADevolver = DocumentHelper</text:p>
      <text:p text:style-name="P8"><text:span text:style-name="T4"><text:tab/><text:tab/><text:tab/><text:tab/>.</text:span><text:span text:style-name="T5">createElement</text:span><text:span text:style-name="T4">(</text:span><text:span text:style-name="T13">"DisparoConvencional"</text:span><text:span text:style-name="T4">);</text:span></text:p>
      <text:p text:style-name="P8"><text:span text:style-name="T4"><text:tab/><text:tab/></text:span><text:span text:style-name="T1">return</text:span><text:span text:style-name="T4"> nodoADevolver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int</text:span><text:span text:style-name="T4"> getX() {</text:span></text:p>
      <text:p text:style-name="P8"><text:span text:style-name="T4"><text:tab/><text:tab/></text:span><text:span text:style-name="T1">return</text:span><text:span text:style-name="T4"> </text:span><text:span text:style-name="T15">posicion</text:span><text:span text:style-name="T4">.x(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int</text:span><text:span text:style-name="T4"> getY() {</text:span></text:p>
      <text:p text:style-name="P8"><text:span text:style-name="T4"><text:tab/><text:tab/></text:span><text:span text:style-name="T1">return</text:span><text:span text:style-name="T4"> </text:span><text:span text:style-name="T15">posicion</text:span><text:span text:style-name="T4">.y();</text:span></text:p>
      <text:p text:style-name="P2"><text:tab/>}</text:p>
      <text:p text:style-name="P8"/>
      <text:p text:style-name="P2">}</text:p>
      <text:p text:style-name="P8"><text:span text:style-name="T9"/></text:p>
      <text:p text:style-name="P8"><text:span text:style-name="T3">public</text:span><text:span text:style-name="T8"> </text:span><text:span text:style-name="T3">abstract</text:span><text:span text:style-name="T8"> </text:span><text:span text:style-name="T3">class</text:span><text:span text:style-name="T8"> Mina </text:span><text:span text:style-name="T3">extends</text:span><text:span text:style-name="T8"> Disparo {</text:span></text:p>
      <text:p text:style-name="P8"><text:span text:style-name="T4"><text:tab/></text:span><text:span text:style-name="T1">protected</text:span><text:span text:style-name="T4"> </text:span><text:span text:style-name="T1">int</text:span><text:span text:style-name="T4"> </text:span><text:span text:style-name="T15">radio</text:span><text:span text:style-name="T4">;</text:span></text:p>
      <text:p text:style-name="P8"><text:span text:style-name="T4"><text:tab/></text:span><text:span text:style-name="T1">protected</text:span><text:span text:style-name="T4"> LinkedList&lt;Casillero&gt; </text:span><text:span text:style-name="T15">casillerosAfectados</text:span><text:span text:style-name="T4">;</text:span>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int</text:span><text:span text:style-name="T4"> getX() {</text:span></text:p>
      <text:p text:style-name="P8"><text:span text:style-name="T4"><text:tab/><text:tab/></text:span><text:span text:style-name="T1">return</text:span><text:span text:style-name="T4"> </text:span><text:span text:style-name="T15">posicion</text:span><text:span text:style-name="T4">.x();</text:span></text:p>
      <text:p text:style-name="P2"><text:soft-page-break/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int</text:span><text:span text:style-name="T4"> getY() {</text:span></text:p>
      <text:p text:style-name="P8"><text:span text:style-name="T4"><text:tab/><text:tab/></text:span><text:span text:style-name="T1">return</text:span><text:span text:style-name="T4"> </text:span><text:span text:style-name="T15">posicion</text:span><text:span text:style-name="T4">.y(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radio() {</text:span></text:p>
      <text:p text:style-name="P8"><text:span text:style-name="T4"><text:tab/><text:tab/></text:span><text:span text:style-name="T1">return</text:span><text:span text:style-name="T4"> </text:span><text:span text:style-name="T15">radio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ambiarCasillerosAfectados(Vector unaPosicion)</text:span></text:p>
      <text:p text:style-name="P8"><text:span text:style-name="T4"><text:tab/><text:tab/><text:tab/></text:span><text:span text:style-name="T1">throws</text:span><text:span text:style-name="T4"> PosicionInvalida {</text:span></text:p>
      <text:p text:style-name="P2"><text:tab/><text:tab/>Tablero tablero = Tablero.<text:span text:style-name="T18">getTablero</text:span>();</text:p>
      <text:p text:style-name="P8"><text:span text:style-name="T4"><text:tab/><text:tab/></text:span><text:span text:style-name="T15">casillerosAfectados</text:span><text:span text:style-name="T4"> = tablero.casillasAfectadas(unaPosicion,</text:span></text:p>
      <text:p text:style-name="P8"><text:span text:style-name="T4"><text:tab/><text:tab/><text:tab/><text:tab/></text:span><text:span text:style-name="T1">this</text:span><text:span text:style-name="T4">.radio());</text:span></text:p>
      <text:p text:style-name="P8"><text:span text:style-name="T4"><text:tab/><text:tab/></text:span><text:span text:style-name="T15">posicion</text:span><text:span text:style-name="T4"> = unaPosicion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daniar() {</text:span></text:p>
      <text:p text:style-name="P2"><text:tab/><text:tab/>notificar();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j = 0; j &lt; </text:span><text:span text:style-name="T15">casillerosAfectados</text:span><text:span text:style-name="T4">.size(); j++) {</text:span></text:p>
      <text:p text:style-name="P8"><text:span text:style-name="T4"><text:tab/><text:tab/><text:tab/>Casillero casilleroAfectado = </text:span><text:span text:style-name="T15">casillerosAfectados</text:span><text:span text:style-name="T4">.get(j);</text:span></text:p>
      <text:p text:style-name="P2"><text:tab/><text:tab/><text:tab/>ArrayList&lt;Parte&gt; partesAfectadas = casilleroAfectado</text:p>
      <text:p text:style-name="P2"><text:tab/><text:tab/><text:tab/><text:tab/><text:tab/>.obtenerPartes();</text:p>
      <text:p text:style-name="P8"><text:span text:style-name="T4"><text:tab/><text:tab/><text:tab/></text:span><text:span text:style-name="T1">for</text:span><text:span text:style-name="T4"> (</text:span><text:span text:style-name="T1">int</text:span><text:span text:style-name="T4"> i = 0; i &lt; partesAfectadas.size(); i++) {</text:span></text:p>
      <text:p text:style-name="P8"><text:span text:style-name="T4"><text:tab/><text:tab/><text:tab/><text:tab/>(partesAfectadas.get(i)).explosion(</text:span><text:span text:style-name="T1">this</text:span><text:span text:style-name="T4">);</text:span></text:p>
      <text:p text:style-name="P2"><text:tab/><text:tab/><text:tab/>}</text:p>
      <text:p text:style-name="P2"><text:tab/><text:tab/>}</text:p>
      <text:p text:style-name="P2"><text:tab/>}</text:p>
      <text:p text:style-name="P8"/>
      <text:p text:style-name="P8"><text:span text:style-name="T4"><text:tab/></text:span><text:span text:style-name="T1">public</text:span><text:span text:style-name="T4"> Vector obtenerPosicion() {</text:span></text:p>
      <text:p text:style-name="P8"><text:span text:style-name="T4"><text:tab/><text:tab/></text:span><text:span text:style-name="T1">return</text:span><text:span text:style-name="T4"> </text:span><text:span text:style-name="T15">posicion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fectar(ParteDanioTotal parte) {</text:span></text:p>
      <text:p text:style-name="P8"><text:span text:style-name="T4"><text:tab/><text:tab/>parte.</text:span><text:span text:style-name="T19">recibirDanio</text:span><text:span text:style-name="T4">(1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fectar(ParteDanioDisparo parte) {</text:span></text:p>
      <text:p text:style-name="P2"><text:tab/>}</text:p>
      <text:p text:style-name="P8"/>
      <text:p text:style-name="P8"><text:span text:style-name="T3">public</text:span><text:span text:style-name="T8"> </text:span><text:span text:style-name="T3">class</text:span><text:span text:style-name="T8"> MinaContacto </text:span><text:span text:style-name="T3">extends</text:span><text:span text:style-name="T8"> Mina {</text:span></text:p>
      <text:p text:style-name="P8"><text:span text:style-name="T4"><text:tab/></text:span><text:span text:style-name="T1">public</text:span><text:span text:style-name="T4"> MinaContacto() {</text:span></text:p>
      <text:p text:style-name="P8"><text:span text:style-name="T4"><text:tab/><text:tab/></text:span><text:span text:style-name="T1">super</text:span><text:span text:style-name="T4">();</text:span></text:p>
      <text:p text:style-name="P8"><text:span text:style-name="T4"><text:tab/><text:tab/></text:span><text:span text:style-name="T15">radio</text:span><text:span text:style-name="T4"> = 0;</text:span></text:p>
      <text:p text:style-name="P8"><text:span text:style-name="T4"><text:tab/><text:tab/></text:span><text:span text:style-name="T15">costo</text:span><text:span text:style-name="T4"> = 150;</text:span></text:p>
      <text:p text:style-name="P8"><text:span text:style-name="T4"><text:tab/><text:tab/></text:span><text:span text:style-name="T15">nombre</text:span><text:span text:style-name="T4"> = </text:span><text:span text:style-name="T13">"minacontacto"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boolean</text:span><text:span text:style-name="T4"> debeDaniarEnEsteTurno() {</text:span></text:p>
      <text:p text:style-name="P8"><text:span text:style-name="T4"><text:tab/><text:tab/>Casillero casilleroAfectado = </text:span><text:span text:style-name="T15">casillerosAfectados</text:span><text:span text:style-name="T4">.get(0);</text:span></text:p>
      <text:p text:style-name="P8"><text:span text:style-name="T4"><text:tab/><text:tab/></text:span><text:span text:style-name="T1">return</text:span><text:span text:style-name="T4"> casilleroAfectado.contieneElementos(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Element generarNodo() {</text:span></text:p>
      <text:p text:style-name="P8"><text:soft-page-break/><text:span text:style-name="T4"><text:tab/><text:tab/>Element nodoADevolver = DocumentHelper.</text:span><text:span text:style-name="T5">createElement</text:span><text:span text:style-name="T4">(</text:span><text:span text:style-name="T13">"MinaContacto"</text:span><text:span text:style-name="T4">);</text:span></text:p>
      <text:p text:style-name="P8"><text:span text:style-name="T4"><text:tab/><text:tab/></text:span><text:span text:style-name="T1">return</text:span><text:span text:style-name="T4"> nodoADevolver;</text:span></text:p>
      <text:p text:style-name="P2"><text:tab/>}</text:p>
      <text:p text:style-name="P8"/>
      <text:p text:style-name="P2">}</text:p>
      <text:p text:style-name="P8"><text:span text:style-name="T9"/></text:p>
      <text:p text:style-name="P8"><text:span text:style-name="T3">public</text:span><text:span text:style-name="T8"> </text:span><text:span text:style-name="T3">class</text:span><text:span text:style-name="T8"> MinaDobleRadio </text:span><text:span text:style-name="T3">extends</text:span><text:span text:style-name="T8"> MinaRetardo {</text:span></text:p>
      <text:p text:style-name="P8"><text:span text:style-name="T4"><text:s text:c="4"/></text:span><text:span text:style-name="T1">public</text:span><text:span text:style-name="T4"> MinaDobleRadio() {</text:span></text:p>
      <text:p text:style-name="P8"><text:span text:style-name="T4"><text:s text:c="8"/></text:span><text:span text:style-name="T1">super</text:span><text:span text:style-name="T4">();</text:span></text:p>
      <text:p text:style-name="P8"><text:span text:style-name="T4"><text:s text:c="8"/></text:span><text:span text:style-name="T15">radio</text:span><text:span text:style-name="T4"> = 2;</text:span></text:p>
      <text:p text:style-name="P8"><text:span text:style-name="T4"><text:s text:c="8"/></text:span><text:span text:style-name="T15">costo</text:span><text:span text:style-name="T4"> = 100;</text:span></text:p>
      <text:p text:style-name="P8"><text:span text:style-name="T4"><text:s text:c="8"/></text:span><text:span text:style-name="T15">nombre</text:span><text:span text:style-name="T4"> = </text:span><text:span text:style-name="T13">"minadobleradio"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Element generarNodo() {</text:span></text:p>
      <text:p text:style-name="P8"><text:span text:style-name="T4"><text:s text:c="8"/>Element nodoADevolver = DocumentHelper.</text:span><text:span text:style-name="T5">createElement</text:span><text:span text:style-name="T4">(</text:span><text:span text:style-name="T13">"MinaDobleRadio"</text:span><text:span text:style-name="T4">);</text:span></text:p>
      <text:p text:style-name="P8"><text:span text:style-name="T4"><text:s text:c="8"/>nodoADevolver.addAttribute(</text:span><text:span text:style-name="T13">"turnos"</text:span><text:span text:style-name="T4">, Integer.</text:span><text:span text:style-name="T5">toString</text:span><text:span text:style-name="T4">(</text:span><text:span text:style-name="T15">cantidadDeTurnosAEsperar</text:span><text:span text:style-name="T4">));</text:span></text:p>
      <text:p text:style-name="P8"><text:span text:style-name="T4"><text:s text:c="8"/></text:span><text:span text:style-name="T1">return</text:span><text:span text:style-name="T4"> nodoADevolver;</text:span></text:p>
      <text:p text:style-name="P2"><text:s text:c="4"/>}</text:p>
      <text:p text:style-name="P8"/>
      <text:p text:style-name="P2">}</text:p>
      <text:p text:style-name="P8"><text:span text:style-name="T9"/></text:p>
      <text:p text:style-name="P8"><text:span text:style-name="T3">public</text:span><text:span text:style-name="T8"> </text:span><text:span text:style-name="T3">class</text:span><text:span text:style-name="T8"> MinaRadio </text:span><text:span text:style-name="T3">extends</text:span><text:span text:style-name="T8"> MinaRetardo {</text:span></text:p>
      <text:p text:style-name="P8"><text:span text:style-name="T4"><text:s text:c="4"/></text:span><text:span text:style-name="T1">public</text:span><text:span text:style-name="T4"> MinaRadio() {</text:span></text:p>
      <text:p text:style-name="P8"><text:span text:style-name="T4"><text:s text:c="8"/></text:span><text:span text:style-name="T1">super</text:span><text:span text:style-name="T4">();</text:span></text:p>
      <text:p text:style-name="P8"><text:span text:style-name="T4"><text:s text:c="8"/></text:span><text:span text:style-name="T15">radio</text:span><text:span text:style-name="T4"> = 1;</text:span></text:p>
      <text:p text:style-name="P8"><text:span text:style-name="T4"><text:s text:c="8"/></text:span><text:span text:style-name="T15">costo</text:span><text:span text:style-name="T4"> = 50;</text:span></text:p>
      <text:p text:style-name="P8"><text:span text:style-name="T4"><text:s text:c="8"/></text:span><text:span text:style-name="T15">nombre</text:span><text:span text:style-name="T4"> = </text:span><text:span text:style-name="T13">"minaradio"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Element generarNodo() {</text:span></text:p>
      <text:p text:style-name="P8"><text:span text:style-name="T4"><text:s text:c="8"/>Element nodoADevolver = DocumentHelper.</text:span><text:span text:style-name="T5">createElement</text:span><text:span text:style-name="T4">(</text:span><text:span text:style-name="T13">"MinaRadio"</text:span><text:span text:style-name="T4">);</text:span></text:p>
      <text:p text:style-name="P8"><text:span text:style-name="T4"><text:s text:c="8"/>nodoADevolver.addAttribute(</text:span><text:span text:style-name="T13">"turnos"</text:span><text:span text:style-name="T4">, Integer.</text:span><text:span text:style-name="T5">toString</text:span><text:span text:style-name="T4">(</text:span><text:span text:style-name="T15">cantidadDeTurnosAEsperar</text:span><text:span text:style-name="T4">));</text:span></text:p>
      <text:p text:style-name="P8"><text:span text:style-name="T4"><text:s text:c="8"/></text:span><text:span text:style-name="T1">return</text:span><text:span text:style-name="T4"> nodoADevolver;</text:span></text:p>
      <text:p text:style-name="P2"><text:s text:c="4"/>}</text:p>
      <text:p text:style-name="P8"/>
      <text:p text:style-name="P2">}</text:p>
      <text:p text:style-name="P8"><text:span text:style-name="T9"/></text:p>
      <text:p text:style-name="P8"><text:span text:style-name="T3">public</text:span><text:span text:style-name="T8"> </text:span><text:span text:style-name="T3">abstract</text:span><text:span text:style-name="T8"> </text:span><text:span text:style-name="T3">class</text:span><text:span text:style-name="T8"> MinaRetardo </text:span><text:span text:style-name="T3">extends</text:span><text:span text:style-name="T8"> Mina {</text:span></text:p>
      <text:p text:style-name="P8"><text:span text:style-name="T4"><text:tab/></text:span><text:span text:style-name="T1">protected</text:span><text:span text:style-name="T4"> </text:span><text:span text:style-name="T1">int</text:span><text:span text:style-name="T4"> </text:span><text:span text:style-name="T15">cantidadDeTurnosAEsperar</text:span><text:span text:style-name="T4">;</text:span></text:p>
      <text:p text:style-name="P8"/>
      <text:p text:style-name="P2"><text:tab/>MinaRetardo() {</text:p>
      <text:p text:style-name="P8"><text:span text:style-name="T4"><text:tab/><text:tab/></text:span><text:span text:style-name="T1">super</text:span><text:span text:style-name="T4">();</text:span></text:p>
      <text:p text:style-name="P8"><text:span text:style-name="T4"><text:tab/><text:tab/></text:span><text:span text:style-name="T15">nombre</text:span><text:span text:style-name="T4"> = </text:span><text:span text:style-name="T13">"minaretardo"</text:span><text:span text:style-name="T4">;</text:span></text:p>
      <text:p text:style-name="P8"><text:span text:style-name="T4"><text:tab/><text:tab/></text:span><text:span text:style-name="T15">cantidadDeTurnosAEsperar</text:span><text:span text:style-name="T4"> = 3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pasarTurno() {</text:span></text:p>
      <text:p text:style-name="P8"><text:span text:style-name="T4"><text:tab/><text:tab/></text:span><text:span text:style-name="T15">cantidadDeTurnosAEsperar</text:span><text:span text:style-name="T4"> -= 1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boolean</text:span><text:span text:style-name="T4"> debeDaniarEnEsteTurno() {</text:span></text:p>
      <text:p text:style-name="P8"><text:span text:style-name="T4"><text:tab/><text:tab/></text:span><text:span text:style-name="T1">if</text:span><text:span text:style-name="T4"> (</text:span><text:span text:style-name="T15">cantidadDeTurnosAEsperar</text:span><text:span text:style-name="T4"> == 0) {</text:span></text:p>
      <text:p text:style-name="P8"><text:span text:style-name="T4"><text:tab/><text:tab/><text:tab/></text:span><text:span text:style-name="T1">return</text:span><text:span text:style-name="T4"> </text:span><text:span text:style-name="T1">true</text:span><text:span text:style-name="T4">;</text:span></text:p>
      <text:p text:style-name="P8"><text:soft-page-break/><text:span text:style-name="T4"><text:tab/><text:tab/>} </text:span><text:span text:style-name="T1">else</text:span><text:span text:style-name="T4"> {</text:span></text:p>
      <text:p text:style-name="P8"><text:span text:style-name="T4"><text:tab/><text:tab/><text:tab/></text:span><text:span text:style-name="T1">return</text:span><text:span text:style-name="T4"> </text:span><text:span text:style-name="T1">false</text:span><text:span text:style-name="T4">;</text:span></text:p>
      <text:p text:style-name="P2"><text:tab/><text:tab/>}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abstract</text:span><text:span text:style-name="T4"> Element generarNodo();</text:span></text:p>
      <text:p text:style-name="P2">}</text:p>
      <text:p text:style-name="P8"><text:span text:style-name="T9"/></text:p>
      <text:p text:style-name="P8"><text:span text:style-name="T9"/></text:p>
      <text:p text:style-name="P10"><text:span text:style-name="T3">package</text:span><text:span text:style-name="T8"> escenario;</text:span></text:p>
      <text:p text:style-name="P8"><text:span text:style-name="T3">public</text:span><text:span text:style-name="T8"> </text:span><text:span text:style-name="T3">final</text:span><text:span text:style-name="T8"> </text:span><text:span text:style-name="T3">class</text:span><text:span text:style-name="T8"> Tablero {</text:span></text:p>
      <text:p text:style-name="P8"/>
      <text:p text:style-name="P8"><text:span text:style-name="T4"><text:tab/></text:span><text:span text:style-name="T1">private</text:span><text:span text:style-name="T4"> </text:span><text:span text:style-name="T1">final</text:span><text:span text:style-name="T4"> Map&lt;String, Casillero&gt; </text:span><text:span text:style-name="T15">casilleros</text:span><text:span text:style-name="T4">;</text:span></text:p>
      <text:p text:style-name="P8"><text:span text:style-name="T4"><text:tab/></text:span><text:span text:style-name="T1">private</text:span><text:span text:style-name="T4"> </text:span><text:span text:style-name="T1">final</text:span><text:span text:style-name="T4"> </text:span><text:span text:style-name="T1">int</text:span><text:span text:style-name="T4"> </text:span><text:span text:style-name="T15">ancho</text:span><text:span text:style-name="T4">;</text:span></text:p>
      <text:p text:style-name="P8"><text:span text:style-name="T4"><text:tab/></text:span><text:span text:style-name="T1">private</text:span><text:span text:style-name="T4"> </text:span><text:span text:style-name="T1">final</text:span><text:span text:style-name="T4"> </text:span><text:span text:style-name="T1">int</text:span><text:span text:style-name="T4"> </text:span><text:span text:style-name="T15">alto</text:span><text:span text:style-name="T4">;</text:span></text:p>
      <text:p text:style-name="P8"><text:span text:style-name="T4"><text:tab/></text:span><text:span text:style-name="T1">protected</text:span><text:span text:style-name="T4"> ArrayList&lt;Barco&gt; </text:span><text:span text:style-name="T15">barcos</text:span><text:span text:style-name="T4">;</text:span></text:p>
      <text:p text:style-name="P8"/>
      <text:p text:style-name="P8"><text:span text:style-name="T4"><text:tab/></text:span><text:span text:style-name="T1">private</text:span><text:span text:style-name="T4"> Tablero(</text:span><text:span text:style-name="T1">int</text:span><text:span text:style-name="T4"> ancho, </text:span><text:span text:style-name="T1">int</text:span><text:span text:style-name="T4"> alto) {</text:span></text:p>
      <text:p text:style-name="P8"><text:span text:style-name="T4"><text:tab/><text:tab/></text:span><text:span text:style-name="T15">casilleros</text:span><text:span text:style-name="T4"> = </text:span><text:span text:style-name="T1">new</text:span><text:span text:style-name="T4"> HashMap&lt;String, Casillero&gt;();</text:span></text:p>
      <text:p text:style-name="P8"><text:span text:style-name="T4"><text:tab/><text:tab/></text:span><text:span text:style-name="T1">this</text:span><text:span text:style-name="T4">.</text:span><text:span text:style-name="T15">ancho</text:span><text:span text:style-name="T4"> = ancho;</text:span></text:p>
      <text:p text:style-name="P8"><text:span text:style-name="T4"><text:tab/><text:tab/></text:span><text:span text:style-name="T1">this</text:span><text:span text:style-name="T4">.</text:span><text:span text:style-name="T15">alto</text:span><text:span text:style-name="T4"> = alto;</text:span></text:p>
      <text:p text:style-name="P8"><text:span text:style-name="T4"><text:tab/><text:tab/></text:span><text:span text:style-name="T15">barcos</text:span><text:span text:style-name="T4"> = </text:span><text:span text:style-name="T1">new</text:span><text:span text:style-name="T4"> ArrayList&lt;Barco&gt;();</text:span></text:p>
      <text:p text:style-name="P2"><text:tab/>}</text:p>
      <text:p text:style-name="P8"/>
      <text:p text:style-name="P8"><text:span text:style-name="T4"><text:tab/></text:span><text:span text:style-name="T10">/* constructor </text:span><text:span text:style-name="T11">privado</text:span><text:span text:style-name="T10"> </text:span><text:span text:style-name="T11">para</text:span><text:span text:style-name="T10"> </text:span><text:span text:style-name="T11">evitar</text:span><text:span text:style-name="T10"> </text:span><text:span text:style-name="T11">copias</text:span><text:span text:style-name="T10"> extra. */</text:span></text:p>
      <text:p text:style-name="P8"><text:span text:style-name="T4"><text:tab/></text:span><text:span text:style-name="T1">private</text:span><text:span text:style-name="T4"> </text:span><text:span text:style-name="T1">static</text:span><text:span text:style-name="T4"> Tablero </text:span><text:span text:style-name="T16">tableroUnico</text:span><text:span text:style-name="T4"> = </text:span><text:span text:style-name="T1">new</text:span><text:span text:style-name="T4"> Tablero(10, 10);</text:span></text:p>
      <text:p text:style-name="P8"/>
      <text:p text:style-name="P8"><text:span text:style-name="T4"><text:tab/></text:span><text:span text:style-name="T10">/* </text:span><text:span text:style-name="T11">obtencion</text:span><text:span text:style-name="T10"> </text:span><text:span text:style-name="T11">de</text:span><text:span text:style-name="T10"> </text:span><text:span text:style-name="T11">la</text:span><text:span text:style-name="T10"> </text:span><text:span text:style-name="T11">unica</text:span><text:span text:style-name="T10"> </text:span><text:span text:style-name="T11">instancia</text:span><text:span text:style-name="T10"> */</text:span></text:p>
      <text:p text:style-name="P8"><text:span text:style-name="T4"><text:tab/></text:span><text:span text:style-name="T1">public</text:span><text:span text:style-name="T4"> </text:span><text:span text:style-name="T1">static</text:span><text:span text:style-name="T4"> Tablero getTablero() {</text:span></text:p>
      <text:p text:style-name="P8"><text:span text:style-name="T4"><text:tab/><text:tab/></text:span><text:span text:style-name="T1">return</text:span><text:span text:style-name="T4"> </text:span><text:span text:style-name="T16">tableroUnico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0">/* </text:span><text:span text:style-name="T11">Utilizado</text:span><text:span text:style-name="T10"> </text:span><text:span text:style-name="T11">para</text:span><text:span text:style-name="T10"> </text:span><text:span text:style-name="T11">generar</text:span><text:span text:style-name="T10"> </text:span><text:span text:style-name="T11">una</text:span><text:span text:style-name="T10"> </text:span><text:span text:style-name="T11">clave</text:span><text:span text:style-name="T10"> </text:span><text:span text:style-name="T11">del</text:span><text:span text:style-name="T10"> </text:span><text:span text:style-name="T11">diccionario</text:span><text:span text:style-name="T10"> a </text:span><text:span text:style-name="T11">partir</text:span><text:span text:style-name="T10"> </text:span><text:span text:style-name="T11">de</text:span><text:span text:style-name="T10"> </text:span><text:span text:style-name="T11">dos</text:span><text:span text:style-name="T10"> </text:span><text:span text:style-name="T11">numeros</text:span><text:span text:style-name="T10"> */</text:span></text:p>
      <text:p text:style-name="P8"><text:span text:style-name="T4"><text:tab/></text:span><text:span text:style-name="T1">private</text:span><text:span text:style-name="T4"> String obtenerClave(</text:span><text:span text:style-name="T1">int</text:span><text:span text:style-name="T4"> x, </text:span><text:span text:style-name="T1">int</text:span><text:span text:style-name="T4"> y) {</text:span></text:p>
      <text:p text:style-name="P2"><text:tab/><text:tab/>String clave = (Integer.<text:span text:style-name="T18">toString</text:span>(x) + Integer.<text:span text:style-name="T18">toString</text:span>(y));</text:p>
      <text:p text:style-name="P8"><text:span text:style-name="T4"><text:tab/><text:tab/></text:span><text:span text:style-name="T1">return</text:span><text:span text:style-name="T4"> clave;</text:span></text:p>
      <text:p text:style-name="P2"><text:tab/>}</text:p>
      <text:p text:style-name="P8"/>
      <text:p text:style-name="P8"><text:span text:style-name="T4"><text:tab/></text:span><text:span text:style-name="T10">/*</text:span></text:p>
      <text:p text:style-name="P7"><text:tab/> * <text:span text:style-name="T17">Utilizado</text:span> <text:span text:style-name="T17">para</text:span> <text:span text:style-name="T17">encontrar</text:span> <text:span text:style-name="T17">un</text:span> <text:span text:style-name="T17">casillero</text:span> a <text:span text:style-name="T17">partir</text:span> <text:span text:style-name="T17">de</text:span> <text:span text:style-name="T17">dos</text:span> <text:span text:style-name="T17">enteros</text:span>, <text:span text:style-name="T17">que</text:span> <text:span text:style-name="T17">pueden</text:span></text:p>
      <text:p text:style-name="P7"><text:tab/> * <text:span text:style-name="T17">venir</text:span> <text:span text:style-name="T17">de</text:span> <text:span text:style-name="T17">un</text:span> vector <text:span text:style-name="T17">en</text:span> <text:span text:style-name="T17">otro</text:span> obtenerCasillero(Vector)</text:p>
      <text:p text:style-name="P7"><text:tab/> */</text:p>
      <text:p text:style-name="P8"><text:span text:style-name="T4"><text:tab/></text:span><text:span text:style-name="T1">public</text:span><text:span text:style-name="T4"> Casillero obtenerCasillero(</text:span><text:span text:style-name="T1">int</text:span><text:span text:style-name="T4"> x, </text:span><text:span text:style-name="T1">int</text:span><text:span text:style-name="T4"> y) {</text:span></text:p>
      <text:p text:style-name="P2"><text:tab/><text:tab/>String clave = obtenerClave(x, y);</text:p>
      <text:p text:style-name="P8"><text:span text:style-name="T4"><text:tab/><text:tab/></text:span><text:span text:style-name="T1">if</text:span><text:span text:style-name="T4"> (!</text:span><text:span text:style-name="T15">casilleros</text:span><text:span text:style-name="T4">.containsKey(clave)) {</text:span></text:p>
      <text:p text:style-name="P8"><text:span text:style-name="T4"><text:tab/><text:tab/><text:tab/></text:span><text:span text:style-name="T15">casilleros</text:span><text:span text:style-name="T4">.put(clave, </text:span><text:span text:style-name="T1">new</text:span><text:span text:style-name="T4"> Casillero());</text:span></text:p>
      <text:p text:style-name="P2"><text:tab/><text:tab/>}</text:p>
      <text:p text:style-name="P8"><text:span text:style-name="T4"><text:tab/><text:tab/></text:span><text:span text:style-name="T1">return</text:span><text:span text:style-name="T4"> </text:span><text:span text:style-name="T15">casilleros</text:span><text:span text:style-name="T4">.get(clave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Casillero obtenerCasillero(Vector posicion) {</text:span></text:p>
      <text:p text:style-name="P8"><text:span text:style-name="T4"><text:tab/><text:tab/></text:span><text:span text:style-name="T1">return</text:span><text:span text:style-name="T4"> (obtenerCasillero(posicion.x(), posicion.y()));</text:span></text:p>
      <text:p text:style-name="P2"><text:tab/>}</text:p>
      <text:p text:style-name="P8"/>
      <text:p text:style-name="P8"><text:span text:style-name="T4"><text:tab/></text:span><text:span text:style-name="T10">/*</text:span></text:p>
      <text:p text:style-name="P7"><text:tab/> * <text:span text:style-name="T17">Retorna</text:span> <text:span text:style-name="T17">verdadero</text:span> <text:span text:style-name="T17">si</text:span> <text:span text:style-name="T17">una</text:span> <text:span text:style-name="T17">posicion</text:span> <text:span text:style-name="T17">descrita</text:span> <text:span text:style-name="T17">por</text:span> <text:span text:style-name="T17">un</text:span> vector no <text:span text:style-name="T17">pertenece</text:span> <text:span text:style-name="T17">al</text:span></text:p>
      <text:p text:style-name="P7"><text:tab/> * <text:span text:style-name="T17">tablero</text:span>.</text:p>
      <text:p text:style-name="P7"><text:soft-page-break/><text:tab/> */</text:p>
      <text:p text:style-name="P8"><text:span text:style-name="T4"><text:tab/></text:span><text:span text:style-name="T1">public</text:span><text:span text:style-name="T4"> </text:span><text:span text:style-name="T1">boolean</text:span><text:span text:style-name="T4"> fueraDeRango(Vector posicion) {</text:span></text:p>
      <text:p text:style-name="P8"><text:span text:style-name="T4"><text:tab/><text:tab/></text:span><text:span text:style-name="T1">boolean</text:span><text:span text:style-name="T4"> fuera = </text:span><text:span text:style-name="T1">false</text:span><text:span text:style-name="T4">;</text:span></text:p>
      <text:p text:style-name="P8"><text:span text:style-name="T4"><text:tab/><text:tab/></text:span><text:span text:style-name="T1">if</text:span><text:span text:style-name="T4"> (posicion.x() &gt; </text:span><text:span text:style-name="T15">ancho</text:span><text:span text:style-name="T4"> || posicion.x() &lt; 1 || posicion.y() &lt; 1</text:span></text:p>
      <text:p text:style-name="P8"><text:span text:style-name="T4"><text:tab/><text:tab/><text:tab/><text:tab/>|| posicion.y() &gt; </text:span><text:span text:style-name="T15">alto</text:span><text:span text:style-name="T4">) {</text:span></text:p>
      <text:p text:style-name="P8"><text:span text:style-name="T4"><text:tab/><text:tab/><text:tab/>fuera = </text:span><text:span text:style-name="T1">true</text:span><text:span text:style-name="T4">;</text:span></text:p>
      <text:p text:style-name="P2"><text:tab/><text:tab/>}</text:p>
      <text:p text:style-name="P8"><text:span text:style-name="T4"><text:tab/><text:tab/></text:span><text:span text:style-name="T1">return</text:span><text:span text:style-name="T4"> fuera;</text:span></text:p>
      <text:p text:style-name="P2"><text:tab/>}</text:p>
      <text:p text:style-name="P8"/>
      <text:p text:style-name="P8"><text:span text:style-name="T4"><text:tab/></text:span><text:span text:style-name="T10">/* </text:span><text:span text:style-name="T11">Coloca</text:span><text:span text:style-name="T10"> </text:span><text:span text:style-name="T11">una</text:span><text:span text:style-name="T10"> </text:span><text:span text:style-name="T11">parte</text:span><text:span text:style-name="T10"> </text:span><text:span text:style-name="T11">de</text:span><text:span text:style-name="T10"> </text:span><text:span text:style-name="T11">un</text:span><text:span text:style-name="T10"> </text:span><text:span text:style-name="T11">barco</text:span><text:span text:style-name="T10">. */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olocarElemento(Vector posicion, Parte elemento) {</text:span></text:p>
      <text:p text:style-name="P2"><text:tab/><text:tab/>obtenerCasillero(posicion).colocarElemento(elemento);</text:p>
      <text:p text:style-name="P2"><text:tab/>}</text:p>
      <text:p text:style-name="P8"/>
      <text:p text:style-name="P8"><text:span text:style-name="T4"><text:tab/></text:span><text:span text:style-name="T10">/* </text:span><text:span text:style-name="T11">Quita</text:span><text:span text:style-name="T10"> </text:span><text:span text:style-name="T11">una</text:span><text:span text:style-name="T10"> </text:span><text:span text:style-name="T11">parte</text:span><text:span text:style-name="T10"> </text:span><text:span text:style-name="T11">de</text:span><text:span text:style-name="T10"> </text:span><text:span text:style-name="T11">un</text:span><text:span text:style-name="T10"> </text:span><text:span text:style-name="T11">barco</text:span><text:span text:style-name="T10">. */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sacarElemento(Vector posicion, Parte elemento) {</text:span></text:p>
      <text:p text:style-name="P2"><text:tab/><text:tab/>obtenerCasillero(posicion).quitarElemento(elemento);</text:p>
      <text:p text:style-name="P2"><text:tab/>}</text:p>
      <text:p text:style-name="P8"/>
      <text:p text:style-name="P8"><text:span text:style-name="T4"><text:tab/></text:span><text:span text:style-name="T10">/*</text:span></text:p>
      <text:p text:style-name="P7"><text:tab/> * <text:span text:style-name="T17">Metodo</text:span> <text:span text:style-name="T17">utilizado</text:span> <text:span text:style-name="T17">por</text:span> <text:span text:style-name="T17">las</text:span> <text:span text:style-name="T17">minas</text:span> <text:span text:style-name="T17">para</text:span> <text:span text:style-name="T17">obtener</text:span> <text:span text:style-name="T17">las</text:span> <text:span text:style-name="T17">casillas</text:span> <text:span text:style-name="T17">que</text:span> <text:span text:style-name="T17">seran</text:span></text:p>
      <text:p text:style-name="P7"><text:tab/> * <text:span text:style-name="T17">afectadas</text:span> <text:span text:style-name="T17">por</text:span> <text:span text:style-name="T17">su</text:span> explosion</text:p>
      <text:p text:style-name="P7"><text:tab/> */</text:p>
      <text:p text:style-name="P8"><text:span text:style-name="T4"><text:tab/></text:span><text:span text:style-name="T1">public</text:span><text:span text:style-name="T4"> LinkedList&lt;Casillero&gt; casillasAfectadas(Vector posicion, </text:span><text:span text:style-name="T1">int</text:span><text:span text:style-name="T4"> radio)</text:span></text:p>
      <text:p text:style-name="P8"><text:span text:style-name="T4"><text:tab/><text:tab/><text:tab/></text:span><text:span text:style-name="T1">throws</text:span><text:span text:style-name="T4"> PosicionInvalida {</text:span></text:p>
      <text:p text:style-name="P8"><text:span text:style-name="T4"><text:tab/><text:tab/></text:span><text:span text:style-name="T1">if</text:span><text:span text:style-name="T4"> (</text:span><text:span text:style-name="T1">this</text:span><text:span text:style-name="T4">.fueraDeRango(posicion))</text:span></text:p>
      <text:p text:style-name="P8"><text:span text:style-name="T4"><text:tab/><text:tab/><text:tab/></text:span><text:span text:style-name="T1">throw</text:span><text:span text:style-name="T4"> </text:span><text:span text:style-name="T1">new</text:span><text:span text:style-name="T4"> PosicionInvalida(</text:span><text:span text:style-name="T13">"Hubo una posicion invalida"</text:span><text:span text:style-name="T4">);</text:span></text:p>
      <text:p text:style-name="P8"><text:span text:style-name="T4"><text:tab/><text:tab/>LinkedList&lt;Casillero&gt; lista = </text:span><text:span text:style-name="T1">new</text:span><text:span text:style-name="T4"> LinkedList&lt;Casillero&gt;();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columna = posicion.x() - radio; columna &lt;= posicion.x()</text:span></text:p>
      <text:p text:style-name="P2"><text:tab/><text:tab/><text:tab/><text:tab/>+ radio; columna++) {</text:p>
      <text:p text:style-name="P8"><text:span text:style-name="T4"><text:tab/><text:tab/><text:tab/></text:span><text:span text:style-name="T1">for</text:span><text:span text:style-name="T4"> (</text:span><text:span text:style-name="T1">int</text:span><text:span text:style-name="T4"> fila = posicion.y() - radio; fila &lt;= posicion.y() + radio; fila++) {</text:span></text:p>
      <text:p text:style-name="P2"><text:tab/><text:tab/><text:tab/><text:tab/>lista.add(obtenerCasillero(columna, fila));</text:p>
      <text:p text:style-name="P2"><text:tab/><text:tab/><text:tab/>}</text:p>
      <text:p text:style-name="P2"><text:tab/><text:tab/>}</text:p>
      <text:p text:style-name="P8"><text:span text:style-name="T4"><text:tab/><text:tab/></text:span><text:span text:style-name="T1">return</text:span><text:span text:style-name="T4"> lista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boolean</text:span><text:span text:style-name="T4"> elementoPerteneceAlCasillero(Vector posicion, Parte elemento) {</text:span></text:p>
      <text:p text:style-name="P8"><text:span text:style-name="T4"><text:tab/><text:tab/></text:span><text:span text:style-name="T1">return</text:span><text:span text:style-name="T4"> obtenerCasillero(posicion).contiene(elemento);</text:span></text:p>
      <text:p text:style-name="P2"><text:tab/>}</text:p>
      <text:p text:style-name="P8"/>
      <text:p text:style-name="P8"><text:span text:style-name="T4">}</text:span></text:p>
      <text:p text:style-name="P8"><text:span text:style-name="T9"/></text:p>
      <text:p text:style-name="P8"><text:span text:style-name="T3">package</text:span><text:span text:style-name="T8"> excepciones;</text:span></text:p>
      <text:p text:style-name="P8"/>
      <text:p text:style-name="P8"><text:span text:style-name="T1">public</text:span><text:span text:style-name="T4"> </text:span><text:span text:style-name="T1">class</text:span><text:span text:style-name="T4"> </text:span><text:span text:style-name="T8">DisparoInvalido</text:span><text:span text:style-name="T4"> </text:span><text:span text:style-name="T1">extends</text:span><text:span text:style-name="T4"> RuntimeException {</text:span></text:p>
      <text:p text:style-name="P8"/>
      <text:p text:style-name="P2">}</text:p>
      <text:p text:style-name="P8"><text:span text:style-name="T9"/></text:p>
      <text:p text:style-name="P8"><text:span text:style-name="T3">public</text:span><text:span text:style-name="T8"> </text:span><text:span text:style-name="T3">class</text:span><text:span text:style-name="T8"> PosicionInvalida </text:span><text:span text:style-name="T3">extends</text:span><text:span text:style-name="T8"> RuntimeException {</text:span></text:p>
      <text:p text:style-name="P8"><text:span text:style-name="T4"><text:s text:c="4"/></text:span><text:span text:style-name="T1">public</text:span><text:span text:style-name="T4"> PosicionInvalida(String msg) {</text:span></text:p>
      <text:p text:style-name="P8"><text:span text:style-name="T4"><text:s text:c="8"/></text:span><text:span text:style-name="T1">super</text:span><text:span text:style-name="T4">(msg);</text:span></text:p>
      <text:p text:style-name="P2"><text:s text:c="4"/>}</text:p>
      <text:p text:style-name="P8"><text:span text:style-name="T4">}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9"/></text:p>
      <text:p text:style-name="P10"><text:span text:style-name="T3">package</text:span><text:span text:style-name="T8"> movimientostrategyfactory;</text:span></text:p>
      <text:p text:style-name="P10"><text:span text:style-name="T9"/></text:p>
      <text:p text:style-name="P8"><text:span text:style-name="T3">public</text:span><text:span text:style-name="T8"> </text:span><text:span text:style-name="T3">interface</text:span><text:span text:style-name="T8"> AbstractMovimientoFactory {</text:span></text:p>
      <text:p text:style-name="P8"><text:span text:style-name="T4"><text:tab/></text:span><text:span text:style-name="T1">public</text:span><text:span text:style-name="T4"> </text:span><text:span text:style-name="T1">abstract</text:span><text:span text:style-name="T4"> MovimientoStrategy crearMovimientoStrategy(Vector direccion);</text:span></text:p>
      <text:p text:style-name="P2">}</text:p>
      <text:p text:style-name="P10"><text:span text:style-name="T9"/></text:p>
      <text:p text:style-name="P10"><text:span text:style-name="T9"/></text:p>
      <text:p text:style-name="P8"><text:span text:style-name="T3">public</text:span><text:span text:style-name="T8"> </text:span><text:span text:style-name="T3">class</text:span><text:span text:style-name="T8"> MovimientoLinealFactory </text:span><text:span text:style-name="T3">implements</text:span><text:span text:style-name="T8"> AbstractMovimientoFactory {</text:span></text:p>
      <text:p text:style-name="P8"><text:span text:style-name="T4"><text:tab/></text:span><text:span text:style-name="T1">public</text:span><text:span text:style-name="T4"> MovimientoStrategy crearMovimientoStrategy(Vector direccion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MovimientoLinealStrategy(direccion);</text:span></text:p>
      <text:p text:style-name="P2"><text:tab/>}</text:p>
      <text:p text:style-name="P2">}</text:p>
      <text:p text:style-name="P10"><text:span text:style-name="T9"/></text:p>
      <text:p text:style-name="P10"><text:span text:style-name="T3">package</text:span><text:span text:style-name="T8"> observador;</text:span></text:p>
      <text:p text:style-name="P10"><text:span text:style-name="T9"/></text:p>
      <text:p text:style-name="P8"><text:span text:style-name="T3">public</text:span><text:span text:style-name="T8"> </text:span><text:span text:style-name="T3">abstract</text:span><text:span text:style-name="T8"> </text:span><text:span text:style-name="T3">class</text:span><text:span text:style-name="T8"> ObjetoObservable </text:span><text:span text:style-name="T3">implements</text:span><text:span text:style-name="T8"> Observable {</text:span></text:p>
      <text:p text:style-name="P8"><text:span text:style-name="T4"><text:tab/></text:span><text:span text:style-name="T1">protected</text:span><text:span text:style-name="T4"> ArrayList&lt;Observador&gt; </text:span><text:span text:style-name="T15">observadores</text:span><text:span text:style-name="T4">;</text:span></text:p>
      <text:p text:style-name="P8"/>
      <text:p text:style-name="P8"><text:span text:style-name="T4"><text:tab/></text:span><text:span text:style-name="T1">public</text:span><text:span text:style-name="T4"> ObjetoObservable() {</text:span></text:p>
      <text:p text:style-name="P8"><text:span text:style-name="T4"><text:tab/><text:tab/></text:span><text:span text:style-name="T15">observadores</text:span><text:span text:style-name="T4"> = </text:span><text:span text:style-name="T1">new</text:span><text:span text:style-name="T4"> ArrayList&lt;Observador&gt;(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gregarObservador(Observador observador) {</text:span></text:p>
      <text:p text:style-name="P8"><text:span text:style-name="T4"><text:tab/><text:tab/></text:span><text:span text:style-name="T15">observadores</text:span><text:span text:style-name="T4">.add(observador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eliminarObservador(Observador observador) {</text:span></text:p>
      <text:p text:style-name="P8"><text:span text:style-name="T4"><text:tab/><text:tab/></text:span><text:span text:style-name="T15">observadores</text:span><text:span text:style-name="T4">.remove(observador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notificar() {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0; i &lt; </text:span><text:span text:style-name="T15">observadores</text:span><text:span text:style-name="T4">.size(); i++) {</text:span></text:p>
      <text:p text:style-name="P8"><text:span text:style-name="T4"><text:tab/><text:tab/><text:tab/></text:span><text:span text:style-name="T15">observadores</text:span><text:span text:style-name="T4">.get(i).actualizar();</text:span></text:p>
      <text:p text:style-name="P2"><text:tab/><text:tab/>}</text:p>
      <text:p text:style-name="P2"><text:tab/>}</text:p>
      <text:p text:style-name="P8"/>
      <text:p text:style-name="P2">}</text:p>
      <text:p text:style-name="P10"><text:span text:style-name="T9"/></text:p>
      <text:p text:style-name="P8"><text:span text:style-name="T3">public</text:span><text:span text:style-name="T8"> </text:span><text:span text:style-name="T3">interface</text:span><text:span text:style-name="T8"> Observable {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agregarObservador(Observador observador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eliminarObservador(Observador observador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notificar();</text:span></text:p>
      <text:p text:style-name="P8"/>
      <text:p text:style-name="P2">}</text:p>
      <text:p text:style-name="P10"><text:span text:style-name="T9"/></text:p>
      <text:p text:style-name="P8"><text:span text:style-name="T3">public</text:span><text:span text:style-name="T8"> </text:span><text:span text:style-name="T3">interface</text:span><text:span text:style-name="T8"> Observador {</text:span></text:p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actualizar();</text:span></text:p>
      <text:p text:style-name="P2">}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10"><text:span text:style-name="T3">package</text:span><text:span text:style-name="T8"> partes;</text:span></text:p>
      <text:p text:style-name="P10"><text:span text:style-name="T9"/></text:p>
      <text:p text:style-name="P8"><text:span text:style-name="T3">public</text:span><text:span text:style-name="T8"> </text:span><text:span text:style-name="T3">abstract</text:span><text:span text:style-name="T8"> </text:span><text:span text:style-name="T3">class</text:span><text:span text:style-name="T8"> Parte </text:span><text:span text:style-name="T3">extends</text:span><text:span text:style-name="T8"> ObjetoObservable </text:span><text:span text:style-name="T3">implements</text:span></text:p>
      <text:p text:style-name="P2"><text:tab/><text:tab/>ObjetoPosicionable {</text:p>
      <text:p text:style-name="P8"><text:span text:style-name="T4"><text:tab/></text:span><text:span text:style-name="T1">protected</text:span><text:span text:style-name="T4"> </text:span><text:span text:style-name="T1">int</text:span><text:span text:style-name="T4"> </text:span><text:span text:style-name="T15">vida</text:span><text:span text:style-name="T4">;</text:span></text:p>
      <text:p text:style-name="P8"><text:span text:style-name="T4"><text:tab/></text:span><text:span text:style-name="T1">protected</text:span><text:span text:style-name="T4"> Vector </text:span><text:span text:style-name="T15">posicion</text:span><text:span text:style-name="T4">;</text:span></text:p>
      <text:p text:style-name="P8"/>
      <text:p text:style-name="P8"><text:span text:style-name="T4"><text:tab/></text:span><text:span text:style-name="T1">public</text:span><text:span text:style-name="T4"> Parte(</text:span><text:span text:style-name="T1">int</text:span><text:span text:style-name="T4"> vidaIni) {</text:span></text:p>
      <text:p text:style-name="P8"><text:span text:style-name="T4"><text:tab/><text:tab/></text:span><text:span text:style-name="T1">super</text:span><text:span text:style-name="T4">();</text:span></text:p>
      <text:p text:style-name="P8"><text:span text:style-name="T4"><text:tab/><text:tab/></text:span><text:span text:style-name="T15">vida</text:span><text:span text:style-name="T4"> = vidaIni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int</text:span><text:span text:style-name="T4"> getX() {</text:span></text:p>
      <text:p text:style-name="P8"><text:span text:style-name="T4"><text:tab/><text:tab/></text:span><text:span text:style-name="T1">return</text:span><text:span text:style-name="T4"> </text:span><text:span text:style-name="T15">posicion</text:span><text:span text:style-name="T4">.x(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int</text:span><text:span text:style-name="T4"> getY() {</text:span></text:p>
      <text:p text:style-name="P8"><text:span text:style-name="T4"><text:tab/><text:tab/></text:span><text:span text:style-name="T1">return</text:span><text:span text:style-name="T4"> </text:span><text:span text:style-name="T15">posicion</text:span><text:span text:style-name="T4">.y(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boolean</text:span><text:span text:style-name="T4"> estaDestruida() {</text:span></text:p>
      <text:p text:style-name="P8"><text:span text:style-name="T4"><text:tab/><text:tab/></text:span><text:span text:style-name="T1">return</text:span><text:span text:style-name="T4"> (</text:span><text:span text:style-name="T15">vida</text:span><text:span text:style-name="T4"> &lt;= 0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explosion(Disparo disparo);</text:span>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cambiarPosicion(Vector nuevaPosicion) {</text:span></text:p>
      <text:p text:style-name="P8"><text:span text:style-name="T4"><text:tab/><text:tab/></text:span><text:span text:style-name="T1">if</text:span><text:span text:style-name="T4"> (</text:span><text:span text:style-name="T15">posicion</text:span><text:span text:style-name="T4"> == </text:span><text:span text:style-name="T1">null</text:span><text:span text:style-name="T4">) {</text:span></text:p>
      <text:p text:style-name="P8"><text:span text:style-name="T4"><text:tab/><text:tab/><text:tab/></text:span><text:span text:style-name="T15">posicion</text:span><text:span text:style-name="T4"> = </text:span><text:span text:style-name="T1">new</text:span><text:span text:style-name="T4"> Vector(nuevaPosicion);</text:span></text:p>
      <text:p text:style-name="P8"><text:span text:style-name="T4"><text:tab/><text:tab/>} </text:span><text:span text:style-name="T1">else</text:span><text:span text:style-name="T4"> {</text:span></text:p>
      <text:p text:style-name="P8"><text:span text:style-name="T4"><text:tab/><text:tab/><text:tab/></text:span><text:span text:style-name="T15">posicion</text:span><text:span text:style-name="T4">.setX(nuevaPosicion.x());</text:span></text:p>
      <text:p text:style-name="P8"><text:span text:style-name="T4"><text:tab/><text:tab/><text:tab/></text:span><text:span text:style-name="T15">posicion</text:span><text:span text:style-name="T4">.setY(nuevaPosicion.y());</text:span></text:p>
      <text:p text:style-name="P2"><text:tab/><text:tab/>}</text:p>
      <text:p text:style-name="P2"><text:tab/>}</text:p>
      <text:p text:style-name="P8"/>
      <text:p text:style-name="P8"><text:span text:style-name="T4"><text:tab/></text:span><text:span text:style-name="T1">public</text:span><text:span text:style-name="T4"> Vector obtenerPosicion() {</text:span></text:p>
      <text:p text:style-name="P8"><text:span text:style-name="T4"><text:tab/><text:tab/></text:span><text:span text:style-name="T1">return</text:span><text:span text:style-name="T4"> </text:span><text:span text:style-name="T15">posicion</text:span><text:span text:style-name="T4">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recibirDanio(</text:span><text:span text:style-name="T1">int</text:span><text:span text:style-name="T4"> danio) {</text:span></text:p>
      <text:p text:style-name="P8"><text:span text:style-name="T4"><text:tab/><text:tab/></text:span><text:span text:style-name="T15">vida</text:span><text:span text:style-name="T4"> -= danio;</text:span></text:p>
      <text:p text:style-name="P2"><text:tab/><text:tab/>notificar();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Element generarNodo();</text:span>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getVida() {</text:span></text:p>
      <text:p text:style-name="P8"><text:span text:style-name="T4"><text:tab/><text:tab/></text:span><text:span text:style-name="T1">return</text:span><text:span text:style-name="T4"> </text:span><text:span text:style-name="T15">vida</text:span><text:span text:style-name="T4">;</text:span></text:p>
      <text:p text:style-name="P2"><text:tab/>}</text:p>
      <text:p text:style-name="P2">}</text:p>
      <text:p text:style-name="P10"><text:span text:style-name="T9"/></text:p>
      <text:p text:style-name="P10"><text:span text:style-name="T9"/></text:p>
      <text:p text:style-name="P8"><text:span text:style-name="T3">public</text:span><text:span text:style-name="T8"> </text:span><text:span text:style-name="T3">class</text:span><text:span text:style-name="T8"> ParteDanioDisparo </text:span><text:span text:style-name="T3">extends</text:span><text:span text:style-name="T8"> Parte {</text:span></text:p>
      <text:p text:style-name="P8"/>
      <text:p text:style-name="P8"><text:span text:style-name="T4"><text:s text:c="4"/></text:span><text:span text:style-name="T1">public</text:span><text:span text:style-name="T4"> ParteDanioDisparo(</text:span><text:span text:style-name="T1">int</text:span><text:span text:style-name="T4"> vidaIni) {</text:span></text:p>
      <text:p text:style-name="P8"><text:span text:style-name="T4"><text:s text:c="8"/></text:span><text:span text:style-name="T1">super</text:span><text:span text:style-name="T4">(vidaIni);</text:span></text:p>
      <text:p text:style-name="P2"><text:s text:c="4"/>}</text:p>
      <text:p text:style-name="P8"/>
      <text:p text:style-name="P8"><text:soft-page-break/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explosion(Disparo disparo) {</text:span></text:p>
      <text:p text:style-name="P8"><text:span text:style-name="T4"><text:s text:c="8"/>disparo.afectar(</text:span><text:span text:style-name="T1">this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Element generarNodo() {</text:span></text:p>
      <text:p text:style-name="P8"><text:span text:style-name="T4"><text:s text:c="8"/>Element nodoADevolver = DocumentHelper.</text:span><text:span text:style-name="T5">createElement</text:span><text:span text:style-name="T4">(</text:span><text:span text:style-name="T13">"ParteDanioDisparo"</text:span><text:span text:style-name="T4">);</text:span></text:p>
      <text:p text:style-name="P8"><text:span text:style-name="T4"><text:s text:c="8"/>nodoADevolver.addAttribute(</text:span><text:span text:style-name="T13">"vida"</text:span><text:span text:style-name="T4">, Integer.</text:span><text:span text:style-name="T5">toString</text:span><text:span text:style-name="T4">(</text:span><text:span text:style-name="T15">vida</text:span><text:span text:style-name="T4">));</text:span></text:p>
      <text:p text:style-name="P8"><text:span text:style-name="T4"><text:s text:c="8"/></text:span><text:span text:style-name="T1">return</text:span><text:span text:style-name="T4"> nodoADevolver;</text:span></text:p>
      <text:p text:style-name="P2"><text:s text:c="4"/>}</text:p>
      <text:p text:style-name="P2">}</text:p>
      <text:p text:style-name="P10"><text:span text:style-name="T9"/></text:p>
      <text:p text:style-name="P8"><text:span text:style-name="T3">public</text:span><text:span text:style-name="T8"> </text:span><text:span text:style-name="T3">class</text:span><text:span text:style-name="T8"> ParteDanioTotal </text:span><text:span text:style-name="T3">extends</text:span><text:span text:style-name="T8"> Parte {</text:span></text:p>
      <text:p text:style-name="P8"/>
      <text:p text:style-name="P8"><text:span text:style-name="T4"><text:s text:c="4"/></text:span><text:span text:style-name="T1">public</text:span><text:span text:style-name="T4"> ParteDanioTotal(</text:span><text:span text:style-name="T1">int</text:span><text:span text:style-name="T4"> vidaIni) {</text:span></text:p>
      <text:p text:style-name="P8"><text:span text:style-name="T4"><text:s text:c="8"/></text:span><text:span text:style-name="T1">super</text:span><text:span text:style-name="T4">(vidaIni)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explosion(Disparo disparo) {</text:span></text:p>
      <text:p text:style-name="P8"><text:span text:style-name="T4"><text:s text:c="8"/>disparo.afectar(</text:span><text:span text:style-name="T1">this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Element generarNodo() {</text:span></text:p>
      <text:p text:style-name="P8"><text:span text:style-name="T4"><text:s text:c="8"/>Element nodoADevolver = DocumentHelper.</text:span><text:span text:style-name="T5">createElement</text:span><text:span text:style-name="T4">(</text:span><text:span text:style-name="T13">"ParteDanioTotal"</text:span><text:span text:style-name="T4">);</text:span></text:p>
      <text:p text:style-name="P8"><text:span text:style-name="T4"><text:s text:c="8"/>nodoADevolver.addAttribute(</text:span><text:span text:style-name="T13">"vida"</text:span><text:span text:style-name="T4">, Integer.</text:span><text:span text:style-name="T5">toString</text:span><text:span text:style-name="T4">(</text:span><text:span text:style-name="T15">vida</text:span><text:span text:style-name="T4">));</text:span></text:p>
      <text:p text:style-name="P8"><text:span text:style-name="T4"><text:s text:c="8"/></text:span><text:span text:style-name="T1">return</text:span><text:span text:style-name="T4"> nodoADevolver;</text:span></text:p>
      <text:p text:style-name="P2"><text:s text:c="4"/>}</text:p>
      <text:p text:style-name="P8"/>
      <text:p text:style-name="P2">}</text:p>
      <text:p text:style-name="P10"><text:span text:style-name="T9"/></text:p>
      <text:p text:style-name="P10"><text:span text:style-name="T3">package</text:span><text:span text:style-name="T8"> partida;</text:span></text:p>
      <text:p text:style-name="P10"><text:span text:style-name="T9"/></text:p>
      <text:p text:style-name="P8"><text:span text:style-name="T3">public</text:span><text:span text:style-name="T8"> </text:span><text:span text:style-name="T3">class</text:span><text:span text:style-name="T8"> ConstructorDeDaniador {</text:span></text:p>
      <text:p text:style-name="P8"><text:span text:style-name="T4"><text:tab/>ArrayList&lt;Disparo&gt; </text:span><text:span text:style-name="T15">disparosPosibles</text:span><text:span text:style-name="T4">;</text:span></text:p>
      <text:p text:style-name="P8"/>
      <text:p text:style-name="P8"><text:span text:style-name="T4"><text:tab/></text:span><text:span text:style-name="T1">public</text:span><text:span text:style-name="T4"> ConstructorDeDaniador() {</text:span></text:p>
      <text:p text:style-name="P8"><text:span text:style-name="T4"><text:tab/><text:tab/></text:span><text:span text:style-name="T15">disparosPosibles</text:span><text:span text:style-name="T4"> = </text:span><text:span text:style-name="T1">new</text:span><text:span text:style-name="T4"> ArrayList&lt;Disparo&gt;();</text:span></text:p>
      <text:p text:style-name="P8"><text:span text:style-name="T4"><text:tab/><text:tab/></text:span><text:span text:style-name="T15">disparosPosibles</text:span><text:span text:style-name="T4">.add(</text:span><text:span text:style-name="T1">new</text:span><text:span text:style-name="T4"> MinaContacto());</text:span></text:p>
      <text:p text:style-name="P8"><text:span text:style-name="T4"><text:tab/><text:tab/></text:span><text:span text:style-name="T15">disparosPosibles</text:span><text:span text:style-name="T4">.add(</text:span><text:span text:style-name="T1">new</text:span><text:span text:style-name="T4"> MinaDobleRadio());</text:span></text:p>
      <text:p text:style-name="P8"><text:span text:style-name="T4"><text:tab/><text:tab/></text:span><text:span text:style-name="T15">disparosPosibles</text:span><text:span text:style-name="T4">.add(</text:span><text:span text:style-name="T1">new</text:span><text:span text:style-name="T4"> MinaRadio());</text:span></text:p>
      <text:p text:style-name="P8"><text:span text:style-name="T4"><text:tab/><text:tab/></text:span><text:span text:style-name="T15">disparosPosibles</text:span><text:span text:style-name="T4">.add(</text:span><text:span text:style-name="T1">new</text:span><text:span text:style-name="T4"> DisparoConvencional()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Disparo construirDisparo(String nombre, Vector posicion)</text:span></text:p>
      <text:p text:style-name="P8"><text:span text:style-name="T4"><text:tab/><text:tab/><text:tab/></text:span><text:span text:style-name="T1">throws</text:span><text:span text:style-name="T4"> DisparoInvalido {</text:span></text:p>
      <text:p text:style-name="P2"><text:tab/><text:tab/>String nombrePosible;</text:p>
      <text:p text:style-name="P2"><text:tab/><text:tab/>Disparo disparoADevolver;</text:p>
      <text:p text:style-name="P8"/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0; i &lt; </text:span><text:span text:style-name="T15">disparosPosibles</text:span><text:span text:style-name="T4">.size(); i++) {</text:span></text:p>
      <text:p text:style-name="P8"/>
      <text:p text:style-name="P8"><text:span text:style-name="T4"><text:tab/><text:tab/><text:tab/>nombrePosible = (</text:span><text:span text:style-name="T15">disparosPosibles</text:span><text:span text:style-name="T4">.get(i)).obtenerNombre();</text:span></text:p>
      <text:p text:style-name="P8"/>
      <text:p text:style-name="P8"><text:span text:style-name="T4"><text:tab/><text:tab/><text:tab/></text:span><text:span text:style-name="T1">if</text:span><text:span text:style-name="T4"> (nombre.equals(nombrePosible)) {</text:span></text:p>
      <text:p text:style-name="P8"/>
      <text:p text:style-name="P8"><text:span text:style-name="T4"><text:tab/><text:tab/><text:tab/><text:tab/>disparoADevolver = </text:span><text:span text:style-name="T15">disparosPosibles</text:span><text:span text:style-name="T4">.get(i);</text:span></text:p>
      <text:p text:style-name="P8"/>
      <text:p text:style-name="P8"><text:span text:style-name="T4"><text:tab/><text:tab/><text:tab/><text:tab/></text:span><text:span text:style-name="T1">try</text:span><text:span text:style-name="T4"> {</text:span></text:p>
      <text:p text:style-name="P2"><text:soft-page-break/><text:tab/><text:tab/><text:tab/><text:tab/><text:tab/>disparoADevolver.cambiarCasillerosAfectados(posicion);</text:p>
      <text:p text:style-name="P8"><text:span text:style-name="T4"><text:tab/><text:tab/><text:tab/><text:tab/>} </text:span><text:span text:style-name="T1">catch</text:span><text:span text:style-name="T4"> (PosicionInvalida error) {</text:span></text:p>
      <text:p text:style-name="P8"><text:span text:style-name="T4"><text:tab/><text:tab/><text:tab/><text:tab/><text:tab/></text:span><text:span text:style-name="T1">throw</text:span><text:span text:style-name="T4"> </text:span><text:span text:style-name="T1">new</text:span><text:span text:style-name="T4"> DisparoInvalido();</text:span></text:p>
      <text:p text:style-name="P2"><text:tab/><text:tab/><text:tab/><text:tab/>}</text:p>
      <text:p text:style-name="P8"/>
      <text:p text:style-name="P8"><text:span text:style-name="T4"><text:tab/><text:tab/><text:tab/><text:tab/></text:span><text:span text:style-name="T1">return</text:span><text:span text:style-name="T4"> disparoADevolver;</text:span></text:p>
      <text:p text:style-name="P2"><text:tab/><text:tab/><text:tab/>}</text:p>
      <text:p text:style-name="P8"/>
      <text:p text:style-name="P2"><text:tab/><text:tab/>}</text:p>
      <text:p text:style-name="P8"><text:span text:style-name="T4"><text:tab/><text:tab/></text:span><text:span text:style-name="T1">throw</text:span><text:span text:style-name="T4"> </text:span><text:span text:style-name="T1">new</text:span><text:span text:style-name="T4"> DisparoInvalido();</text:span></text:p>
      <text:p text:style-name="P2"><text:tab/>}</text:p>
      <text:p text:style-name="P8"/>
      <text:p text:style-name="P8"><text:span text:style-name="T4"><text:tab/></text:span><text:span text:style-name="T10">// ESTO NO TOMA EN CUENTA HACE CUANTOS TURNOS FUE PUESTA LA MINA. AGREGAR.</text:span></text:p>
      <text:p text:style-name="P8"><text:span text:style-name="T4"><text:tab/></text:span><text:span text:style-name="T1">public</text:span><text:span text:style-name="T4"> ArrayList&lt;Daniador&gt; construirDisparos(Element nodoDisparos) {</text:span></text:p>
      <text:p text:style-name="P2"><text:tab/><text:tab/>Element nodoDisparo;</text:p>
      <text:p text:style-name="P8"><text:span text:style-name="T4"><text:tab/><text:tab/>ArrayList&lt;Daniador&gt; listaADevolver = </text:span><text:span text:style-name="T1">new</text:span><text:span text:style-name="T4"> ArrayList&lt;Daniador&gt;();</text:span></text:p>
      <text:p text:style-name="P8"/>
      <text:p text:style-name="P8"><text:span text:style-name="T4"><text:tab/><text:tab/></text:span><text:span text:style-name="T10">// </text:span><text:span text:style-name="T11">obtengo</text:span><text:span text:style-name="T10"> </text:span><text:span text:style-name="T11">los</text:span><text:span text:style-name="T10"> </text:span><text:span text:style-name="T11">nodos</text:span><text:span text:style-name="T10"> </text:span><text:span text:style-name="T11">de</text:span><text:span text:style-name="T10"> </text:span><text:span text:style-name="T11">cada</text:span><text:span text:style-name="T10"> </text:span><text:span text:style-name="T11">disparo</text:span><text:span text:style-name="T10"> </text:span><text:span text:style-name="T11">en</text:span><text:span text:style-name="T10"> </text:span><text:span text:style-name="T11">una</text:span><text:span text:style-name="T10"> </text:span><text:span text:style-name="T11">lista</text:span><text:span text:style-name="T10">.</text:span></text:p>
      <text:p text:style-name="P2"><text:tab/><text:tab/>List&lt;Element&gt; listaNodosDisparo = <text:span text:style-name="T17">nodoDisparos.elements()</text:span>;</text:p>
      <text:p text:style-name="P2"><text:tab/><text:tab/>Iterator&lt;Element&gt; iterador = listaNodosDisparo.iterator();</text:p>
      <text:p text:style-name="P8"/>
      <text:p text:style-name="P8"><text:span text:style-name="T4"><text:tab/><text:tab/></text:span><text:span text:style-name="T1">while</text:span><text:span text:style-name="T4"> (iterador.hasNext()) {</text:span></text:p>
      <text:p text:style-name="P2"><text:tab/><text:tab/><text:tab/>nodoDisparo = iterador.next();</text:p>
      <text:p text:style-name="P8"><text:span text:style-name="T4"><text:tab/><text:tab/><text:tab/>Vector posicion = </text:span><text:span text:style-name="T1">new</text:span><text:span text:style-name="T4"> Vector(nodoDisparo.attributeValue(</text:span><text:span text:style-name="T13">"posicion"</text:span><text:span text:style-name="T4">));</text:span></text:p>
      <text:p text:style-name="P8"><text:span text:style-name="T4"><text:tab/><text:tab/><text:tab/>listaADevolver.add(</text:span><text:span text:style-name="T1">this</text:span><text:span text:style-name="T4">.construirDisparo(nodoDisparo.getName()</text:span></text:p>
      <text:p text:style-name="P2"><text:tab/><text:tab/><text:tab/><text:tab/><text:tab/>.toLowerCase(), posicion));</text:p>
      <text:p text:style-name="P2"><text:tab/><text:tab/>}</text:p>
      <text:p text:style-name="P8"><text:span text:style-name="T4"><text:tab/><text:tab/></text:span><text:span text:style-name="T1">return</text:span><text:span text:style-name="T4"> listaADevolver;</text:span></text:p>
      <text:p text:style-name="P2"><text:tab/>}</text:p>
      <text:p text:style-name="P2">}</text:p>
      <text:p text:style-name="P10"><text:span text:style-name="T9"/></text:p>
      <text:p text:style-name="P8"><text:span text:style-name="T3">public</text:span><text:span text:style-name="T8"> </text:span><text:span text:style-name="T3">class</text:span><text:span text:style-name="T8"> ManejadorDeElementosDelTablero </text:span><text:span text:style-name="T3">implements</text:span><text:span text:style-name="T8"> Observador {</text:span></text:p>
      <text:p text:style-name="P8"/>
      <text:p text:style-name="P8"><text:span text:style-name="T4"><text:tab/></text:span><text:span text:style-name="T1">protected</text:span><text:span text:style-name="T4"> ArrayList&lt;Movible&gt; </text:span><text:span text:style-name="T15">elementosAMoverPorTurno</text:span><text:span text:style-name="T4">;</text:span></text:p>
      <text:p text:style-name="P8"><text:span text:style-name="T4"><text:tab/></text:span><text:span text:style-name="T1">protected</text:span><text:span text:style-name="T4"> ArrayList&lt;Destructible&gt; </text:span><text:span text:style-name="T15">elementosADestruirParaGanar</text:span><text:span text:style-name="T4">;</text:span></text:p>
      <text:p text:style-name="P8"><text:span text:style-name="T4"><text:tab/></text:span><text:span text:style-name="T1">final</text:span><text:span text:style-name="T4"> ArrayList&lt;AbstractMovimientoFactory&gt; </text:span><text:span text:style-name="T15">constructoresDeMovimientosPosibles</text:span><text:span text:style-name="T4">;</text:span></text:p>
      <text:p text:style-name="P8"/>
      <text:p text:style-name="P8"><text:span text:style-name="T4"><text:tab/></text:span><text:span text:style-name="T1">public</text:span><text:span text:style-name="T4"> ManejadorDeElementosDelTablero() {</text:span></text:p>
      <text:p text:style-name="P8"><text:span text:style-name="T4"><text:tab/><text:tab/></text:span><text:span text:style-name="T15">elementosAMoverPorTurno</text:span><text:span text:style-name="T4"> = </text:span><text:span text:style-name="T1">new</text:span><text:span text:style-name="T4"> ArrayList&lt;Movible&gt;();</text:span></text:p>
      <text:p text:style-name="P8"><text:span text:style-name="T4"><text:tab/><text:tab/></text:span><text:span text:style-name="T15">elementosADestruirParaGanar</text:span><text:span text:style-name="T4"> = </text:span><text:span text:style-name="T1">new</text:span><text:span text:style-name="T4"> ArrayList&lt;Destructible&gt;();</text:span></text:p>
      <text:p text:style-name="P8"><text:span text:style-name="T4"><text:tab/><text:tab/></text:span><text:span text:style-name="T15">constructoresDeMovimientosPosibles</text:span><text:span text:style-name="T4"> = </text:span><text:span text:style-name="T1">new</text:span><text:span text:style-name="T4"> ArrayList&lt;AbstractMovimientoFactory&gt;();</text:span></text:p>
      <text:p text:style-name="P8"><text:span text:style-name="T4"><text:tab/><text:tab/></text:span><text:span text:style-name="T15">constructoresDeMovimientosPosibles</text:span><text:span text:style-name="T4">.add(</text:span><text:span text:style-name="T1">new</text:span><text:span text:style-name="T4"> MovimientoLinealFactory()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ArrayList&lt;Barco&gt; crearBarcosPorDefault() {</text:span></text:p>
      <text:p text:style-name="P8"><text:span text:style-name="T4"><text:tab/><text:tab/>ArrayList&lt;AbstractBarcoFactory&gt; factorysDeBarco = </text:span><text:span text:style-name="T1">new</text:span><text:span text:style-name="T4"> ArrayList&lt;AbstractBarcoFactory&gt;();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0; i &lt; 2; i++) {</text:span></text:p>
      <text:p text:style-name="P8"><text:span text:style-name="T4"><text:tab/><text:tab/><text:tab/>factorysDeBarco.add(</text:span><text:span text:style-name="T1">new</text:span><text:span text:style-name="T4"> LanchaFactory());</text:span></text:p>
      <text:p text:style-name="P8"><text:span text:style-name="T4"><text:tab/><text:tab/><text:tab/>factorysDeBarco.add(</text:span><text:span text:style-name="T1">new</text:span><text:span text:style-name="T4"> DestructorFactory());</text:span></text:p>
      <text:p text:style-name="P2"><text:tab/><text:tab/>}</text:p>
      <text:p text:style-name="P8"><text:span text:style-name="T4"><text:tab/><text:tab/>factorysDeBarco.add(</text:span><text:span text:style-name="T1">new</text:span><text:span text:style-name="T4"> BuqueFactory());</text:span></text:p>
      <text:p text:style-name="P8"><text:span text:style-name="T4"><text:tab/><text:tab/>factorysDeBarco.add(</text:span><text:span text:style-name="T1">new</text:span><text:span text:style-name="T4"> PortaavionesFactory());</text:span></text:p>
      <text:p text:style-name="P8"><text:span text:style-name="T4"><text:tab/><text:tab/>factorysDeBarco.add(</text:span><text:span text:style-name="T1">new</text:span><text:span text:style-name="T4"> RompehieloFactory());</text:span></text:p>
      <text:p text:style-name="P8"><text:span text:style-name="T4"><text:tab/><text:tab/></text:span><text:span text:style-name="T1">return</text:span><text:span text:style-name="T4"> crearBarcosConParametrosAleatoriosDeLosConstructores(factorysDeBarco);</text:span></text:p>
      <text:p text:style-name="P2"><text:tab/>}</text:p>
      <text:p text:style-name="P8"><text:soft-page-break/></text:p>
      <text:p text:style-name="P8"><text:span text:style-name="T4"><text:tab/></text:span><text:span text:style-name="T1">public</text:span><text:span text:style-name="T4"> ArrayList&lt;Barco&gt; crearBarcosConParametrosAleatoriosDeLosConstructores(</text:span></text:p>
      <text:p text:style-name="P2"><text:tab/><text:tab/><text:tab/>ArrayList&lt;AbstractBarcoFactory&gt; factorysDeBarco) {</text:p>
      <text:p text:style-name="P2"><text:tab/><text:tab/>AbstractBarcoFactory factoryDeBarcoAuxiliar;</text:p>
      <text:p text:style-name="P8"><text:span text:style-name="T4"><text:tab/><text:tab/>ArrayList&lt;Barco&gt; barcosCreados = </text:span><text:span text:style-name="T1">new</text:span><text:span text:style-name="T4"> ArrayList&lt;Barco&gt;();</text:span></text:p>
      <text:p text:style-name="P2"><text:tab/><text:tab/>Barco barcoAuxiliar;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0; i &lt; factorysDeBarco.size(); i++) {</text:span></text:p>
      <text:p text:style-name="P2"><text:tab/><text:tab/><text:tab/>factoryDeBarcoAuxiliar = factorysDeBarco.get(i);</text:p>
      <text:p text:style-name="P2"><text:tab/><text:tab/><text:tab/>barcoAuxiliar = factoryDeBarcoAuxiliar.crearBarco(</text:p>
      <text:p text:style-name="P8"><text:span text:style-name="T4"><text:tab/><text:tab/><text:tab/><text:tab/><text:tab/></text:span><text:span text:style-name="T1">this</text:span><text:span text:style-name="T4">.crearOrientacionAleatoria(),</text:span></text:p>
      <text:p text:style-name="P8"><text:span text:style-name="T4"><text:tab/><text:tab/><text:tab/><text:tab/><text:tab/></text:span><text:span text:style-name="T1">this</text:span><text:span text:style-name="T4">.crearMovimientoAleatorio());</text:span></text:p>
      <text:p text:style-name="P8"><text:span text:style-name="T4"><text:tab/><text:tab/><text:tab/>barcoAuxiliar.agregarObservador(</text:span><text:span text:style-name="T1">this</text:span><text:span text:style-name="T4">);</text:span></text:p>
      <text:p text:style-name="P8"><text:span text:style-name="T4"><text:tab/><text:tab/><text:tab/></text:span><text:span text:style-name="T15">elementosAMoverPorTurno</text:span><text:span text:style-name="T4">.add(barcoAuxiliar);</text:span></text:p>
      <text:p text:style-name="P8"><text:span text:style-name="T4"><text:tab/><text:tab/><text:tab/></text:span><text:span text:style-name="T15">elementosADestruirParaGanar</text:span><text:span text:style-name="T4">.add(barcoAuxiliar);</text:span></text:p>
      <text:p text:style-name="P8"><text:span text:style-name="T4"><text:tab/><text:tab/><text:tab/>barcoAuxiliar.colocarEnTablero(</text:span><text:span text:style-name="T1">this</text:span><text:span text:style-name="T4">.crearPosicionAleatoria());</text:span></text:p>
      <text:p text:style-name="P2"><text:tab/><text:tab/><text:tab/>barcosCreados.add(barcoAuxiliar);</text:p>
      <text:p text:style-name="P2"><text:tab/><text:tab/>}</text:p>
      <text:p text:style-name="P8"><text:span text:style-name="T4"><text:tab/><text:tab/></text:span><text:span text:style-name="T1">return</text:span><text:span text:style-name="T4"> barcosCreados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cantidadDeElementosADestruirParaGanar() {</text:span></text:p>
      <text:p text:style-name="P8"><text:span text:style-name="T4"><text:tab/><text:tab/></text:span><text:span text:style-name="T1">return</text:span><text:span text:style-name="T4"> </text:span><text:span text:style-name="T15">elementosADestruirParaGanar</text:span><text:span text:style-name="T4">.size(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cantidadDeElementosDestruidos() {</text:span></text:p>
      <text:p text:style-name="P8"><text:span text:style-name="T4"><text:tab/><text:tab/></text:span><text:span text:style-name="T1">int</text:span><text:span text:style-name="T4"> contador = 0;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x = 0; x &lt; </text:span><text:span text:style-name="T15">elementosADestruirParaGanar</text:span><text:span text:style-name="T4">.size(); x++) {</text:span></text:p>
      <text:p text:style-name="P8"><text:span text:style-name="T4"><text:tab/><text:tab/><text:tab/></text:span><text:span text:style-name="T1">if</text:span><text:span text:style-name="T4"> ((</text:span><text:span text:style-name="T15">elementosADestruirParaGanar</text:span><text:span text:style-name="T4">.get(x)).estaDestruido()) {</text:span></text:p>
      <text:p text:style-name="P2"><text:tab/><text:tab/><text:tab/><text:tab/>contador++;</text:p>
      <text:p text:style-name="P2"><text:tab/><text:tab/><text:tab/>}</text:p>
      <text:p text:style-name="P2"><text:tab/><text:tab/>}</text:p>
      <text:p text:style-name="P8"><text:span text:style-name="T4"><text:tab/><text:tab/></text:span><text:span text:style-name="T1">return</text:span><text:span text:style-name="T4"> contador;</text:span></text:p>
      <text:p text:style-name="P8"/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moverElementos() {</text:span>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x = 0; x &lt; </text:span><text:span text:style-name="T15">elementosAMoverPorTurno</text:span><text:span text:style-name="T4">.size(); x++) {</text:span></text:p>
      <text:p text:style-name="P8"><text:span text:style-name="T4"><text:tab/><text:tab/><text:tab/>(</text:span><text:span text:style-name="T15">elementosAMoverPorTurno</text:span><text:span text:style-name="T4">.get(x)).moverse();</text:span></text:p>
      <text:p text:style-name="P2"><text:tab/><text:tab/>}</text:p>
      <text:p text:style-name="P8"/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boolean</text:span><text:span text:style-name="T4"> todosLosDestructiblesEstanDestruidos() {</text:span></text:p>
      <text:p text:style-name="P8"><text:span text:style-name="T4"><text:tab/><text:tab/></text:span><text:span text:style-name="T1">return</text:span><text:span text:style-name="T4"> (</text:span><text:span text:style-name="T1">this</text:span><text:span text:style-name="T4">.cantidadDeElementosDestruidos()) == (</text:span><text:span text:style-name="T1">this</text:span></text:p>
      <text:p text:style-name="P2"><text:tab/><text:tab/><text:tab/><text:tab/>.cantidadDeElementosADestruirParaGanar());</text:p>
      <text:p text:style-name="P2"><text:tab/>}</text:p>
      <text:p text:style-name="P8"/>
      <text:p text:style-name="P8"><text:span text:style-name="T4"><text:tab/></text:span><text:span text:style-name="T1">public</text:span><text:span text:style-name="T4"> ArrayList&lt;Barco&gt; crearBarcos(Element nodoBarcos) {</text:span></text:p>
      <text:p text:style-name="P8"><text:span text:style-name="T4"><text:tab/><text:tab/></text:span><text:span text:style-name="T10">// </text:span><text:span text:style-name="T11">primero</text:span><text:span text:style-name="T10"> </text:span><text:span text:style-name="T11">busco</text:span><text:span text:style-name="T10"> </text:span><text:span text:style-name="T11">la</text:span><text:span text:style-name="T10"> </text:span><text:span text:style-name="T11">lista</text:span><text:span text:style-name="T10"> </text:span><text:span text:style-name="T11">de</text:span><text:span text:style-name="T10"> </text:span><text:span text:style-name="T11">nodos</text:span><text:span text:style-name="T10"> </text:span><text:span text:style-name="T11">de</text:span><text:span text:style-name="T10"> </text:span><text:span text:style-name="T11">barcos</text:span><text:span text:style-name="T10">. </text:span><text:span text:style-name="T11">Primero</text:span><text:span text:style-name="T10"> </text:span><text:span text:style-name="T11">para</text:span><text:span text:style-name="T10"> </text:span><text:span text:style-name="T11">barcos</text:span></text:p>
      <text:p text:style-name="P8"><text:span text:style-name="T4"><text:tab/><text:tab/></text:span><text:span text:style-name="T10">// </text:span><text:span text:style-name="T11">completos</text:span><text:span text:style-name="T10">.</text:span></text:p>
      <text:p text:style-name="P8"><text:span text:style-name="T4"><text:tab/><text:tab/>ArrayList&lt;Barco&gt; ListaBarcos = </text:span><text:span text:style-name="T1">new</text:span><text:span text:style-name="T4"> ArrayList&lt;Barco&gt;();</text:span></text:p>
      <text:p text:style-name="P2"><text:tab/><text:tab/>List&lt;Element&gt; listaNodosBarcos = <text:span text:style-name="T17">nodoBarcos.elements()</text:span>;</text:p>
      <text:p text:style-name="P2"><text:tab/><text:tab/>Iterator&lt;Element&gt; it = listaNodosBarcos.iterator();</text:p>
      <text:p text:style-name="P8"/>
      <text:p text:style-name="P8"><text:span text:style-name="T4"><text:tab/><text:tab/></text:span><text:span text:style-name="T1">while</text:span><text:span text:style-name="T4"> (it.hasNext()) {</text:span></text:p>
      <text:p text:style-name="P2"><text:tab/><text:tab/><text:tab/>Element nodoBarco = it.next();</text:p>
      <text:p text:style-name="P8"/>
      <text:p text:style-name="P8"><text:span text:style-name="T4"><text:tab/><text:tab/><text:tab/></text:span><text:span text:style-name="T10">// </text:span><text:span text:style-name="T11">busco</text:span><text:span text:style-name="T10"> </text:span><text:span text:style-name="T11">la</text:span><text:span text:style-name="T10"> </text:span><text:span text:style-name="T11">estrategia</text:span><text:span text:style-name="T10">.</text:span></text:p>
      <text:p text:style-name="P2"><text:tab/><text:tab/><text:tab/>MovimientoStrategy estrategiaActual;</text:p>
      <text:p text:style-name="P8"><text:span text:style-name="T4"><text:tab/><text:tab/><text:tab/>Element nodoEstrategia = nodoBarco.element(</text:span><text:span text:style-name="T13">"Estrategia"</text:span><text:span text:style-name="T4">);</text:span></text:p>
      <text:p text:style-name="P8"><text:span text:style-name="T4"><text:tab/><text:tab/><text:tab/>Vector direccionActual = </text:span><text:span text:style-name="T1">new</text:span><text:span text:style-name="T4"> Vector(</text:span></text:p>
      <text:p text:style-name="P8"><text:soft-page-break/><text:span text:style-name="T4"><text:tab/><text:tab/><text:tab/><text:tab/><text:tab/>nodoEstrategia.attributeValue(</text:span><text:span text:style-name="T13">"direccionActual"</text:span><text:span text:style-name="T4">));</text:span></text:p>
      <text:p text:style-name="P8"><text:span text:style-name="T4"><text:tab/><text:tab/><text:tab/></text:span><text:span text:style-name="T1">switch</text:span><text:span text:style-name="T4"> (nodoEstrategia.attributeValue(</text:span><text:span text:style-name="T13">"tipo"</text:span><text:span text:style-name="T4">)) {</text:span></text:p>
      <text:p text:style-name="P8"><text:span text:style-name="T4"><text:tab/><text:tab/><text:tab/></text:span><text:span text:style-name="T1">case</text:span><text:span text:style-name="T4"> </text:span><text:span text:style-name="T13">"MovimientoLinealStrategy"</text:span><text:span text:style-name="T4">:</text:span></text:p>
      <text:p text:style-name="P8"><text:span text:style-name="T4"><text:tab/><text:tab/><text:tab/><text:tab/>estrategiaActual = </text:span><text:span text:style-name="T1">new</text:span><text:span text:style-name="T4"> MovimientoLinealStrategy(direccionActual);</text:span></text:p>
      <text:p text:style-name="P8"><text:span text:style-name="T4"><text:tab/><text:tab/><text:tab/><text:tab/></text:span><text:span text:style-name="T1">break</text:span><text:span text:style-name="T4">;</text:span></text:p>
      <text:p text:style-name="P8"><text:span text:style-name="T4"><text:tab/><text:tab/><text:tab/></text:span><text:span text:style-name="T1">default</text:span><text:span text:style-name="T4">:</text:span></text:p>
      <text:p text:style-name="P8"><text:span text:style-name="T4"><text:tab/><text:tab/><text:tab/><text:tab/></text:span><text:span text:style-name="T1">throw</text:span><text:span text:style-name="T4"> </text:span><text:span text:style-name="T1">new</text:span><text:span text:style-name="T4"> Error(</text:span><text:span text:style-name="T13">"No se reconoce la estrategia "</text:span></text:p>
      <text:p text:style-name="P8"><text:span text:style-name="T4"><text:tab/><text:tab/><text:tab/><text:tab/><text:tab/><text:tab/>+ nodoEstrategia.attributeValue(</text:span><text:span text:style-name="T13">"tipo"</text:span><text:span text:style-name="T4">));</text:span></text:p>
      <text:p text:style-name="P2"><text:tab/><text:tab/><text:tab/>}</text:p>
      <text:p text:style-name="P8"/>
      <text:p text:style-name="P8"><text:span text:style-name="T4"><text:tab/><text:tab/><text:tab/></text:span><text:span text:style-name="T10">// </text:span><text:span text:style-name="T11">busco</text:span><text:span text:style-name="T10"> el </text:span><text:span text:style-name="T11">barco</text:span><text:span text:style-name="T10">.</text:span></text:p>
      <text:p text:style-name="P2"><text:tab/><text:tab/><text:tab/>Barco barcoActual;</text:p>
      <text:p text:style-name="P8"><text:span text:style-name="T4"><text:tab/><text:tab/><text:tab/>Vector orientacionActual = </text:span><text:span text:style-name="T1">new</text:span><text:span text:style-name="T4"> Vector(</text:span></text:p>
      <text:p text:style-name="P8"><text:span text:style-name="T4"><text:tab/><text:tab/><text:tab/><text:tab/><text:tab/>nodoBarco.attributeValue(</text:span><text:span text:style-name="T13">"orientacion"</text:span><text:span text:style-name="T4">));</text:span></text:p>
      <text:p text:style-name="P8"><text:span text:style-name="T4"><text:tab/><text:tab/><text:tab/></text:span><text:span text:style-name="T1">switch</text:span><text:span text:style-name="T4"> (nodoBarco.getName()) {</text:span></text:p>
      <text:p text:style-name="P8"><text:span text:style-name="T4"><text:tab/><text:tab/><text:tab/></text:span><text:span text:style-name="T1">case</text:span><text:span text:style-name="T4"> </text:span><text:span text:style-name="T13">"Lancha"</text:span><text:span text:style-name="T4">:</text:span></text:p>
      <text:p text:style-name="P8"><text:span text:style-name="T4"><text:tab/><text:tab/><text:tab/><text:tab/></text:span><text:span text:style-name="T1">if</text:span><text:span text:style-name="T4"> (nodoBarco.attributeValue(</text:span><text:span text:style-name="T13">"completo"</text:span><text:span text:style-name="T4">).equals(</text:span><text:span text:style-name="T13">"si"</text:span><text:span text:style-name="T4">)) {</text:span></text:p>
      <text:p text:style-name="P8"><text:span text:style-name="T4"><text:tab/><text:tab/><text:tab/><text:tab/><text:tab/>barcoActual = </text:span><text:span text:style-name="T1">new</text:span><text:span text:style-name="T4"> Lancha(orientacionActual,</text:span></text:p>
      <text:p text:style-name="P2"><text:tab/><text:tab/><text:tab/><text:tab/><text:tab/><text:tab/><text:tab/>estrategiaActual);</text:p>
      <text:p text:style-name="P8"><text:span text:style-name="T4"><text:tab/><text:tab/><text:tab/><text:tab/>} </text:span><text:span text:style-name="T1">else</text:span><text:span text:style-name="T4"> {</text:span></text:p>
      <text:p text:style-name="P8"><text:span text:style-name="T4"><text:tab/><text:tab/><text:tab/><text:tab/><text:tab/>barcoActual = </text:span><text:span text:style-name="T1">new</text:span><text:span text:style-name="T4"> Lancha(nodoBarco, estrategiaActual);</text:span></text:p>
      <text:p text:style-name="P2"><text:tab/><text:tab/><text:tab/><text:tab/>}</text:p>
      <text:p text:style-name="P8"><text:span text:style-name="T4"><text:tab/><text:tab/><text:tab/><text:tab/></text:span><text:span text:style-name="T1">break</text:span><text:span text:style-name="T4">;</text:span></text:p>
      <text:p text:style-name="P8"><text:span text:style-name="T4"><text:tab/><text:tab/><text:tab/></text:span><text:span text:style-name="T1">case</text:span><text:span text:style-name="T4"> </text:span><text:span text:style-name="T13">"Buque"</text:span><text:span text:style-name="T4">:</text:span></text:p>
      <text:p text:style-name="P8"><text:span text:style-name="T4"><text:tab/><text:tab/><text:tab/><text:tab/></text:span><text:span text:style-name="T1">if</text:span><text:span text:style-name="T4"> (nodoBarco.attributeValue(</text:span><text:span text:style-name="T13">"completo"</text:span><text:span text:style-name="T4">).equals(</text:span><text:span text:style-name="T13">"si"</text:span><text:span text:style-name="T4">)) {</text:span></text:p>
      <text:p text:style-name="P8"><text:span text:style-name="T4"><text:tab/><text:tab/><text:tab/><text:tab/><text:tab/>barcoActual = </text:span><text:span text:style-name="T1">new</text:span><text:span text:style-name="T4"> Buque(orientacionActual, estrategiaActual);</text:span></text:p>
      <text:p text:style-name="P8"><text:span text:style-name="T4"><text:tab/><text:tab/><text:tab/><text:tab/>} </text:span><text:span text:style-name="T1">else</text:span><text:span text:style-name="T4"> {</text:span></text:p>
      <text:p text:style-name="P8"><text:span text:style-name="T4"><text:tab/><text:tab/><text:tab/><text:tab/><text:tab/>barcoActual = </text:span><text:span text:style-name="T1">new</text:span><text:span text:style-name="T4"> Buque(nodoBarco, estrategiaActual);</text:span></text:p>
      <text:p text:style-name="P2"><text:tab/><text:tab/><text:tab/><text:tab/>}</text:p>
      <text:p text:style-name="P8"><text:span text:style-name="T4"><text:tab/><text:tab/><text:tab/><text:tab/></text:span><text:span text:style-name="T1">break</text:span><text:span text:style-name="T4">;</text:span></text:p>
      <text:p text:style-name="P8"><text:span text:style-name="T4"><text:tab/><text:tab/><text:tab/></text:span><text:span text:style-name="T1">case</text:span><text:span text:style-name="T4"> </text:span><text:span text:style-name="T13">"Destructor"</text:span><text:span text:style-name="T4">:</text:span></text:p>
      <text:p text:style-name="P8"><text:span text:style-name="T4"><text:tab/><text:tab/><text:tab/><text:tab/></text:span><text:span text:style-name="T1">if</text:span><text:span text:style-name="T4"> (nodoBarco.attributeValue(</text:span><text:span text:style-name="T13">"completo"</text:span><text:span text:style-name="T4">).equals(</text:span><text:span text:style-name="T13">"si"</text:span><text:span text:style-name="T4">)) {</text:span></text:p>
      <text:p text:style-name="P8"><text:span text:style-name="T4"><text:tab/><text:tab/><text:tab/><text:tab/><text:tab/>barcoActual = </text:span><text:span text:style-name="T1">new</text:span><text:span text:style-name="T4"> Destructor(orientacionActual,</text:span></text:p>
      <text:p text:style-name="P2"><text:tab/><text:tab/><text:tab/><text:tab/><text:tab/><text:tab/><text:tab/>estrategiaActual);</text:p>
      <text:p text:style-name="P8"><text:span text:style-name="T4"><text:tab/><text:tab/><text:tab/><text:tab/>} </text:span><text:span text:style-name="T1">else</text:span><text:span text:style-name="T4"> {</text:span></text:p>
      <text:p text:style-name="P8"><text:span text:style-name="T4"><text:tab/><text:tab/><text:tab/><text:tab/><text:tab/>barcoActual = </text:span><text:span text:style-name="T1">new</text:span><text:span text:style-name="T4"> Destructor(nodoBarco, estrategiaActual);</text:span></text:p>
      <text:p text:style-name="P2"><text:tab/><text:tab/><text:tab/><text:tab/>}</text:p>
      <text:p text:style-name="P8"><text:span text:style-name="T4"><text:tab/><text:tab/><text:tab/><text:tab/></text:span><text:span text:style-name="T1">break</text:span><text:span text:style-name="T4">;</text:span></text:p>
      <text:p text:style-name="P8"><text:span text:style-name="T4"><text:tab/><text:tab/><text:tab/></text:span><text:span text:style-name="T1">case</text:span><text:span text:style-name="T4"> </text:span><text:span text:style-name="T13">"Rompehielo"</text:span><text:span text:style-name="T4">:</text:span></text:p>
      <text:p text:style-name="P8"><text:span text:style-name="T4"><text:tab/><text:tab/><text:tab/><text:tab/></text:span><text:span text:style-name="T1">if</text:span><text:span text:style-name="T4"> (nodoBarco.attributeValue(</text:span><text:span text:style-name="T13">"completo"</text:span><text:span text:style-name="T4">).equals(</text:span><text:span text:style-name="T13">"si"</text:span><text:span text:style-name="T4">)) {</text:span></text:p>
      <text:p text:style-name="P8"><text:span text:style-name="T4"><text:tab/><text:tab/><text:tab/><text:tab/><text:tab/>barcoActual = </text:span><text:span text:style-name="T1">new</text:span><text:span text:style-name="T4"> Rompehielo(orientacionActual,</text:span></text:p>
      <text:p text:style-name="P2"><text:tab/><text:tab/><text:tab/><text:tab/><text:tab/><text:tab/><text:tab/>estrategiaActual);</text:p>
      <text:p text:style-name="P8"><text:span text:style-name="T4"><text:tab/><text:tab/><text:tab/><text:tab/>} </text:span><text:span text:style-name="T1">else</text:span><text:span text:style-name="T4"> {</text:span></text:p>
      <text:p text:style-name="P8"><text:span text:style-name="T4"><text:tab/><text:tab/><text:tab/><text:tab/><text:tab/>barcoActual = </text:span><text:span text:style-name="T1">new</text:span><text:span text:style-name="T4"> Rompehielo(nodoBarco, estrategiaActual);</text:span></text:p>
      <text:p text:style-name="P2"><text:tab/><text:tab/><text:tab/><text:tab/>}</text:p>
      <text:p text:style-name="P8"><text:span text:style-name="T4"><text:tab/><text:tab/><text:tab/><text:tab/></text:span><text:span text:style-name="T1">break</text:span><text:span text:style-name="T4">;</text:span></text:p>
      <text:p text:style-name="P8"><text:span text:style-name="T4"><text:tab/><text:tab/><text:tab/></text:span><text:span text:style-name="T1">case</text:span><text:span text:style-name="T4"> </text:span><text:span text:style-name="T13">"Portaaviones"</text:span><text:span text:style-name="T4">:</text:span></text:p>
      <text:p text:style-name="P8"><text:span text:style-name="T4"><text:tab/><text:tab/><text:tab/><text:tab/></text:span><text:span text:style-name="T1">if</text:span><text:span text:style-name="T4"> (nodoBarco.attributeValue(</text:span><text:span text:style-name="T13">"completo"</text:span><text:span text:style-name="T4">).equals(</text:span><text:span text:style-name="T13">"si"</text:span><text:span text:style-name="T4">)) {</text:span></text:p>
      <text:p text:style-name="P8"><text:span text:style-name="T4"><text:tab/><text:tab/><text:tab/><text:tab/><text:tab/>barcoActual = </text:span><text:span text:style-name="T1">new</text:span><text:span text:style-name="T4"> Portaaviones(orientacionActual,</text:span></text:p>
      <text:p text:style-name="P2"><text:tab/><text:tab/><text:tab/><text:tab/><text:tab/><text:tab/><text:tab/>estrategiaActual);</text:p>
      <text:p text:style-name="P8"><text:span text:style-name="T4"><text:tab/><text:tab/><text:tab/><text:tab/>} </text:span><text:span text:style-name="T1">else</text:span><text:span text:style-name="T4"> {</text:span></text:p>
      <text:p text:style-name="P8"><text:span text:style-name="T4"><text:tab/><text:tab/><text:tab/><text:tab/><text:tab/>barcoActual = </text:span><text:span text:style-name="T1">new</text:span><text:span text:style-name="T4"> Portaaviones(nodoBarco, estrategiaActual);</text:span></text:p>
      <text:p text:style-name="P2"><text:tab/><text:tab/><text:tab/><text:tab/>}</text:p>
      <text:p text:style-name="P8"><text:span text:style-name="T4"><text:tab/><text:tab/><text:tab/><text:tab/></text:span><text:span text:style-name="T1">break</text:span><text:span text:style-name="T4">;</text:span></text:p>
      <text:p text:style-name="P8"><text:span text:style-name="T4"><text:tab/><text:tab/><text:tab/></text:span><text:span text:style-name="T1">default</text:span><text:span text:style-name="T4">:</text:span></text:p>
      <text:p text:style-name="P8"><text:soft-page-break/><text:span text:style-name="T4"><text:tab/><text:tab/><text:tab/><text:tab/></text:span><text:span text:style-name="T1">throw</text:span><text:span text:style-name="T4"> </text:span><text:span text:style-name="T1">new</text:span><text:span text:style-name="T4"> Error(</text:span><text:span text:style-name="T13">"Barco no reconocido: "</text:span><text:span text:style-name="T4"> + nodoBarco.getName());</text:span></text:p>
      <text:p text:style-name="P2"><text:tab/><text:tab/><text:tab/>}</text:p>
      <text:p text:style-name="P2"><text:tab/><text:tab/><text:tab/>ListaBarcos.add(barcoActual);</text:p>
      <text:p text:style-name="P8"><text:span text:style-name="T4"><text:tab/><text:tab/><text:tab/>barcoActual.colocarEnTablero(</text:span><text:span text:style-name="T1">new</text:span><text:span text:style-name="T4"> Vector(nodoBarco</text:span></text:p>
      <text:p text:style-name="P8"><text:span text:style-name="T4"><text:tab/><text:tab/><text:tab/><text:tab/><text:tab/>.attributeValue(</text:span><text:span text:style-name="T13">"posicion"</text:span><text:span text:style-name="T4">)));</text:span></text:p>
      <text:p text:style-name="P8"><text:span text:style-name="T4"><text:tab/><text:tab/><text:tab/></text:span><text:span text:style-name="T15">elementosAMoverPorTurno</text:span><text:span text:style-name="T4">.add(barcoActual);</text:span></text:p>
      <text:p text:style-name="P8"><text:span text:style-name="T4"><text:tab/><text:tab/><text:tab/></text:span><text:span text:style-name="T15">elementosADestruirParaGanar</text:span><text:span text:style-name="T4">.add(barcoActual);</text:span></text:p>
      <text:p text:style-name="P2"><text:tab/><text:tab/>}</text:p>
      <text:p text:style-name="P8"/>
      <text:p text:style-name="P8"><text:span text:style-name="T4"><text:tab/><text:tab/></text:span><text:span text:style-name="T1">return</text:span><text:span text:style-name="T4"> ListaBarcos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Element generarNodoBarcos() {</text:span></text:p>
      <text:p text:style-name="P8"><text:span text:style-name="T4"><text:tab/><text:tab/>Element nodoADevolver = DocumentHelper.</text:span><text:span text:style-name="T5">createElement</text:span><text:span text:style-name="T4">(</text:span><text:span text:style-name="T13">"Barcos"</text:span><text:span text:style-name="T4">);</text:span></text:p>
      <text:p text:style-name="P8"><text:span text:style-name="T4"><text:tab/><text:tab/></text:span><text:span text:style-name="T10">// PROVISORIO</text:span></text:p>
      <text:p text:style-name="P8"><text:span text:style-name="T4"><text:tab/><text:tab/>Iterator&lt;Destructible&gt; it = </text:span><text:span text:style-name="T15">elementosADestruirParaGanar</text:span><text:span text:style-name="T4">.iterator();</text:span></text:p>
      <text:p text:style-name="P8"><text:span text:style-name="T4"><text:tab/><text:tab/></text:span><text:span text:style-name="T1">while</text:span><text:span text:style-name="T4"> (it.hasNext()) {</text:span></text:p>
      <text:p text:style-name="P2"><text:tab/><text:tab/><text:tab/>Destructible barcoActual = it.next();</text:p>
      <text:p text:style-name="P2"><text:tab/><text:tab/><text:tab/>nodoADevolver.add(barcoActual.generarNodo());</text:p>
      <text:p text:style-name="P2"><text:tab/><text:tab/>}</text:p>
      <text:p text:style-name="P8"><text:span text:style-name="T4"><text:tab/><text:tab/></text:span><text:span text:style-name="T1">return</text:span><text:span text:style-name="T4"> nodoADevolver;</text:span></text:p>
      <text:p text:style-name="P2"><text:tab/>}</text:p>
      <text:p text:style-name="P8"/>
      <text:p text:style-name="P8"><text:span text:style-name="T4"><text:tab/></text:span><text:span text:style-name="T10">// ----------------- </text:span><text:span text:style-name="T11">Metodos</text:span><text:span text:style-name="T10"> </text:span><text:span text:style-name="T11">Privados</text:span><text:span text:style-name="T10"> --------------------------------</text:span></text:p>
      <text:p text:style-name="P8"/>
      <text:p text:style-name="P8"><text:span text:style-name="T4"><text:tab/></text:span><text:span text:style-name="T1">private</text:span><text:span text:style-name="T4"> Vector crearPosicionAleatoria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Vector((</text:span><text:span text:style-name="T1">int</text:span><text:span text:style-name="T4">) (Math.</text:span><text:span text:style-name="T5">random</text:span><text:span text:style-name="T4">() * 4) + 1,</text:span></text:p>
      <text:p text:style-name="P8"><text:span text:style-name="T4"><text:tab/><text:tab/><text:tab/><text:tab/>(</text:span><text:span text:style-name="T1">int</text:span><text:span text:style-name="T4">) (Math.</text:span><text:span text:style-name="T5">random</text:span><text:span text:style-name="T4">() * 4) + 1);</text:span></text:p>
      <text:p text:style-name="P2"><text:tab/>}</text:p>
      <text:p text:style-name="P8"/>
      <text:p text:style-name="P8"><text:span text:style-name="T4"><text:tab/></text:span><text:span text:style-name="T1">private</text:span><text:span text:style-name="T4"> Vector crearOrientacionAleatoria() {</text:span></text:p>
      <text:p text:style-name="P8"><text:span text:style-name="T4"><text:tab/><text:tab/></text:span><text:span text:style-name="T1">int</text:span><text:span text:style-name="T4"> x = (</text:span><text:span text:style-name="T1">int</text:span><text:span text:style-name="T4">) (Math.</text:span><text:span text:style-name="T5">random</text:span><text:span text:style-name="T4">() * 2);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Vector(x, 1 - x);</text:span></text:p>
      <text:p text:style-name="P2"><text:tab/>}</text:p>
      <text:p text:style-name="P8"/>
      <text:p text:style-name="P8"><text:span text:style-name="T4"><text:tab/></text:span><text:span text:style-name="T1">private</text:span><text:span text:style-name="T4"> MovimientoStrategy crearMovimientoAleatorio() {</text:span></text:p>
      <text:p text:style-name="P8"><text:span text:style-name="T4"><text:tab/><text:tab/></text:span><text:span text:style-name="T1">int</text:span><text:span text:style-name="T4"> x = (</text:span><text:span text:style-name="T1">int</text:span><text:span text:style-name="T4">) (Math.</text:span><text:span text:style-name="T5">random</text:span><text:span text:style-name="T4">() * 2);</text:span></text:p>
      <text:p text:style-name="P2"><text:tab/><text:tab/>Vector direccion;</text:p>
      <text:p text:style-name="P8"><text:span text:style-name="T4"><text:tab/><text:tab/></text:span><text:span text:style-name="T1">if</text:span><text:span text:style-name="T4"> (x == 0)</text:span></text:p>
      <text:p text:style-name="P8"><text:span text:style-name="T4"><text:tab/><text:tab/><text:tab/>direccion = </text:span><text:span text:style-name="T1">new</text:span><text:span text:style-name="T4"> Vector(x, 1);</text:span></text:p>
      <text:p text:style-name="P8"><text:span text:style-name="T4"><text:tab/><text:tab/></text:span><text:span text:style-name="T1">else</text:span><text:span text:style-name="T4"> {</text:span></text:p>
      <text:p text:style-name="P8"><text:span text:style-name="T4"><text:tab/><text:tab/><text:tab/>direccion = </text:span><text:span text:style-name="T1">new</text:span><text:span text:style-name="T4"> Vector(x, (</text:span><text:span text:style-name="T1">int</text:span><text:span text:style-name="T4">) (Math.</text:span><text:span text:style-name="T5">random</text:span><text:span text:style-name="T4">() * 2));</text:span></text:p>
      <text:p text:style-name="P2"><text:tab/><text:tab/>}</text:p>
      <text:p text:style-name="P8"><text:span text:style-name="T4"><text:tab/><text:tab/></text:span><text:span text:style-name="T1">int</text:span><text:span text:style-name="T4"> posicionAleatoria = (</text:span><text:span text:style-name="T1">int</text:span><text:span text:style-name="T4">) (Math.</text:span><text:span text:style-name="T5">random</text:span><text:span text:style-name="T4">() * (</text:span><text:span text:style-name="T15">constructoresDeMovimientosPosibles</text:span></text:p>
      <text:p text:style-name="P2"><text:tab/><text:tab/><text:tab/><text:tab/>.size()));</text:p>
      <text:p text:style-name="P8"><text:span text:style-name="T4"><text:tab/><text:tab/>AbstractMovimientoFactory constructorAleatorio = </text:span><text:span text:style-name="T15">constructoresDeMovimientosPosibles</text:span></text:p>
      <text:p text:style-name="P2"><text:tab/><text:tab/><text:tab/><text:tab/>.get(posicionAleatoria);</text:p>
      <text:p text:style-name="P8"><text:span text:style-name="T4"><text:tab/><text:tab/></text:span><text:span text:style-name="T1">return</text:span><text:span text:style-name="T4"> constructorAleatorio.crearMovimientoStrategy(direccion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ctualizar() {</text:span></text:p>
      <text:p text:style-name="P2"><text:tab/><text:tab/>Destructible elementoAux;</text:p>
      <text:p text:style-name="P8"><text:span text:style-name="T4"><text:tab/><text:tab/></text:span><text:span text:style-name="T1">for</text:span><text:span text:style-name="T4"> (</text:span><text:span text:style-name="T1">int</text:span><text:span text:style-name="T4"> i = 0; i &lt; </text:span><text:span text:style-name="T15">elementosADestruirParaGanar</text:span><text:span text:style-name="T4">.size(); i++) {</text:span></text:p>
      <text:p text:style-name="P8"><text:span text:style-name="T4"><text:tab/><text:tab/><text:tab/>elementoAux = </text:span><text:span text:style-name="T15">elementosADestruirParaGanar</text:span><text:span text:style-name="T4">.get(i);</text:span></text:p>
      <text:p text:style-name="P8"><text:span text:style-name="T4"><text:tab/><text:tab/><text:tab/></text:span><text:span text:style-name="T1">if</text:span><text:span text:style-name="T4"> (elementoAux.estaDestruido()) {</text:span></text:p>
      <text:p text:style-name="P8"><text:span text:style-name="T4"><text:tab/><text:tab/><text:tab/><text:tab/></text:span><text:span text:style-name="T15">elementosADestruirParaGanar</text:span><text:span text:style-name="T4">.remove(elementoAux);</text:span></text:p>
      <text:p text:style-name="P8"><text:span text:style-name="T4"><text:tab/><text:tab/><text:tab/><text:tab/></text:span><text:span text:style-name="T1">if</text:span><text:span text:style-name="T4"> (</text:span><text:span text:style-name="T15">elementosAMoverPorTurno</text:span><text:span text:style-name="T4">.contains(elementoAux))</text:span></text:p>
      <text:p text:style-name="P8"><text:span text:style-name="T4"><text:tab/><text:tab/><text:tab/><text:tab/><text:tab/></text:span><text:span text:style-name="T15">elementosAMoverPorTurno</text:span><text:span text:style-name="T4">.remove(elementoAux);</text:span></text:p>
      <text:p text:style-name="P2"><text:soft-page-break/><text:tab/><text:tab/><text:tab/>}</text:p>
      <text:p text:style-name="P2"><text:tab/><text:tab/>}</text:p>
      <text:p text:style-name="P8"/>
      <text:p text:style-name="P2"><text:tab/>}</text:p>
      <text:p text:style-name="P8"/>
      <text:p text:style-name="P2">}</text:p>
      <text:p text:style-name="P10"><text:span text:style-name="T9"/></text:p>
      <text:p text:style-name="P10"><text:span text:style-name="T9"/></text:p>
      <text:p text:style-name="P8"><text:span text:style-name="T3">public</text:span><text:span text:style-name="T8"> </text:span><text:span text:style-name="T3">class</text:span><text:span text:style-name="T8"> Partida {</text:span></text:p>
      <text:p text:style-name="P8"><text:span text:style-name="T4"><text:s text:c="4"/></text:span><text:span text:style-name="T1">private</text:span><text:span text:style-name="T4"> </text:span><text:span text:style-name="T1">int</text:span><text:span text:style-name="T4"> </text:span><text:span text:style-name="T15">puntos</text:span><text:span text:style-name="T4">;</text:span></text:p>
      <text:p text:style-name="P8"><text:span text:style-name="T4"><text:s text:c="4"/></text:span><text:span text:style-name="T1">final</text:span><text:span text:style-name="T4"> </text:span><text:span text:style-name="T1">int</text:span><text:span text:style-name="T4"> </text:span><text:span text:style-name="T15">decrecimientoDePuntosPorPasoDeTurno</text:span><text:span text:style-name="T4"> = 10;</text:span></text:p>
      <text:p text:style-name="P8"><text:span text:style-name="T4"><text:s text:c="4"/>ArrayList&lt;Daniador&gt; </text:span><text:span text:style-name="T15">daniadores</text:span><text:span text:style-name="T4">;</text:span></text:p>
      <text:p text:style-name="P8"><text:span text:style-name="T4"><text:s text:c="4"/>ManejadorDeElementosDelTablero </text:span><text:span text:style-name="T15">manejadorDeElementosDelTablero</text:span><text:span text:style-name="T4">;</text:span></text:p>
      <text:p text:style-name="P8"/>
      <text:p text:style-name="P8"><text:span text:style-name="T4"><text:s text:c="4"/></text:span><text:span text:style-name="T1">public</text:span><text:span text:style-name="T4"> Partida() {</text:span></text:p>
      <text:p text:style-name="P8"><text:span text:style-name="T4"><text:s text:c="8"/></text:span><text:span text:style-name="T15">puntos</text:span><text:span text:style-name="T4"> = 10000;</text:span></text:p>
      <text:p text:style-name="P8"><text:span text:style-name="T4"><text:s text:c="8"/></text:span><text:span text:style-name="T15">daniadores</text:span><text:span text:style-name="T4"> = </text:span><text:span text:style-name="T1">new</text:span><text:span text:style-name="T4"> ArrayList&lt;Daniador&gt;();</text:span></text:p>
      <text:p text:style-name="P8"><text:span text:style-name="T4"><text:s text:c="8"/></text:span><text:span text:style-name="T15">manejadorDeElementosDelTablero</text:span><text:span text:style-name="T4"> = </text:span><text:span text:style-name="T1">new</text:span><text:span text:style-name="T4"> ManejadorDeElementosDelTablero();</text:span></text:p>
      <text:p text:style-name="P2"><text:s text:c="4"/>}</text:p>
      <text:p text:style-name="P8"/>
      <text:p text:style-name="P8"><text:span text:style-name="T4"><text:s text:c="4"/></text:span><text:span text:style-name="T10">// </text:span><text:span text:style-name="T11">crea</text:span><text:span text:style-name="T10"> </text:span><text:span text:style-name="T11">una</text:span><text:span text:style-name="T10"> </text:span><text:span text:style-name="T11">partida</text:span><text:span text:style-name="T10"> a </text:span><text:span text:style-name="T11">trav</text:span><text:span text:style-name="T10">�s </text:span><text:span text:style-name="T11">de</text:span><text:span text:style-name="T10"> </text:span><text:span text:style-name="T11">un</text:span><text:span text:style-name="T10"> </text:span><text:span text:style-name="T11">nodo</text:span><text:span text:style-name="T10"> XML. </text:span><text:span text:style-name="T11">Puede</text:span><text:span text:style-name="T10"> </text:span><text:span text:style-name="T11">ser</text:span><text:span text:style-name="T10"> </text:span><text:span text:style-name="T11">tanto</text:span><text:span text:style-name="T10"> </text:span><text:span text:style-name="T11">un</text:span><text:span text:style-name="T10"> </text:span><text:span text:style-name="T11">nivel</text:span><text:span text:style-name="T10"> </text:span><text:span text:style-name="T11">como</text:span></text:p>
      <text:p text:style-name="P8"><text:span text:style-name="T4"><text:s text:c="4"/></text:span><text:span text:style-name="T10">// </text:span><text:span text:style-name="T11">una</text:span><text:span text:style-name="T10"> </text:span><text:span text:style-name="T11">partida</text:span><text:span text:style-name="T10"> </text:span><text:span text:style-name="T11">guardada</text:span><text:span text:style-name="T10">.</text:span></text:p>
      <text:p text:style-name="P8"><text:span text:style-name="T4"><text:s text:c="4"/></text:span><text:span text:style-name="T1">public</text:span><text:span text:style-name="T4"> Partida(Element nodoPartida) {</text:span></text:p>
      <text:p text:style-name="P8"><text:span text:style-name="T4"><text:s text:c="8"/></text:span><text:span text:style-name="T15">puntos</text:span><text:span text:style-name="T4"> = Integer.</text:span><text:span text:style-name="T5">parseInt</text:span><text:span text:style-name="T4">(nodoPartida.attributeValue(</text:span><text:span text:style-name="T13">"puntos"</text:span><text:span text:style-name="T4">));</text:span></text:p>
      <text:p text:style-name="P8"/>
      <text:p text:style-name="P8"><text:span text:style-name="T4"><text:s text:c="8"/>ConstructorDeDaniador ConstructorDeDaniador = </text:span><text:span text:style-name="T1">new</text:span><text:span text:style-name="T4"> ConstructorDeDaniador();</text:span></text:p>
      <text:p text:style-name="P8"><text:span text:style-name="T4"><text:s text:c="8"/></text:span><text:span text:style-name="T15">daniadores</text:span><text:span text:style-name="T4"> = ConstructorDeDaniador.construirDisparos(nodoPartida.element(</text:span><text:span text:style-name="T13">"Disparos"</text:span><text:span text:style-name="T4">));</text:span></text:p>
      <text:p text:style-name="P8"/>
      <text:p text:style-name="P8"><text:span text:style-name="T4"><text:s text:c="8"/></text:span><text:span text:style-name="T15">manejadorDeElementosDelTablero</text:span><text:span text:style-name="T4"> = </text:span><text:span text:style-name="T1">new</text:span><text:span text:style-name="T4"> ManejadorDeElementosDelTablero();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ArrayList&lt;Barco&gt; crearBarcos(Element nodoPartida) {</text:span></text:p>
      <text:p text:style-name="P8"><text:span text:style-name="T4"><text:s text:c="8"/></text:span><text:span text:style-name="T1">return</text:span><text:span text:style-name="T4"> </text:span><text:span text:style-name="T15">manejadorDeElementosDelTablero</text:span><text:span text:style-name="T4">.crearBarcos(nodoPartida.element(</text:span><text:span text:style-name="T13">"Barcos"</text:span><text:span text:style-name="T4">)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Element obtenerNodoPartida() {</text:span></text:p>
      <text:p text:style-name="P8"><text:span text:style-name="T4"><text:s text:c="8"/>Element nodoPartida = DocumentHelper.</text:span><text:span text:style-name="T5">createElement</text:span><text:span text:style-name="T4">(</text:span><text:span text:style-name="T13">"Partida"</text:span><text:span text:style-name="T4">);</text:span></text:p>
      <text:p text:style-name="P8"><text:span text:style-name="T4"><text:s text:c="8"/></text:span><text:span text:style-name="T7">ArrayList</text:span><text:span text:style-name="T4"> </text:span><text:span text:style-name="T7">listaAGuardar</text:span><text:span text:style-name="T4"> = </text:span><text:span text:style-name="T1">new</text:span><text:span text:style-name="T4"> </text:span><text:span text:style-name="T7">ArrayList</text:span><text:span text:style-name="T4">();</text:span></text:p>
      <text:p text:style-name="P8"><text:span text:style-name="T4"><text:s text:c="8"/>ArrayList&lt;Element&gt; </text:span><text:span text:style-name="T7">listaNodosAGuardar</text:span><text:span text:style-name="T4"> = </text:span><text:span text:style-name="T1">new</text:span><text:span text:style-name="T4"> ArrayList&lt;Element&gt;();</text:span></text:p>
      <text:p text:style-name="P8"><text:span text:style-name="T4"><text:s text:c="8"/></text:span><text:span text:style-name="T10">// </text:span><text:span text:style-name="T11">ac</text:span><text:span text:style-name="T10">� </text:span><text:span text:style-name="T11">tengo</text:span><text:span text:style-name="T10"> </text:span><text:span text:style-name="T11">que</text:span><text:span text:style-name="T10"> </text:span><text:span text:style-name="T11">recorrer</text:span><text:span text:style-name="T10"> </text:span><text:span text:style-name="T11">las</text:span><text:span text:style-name="T10"> </text:span><text:span text:style-name="T11">listas</text:span><text:span text:style-name="T10"> </text:span><text:span text:style-name="T11">de</text:span><text:span text:style-name="T10"> </text:span><text:span text:style-name="T11">destructibles</text:span><text:span text:style-name="T10">, </text:span><text:span text:style-name="T11">movibles</text:span><text:span text:style-name="T10"> y</text:span></text:p>
      <text:p text:style-name="P8"><text:span text:style-name="T4"><text:s text:c="8"/></text:span><text:span text:style-name="T10">// </text:span><text:span text:style-name="T11">disparos</text:span><text:span text:style-name="T10">.</text:span></text:p>
      <text:p text:style-name="P8"><text:span text:style-name="T4"><text:s text:c="8"/>Iterator&lt;Daniador&gt; it = </text:span><text:span text:style-name="T15">daniadores</text:span><text:span text:style-name="T4">.iterator();</text:span></text:p>
      <text:p text:style-name="P8"><text:span text:style-name="T4"><text:s text:c="8"/>Element nodoDisparos = DocumentHelper.</text:span><text:span text:style-name="T5">createElement</text:span><text:span text:style-name="T4">(</text:span><text:span text:style-name="T13">"Disparos"</text:span><text:span text:style-name="T4">);</text:span></text:p>
      <text:p text:style-name="P8"><text:span text:style-name="T4"><text:s text:c="8"/></text:span><text:span text:style-name="T1">while</text:span><text:span text:style-name="T4"> (it.hasNext()) {</text:span></text:p>
      <text:p text:style-name="P2"><text:s text:c="12"/>Daniador daniador = it.next();</text:p>
      <text:p text:style-name="P2"><text:s text:c="12"/>nodoDisparos.add(daniador.generarNodo());</text:p>
      <text:p text:style-name="P2"><text:s text:c="8"/>}</text:p>
      <text:p text:style-name="P2"><text:s text:c="8"/>nodoPartida.add(nodoDisparos);</text:p>
      <text:p text:style-name="P8"><text:span text:style-name="T4"><text:s text:c="8"/></text:span><text:span text:style-name="T10">// ESTO ES PROVISORIO.</text:span></text:p>
      <text:p text:style-name="P8"><text:span text:style-name="T4"><text:s text:c="8"/>nodoPartida.add(</text:span><text:span text:style-name="T15">manejadorDeElementosDelTablero</text:span><text:span text:style-name="T4">.generarNodoBarcos());</text:span></text:p>
      <text:p text:style-name="P8"><text:span text:style-name="T4"><text:s text:c="8"/>nodoPartida.addAttribute(</text:span><text:span text:style-name="T13">"puntos"</text:span><text:span text:style-name="T4">, Integer.</text:span><text:span text:style-name="T5">toString</text:span><text:span text:style-name="T4">(</text:span><text:span text:style-name="T1">this</text:span><text:span text:style-name="T4">.getPuntos()));</text:span></text:p>
      <text:p text:style-name="P8"><text:span text:style-name="T4"><text:s text:c="8"/></text:span><text:span text:style-name="T1">return</text:span><text:span text:style-name="T4"> nodoPartida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guardar(String archivo) </text:span><text:span text:style-name="T1">throws</text:span><text:span text:style-name="T4"> IOException {</text:span></text:p>
      <text:p text:style-name="P2"><text:s text:c="8"/>Document doc = DocumentHelper.<text:span text:style-name="T18">createDocument</text:span>();</text:p>
      <text:p text:style-name="P8"><text:span text:style-name="T4"><text:s text:c="8"/>doc.add(</text:span><text:span text:style-name="T1">this</text:span><text:span text:style-name="T4">.obtenerNodoPartida());</text:span></text:p>
      <text:p text:style-name="P8"><text:soft-page-break/><text:span text:style-name="T4"><text:s text:c="8"/>FileWriter writer = </text:span><text:span text:style-name="T1">new</text:span><text:span text:style-name="T4"> FileWriter(archivo);</text:span></text:p>
      <text:p text:style-name="P2"><text:s text:c="8"/>doc.write(writer);</text:p>
      <text:p text:style-name="P2"><text:s text:c="8"/>writer.close();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static</text:span><text:span text:style-name="T4"> Element obtenerNodoPartida(String dirArchivo) </text:span><text:span text:style-name="T1">throws</text:span><text:span text:style-name="T4"> IOException {</text:span></text:p>
      <text:p text:style-name="P2"><text:s text:c="8"/>Element nodoPartida;</text:p>
      <text:p text:style-name="P8"><text:span text:style-name="T4"><text:s text:c="8"/>SAXReader lector = </text:span><text:span text:style-name="T1">new</text:span><text:span text:style-name="T4"> SAXReader();</text:span></text:p>
      <text:p text:style-name="P8"><text:span text:style-name="T4"><text:s text:c="8"/></text:span><text:span text:style-name="T1">try</text:span><text:span text:style-name="T4"> {</text:span></text:p>
      <text:p text:style-name="P8"><text:span text:style-name="T4"><text:s text:c="12"/></text:span><text:span text:style-name="T10">// </text:span><text:span text:style-name="T11">aca</text:span><text:span text:style-name="T10"> </text:span><text:span text:style-name="T11">buscamos</text:span><text:span text:style-name="T10"> el </text:span><text:span text:style-name="T11">documento</text:span><text:span text:style-name="T10"> </text:span><text:span text:style-name="T11">segun</text:span><text:span text:style-name="T10"> </text:span><text:span text:style-name="T11">su</text:span><text:span text:style-name="T10"> </text:span><text:span text:style-name="T11">direccion</text:span><text:span text:style-name="T10"> y </text:span><text:span text:style-name="T11">sacamos</text:span><text:span text:style-name="T10"> </text:span><text:span text:style-name="T11">su</text:span><text:span text:style-name="T10"> </text:span><text:span text:style-name="T11">nodo</text:span><text:span text:style-name="T10"> </text:span><text:span text:style-name="T11">raiz</text:span><text:span text:style-name="T10">.</text:span></text:p>
      <text:p text:style-name="P2"><text:s text:c="12"/>Document documento = lector.read(dirArchivo);</text:p>
      <text:p text:style-name="P2"><text:s text:c="12"/>nodoPartida = documento.getRootElement();</text:p>
      <text:p text:style-name="P8"><text:span text:style-name="T4"><text:s text:c="8"/>} </text:span><text:span text:style-name="T1">catch</text:span><text:span text:style-name="T4"> (DocumentException ex) {</text:span></text:p>
      <text:p text:style-name="P8"><text:span text:style-name="T4"><text:s text:c="12"/></text:span><text:span text:style-name="T1">throw</text:span><text:span text:style-name="T4"> </text:span><text:span text:style-name="T1">new</text:span><text:span text:style-name="T4"> IOException(</text:span><text:span text:style-name="T13">"ERROR AL TRABAJAR CON EL ARCHIVO "</text:span><text:span text:style-name="T4"> + dirArchivo + </text:span><text:span text:style-name="T13">" "</text:span><text:span text:style-name="T4"> + ex.getMessage());</text:span></text:p>
      <text:p text:style-name="P2"><text:s text:c="8"/>}</text:p>
      <text:p text:style-name="P8"><text:span text:style-name="T4"><text:s text:c="8"/></text:span><text:span text:style-name="T1">return</text:span><text:span text:style-name="T4"> nodoPartida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ArrayList&lt;Barco&gt; crearBarcosPorDefault() {</text:span></text:p>
      <text:p text:style-name="P8"><text:span text:style-name="T4"><text:s text:c="8"/></text:span><text:span text:style-name="T1">return</text:span><text:span text:style-name="T4"> </text:span><text:span text:style-name="T15">manejadorDeElementosDelTablero</text:span><text:span text:style-name="T4">.crearBarcosPorDefault(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int</text:span><text:span text:style-name="T4"> getPuntos() {</text:span></text:p>
      <text:p text:style-name="P8"><text:span text:style-name="T4"><text:s text:c="8"/></text:span><text:span text:style-name="T1">return</text:span><text:span text:style-name="T4"> </text:span><text:span text:style-name="T15">puntos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Daniador crearDaniador(String nombre, Vector posicion) {</text:span></text:p>
      <text:p text:style-name="P8"><text:span text:style-name="T4"><text:s text:c="8"/>ConstructorDeDaniador constructorDeDaniador = </text:span><text:span text:style-name="T1">new</text:span><text:span text:style-name="T4"> ConstructorDeDaniador();</text:span></text:p>
      <text:p text:style-name="P2"><text:s text:c="8"/>Disparo unDisparo;</text:p>
      <text:p text:style-name="P8"><text:span text:style-name="T4"><text:s text:c="8"/></text:span><text:span text:style-name="T1">try</text:span><text:span text:style-name="T4"> {</text:span></text:p>
      <text:p text:style-name="P2"><text:s text:c="12"/>unDisparo = constructorDeDaniador.construirDisparo(nombre, posicion);</text:p>
      <text:p text:style-name="P8"><text:span text:style-name="T4"><text:s text:c="8"/>} </text:span><text:span text:style-name="T1">catch</text:span><text:span text:style-name="T4"> (DisparoInvalido error) {</text:span></text:p>
      <text:p text:style-name="P8"><text:span text:style-name="T4"><text:s text:c="12"/></text:span><text:span text:style-name="T10">// error.printStackTrace();</text:span></text:p>
      <text:p text:style-name="P8"><text:span text:style-name="T4"><text:s text:c="12"/></text:span><text:span text:style-name="T1">return</text:span><text:span text:style-name="T4"> </text:span><text:span text:style-name="T1">null</text:span><text:span text:style-name="T4">;</text:span></text:p>
      <text:p text:style-name="P2"><text:s text:c="8"/>}</text:p>
      <text:p text:style-name="P8"><text:span text:style-name="T4"><text:s text:c="8"/></text:span><text:span text:style-name="T1">return</text:span><text:span text:style-name="T4"> unDisparo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colocarDaniador(Daniador unDaniador) {</text:span></text:p>
      <text:p text:style-name="P8"><text:span text:style-name="T4"><text:s text:c="8"/></text:span><text:span text:style-name="T1">if</text:span><text:span text:style-name="T4"> (unDaniador == </text:span><text:span text:style-name="T1">null</text:span><text:span text:style-name="T4">)</text:span></text:p>
      <text:p text:style-name="P8"><text:span text:style-name="T4"><text:s text:c="12"/></text:span><text:span text:style-name="T1">return</text:span><text:span text:style-name="T4">;</text:span></text:p>
      <text:p text:style-name="P8"><text:span text:style-name="T4"><text:s text:c="8"/></text:span><text:span text:style-name="T1">if</text:span><text:span text:style-name="T4"> (unDaniador.costo() &lt;= </text:span><text:span text:style-name="T1">this</text:span><text:span text:style-name="T4">.getPuntos()) {</text:span></text:p>
      <text:p text:style-name="P8"><text:span text:style-name="T4"><text:s text:c="12"/></text:span><text:span text:style-name="T15">daniadores</text:span><text:span text:style-name="T4">.add(unDaniador);</text:span></text:p>
      <text:p text:style-name="P8"><text:span text:style-name="T4"><text:s text:c="12"/></text:span><text:span text:style-name="T1">this</text:span><text:span text:style-name="T4">.reducirPuntosEn(unDaniador.costo());</text:span></text:p>
      <text:p text:style-name="P8"><text:span text:style-name="T4"><text:s text:c="12"/></text:span><text:span text:style-name="T1">this</text:span><text:span text:style-name="T4">.realizarCambiosPasoTurno();</text:span>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0">// </text:span><text:span text:style-name="T11">Paso</text:span><text:span text:style-name="T10"> </text:span><text:span text:style-name="T11">de</text:span><text:span text:style-name="T10"> </text:span><text:span text:style-name="T11">turno</text:span><text:span text:style-name="T10"> sin </text:span><text:span text:style-name="T11">realizar</text:span><text:span text:style-name="T10"> </text:span><text:span text:style-name="T11">acciones</text:span><text:span text:style-name="T10">.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pasarTurno() {</text:span></text:p>
      <text:p text:style-name="P8"><text:span text:style-name="T4"><text:s text:c="8"/></text:span><text:span text:style-name="T1">if</text:span><text:span text:style-name="T4"> (</text:span><text:span text:style-name="T1">this</text:span><text:span text:style-name="T4">.getPuntos() &gt;= 10) {</text:span></text:p>
      <text:p text:style-name="P8"><text:span text:style-name="T4"><text:s text:c="12"/></text:span><text:span text:style-name="T1">this</text:span><text:span text:style-name="T4">.reducirPuntosEn(</text:span><text:span text:style-name="T15">decrecimientoDePuntosPorPasoDeTurno</text:span><text:span text:style-name="T4">);</text:span></text:p>
      <text:p text:style-name="P8"><text:span text:style-name="T4"><text:s text:c="12"/></text:span><text:span text:style-name="T1">this</text:span><text:span text:style-name="T4">.realizarCambiosPasoTurno();</text:span>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0">// </text:span><text:span text:style-name="T11">Nos</text:span><text:span text:style-name="T10"> </text:span><text:span text:style-name="T11">devuelve</text:span><text:span text:style-name="T10"> </text:span><text:span text:style-name="T11">un</text:span><text:span text:style-name="T10"> </text:span><text:span text:style-name="T11">booleano</text:span><text:span text:style-name="T10"> </text:span><text:span text:style-name="T11">que</text:span><text:span text:style-name="T10"> </text:span><text:span text:style-name="T11">informa</text:span><text:span text:style-name="T10"> </text:span><text:span text:style-name="T11">si</text:span><text:span text:style-name="T10"> </text:span><text:span text:style-name="T11">los</text:span><text:span text:style-name="T10"> </text:span><text:span text:style-name="T11">puntos</text:span><text:span text:style-name="T10"> son </text:span><text:span text:style-name="T11">suficientes</text:span><text:span text:style-name="T10"> o no</text:span></text:p>
      <text:p text:style-name="P8"><text:soft-page-break/><text:span text:style-name="T4"><text:s text:c="4"/></text:span><text:span text:style-name="T10">// </text:span><text:span text:style-name="T11">para</text:span><text:span text:style-name="T10"> </text:span><text:span text:style-name="T11">seguir</text:span><text:span text:style-name="T10"> </text:span><text:span text:style-name="T11">jugando</text:span><text:span text:style-name="T10">.</text:span></text:p>
      <text:p text:style-name="P8"><text:span text:style-name="T4"><text:s text:c="4"/></text:span><text:span text:style-name="T1">public</text:span><text:span text:style-name="T4"> </text:span><text:span text:style-name="T1">boolean</text:span><text:span text:style-name="T4"> faltanPuntosParaSeguir() {</text:span></text:p>
      <text:p text:style-name="P8"><text:span text:style-name="T4"><text:s text:c="8"/></text:span><text:span text:style-name="T1">return</text:span><text:span text:style-name="T4"> (</text:span><text:span text:style-name="T15">puntos</text:span><text:span text:style-name="T4"> &lt; </text:span><text:span text:style-name="T15">decrecimientoDePuntosPorPasoDeTurno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0">// </text:span><text:span text:style-name="T11">Este</text:span><text:span text:style-name="T10"> </text:span><text:span text:style-name="T11">metodo</text:span><text:span text:style-name="T10"> </text:span><text:span text:style-name="T11">se</text:span><text:span text:style-name="T10"> </text:span><text:span text:style-name="T11">ocupa</text:span><text:span text:style-name="T10"> </text:span><text:span text:style-name="T11">del</text:span><text:span text:style-name="T10"> </text:span><text:span text:style-name="T11">movimiento</text:span><text:span text:style-name="T10"> </text:span><text:span text:style-name="T11">de</text:span><text:span text:style-name="T10"> </text:span><text:span text:style-name="T11">barcos</text:span><text:span text:style-name="T10"> y explosion </text:span><text:span text:style-name="T11">de</text:span><text:span text:style-name="T10"> </text:span><text:span text:style-name="T11">minas</text:span><text:span text:style-name="T10">.</text:span></text:p>
      <text:p text:style-name="P8"/>
      <text:p text:style-name="P8"><text:span text:style-name="T4"><text:s text:c="4"/></text:span><text:span text:style-name="T1">public</text:span><text:span text:style-name="T4"> </text:span><text:span text:style-name="T1">boolean</text:span><text:span text:style-name="T4"> gano() {</text:span></text:p>
      <text:p text:style-name="P8"><text:span text:style-name="T4"><text:s text:c="8"/></text:span><text:span text:style-name="T1">return</text:span><text:span text:style-name="T4"> </text:span><text:span text:style-name="T15">manejadorDeElementosDelTablero</text:span><text:span text:style-name="T4">.todosLosDestructiblesEstanDestruidos(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boolean</text:span><text:span text:style-name="T4"> perdio() {</text:span></text:p>
      <text:p text:style-name="P8"><text:span text:style-name="T4"><text:s text:c="8"/></text:span><text:span text:style-name="T1">if</text:span><text:span text:style-name="T4"> (!gano()) {</text:span></text:p>
      <text:p text:style-name="P8"><text:span text:style-name="T4"><text:s text:c="12"/></text:span><text:span text:style-name="T1">return</text:span><text:span text:style-name="T4"> </text:span><text:span text:style-name="T1">this</text:span><text:span text:style-name="T4">.faltanPuntosParaSeguir();</text:span></text:p>
      <text:p text:style-name="P2"><text:s text:c="8"/>}</text:p>
      <text:p text:style-name="P8"><text:span text:style-name="T4"><text:s text:c="8"/></text:span><text:span text:style-name="T1">return</text:span><text:span text:style-name="T4"> </text:span><text:span text:style-name="T1">false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0">// ------------------- </text:span><text:span text:style-name="T11">Metodos</text:span><text:span text:style-name="T10"> </text:span><text:span text:style-name="T11">Privados</text:span><text:span text:style-name="T10"> -----------------------------</text:span>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reducirPuntosEn(</text:span><text:span text:style-name="T1">int</text:span><text:span text:style-name="T4"> puntosADisminuir) {</text:span></text:p>
      <text:p text:style-name="P8"><text:span text:style-name="T4"><text:s text:c="8"/></text:span><text:span text:style-name="T15">puntos</text:span><text:span text:style-name="T4"> -= puntosADisminuir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realizarCambiosPasoTurno() {</text:span></text:p>
      <text:p text:style-name="P8"><text:span text:style-name="T4"><text:s text:c="8"/></text:span><text:span text:style-name="T1">this</text:span><text:span text:style-name="T4">.pasoTurnoDisparos();</text:span></text:p>
      <text:p text:style-name="P8"><text:span text:style-name="T4"><text:s text:c="8"/></text:span><text:span text:style-name="T15">manejadorDeElementosDelTablero</text:span><text:span text:style-name="T4">.moverElementos()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pasoTurnoDisparos() {</text:span></text:p>
      <text:p text:style-name="P2"><text:s text:c="8"/>Daniador daniadorAuxiliar;</text:p>
      <text:p text:style-name="P8"><text:span text:style-name="T4"><text:s text:c="8"/></text:span><text:span text:style-name="T1">int</text:span><text:span text:style-name="T4"> i = 0;</text:span></text:p>
      <text:p text:style-name="P8"><text:span text:style-name="T4"><text:s text:c="8"/></text:span><text:span text:style-name="T1">while</text:span><text:span text:style-name="T4"> (i &lt; </text:span><text:span text:style-name="T15">daniadores</text:span><text:span text:style-name="T4">.size()) {</text:span></text:p>
      <text:p text:style-name="P8"><text:span text:style-name="T4"><text:s text:c="12"/></text:span><text:span text:style-name="T1">if</text:span><text:span text:style-name="T4"> ((</text:span><text:span text:style-name="T15">daniadores</text:span><text:span text:style-name="T4">.get(i)).debeDaniarEnEsteTurno()) {</text:span></text:p>
      <text:p text:style-name="P8"><text:span text:style-name="T4"><text:s text:c="16"/>daniadorAuxiliar = </text:span><text:span text:style-name="T15">daniadores</text:span><text:span text:style-name="T4">.remove(i);</text:span></text:p>
      <text:p text:style-name="P2"><text:s text:c="16"/>daniadorAuxiliar.daniar();</text:p>
      <text:p text:style-name="P8"><text:span text:style-name="T4"><text:s text:c="12"/>} </text:span><text:span text:style-name="T1">else</text:span><text:span text:style-name="T4"> {</text:span></text:p>
      <text:p text:style-name="P8"/>
      <text:p text:style-name="P8"><text:span text:style-name="T4"><text:s text:c="16"/>daniadorAuxiliar = </text:span><text:span text:style-name="T15">daniadores</text:span><text:span text:style-name="T4">.get(i);</text:span></text:p>
      <text:p text:style-name="P2"><text:s text:c="16"/>daniadorAuxiliar.pasarTurno();</text:p>
      <text:p text:style-name="P2"><text:s text:c="16"/>i++;</text:p>
      <text:p text:style-name="P2"><text:s text:c="12"/>}</text:p>
      <text:p text:style-name="P2"><text:s text:c="8"/>}</text:p>
      <text:p text:style-name="P8"/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ArrayList&lt;AbstractVistasBarcoFactory&gt; getConstructoresDeVistasPorDefault() {</text:span></text:p>
      <text:p text:style-name="P8"><text:span text:style-name="T4"><text:s text:c="8"/>ArrayList&lt;AbstractVistasBarcoFactory&gt; constructoresADevolver = </text:span><text:span text:style-name="T1">new</text:span><text:span text:style-name="T4"> ArrayList&lt;AbstractVistasBarcoFactory&gt;();</text:span>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2; i++) {</text:span></text:p>
      <text:p text:style-name="P8"><text:span text:style-name="T4"><text:s text:c="12"/>constructoresADevolver.add(</text:span><text:span text:style-name="T1">new</text:span><text:span text:style-name="T4"> VistaLanchaFactory());</text:span></text:p>
      <text:p text:style-name="P8"><text:span text:style-name="T4"><text:s text:c="12"/>constructoresADevolver.add(</text:span><text:span text:style-name="T1">new</text:span><text:span text:style-name="T4"> VistasDestructorFactory());</text:span></text:p>
      <text:p text:style-name="P2"><text:s text:c="8"/>}</text:p>
      <text:p text:style-name="P8"><text:span text:style-name="T4"><text:s text:c="8"/>constructoresADevolver.add(</text:span><text:span text:style-name="T1">new</text:span><text:span text:style-name="T4"> VistasBuqueFactory());</text:span></text:p>
      <text:p text:style-name="P8"><text:span text:style-name="T4"><text:s text:c="8"/>constructoresADevolver.add(</text:span><text:span text:style-name="T1">new</text:span><text:span text:style-name="T4"> VistasPortaavionesFactory());</text:span></text:p>
      <text:p text:style-name="P8"><text:span text:style-name="T4"><text:s text:c="8"/>constructoresADevolver.add(</text:span><text:span text:style-name="T1">new</text:span><text:span text:style-name="T4"> VistasRompehieloFactory());</text:span></text:p>
      <text:p text:style-name="P8"/>
      <text:p text:style-name="P8"><text:span text:style-name="T4"><text:s text:c="8"/></text:span><text:span text:style-name="T1">return</text:span><text:span text:style-name="T4"> constructoresADevolver;</text:span></text:p>
      <text:p text:style-name="P2"><text:s text:c="4"/>}</text:p>
      <text:p text:style-name="P8"/>
      <text:p text:style-name="P2"><text:soft-page-break/>}</text:p>
      <text:p text:style-name="P10"><text:span text:style-name="T9"/></text:p>
      <text:p text:style-name="P10"><text:span text:style-name="T3">package</text:span><text:span text:style-name="T8"> vista;</text:span></text:p>
      <text:p text:style-name="P10"><text:span text:style-name="T8"/></text:p>
      <text:p text:style-name="P8"><text:span text:style-name="T3">public</text:span><text:span text:style-name="T8"> </text:span><text:span text:style-name="T3">class</text:span><text:span text:style-name="T8"> </text:span><text:span text:style-name="T7">Boton</text:span><text:span text:style-name="T8"> </text:span><text:span text:style-name="T3">extends</text:span><text:span text:style-name="T8"> JButton {</text:span></text:p>
      <text:p text:style-name="P8"><text:span text:style-name="T4"><text:s text:c="4"/></text:span><text:span text:style-name="T1">int</text:span><text:span text:style-name="T4"> </text:span><text:span text:style-name="T15">tamX</text:span><text:span text:style-name="T4"> = 218; </text:span><text:span text:style-name="T10">// </text:span><text:span text:style-name="T11">ancho</text:span><text:span text:style-name="T10"> </text:span><text:span text:style-name="T11">de</text:span><text:span text:style-name="T10"> </text:span><text:span text:style-name="T11">los</text:span><text:span text:style-name="T10"> </text:span><text:span text:style-name="T11">botones</text:span></text:p>
      <text:p text:style-name="P8"><text:span text:style-name="T4"><text:s text:c="4"/></text:span><text:span text:style-name="T1">int</text:span><text:span text:style-name="T4"> </text:span><text:span text:style-name="T15">tamY</text:span><text:span text:style-name="T4"> = 54; </text:span><text:span text:style-name="T10">// </text:span><text:span text:style-name="T11">altura</text:span><text:span text:style-name="T10"> </text:span><text:span text:style-name="T11">de</text:span><text:span text:style-name="T10"> </text:span><text:span text:style-name="T11">los</text:span><text:span text:style-name="T10"> </text:span><text:span text:style-name="T11">botones</text:span></text:p>
      <text:p text:style-name="P8"/>
      <text:p text:style-name="P8"><text:span text:style-name="T4"><text:s text:c="4"/></text:span><text:span text:style-name="T1">public</text:span><text:span text:style-name="T4"> Boton(String dirImagen, </text:span><text:span text:style-name="T1">int</text:span><text:span text:style-name="T4"> posX, </text:span><text:span text:style-name="T1">int</text:span><text:span text:style-name="T4"> posY) {</text:span></text:p>
      <text:p text:style-name="P8"><text:span text:style-name="T4"><text:s text:c="8"/></text:span><text:span text:style-name="T1">super</text:span><text:span text:style-name="T4">();</text:span></text:p>
      <text:p text:style-name="P8"><text:span text:style-name="T4"><text:s text:c="8"/>ImageIcon icono = </text:span><text:span text:style-name="T1">new</text:span><text:span text:style-name="T4"> ImageIcon(dirImagen);</text:span></text:p>
      <text:p text:style-name="P8"><text:span text:style-name="T4"><text:s text:c="8"/></text:span><text:span text:style-name="T1">this</text:span><text:span text:style-name="T4">.setIcon(icono);</text:span></text:p>
      <text:p text:style-name="P8"><text:span text:style-name="T4"><text:s text:c="8"/></text:span><text:span text:style-name="T1">this</text:span><text:span text:style-name="T4">.setBounds(posX, posY, </text:span><text:span text:style-name="T15">tamX</text:span><text:span text:style-name="T4">, </text:span><text:span text:style-name="T15">tamY</text:span><text:span text:style-name="T4">);</text:span></text:p>
      <text:p text:style-name="P2"><text:s text:c="4"/>}</text:p>
      <text:p text:style-name="P2">}</text:p>
      <text:p text:style-name="P10"><text:span text:style-name="T8"/></text:p>
      <text:p text:style-name="P8"><text:span text:style-name="T3">public</text:span><text:span text:style-name="T8"> </text:span><text:span text:style-name="T3">class</text:span><text:span text:style-name="T8"> </text:span><text:span text:style-name="T7">BotonJuego</text:span><text:span text:style-name="T8"> </text:span><text:span text:style-name="T3">extends</text:span><text:span text:style-name="T8"> JButton {</text:span></text:p>
      <text:p text:style-name="P8"><text:span text:style-name="T4"><text:s text:c="4"/></text:span><text:span text:style-name="T1">int</text:span><text:span text:style-name="T4"> </text:span><text:span text:style-name="T15">tamX</text:span><text:span text:style-name="T4"> = 250;</text:span></text:p>
      <text:p text:style-name="P8"><text:span text:style-name="T4"><text:s text:c="4"/></text:span><text:span text:style-name="T1">int</text:span><text:span text:style-name="T4"> </text:span><text:span text:style-name="T15">tamY</text:span><text:span text:style-name="T4"> = 50;</text:span></text:p>
      <text:p text:style-name="P8"/>
      <text:p text:style-name="P8"><text:span text:style-name="T4"><text:s text:c="4"/></text:span><text:span text:style-name="T1">public</text:span><text:span text:style-name="T4"> BotonJuego(</text:span><text:span text:style-name="T1">int</text:span><text:span text:style-name="T4"> posX, </text:span><text:span text:style-name="T1">int</text:span><text:span text:style-name="T4"> posY, String direccionIm, String nombre) {</text:span></text:p>
      <text:p text:style-name="P8"><text:span text:style-name="T4"><text:s text:c="8"/></text:span><text:span text:style-name="T1">super</text:span><text:span text:style-name="T4">(nombre);</text:span></text:p>
      <text:p text:style-name="P8"><text:span text:style-name="T4"><text:s text:c="8"/>ImageIcon icono = </text:span><text:span text:style-name="T1">new</text:span><text:span text:style-name="T4"> ImageIcon(direccionIm);</text:span></text:p>
      <text:p text:style-name="P8"><text:span text:style-name="T4"><text:s text:c="8"/></text:span><text:span text:style-name="T1">this</text:span><text:span text:style-name="T4">.setIcon(icono);</text:span></text:p>
      <text:p text:style-name="P8"><text:span text:style-name="T4"><text:s text:c="8"/></text:span><text:span text:style-name="T1">this</text:span><text:span text:style-name="T4">.setBounds(posX, posY, </text:span><text:span text:style-name="T15">tamX</text:span><text:span text:style-name="T4">, </text:span><text:span text:style-name="T15">tamY</text:span><text:span text:style-name="T4">);</text:span></text:p>
      <text:p text:style-name="P2"><text:s text:c="4"/>}</text:p>
      <text:p text:style-name="P2">}</text:p>
      <text:p text:style-name="P10"><text:span text:style-name="T8"/></text:p>
      <text:p text:style-name="P8"><text:span text:style-name="T3">public</text:span><text:span text:style-name="T8"> </text:span><text:span text:style-name="T3">class</text:span><text:span text:style-name="T8"> Dibujante </text:span><text:span text:style-name="T3">implements</text:span><text:span text:style-name="T8"> ObjetoDibujable {</text:span></text:p>
      <text:p text:style-name="P8"/>
      <text:p text:style-name="P8"><text:span text:style-name="T4"><text:s text:c="4"/>ArrayList&lt;ObjetoDibujable&gt; </text:span><text:span text:style-name="T15">dibujables</text:span><text:span text:style-name="T4">;</text:span></text:p>
      <text:p text:style-name="P8"/>
      <text:p text:style-name="P8"><text:span text:style-name="T4"><text:s text:c="4"/></text:span><text:span text:style-name="T1">public</text:span><text:span text:style-name="T4"> Dibujante(ObjetoDibujable fondo) {</text:span></text:p>
      <text:p text:style-name="P8"><text:span text:style-name="T4"><text:s text:c="8"/></text:span><text:span text:style-name="T15">dibujables</text:span><text:span text:style-name="T4"> = </text:span><text:span text:style-name="T1">new</text:span><text:span text:style-name="T4"> ArrayList&lt;ObjetoDibujable&gt;();</text:span></text:p>
      <text:p text:style-name="P8"><text:span text:style-name="T4"><text:s text:c="8"/></text:span><text:span text:style-name="T15">dibujables</text:span><text:span text:style-name="T4">.add(fondo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cambiarFondo(ObjetoDibujable fondo) {</text:span></text:p>
      <text:p text:style-name="P8"><text:span text:style-name="T4"><text:s text:c="8"/></text:span><text:span text:style-name="T15">dibujables</text:span><text:span text:style-name="T4">.remove(0);</text:span></text:p>
      <text:p text:style-name="P8"><text:span text:style-name="T4"><text:s text:c="8"/></text:span><text:span text:style-name="T15">dibujables</text:span><text:span text:style-name="T4">.add(0, fondo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agregarDisparo(ObjetoDibujable disparo) {</text:span></text:p>
      <text:p text:style-name="P8"><text:span text:style-name="T4"><text:s text:c="8"/></text:span><text:span text:style-name="T15">dibujables</text:span><text:span text:style-name="T4">.add(</text:span><text:span text:style-name="T15">dibujables</text:span><text:span text:style-name="T4">.size(), disparo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agregarMina(ObjetoDibujable mina) {</text:span></text:p>
      <text:p text:style-name="P8"><text:span text:style-name="T4"><text:s text:c="8"/></text:span><text:span text:style-name="T15">dibujables</text:span><text:span text:style-name="T4">.add(1, mina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remover(ObjetoDibujable dibujable) {</text:span></text:p>
      <text:p text:style-name="P8"><text:span text:style-name="T4"><text:s text:c="8"/></text:span><text:span text:style-name="T15">dibujables</text:span><text:span text:style-name="T4">.remove(dibujable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cambiarAlTope(ObjetoDibujable dibujable) {</text:span></text:p>
      <text:p text:style-name="P8"><text:span text:style-name="T4"><text:s text:c="8"/></text:span><text:span text:style-name="T1">if</text:span><text:span text:style-name="T4"> (</text:span><text:span text:style-name="T15">dibujables</text:span><text:span text:style-name="T4">.contains(dibujable)) {</text:span></text:p>
      <text:p text:style-name="P8"><text:span text:style-name="T4"><text:s text:c="12"/></text:span><text:span text:style-name="T15">dibujables</text:span><text:span text:style-name="T4">.remove(dibujable);</text:span></text:p>
      <text:p text:style-name="P8"><text:span text:style-name="T4"><text:s text:c="12"/></text:span><text:span text:style-name="T15">dibujables</text:span><text:span text:style-name="T4">.add(</text:span><text:span text:style-name="T15">dibujables</text:span><text:span text:style-name="T4">.size(), dibujable);</text:span></text:p>
      <text:p text:style-name="P2"><text:s text:c="8"/>}</text:p>
      <text:p text:style-name="P2"><text:s text:c="4"/>}</text:p>
      <text:p text:style-name="P8"/>
      <text:p text:style-name="P8"><text:soft-page-break/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dibujar(SuperficieDeDibujo superficieDeDibujo) {</text:span>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</text:span><text:span text:style-name="T15">dibujables</text:span><text:span text:style-name="T4">.size(); i++) {</text:span></text:p>
      <text:p text:style-name="P8"><text:span text:style-name="T4"><text:s text:c="12"/></text:span><text:span text:style-name="T15">dibujables</text:span><text:span text:style-name="T4">.get(i).dibujar(superficieDeDibujo);</text:span>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agregarVistaBarco(VistaBarco vistaBarco) {</text:span></text:p>
      <text:p text:style-name="P8"><text:span text:style-name="T4"><text:s text:c="8"/></text:span><text:span text:style-name="T15">dibujables</text:span><text:span text:style-name="T4">.add(vistaBarco);</text:span></text:p>
      <text:p text:style-name="P8"/>
      <text:p text:style-name="P2"><text:s text:c="4"/>}</text:p>
      <text:p text:style-name="P8"><text:span text:style-name="T4">}</text:span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Fondo </text:span><text:span text:style-name="T3">implements</text:span><text:span text:style-name="T8"> ObjetoDibujable {</text:span></text:p>
      <text:p text:style-name="P8"><text:span text:style-name="T4"><text:tab/>BufferedImage </text:span><text:span text:style-name="T15">imagenDeFondo</text:span><text:span text:style-name="T4">;</text:span></text:p>
      <text:p text:style-name="P8"><text:span text:style-name="T4"><text:tab/></text:span><text:span text:style-name="T1">int</text:span><text:span text:style-name="T4"> </text:span><text:span text:style-name="T15">xPanel</text:span><text:span text:style-name="T4">, </text:span><text:span text:style-name="T15">yPanel</text:span><text:span text:style-name="T4">, </text:span><text:span text:style-name="T15">anchoDelPanel</text:span><text:span text:style-name="T4">, </text:span><text:span text:style-name="T15">altoDelPanel</text:span><text:span text:style-name="T4">;</text:span></text:p>
      <text:p text:style-name="P8"/>
      <text:p text:style-name="P8"><text:span text:style-name="T4"><text:tab/></text:span><text:span text:style-name="T1">public</text:span><text:span text:style-name="T4"> Fondo(</text:span><text:span text:style-name="T1">int</text:span><text:span text:style-name="T4"> x, </text:span><text:span text:style-name="T1">int</text:span><text:span text:style-name="T4"> y, </text:span><text:span text:style-name="T1">int</text:span><text:span text:style-name="T4"> ancho, </text:span><text:span text:style-name="T1">int</text:span><text:span text:style-name="T4"> alto, String directorioDeLaImagen) {</text:span></text:p>
      <text:p text:style-name="P8"><text:span text:style-name="T4"><text:tab/><text:tab/></text:span><text:span text:style-name="T15">xPanel</text:span><text:span text:style-name="T4"> = x;</text:span></text:p>
      <text:p text:style-name="P8"><text:span text:style-name="T4"><text:tab/><text:tab/></text:span><text:span text:style-name="T15">yPanel</text:span><text:span text:style-name="T4"> = y;</text:span></text:p>
      <text:p text:style-name="P8"><text:span text:style-name="T4"><text:tab/><text:tab/></text:span><text:span text:style-name="T15">anchoDelPanel</text:span><text:span text:style-name="T4"> = ancho;</text:span></text:p>
      <text:p text:style-name="P8"><text:span text:style-name="T4"><text:tab/><text:tab/></text:span><text:span text:style-name="T15">altoDelPanel</text:span><text:span text:style-name="T4"> = alto;</text:span>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</text:span><text:span text:style-name="T15">imagenDeFondo</text:span><text:span text:style-name="T4"> = ImageIO.</text:span><text:span text:style-name="T5">read</text:span><text:span text:style-name="T4">(</text:span><text:span text:style-name="T1">new</text:span><text:span text:style-name="T4"> File(directorioDeLaImagen));</text:span></text:p>
      <text:p text:style-name="P8"><text:span text:style-name="T4"><text:tab/><text:tab/>} </text:span><text:span text:style-name="T1">catch</text:span><text:span text:style-name="T4"> (IOException error) {</text:span></text:p>
      <text:p text:style-name="P8"/>
      <text:p text:style-name="P2"><text:tab/><text:tab/>}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dibujar(SuperficieDeDibujo superficieDeDibujo) {</text:span></text:p>
      <text:p text:style-name="P8"/>
      <text:p text:style-name="P2"><text:tab/><text:tab/>Graphics grafico = ((SuperficiePanel) superficieDeDibujo).getBuffer();</text:p>
      <text:p text:style-name="P8"><text:span text:style-name="T4"><text:tab/><text:tab/>grafico.drawImage(</text:span><text:span text:style-name="T1">this</text:span><text:span text:style-name="T4">.</text:span><text:span text:style-name="T15">imagenDeFondo</text:span><text:span text:style-name="T4">, </text:span><text:span text:style-name="T15">xPanel</text:span><text:span text:style-name="T4">, </text:span><text:span text:style-name="T15">yPanel</text:span><text:span text:style-name="T4">, </text:span><text:span text:style-name="T15">anchoDelPanel</text:span><text:span text:style-name="T4">,</text:span></text:p>
      <text:p text:style-name="P8"><text:span text:style-name="T4"><text:tab/><text:tab/><text:tab/><text:tab/></text:span><text:span text:style-name="T15">altoDelPanel</text:span><text:span text:style-name="T4">, </text:span><text:span text:style-name="T1">null</text:span><text:span text:style-name="T4">);</text:span></text:p>
      <text:p text:style-name="P8"/>
      <text:p text:style-name="P2"><text:tab/>}</text:p>
      <text:p text:style-name="P8"/>
      <text:p text:style-name="P2">}</text:p>
      <text:p text:style-name="P8"><text:span text:style-name="T6"/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ManejadorVentanas {</text:span></text:p>
      <text:p text:style-name="P8"><text:span text:style-name="T4"><text:s text:c="4"/>VentanaJuego </text:span><text:span text:style-name="T15">ventanaJuego</text:span><text:span text:style-name="T4">;</text:span></text:p>
      <text:p text:style-name="P8"><text:span text:style-name="T4"><text:s text:c="4"/>JFrame </text:span><text:span text:style-name="T15">ventanaInicio</text:span><text:span text:style-name="T4">, </text:span><text:span text:style-name="T15">ventanaAyudaIntro</text:span><text:span text:style-name="T4">, </text:span><text:span text:style-name="T15">ventanaAyudaBarcos</text:span><text:span text:style-name="T4">, </text:span><text:span text:style-name="T15">ventanaAyudaDisparos</text:span><text:span text:style-name="T4">;</text:span></text:p>
      <text:p text:style-name="P8"/>
      <text:p text:style-name="P8"><text:span text:style-name="T4"><text:s text:c="4"/></text:span><text:span text:style-name="T1">public</text:span><text:span text:style-name="T4"> ManejadorVentanas() {</text:span></text:p>
      <text:p text:style-name="P8"><text:span text:style-name="T4"><text:s text:c="8"/></text:span><text:span text:style-name="T15">ventanaInicio</text:span><text:span text:style-name="T4"> = </text:span><text:span text:style-name="T1">new</text:span><text:span text:style-name="T4"> VentanaInicio(</text:span><text:span text:style-name="T1">this</text:span><text:span text:style-name="T4">);</text:span></text:p>
      <text:p text:style-name="P8"><text:span text:style-name="T4"><text:s text:c="8"/></text:span><text:span text:style-name="T15">ventanaAyudaIntro</text:span><text:span text:style-name="T4"> = </text:span><text:span text:style-name="T1">new</text:span><text:span text:style-name="T4"> VentanaAyudaIntro(</text:span><text:span text:style-name="T1">this</text:span><text:span text:style-name="T4">);</text:span></text:p>
      <text:p text:style-name="P8"><text:span text:style-name="T4"><text:s text:c="8"/></text:span><text:span text:style-name="T15">ventanaAyudaDisparos</text:span><text:span text:style-name="T4"> = </text:span><text:span text:style-name="T1">new</text:span><text:span text:style-name="T4"> VentanaAyudaDisparos(</text:span><text:span text:style-name="T1">this</text:span><text:span text:style-name="T4">);</text:span></text:p>
      <text:p text:style-name="P8"><text:span text:style-name="T4"><text:s text:c="8"/></text:span><text:span text:style-name="T15">ventanaJuego</text:span><text:span text:style-name="T4"> = </text:span><text:span text:style-name="T1">new</text:span><text:span text:style-name="T4"> VentanaJuego();</text:span></text:p>
      <text:p text:style-name="P8"><text:span text:style-name="T4"><text:s text:c="8"/></text:span><text:span text:style-name="T15">ventanaAyudaBarcos</text:span><text:span text:style-name="T4"> = </text:span><text:span text:style-name="T1">new</text:span><text:span text:style-name="T4"> VentanaAyudaBarcos(</text:span><text:span text:style-name="T1">this</text:span><text:span text:style-name="T4">);</text:span></text:p>
      <text:p text:style-name="P8"><text:span text:style-name="T4"><text:s text:c="8"/></text:span><text:span text:style-name="T15">ventanaInicio</text:span><text:span text:style-name="T4">.setVisible(</text:span><text:span text:style-name="T1">true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s text:c="8"/>ManejadorVentanas </text:span><text:span text:style-name="T7">manejador</text:span><text:span text:style-name="T4"> = </text:span><text:span text:style-name="T1">new</text:span><text:span text:style-name="T4"> ManejadorVentanas();</text:span></text:p>
      <text:p text:style-name="P2"><text:s text:c="4"/>}</text:p>
      <text:p text:style-name="P8"/>
      <text:p text:style-name="P8"><text:soft-page-break/><text:span text:style-name="T4"><text:s text:c="4"/></text:span><text:span text:style-name="T1">public</text:span><text:span text:style-name="T4"> </text:span><text:span text:style-name="T1">void</text:span><text:span text:style-name="T4"> abrirTutorial(JFrame ventana) {</text:span></text:p>
      <text:p text:style-name="P8"><text:span text:style-name="T4"><text:s text:c="8"/>ventana.setVisible(</text:span><text:span text:style-name="T1">false</text:span><text:span text:style-name="T4">);</text:span></text:p>
      <text:p text:style-name="P8"><text:span text:style-name="T4"><text:s text:c="8"/></text:span><text:span text:style-name="T15">ventanaAyudaIntro</text:span><text:span text:style-name="T4">.setVisible(</text:span><text:span text:style-name="T1">true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abrirJuego(String nombrePartida) {</text:span></text:p>
      <text:p text:style-name="P8"><text:span text:style-name="T4"><text:s text:c="8"/></text:span><text:span text:style-name="T15">ventanaJuego</text:span><text:span text:style-name="T4"> = </text:span><text:span text:style-name="T1">new</text:span><text:span text:style-name="T4"> VentanaJuego(nombrePartida, </text:span><text:span text:style-name="T1">this</text:span><text:span text:style-name="T4">);</text:span></text:p>
      <text:p text:style-name="P8"><text:span text:style-name="T4"><text:s text:c="8"/></text:span><text:span text:style-name="T15">ventanaJuego</text:span><text:span text:style-name="T4">.setVisible(</text:span><text:span text:style-name="T1">true</text:span><text:span text:style-name="T4">);</text:span></text:p>
      <text:p text:style-name="P8"><text:span text:style-name="T4"><text:s text:c="8"/></text:span><text:span text:style-name="T15">ventanaInicio</text:span><text:span text:style-name="T4">.setVisible(</text:span><text:span text:style-name="T1">false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abrirAyudaBarcos(JFrame ventana) {</text:span></text:p>
      <text:p text:style-name="P8"><text:span text:style-name="T4"><text:s text:c="8"/></text:span><text:span text:style-name="T15">ventanaAyudaBarcos</text:span><text:span text:style-name="T4">.setVisible(</text:span><text:span text:style-name="T1">true</text:span><text:span text:style-name="T4">);</text:span></text:p>
      <text:p text:style-name="P8"><text:span text:style-name="T4"><text:s text:c="8"/>ventana.setVisible(</text:span><text:span text:style-name="T1">false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abrirAyudaDisparos(JFrame ventana) {</text:span></text:p>
      <text:p text:style-name="P8"><text:span text:style-name="T4"><text:s text:c="8"/></text:span><text:span text:style-name="T15">ventanaAyudaDisparos</text:span><text:span text:style-name="T4">.setVisible(</text:span><text:span text:style-name="T1">true</text:span><text:span text:style-name="T4">);</text:span></text:p>
      <text:p text:style-name="P8"><text:span text:style-name="T4"><text:s text:c="8"/>ventana.setVisible(</text:span><text:span text:style-name="T1">false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abrirInicio(JFrame ventana) {</text:span></text:p>
      <text:p text:style-name="P8"><text:span text:style-name="T4"><text:s text:c="8"/></text:span><text:span text:style-name="T15">ventanaInicio</text:span><text:span text:style-name="T4">.setVisible(</text:span><text:span text:style-name="T1">true</text:span><text:span text:style-name="T4">);</text:span></text:p>
      <text:p text:style-name="P8"><text:span text:style-name="T4"><text:s text:c="8"/>ventana.setVisible(</text:span><text:span text:style-name="T1">false</text:span><text:span text:style-name="T4">);</text:span></text:p>
      <text:p text:style-name="P8"/>
      <text:p text:style-name="P2"><text:s text:c="4"/>}</text:p>
      <text:p text:style-name="P2">}</text:p>
      <text:p text:style-name="P2"/>
      <text:p text:style-name="P2"><text:span text:style-name="T1">public</text:span> <text:span text:style-name="T1">class</text:span> Ventana <text:span text:style-name="T1">implements</text:span> MouseListener {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mouseClicked(MouseEvent e) {</text:span></text:p>
      <text:p text:style-name="P8"/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mousePressed(MouseEvent e) {</text:span></text:p>
      <text:p text:style-name="P8"/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mouseReleased(MouseEvent e) {</text:span></text:p>
      <text:p text:style-name="P8"/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mouseEntered(MouseEvent e) {</text:span></text:p>
      <text:p text:style-name="P8"/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mouseExited(MouseEvent e) {</text:span></text:p>
      <text:p text:style-name="P8"/>
      <text:p text:style-name="P2"><text:tab/>}</text:p>
      <text:p text:style-name="P8"/>
      <text:p text:style-name="P2">}</text:p>
      <text:p text:style-name="P2"/>
      <text:p text:style-name="P8"><text:span text:style-name="T3">public</text:span><text:span text:style-name="T8"> </text:span><text:span text:style-name="T3">class</text:span><text:span text:style-name="T8"> VentanaAyudaBarcos </text:span><text:span text:style-name="T3">extends</text:span><text:span text:style-name="T8"> VentanaGeneral {</text:span></text:p>
      <text:p text:style-name="P8"><text:span text:style-name="T4"><text:s text:c="4"/></text:span><text:span text:style-name="T20">/**</text:span></text:p>
      <text:p text:style-name="P14"><text:s text:c="5"/>* </text:p>
      <text:p text:style-name="P14"><text:s text:c="5"/>*/</text:p>
      <text:p text:style-name="P8"><text:span text:style-name="T4"><text:s text:c="4"/></text:span><text:span text:style-name="T1">private</text:span><text:span text:style-name="T4"> </text:span><text:span text:style-name="T1">static</text:span><text:span text:style-name="T4"> </text:span><text:span text:style-name="T1">final</text:span><text:span text:style-name="T4"> </text:span><text:span text:style-name="T1">long</text:span><text:span text:style-name="T4"> </text:span><text:span text:style-name="T16">serialVersionUID</text:span><text:span text:style-name="T4"> = 1L;</text:span></text:p>
      <text:p text:style-name="P8"><text:soft-page-break/><text:span text:style-name="T4"><text:s text:c="4"/></text:span><text:span text:style-name="T1">int</text:span><text:span text:style-name="T4"> </text:span><text:span text:style-name="T15">posTextoX</text:span><text:span text:style-name="T4"> = 400; </text:span><text:span text:style-name="T10">// </text:span><text:span text:style-name="T11">posicion</text:span><text:span text:style-name="T10"> </text:span><text:span text:style-name="T11">en</text:span><text:span text:style-name="T10"> X </text:span><text:span text:style-name="T11">de</text:span><text:span text:style-name="T10"> </text:span><text:span text:style-name="T11">los</text:span><text:span text:style-name="T10"> </text:span><text:span text:style-name="T11">textos</text:span><text:span text:style-name="T10"> </text:span><text:span text:style-name="T11">ayuda</text:span></text:p>
      <text:p text:style-name="P8"><text:span text:style-name="T4"><text:s text:c="4"/>ManejadorVentanas </text:span><text:span text:style-name="T15">manejador</text:span><text:span text:style-name="T4">;</text:span></text:p>
      <text:p text:style-name="P8"><text:span text:style-name="T4"><text:s text:c="4"/></text:span><text:span text:style-name="T1">int</text:span><text:span text:style-name="T4"> </text:span><text:span text:style-name="T15">posY</text:span><text:span text:style-name="T4"> = 355; </text:span><text:span text:style-name="T10">// </text:span><text:span text:style-name="T11">posicion</text:span><text:span text:style-name="T10"> </text:span><text:span text:style-name="T11">en</text:span><text:span text:style-name="T10"> Y </text:span><text:span text:style-name="T11">de</text:span><text:span text:style-name="T10"> </text:span><text:span text:style-name="T11">los</text:span><text:span text:style-name="T10"> </text:span><text:span text:style-name="T11">botones</text:span></text:p>
      <text:p text:style-name="P8"/>
      <text:p text:style-name="P8"><text:span text:style-name="T4"><text:s text:c="4"/></text:span><text:span text:style-name="T1">public</text:span><text:span text:style-name="T4"> VentanaAyudaBarcos(ManejadorVentanas manejadorV) {</text:span></text:p>
      <text:p text:style-name="P8"><text:span text:style-name="T4"><text:s text:c="8"/></text:span><text:span text:style-name="T1">super</text:span><text:span text:style-name="T4">(</text:span><text:span text:style-name="T13">"Batalla Navalgo - Ayuda"</text:span><text:span text:style-name="T4">);</text:span></text:p>
      <text:p text:style-name="P8"><text:span text:style-name="T4"><text:s text:c="8"/></text:span><text:span text:style-name="T1">this</text:span><text:span text:style-name="T4">.addBtnAtras();</text:span></text:p>
      <text:p text:style-name="P8"><text:span text:style-name="T4"><text:s text:c="8"/></text:span><text:span text:style-name="T1">this</text:span><text:span text:style-name="T4">.addBtnSig();</text:span></text:p>
      <text:p text:style-name="P8"><text:span text:style-name="T4"><text:s text:c="8"/></text:span><text:span text:style-name="T1">this</text:span><text:span text:style-name="T4">.addImagenDeFondo(</text:span><text:span text:style-name="T13">"imagenes/ayuda/barcos/ayuda.png"</text:span><text:span text:style-name="T4">);</text:span></text:p>
      <text:p text:style-name="P8"><text:span text:style-name="T4"><text:s text:c="8"/></text:span><text:span text:style-name="T15">manejador</text:span><text:span text:style-name="T4"> = manejadorV;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Atras() {</text:span></text:p>
      <text:p text:style-name="P8"><text:span text:style-name="T4"><text:s text:c="8"/>Boton btnAtras = </text:span><text:span text:style-name="T1">new</text:span><text:span text:style-name="T4"> Boton(</text:span><text:span text:style-name="T13">"imagenes/ayuda/barcos/intro.png"</text:span><text:span text:style-name="T4">, 0, </text:span><text:span text:style-name="T15">posY</text:span><text:span text:style-name="T4">);</text:span></text:p>
      <text:p text:style-name="P8"><text:span text:style-name="T4"><text:s text:c="8"/>btnAtras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manejador</text:span><text:span text:style-name="T4">.abrirTutorial(</text:span><text:span text:style-name="T15">frame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Atras);</text:span></text:p>
      <text:p text:style-name="P8"><text:span text:style-name="T4"><text:s text:c="8"/></text:span><text:span text:style-name="T1">return</text:span><text:span text:style-name="T4"> btnAtras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Sig() {</text:span></text:p>
      <text:p text:style-name="P8"><text:span text:style-name="T4"><text:s text:c="8"/>Boton btnSiguiente = </text:span><text:span text:style-name="T1">new</text:span><text:span text:style-name="T4"> Boton(</text:span><text:span text:style-name="T13">"imagenes/ayuda/barcos/disparos.png"</text:span><text:span text:style-name="T4">, 550, </text:span><text:span text:style-name="T15">posY</text:span><text:span text:style-name="T4">);</text:span></text:p>
      <text:p text:style-name="P8"><text:span text:style-name="T4"><text:s text:c="8"/>btnSiguiente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manejador</text:span><text:span text:style-name="T4">.abrirAyudaDisparos(</text:span><text:span text:style-name="T15">frame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Siguiente);</text:span></text:p>
      <text:p text:style-name="P8"><text:span text:style-name="T4"><text:s text:c="8"/></text:span><text:span text:style-name="T1">return</text:span><text:span text:style-name="T4"> btnSiguiente;</text:span></text:p>
      <text:p text:style-name="P8"/>
      <text:p text:style-name="P2"><text:s text:c="4"/>}</text:p>
      <text:p text:style-name="P2">}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</text:span><text:span text:style-name="T7">VentanaAyudaDisparos</text:span><text:span text:style-name="T8"> </text:span><text:span text:style-name="T3">extends</text:span><text:span text:style-name="T8"> VentanaGeneral {</text:span></text:p>
      <text:p text:style-name="P8"/>
      <text:p text:style-name="P8"><text:span text:style-name="T4"><text:s text:c="4"/>ManejadorVentanas </text:span><text:span text:style-name="T15">manejador</text:span><text:span text:style-name="T4">;</text:span></text:p>
      <text:p text:style-name="P8"><text:span text:style-name="T4"><text:s text:c="4"/></text:span><text:span text:style-name="T1">int</text:span><text:span text:style-name="T4"> </text:span><text:span text:style-name="T15">posY</text:span><text:span text:style-name="T4"> = 360; </text:span><text:span text:style-name="T10">// </text:span><text:span text:style-name="T11">posicion</text:span><text:span text:style-name="T10"> </text:span><text:span text:style-name="T11">en</text:span><text:span text:style-name="T10"> Y </text:span><text:span text:style-name="T11">de</text:span><text:span text:style-name="T10"> </text:span><text:span text:style-name="T11">los</text:span><text:span text:style-name="T10"> </text:span><text:span text:style-name="T11">botones</text:span></text:p>
      <text:p text:style-name="P8"/>
      <text:p text:style-name="P8"><text:span text:style-name="T4"><text:s text:c="4"/></text:span><text:span text:style-name="T1">public</text:span><text:span text:style-name="T4"> VentanaAyudaDisparos(ManejadorVentanas manejadorV) {</text:span></text:p>
      <text:p text:style-name="P8"><text:span text:style-name="T4"><text:s text:c="8"/></text:span><text:span text:style-name="T1">super</text:span><text:span text:style-name="T4">(</text:span><text:span text:style-name="T13">"Batalla Navalgo - Ayuda Disparos"</text:span><text:span text:style-name="T4">);</text:span></text:p>
      <text:p text:style-name="P8"><text:span text:style-name="T4"><text:s text:c="8"/></text:span><text:span text:style-name="T15">manejador</text:span><text:span text:style-name="T4"> = manejadorV;</text:span></text:p>
      <text:p text:style-name="P8"><text:span text:style-name="T4"><text:s text:c="8"/></text:span><text:span text:style-name="T1">this</text:span><text:span text:style-name="T4">.addBtnAtras();</text:span></text:p>
      <text:p text:style-name="P8"><text:span text:style-name="T4"><text:s text:c="8"/></text:span><text:span text:style-name="T1">this</text:span><text:span text:style-name="T4">.addBtnSig();</text:span></text:p>
      <text:p text:style-name="P8"><text:span text:style-name="T4"><text:s text:c="8"/></text:span><text:span text:style-name="T1">this</text:span><text:span text:style-name="T4">.addImagenDeFondo(</text:span><text:span text:style-name="T13">"imagenes/ayuda/disparos/ayuda.png"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Atras() {</text:span></text:p>
      <text:p text:style-name="P8"><text:span text:style-name="T4"><text:s text:c="8"/>Boton btnAtras = </text:span><text:span text:style-name="T1">new</text:span><text:span text:style-name="T4"> Boton(</text:span><text:span text:style-name="T13">"imagenes/ayuda/disparos/barcos.png"</text:span><text:span text:style-name="T4">, 0, </text:span><text:span text:style-name="T15">posY</text:span><text:span text:style-name="T4">);</text:span></text:p>
      <text:p text:style-name="P8"><text:span text:style-name="T4"><text:s text:c="8"/>btnAtras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manejador</text:span><text:span text:style-name="T4">.abrirAyudaBarcos(</text:span><text:span text:style-name="T15">frame</text:span><text:span text:style-name="T4">);</text:span></text:p>
      <text:p text:style-name="P2"><text:s text:c="12"/>}</text:p>
      <text:p text:style-name="P2"><text:s text:c="8"/>});</text:p>
      <text:p text:style-name="P8"><text:soft-page-break/><text:span text:style-name="T4"><text:s text:c="8"/></text:span><text:span text:style-name="T1">this</text:span><text:span text:style-name="T4">.getContentPane().add(btnAtras);</text:span></text:p>
      <text:p text:style-name="P8"><text:span text:style-name="T4"><text:s text:c="8"/></text:span><text:span text:style-name="T1">return</text:span><text:span text:style-name="T4"> btnAtras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Sig() {</text:span></text:p>
      <text:p text:style-name="P8"><text:span text:style-name="T4"><text:s text:c="8"/>Boton btnSiguiente = </text:span><text:span text:style-name="T1">new</text:span><text:span text:style-name="T4"> Boton(</text:span><text:span text:style-name="T13">"imagenes/ayuda/disparos/inicio.png"</text:span><text:span text:style-name="T4">, 550, </text:span><text:span text:style-name="T15">posY</text:span><text:span text:style-name="T4">);</text:span></text:p>
      <text:p text:style-name="P8"><text:span text:style-name="T4"><text:s text:c="8"/>btnSiguiente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manejador</text:span><text:span text:style-name="T4">.abrirInicio(</text:span><text:span text:style-name="T15">frame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Siguiente);</text:span></text:p>
      <text:p text:style-name="P8"><text:span text:style-name="T4"><text:s text:c="8"/></text:span><text:span text:style-name="T1">return</text:span><text:span text:style-name="T4"> btnSiguiente;</text:span></text:p>
      <text:p text:style-name="P8"/>
      <text:p text:style-name="P2"><text:s text:c="4"/>}</text:p>
      <text:p text:style-name="P8"/>
      <text:p text:style-name="P2">}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</text:span><text:span text:style-name="T7">VentanaAyudaIntro</text:span><text:span text:style-name="T8"> </text:span><text:span text:style-name="T3">extends</text:span><text:span text:style-name="T8"> VentanaGeneral {</text:span></text:p>
      <text:p text:style-name="P8"><text:span text:style-name="T4"><text:s text:c="4"/></text:span><text:span text:style-name="T10">// JButton btnAtras, btnSig;</text:span></text:p>
      <text:p text:style-name="P8"><text:span text:style-name="T4"><text:s text:c="4"/></text:span><text:span text:style-name="T10">// JFrame </text:span><text:span text:style-name="T11">siguiente</text:span><text:span text:style-name="T10">, anterior;</text:span></text:p>
      <text:p text:style-name="P8"><text:span text:style-name="T4"><text:s text:c="4"/>ManejadorVentanas </text:span><text:span text:style-name="T15">manejador</text:span><text:span text:style-name="T4">;</text:span></text:p>
      <text:p text:style-name="P8"><text:span text:style-name="T4"><text:s text:c="4"/></text:span><text:span text:style-name="T1">int</text:span><text:span text:style-name="T4"> </text:span><text:span text:style-name="T15">tamX</text:span><text:span text:style-name="T4"> = 218;</text:span></text:p>
      <text:p text:style-name="P8"><text:span text:style-name="T4"><text:s text:c="4"/></text:span><text:span text:style-name="T1">int</text:span><text:span text:style-name="T4"> </text:span><text:span text:style-name="T15">tamY</text:span><text:span text:style-name="T4"> = 54;</text:span></text:p>
      <text:p text:style-name="P8"><text:span text:style-name="T4"><text:s text:c="4"/></text:span><text:span text:style-name="T1">int</text:span><text:span text:style-name="T4"> </text:span><text:span text:style-name="T15">posY</text:span><text:span text:style-name="T4"> = 355;</text:span></text:p>
      <text:p text:style-name="P8"/>
      <text:p text:style-name="P8"><text:span text:style-name="T4"><text:s text:c="4"/></text:span><text:span text:style-name="T1">public</text:span><text:span text:style-name="T4"> VentanaAyudaIntro(ManejadorVentanas manejadorV) {</text:span></text:p>
      <text:p text:style-name="P8"><text:span text:style-name="T4"><text:s text:c="8"/></text:span><text:span text:style-name="T1">super</text:span><text:span text:style-name="T4">(</text:span><text:span text:style-name="T13">"Ayuda - Intro"</text:span><text:span text:style-name="T4">);</text:span></text:p>
      <text:p text:style-name="P8"><text:span text:style-name="T4"><text:s text:c="8"/></text:span><text:span text:style-name="T10">// </text:span><text:span text:style-name="T11">siguiente</text:span><text:span text:style-name="T10"> = new VentanaAyudaBarcos(manejadorV);</text:span></text:p>
      <text:p text:style-name="P8"><text:span text:style-name="T4"><text:s text:c="8"/></text:span><text:span text:style-name="T1">this</text:span><text:span text:style-name="T4">.addBtnAtras();</text:span></text:p>
      <text:p text:style-name="P8"><text:span text:style-name="T4"><text:s text:c="8"/></text:span><text:span text:style-name="T1">this</text:span><text:span text:style-name="T4">.addBtnSig();</text:span></text:p>
      <text:p text:style-name="P8"><text:span text:style-name="T4"><text:s text:c="8"/></text:span><text:span text:style-name="T1">this</text:span><text:span text:style-name="T4">.addImagenDeFondo(</text:span><text:span text:style-name="T13">"imagenes/ayuda/intro/ayuda.png"</text:span><text:span text:style-name="T4">);</text:span></text:p>
      <text:p text:style-name="P8"><text:span text:style-name="T4"><text:s text:c="8"/></text:span><text:span text:style-name="T15">manejador</text:span><text:span text:style-name="T4"> = manejadorV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Sig() {</text:span></text:p>
      <text:p text:style-name="P8"><text:span text:style-name="T4"><text:s text:c="8"/>Boton btnSiguiente = </text:span><text:span text:style-name="T1">new</text:span><text:span text:style-name="T4"> Boton(</text:span><text:span text:style-name="T13">"imagenes/ayuda/intro/barcos.png"</text:span><text:span text:style-name="T4">, 524, </text:span><text:span text:style-name="T15">posY</text:span><text:span text:style-name="T4">);</text:span></text:p>
      <text:p text:style-name="P8"><text:span text:style-name="T4"><text:s text:c="8"/>btnSiguiente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manejador</text:span><text:span text:style-name="T4">.abrirAyudaBarcos(</text:span><text:span text:style-name="T15">frame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Siguiente);</text:span></text:p>
      <text:p text:style-name="P8"><text:span text:style-name="T4"><text:s text:c="8"/></text:span><text:span text:style-name="T1">return</text:span><text:span text:style-name="T4"> btnSiguiente;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Atras() {</text:span></text:p>
      <text:p text:style-name="P8"><text:span text:style-name="T4"><text:s text:c="8"/>Boton btnAtras = </text:span><text:span text:style-name="T1">new</text:span><text:span text:style-name="T4"> Boton(</text:span><text:span text:style-name="T13">"imagenes/ayuda/intro/inicio.png"</text:span><text:span text:style-name="T4">, 42, </text:span><text:span text:style-name="T15">posY</text:span><text:span text:style-name="T4">);</text:span></text:p>
      <text:p text:style-name="P8"><text:span text:style-name="T4"><text:s text:c="8"/>btnAtras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manejador</text:span><text:span text:style-name="T4">.abrirInicio(</text:span><text:span text:style-name="T15">frame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Atras);</text:span></text:p>
      <text:p text:style-name="P8"><text:span text:style-name="T4"><text:s text:c="8"/></text:span><text:span text:style-name="T1">return</text:span><text:span text:style-name="T4"> btnAtras;</text:span></text:p>
      <text:p text:style-name="P2"><text:s text:c="4"/>}</text:p>
      <text:p text:style-name="P2"><text:soft-page-break/>}</text:p>
      <text:p text:style-name="P8"><text:span text:style-name="T6"/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</text:span><text:span text:style-name="T7">VentanaFondo</text:span><text:span text:style-name="T8"> </text:span><text:span text:style-name="T3">extends</text:span><text:span text:style-name="T8"> VentanaGeneral {</text:span></text:p>
      <text:p text:style-name="P8"/>
      <text:p text:style-name="P8"><text:span text:style-name="T4"><text:s text:c="4"/></text:span><text:span text:style-name="T1">public</text:span><text:span text:style-name="T4"> VentanaFondo(String titulo, String dirImage) {</text:span></text:p>
      <text:p text:style-name="P8"><text:span text:style-name="T4"><text:s text:c="8"/></text:span><text:span text:style-name="T1">super</text:span><text:span text:style-name="T4">(titulo);</text:span></text:p>
      <text:p text:style-name="P8"><text:span text:style-name="T4"><text:s text:c="8"/></text:span><text:span text:style-name="T1">this</text:span><text:span text:style-name="T4">.addImagenDeFondo(dirImage);</text:span></text:p>
      <text:p text:style-name="P2"><text:s text:c="4"/>}</text:p>
      <text:p text:style-name="P2">}</text:p>
      <text:p text:style-name="P8"><text:span text:style-name="T6"/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</text:span><text:span text:style-name="T7">VentanaGeneral</text:span><text:span text:style-name="T8"> </text:span><text:span text:style-name="T3">extends</text:span><text:span text:style-name="T8"> JFrame {</text:span></text:p>
      <text:p text:style-name="P8"/>
      <text:p text:style-name="P8"><text:span text:style-name="T4"><text:s text:c="4"/>JFrame </text:span><text:span text:style-name="T15">frame</text:span><text:span text:style-name="T4">;</text:span></text:p>
      <text:p text:style-name="P8"/>
      <text:p text:style-name="P8"><text:span text:style-name="T4"><text:s text:c="4"/></text:span><text:span text:style-name="T1">public</text:span><text:span text:style-name="T4"> VentanaGeneral(String titulo) {</text:span></text:p>
      <text:p text:style-name="P8"><text:span text:style-name="T4"><text:s text:c="8"/></text:span><text:span text:style-name="T1">super</text:span><text:span text:style-name="T4">();</text:span></text:p>
      <text:p text:style-name="P8"><text:span text:style-name="T4"><text:s text:c="8"/></text:span><text:span text:style-name="T1">this</text:span><text:span text:style-name="T4">.setSize(800, 481);</text:span></text:p>
      <text:p text:style-name="P8"><text:span text:style-name="T4"><text:s text:c="8"/></text:span><text:span text:style-name="T1">this</text:span><text:span text:style-name="T4">.setResizable(</text:span><text:span text:style-name="T1">false</text:span><text:span text:style-name="T4">);</text:span></text:p>
      <text:p text:style-name="P8"><text:span text:style-name="T4"><text:s text:c="8"/></text:span><text:span text:style-name="T1">this</text:span><text:span text:style-name="T4">.setTitle(titulo);</text:span></text:p>
      <text:p text:style-name="P8"><text:span text:style-name="T4"><text:s text:c="8"/></text:span><text:span text:style-name="T1">this</text:span><text:span text:style-name="T4">.setDefaultCloseOperation(JFrame.</text:span><text:span text:style-name="T16">EXIT_ON_CLOSE</text:span><text:span text:style-name="T4">);</text:span></text:p>
      <text:p text:style-name="P8"><text:span text:style-name="T4"><text:s text:c="8"/></text:span><text:span text:style-name="T15">frame</text:span><text:span text:style-name="T4"> = </text:span><text:span text:style-name="T1">this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addImagenDeFondo(String direccion) {</text:span></text:p>
      <text:p text:style-name="P8"><text:span text:style-name="T4"><text:s text:c="8"/>ImageIcon iconoNuevaPartida = </text:span><text:span text:style-name="T1">new</text:span><text:span text:style-name="T4"> ImageIcon(direccion);</text:span></text:p>
      <text:p text:style-name="P8"><text:span text:style-name="T4"><text:s text:c="8"/>JLabel icono = </text:span><text:span text:style-name="T1">new</text:span><text:span text:style-name="T4"> JLabel(iconoNuevaPartida);</text:span></text:p>
      <text:p text:style-name="P2"><text:s text:c="8"/>icono.setBounds(0, 0, 800, 481);</text:p>
      <text:p text:style-name="P8"><text:span text:style-name="T4"><text:s text:c="8"/></text:span><text:span text:style-name="T1">this</text:span><text:span text:style-name="T4">.getContentPane().add(icono);</text:span></text:p>
      <text:p text:style-name="P2"><text:s text:c="4"/>}</text:p>
      <text:p text:style-name="P2">}</text:p>
      <text:p text:style-name="P8"><text:span text:style-name="T6"/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</text:span><text:span text:style-name="T7">VentanaInicio</text:span><text:span text:style-name="T8"> </text:span><text:span text:style-name="T3">extends</text:span><text:span text:style-name="T8"> VentanaGeneral </text:span><text:span text:style-name="T3">implements</text:span><text:span text:style-name="T8"> ItemListener {</text:span></text:p>
      <text:p text:style-name="P8"><text:span text:style-name="T4"><text:s text:c="4"/>JButton </text:span><text:span text:style-name="T15">btnIniciarPartida</text:span><text:span text:style-name="T4">, </text:span><text:span text:style-name="T15">btnCargarPartida</text:span><text:span text:style-name="T4">, </text:span><text:span text:style-name="T15">btnJugar</text:span><text:span text:style-name="T4">, </text:span><text:span text:style-name="T15">btnTutorial</text:span><text:span text:style-name="T4">, </text:span><text:span text:style-name="T15">btnAtras</text:span><text:span text:style-name="T4">;</text:span></text:p>
      <text:p text:style-name="P8"><text:span text:style-name="T4"><text:s text:c="4"/>JComboBox&lt;String&gt; </text:span><text:span text:style-name="T15">menu</text:span><text:span text:style-name="T4">;</text:span></text:p>
      <text:p text:style-name="P8"><text:span text:style-name="T4"><text:s text:c="4"/>JFileChooser </text:span><text:span text:style-name="T15">fc</text:span><text:span text:style-name="T4">;</text:span></text:p>
      <text:p text:style-name="P8"><text:span text:style-name="T4"><text:s text:c="4"/>VentanaInicio </text:span><text:span text:style-name="T15">frame</text:span><text:span text:style-name="T4">;</text:span></text:p>
      <text:p text:style-name="P8"><text:span text:style-name="T4"><text:s text:c="4"/>ManejadorVentanas </text:span><text:span text:style-name="T15">manejador</text:span><text:span text:style-name="T4">;</text:span></text:p>
      <text:p text:style-name="P8"><text:span text:style-name="T4"><text:s text:c="4"/></text:span><text:span text:style-name="T1">int</text:span><text:span text:style-name="T4"> </text:span><text:span text:style-name="T15">tamX</text:span><text:span text:style-name="T4"> = 218; </text:span><text:span text:style-name="T10">// </text:span><text:span text:style-name="T11">largo</text:span><text:span text:style-name="T10"> </text:span><text:span text:style-name="T11">de</text:span><text:span text:style-name="T10"> </text:span><text:span text:style-name="T11">los</text:span><text:span text:style-name="T10"> </text:span><text:span text:style-name="T11">botones</text:span></text:p>
      <text:p text:style-name="P8"><text:span text:style-name="T4"><text:s text:c="4"/></text:span><text:span text:style-name="T1">int</text:span><text:span text:style-name="T4"> </text:span><text:span text:style-name="T15">tamY</text:span><text:span text:style-name="T4"> = 54; </text:span><text:span text:style-name="T10">// </text:span><text:span text:style-name="T11">ancho</text:span><text:span text:style-name="T10"> </text:span><text:span text:style-name="T11">de</text:span><text:span text:style-name="T10"> </text:span><text:span text:style-name="T11">los</text:span><text:span text:style-name="T10"> </text:span><text:span text:style-name="T11">botones</text:span></text:p>
      <text:p text:style-name="P8"/>
      <text:p text:style-name="P8"><text:span text:style-name="T4"><text:s text:c="4"/></text:span><text:span text:style-name="T1">public</text:span><text:span text:style-name="T4"> VentanaInicio(ManejadorVentanas manejadorVentana) {</text:span></text:p>
      <text:p text:style-name="P8"><text:span text:style-name="T4"><text:s text:c="8"/></text:span><text:span text:style-name="T1">super</text:span><text:span text:style-name="T4">(</text:span><text:span text:style-name="T13">"Batalla Navalgo"</text:span><text:span text:style-name="T4">);</text:span></text:p>
      <text:p text:style-name="P8"><text:span text:style-name="T4"><text:s text:c="8"/></text:span><text:span text:style-name="T15">btnAtras</text:span><text:span text:style-name="T4"> = </text:span><text:span text:style-name="T1">this</text:span><text:span text:style-name="T4">.addBtnAtras();</text:span></text:p>
      <text:p text:style-name="P8"><text:span text:style-name="T4"><text:s text:c="8"/></text:span><text:span text:style-name="T15">btnIniciarPartida</text:span><text:span text:style-name="T4"> = </text:span><text:span text:style-name="T1">this</text:span><text:span text:style-name="T4">.addBtnNuevaPartida();</text:span></text:p>
      <text:p text:style-name="P8"><text:span text:style-name="T4"><text:s text:c="8"/></text:span><text:span text:style-name="T15">btnCargarPartida</text:span><text:span text:style-name="T4"> = </text:span><text:span text:style-name="T1">this</text:span><text:span text:style-name="T4">.addBtnCargarPartida();</text:span></text:p>
      <text:p text:style-name="P8"><text:span text:style-name="T4"><text:s text:c="8"/></text:span><text:span text:style-name="T15">btnTutorial</text:span><text:span text:style-name="T4"> = </text:span><text:span text:style-name="T1">this</text:span><text:span text:style-name="T4">.addBtnTutorial();</text:span></text:p>
      <text:p text:style-name="P8"><text:span text:style-name="T4"><text:s text:c="8"/></text:span><text:span text:style-name="T15">btnJugar</text:span><text:span text:style-name="T4"> = </text:span><text:span text:style-name="T1">this</text:span><text:span text:style-name="T4">.addBtnJugar();</text:span></text:p>
      <text:p text:style-name="P8"><text:span text:style-name="T4"><text:s text:c="8"/></text:span><text:span text:style-name="T15">menu</text:span><text:span text:style-name="T4"> = </text:span><text:span text:style-name="T1">this</text:span><text:span text:style-name="T4">.addMenuDespegable();</text:span></text:p>
      <text:p text:style-name="P8"><text:span text:style-name="T4"><text:s text:c="8"/></text:span><text:span text:style-name="T1">this</text:span><text:span text:style-name="T4">.addImagenDeFondo(</text:span><text:span text:style-name="T13">"imagenes/inicio/a.jpg"</text:span><text:span text:style-name="T4">);</text:span></text:p>
      <text:p text:style-name="P8"><text:span text:style-name="T4"><text:s text:c="8"/></text:span><text:span text:style-name="T15">frame</text:span><text:span text:style-name="T4"> = </text:span><text:span text:style-name="T1">this</text:span><text:span text:style-name="T4">; </text:span><text:span text:style-name="T10">// no </text:span><text:span text:style-name="T11">cambiar</text:span></text:p>
      <text:p text:style-name="P8"><text:span text:style-name="T4"><text:s text:c="8"/></text:span><text:span text:style-name="T15">manejador</text:span><text:span text:style-name="T4"> = manejadorVentana;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0">/*</text:span></text:p>
      <text:p text:style-name="P7"><text:s text:c="5"/>* public static void main(String[] <text:span text:style-name="T17">args</text:span>) { VentanaInicio <text:span text:style-name="T17">ventana</text:span> = new VentanaInicio();</text:p>
      <text:p text:style-name="P7"><text:soft-page-break/><text:s text:c="5"/>* ventana.setVisible(true); }</text:p>
      <text:p text:style-name="P7"><text:s text:c="5"/>*/</text:p>
      <text:p text:style-name="P8"/>
      <text:p text:style-name="P8"><text:span text:style-name="T4"><text:s text:c="4"/></text:span><text:span text:style-name="T1">private</text:span><text:span text:style-name="T4"> JButton addBtnAtras() {</text:span></text:p>
      <text:p text:style-name="P8"><text:span text:style-name="T4"><text:s text:c="8"/></text:span><text:span text:style-name="T10">// ImageIcon </text:span><text:span text:style-name="T11">icono</text:span><text:span text:style-name="T10"> = new ImageIcon("</text:span><text:span text:style-name="T11">imagenes</text:span><text:span text:style-name="T10">/</text:span><text:span text:style-name="T11">inicio</text:span><text:span text:style-name="T10">/atras.png");</text:span></text:p>
      <text:p text:style-name="P8"><text:span text:style-name="T4"><text:s text:c="8"/></text:span><text:span text:style-name="T10">// JButton btnAtras = new JButton(</text:span><text:span text:style-name="T11">icono</text:span><text:span text:style-name="T10">);</text:span></text:p>
      <text:p text:style-name="P8"><text:span text:style-name="T4"><text:s text:c="8"/></text:span><text:span text:style-name="T10">// btnAtras.setBounds(38, 400, tamX, tamY);</text:span></text:p>
      <text:p text:style-name="P8"><text:span text:style-name="T4"><text:s text:c="8"/>Boton btnAtras = </text:span><text:span text:style-name="T1">new</text:span><text:span text:style-name="T4"> Boton(</text:span><text:span text:style-name="T13">"imagenes/inicio/atras.png"</text:span><text:span text:style-name="T4">, 38, 400);</text:span></text:p>
      <text:p text:style-name="P8"/>
      <text:p text:style-name="P8"><text:span text:style-name="T4"><text:s text:c="8"/>btnAtras.setVisible(</text:span><text:span text:style-name="T1">false</text:span><text:span text:style-name="T4">);</text:span></text:p>
      <text:p text:style-name="P8"><text:span text:style-name="T4"><text:s text:c="8"/>btnAtras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btnCargarPartida</text:span><text:span text:style-name="T4">.setVisible(</text:span><text:span text:style-name="T1">true</text:span><text:span text:style-name="T4">);</text:span></text:p>
      <text:p text:style-name="P8"><text:span text:style-name="T4"><text:s text:c="16"/></text:span><text:span text:style-name="T15">btnTutorial</text:span><text:span text:style-name="T4">.setVisible(</text:span><text:span text:style-name="T1">true</text:span><text:span text:style-name="T4">);</text:span></text:p>
      <text:p text:style-name="P8"><text:span text:style-name="T4"><text:s text:c="16"/></text:span><text:span text:style-name="T15">btnJugar</text:span><text:span text:style-name="T4">.setVisible(</text:span><text:span text:style-name="T1">false</text:span><text:span text:style-name="T4">);</text:span></text:p>
      <text:p text:style-name="P8"><text:span text:style-name="T4"><text:s text:c="16"/></text:span><text:span text:style-name="T15">menu</text:span><text:span text:style-name="T4">.setVisible(</text:span><text:span text:style-name="T1">false</text:span><text:span text:style-name="T4">);</text:span></text:p>
      <text:p text:style-name="P8"><text:span text:style-name="T4"><text:s text:c="16"/></text:span><text:span text:style-name="T15">frame</text:span><text:span text:style-name="T4">.sacarBtnAtras(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Atras);</text:span></text:p>
      <text:p text:style-name="P8"><text:span text:style-name="T4"><text:s text:c="8"/></text:span><text:span text:style-name="T1">return</text:span><text:span text:style-name="T4"> btnAtras;</text:span></text:p>
      <text:p text:style-name="P2"><text:s text:c="4"/>}</text:p>
      <text:p text:style-name="P8"/>
      <text:p text:style-name="P8"><text:span text:style-name="T4"><text:s text:c="4"/></text:span><text:span text:style-name="T10">/*</text:span></text:p>
      <text:p text:style-name="P7"><text:s text:c="5"/>* private void addImagenDeFondo() { ImageIcon iconoNuevaPartida = new</text:p>
      <text:p text:style-name="P7"><text:s text:c="5"/>* ImageIcon("<text:span text:style-name="T17">imagenes</text:span>/<text:span text:style-name="T17">inicio</text:span>/a.jpg"); JLabel <text:span text:style-name="T17">icono</text:span> = new JLabel(iconoNuevaPartida);</text:p>
      <text:p text:style-name="P7"><text:s text:c="5"/>* icono.setBounds(10, 40, 50, 100); this.getContentPane().add(<text:span text:style-name="T17">icono</text:span>); }</text:p>
      <text:p text:style-name="P7"><text:s text:c="5"/>*/</text:p>
      <text:p text:style-name="P8"/>
      <text:p text:style-name="P8"><text:span text:style-name="T4"><text:s text:c="4"/></text:span><text:span text:style-name="T1">private</text:span><text:span text:style-name="T4"> JButton addBtnNuevaPartida() {</text:span></text:p>
      <text:p text:style-name="P8"><text:span text:style-name="T4"><text:s text:c="8"/></text:span><text:span text:style-name="T10">// ImageIcon </text:span><text:span text:style-name="T11">icono</text:span><text:span text:style-name="T10"> = new ImageIcon("</text:span><text:span text:style-name="T11">imagenes</text:span><text:span text:style-name="T10">/</text:span><text:span text:style-name="T11">inicio</text:span><text:span text:style-name="T10">/nuevaPartida.png");</text:span></text:p>
      <text:p text:style-name="P8"><text:span text:style-name="T4"><text:s text:c="8"/></text:span><text:span text:style-name="T10">// JButton btnNuevaPartida = new JButton(</text:span><text:span text:style-name="T11">icono</text:span><text:span text:style-name="T10">);</text:span></text:p>
      <text:p text:style-name="P8"><text:span text:style-name="T4"><text:s text:c="8"/></text:span><text:span text:style-name="T10">// btnNuevaPartida.setBounds(42, 100, tamX, tamY);</text:span></text:p>
      <text:p text:style-name="P8"><text:span text:style-name="T4"><text:s text:c="8"/>Boton btnNuevaPartida = </text:span><text:span text:style-name="T1">new</text:span><text:span text:style-name="T4"> Boton(</text:span><text:span text:style-name="T13">"imagenes/inicio/nuevaPartida.png"</text:span><text:span text:style-name="T4">, 42, 100);</text:span></text:p>
      <text:p text:style-name="P8"/>
      <text:p text:style-name="P8"><text:span text:style-name="T4"><text:s text:c="8"/>btnNuevaPartida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btnCargarPartida</text:span><text:span text:style-name="T4">.setVisible(</text:span><text:span text:style-name="T1">false</text:span><text:span text:style-name="T4">);</text:span></text:p>
      <text:p text:style-name="P8"><text:span text:style-name="T4"><text:s text:c="16"/></text:span><text:span text:style-name="T15">btnTutorial</text:span><text:span text:style-name="T4">.setVisible(</text:span><text:span text:style-name="T1">false</text:span><text:span text:style-name="T4">);</text:span></text:p>
      <text:p text:style-name="P8"><text:span text:style-name="T4"><text:s text:c="16"/></text:span><text:span text:style-name="T15">menu</text:span><text:span text:style-name="T4">.setVisible(</text:span><text:span text:style-name="T1">true</text:span><text:span text:style-name="T4">);</text:span></text:p>
      <text:p text:style-name="P8"><text:span text:style-name="T4"><text:s text:c="16"/></text:span><text:span text:style-name="T15">btnAtras</text:span><text:span text:style-name="T4">.setVisible(</text:span><text:span text:style-name="T1">true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NuevaPartida);</text:span></text:p>
      <text:p text:style-name="P8"><text:span text:style-name="T4"><text:s text:c="8"/></text:span><text:span text:style-name="T1">return</text:span><text:span text:style-name="T4"> btnNuevaPartida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CargarPartida() {</text:span></text:p>
      <text:p text:style-name="P8"><text:span text:style-name="T4"><text:s text:c="8"/>Boton btnGuardarPartida = </text:span><text:span text:style-name="T1">new</text:span><text:span text:style-name="T4"> Boton(</text:span><text:span text:style-name="T13">"imagenes/inicio/guardarPartida.png"</text:span><text:span text:style-name="T4">, 41, 200);</text:span></text:p>
      <text:p text:style-name="P8"><text:span text:style-name="T4"><text:s text:c="8"/>btnGuardarPartida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JFileChooser fileChooser = </text:span><text:span text:style-name="T1">new</text:span><text:span text:style-name="T4"> JFileChooser();</text:span></text:p>
      <text:p text:style-name="P8"><text:span text:style-name="T4"><text:s text:c="16"/>FileNameExtensionFilter filtro = </text:span><text:span text:style-name="T1">new</text:span><text:span text:style-name="T4"> FileNameExtensionFilter(</text:span><text:span text:style-name="T13">"Archivos XML"</text:span><text:span text:style-name="T4">, </text:span><text:span text:style-name="T13">"xml"</text:span><text:span text:style-name="T4">);</text:span></text:p>
      <text:p text:style-name="P8"><text:span text:style-name="T4"><text:s text:c="16"/>fileChooser.setCurrentDirectory(</text:span><text:span text:style-name="T1">new</text:span><text:span text:style-name="T4"> File(</text:span><text:span text:style-name="T13">"Niveles XML"</text:span><text:span text:style-name="T4">));</text:span></text:p>
      <text:p text:style-name="P2"><text:s text:c="16"/>fileChooser.setFileFilter(filtro);</text:p>
      <text:p text:style-name="P8"><text:soft-page-break/><text:span text:style-name="T4"><text:s text:c="16"/></text:span><text:span text:style-name="T1">int</text:span><text:span text:style-name="T4"> seleccion = fileChooser.showOpenDialog(</text:span><text:span text:style-name="T1">null</text:span><text:span text:style-name="T4">);</text:span></text:p>
      <text:p text:style-name="P8"><text:span text:style-name="T4"><text:s text:c="16"/></text:span><text:span text:style-name="T1">if</text:span><text:span text:style-name="T4"> (seleccion == JFileChooser.</text:span><text:span text:style-name="T16">APPROVE_OPTION</text:span><text:span text:style-name="T4">) {</text:span></text:p>
      <text:p text:style-name="P2"><text:s text:c="20"/>File fichero = fileChooser.getSelectedFile();</text:p>
      <text:p text:style-name="P8"><text:span text:style-name="T4"><text:s text:c="20"/></text:span><text:span text:style-name="T1">if</text:span><text:span text:style-name="T4"> (!</text:span><text:span text:style-name="T1">new</text:span><text:span text:style-name="T4"> File((</text:span><text:span text:style-name="T13">"file:///"</text:span><text:span text:style-name="T4"> + fichero.getAbsolutePath()).replace(</text:span><text:span text:style-name="T13">"\\"</text:span><text:span text:style-name="T4">, </text:span><text:span text:style-name="T13">"/"</text:span><text:span text:style-name="T4">)).isFile()) {</text:span></text:p>
      <text:p text:style-name="P8"><text:span text:style-name="T4"><text:s text:c="24"/></text:span><text:span text:style-name="T1">this</text:span><text:span text:style-name="T4">.actionPerformed(arg0);</text:span></text:p>
      <text:p text:style-name="P2"><text:s text:c="20"/>}</text:p>
      <text:p text:style-name="P8"><text:span text:style-name="T4"><text:s text:c="20"/></text:span><text:span text:style-name="T15">manejador</text:span><text:span text:style-name="T4">.abrirJuego((</text:span><text:span text:style-name="T13">"file:///"</text:span><text:span text:style-name="T4"> + fichero.getAbsolutePath()).replace(</text:span><text:span text:style-name="T13">"\\"</text:span><text:span text:style-name="T4">, </text:span><text:span text:style-name="T13">"/"</text:span><text:span text:style-name="T4">));</text:span></text:p>
      <text:p text:style-name="P2"><text:s text:c="16"/>}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GuardarPartida);</text:span></text:p>
      <text:p text:style-name="P8"><text:span text:style-name="T4"><text:s text:c="8"/></text:span><text:span text:style-name="T1">return</text:span><text:span text:style-name="T4"> btnGuardarPartida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ComboBox&lt;String&gt; addMenuDespegable() {</text:span></text:p>
      <text:p text:style-name="P8"><text:span text:style-name="T4"><text:s text:c="8"/>JComboBox&lt;String&gt; menu = </text:span><text:span text:style-name="T1">new</text:span><text:span text:style-name="T4"> JComboBox&lt;String&gt;();</text:span></text:p>
      <text:p text:style-name="P2"><text:s text:c="8"/>menu.setBounds(90, 170, 100, 40);</text:p>
      <text:p text:style-name="P8"><text:span text:style-name="T4"><text:s text:c="8"/>menu.setVisible(</text:span><text:span text:style-name="T1">false</text:span><text:span text:style-name="T4">);</text:span></text:p>
      <text:p text:style-name="P8"><text:span text:style-name="T4"><text:s text:c="8"/>menu.addItemListener(</text:span><text:span text:style-name="T1">this</text:span><text:span text:style-name="T4">);</text:span></text:p>
      <text:p text:style-name="P8"/>
      <text:p text:style-name="P8"><text:span text:style-name="T4"><text:s text:c="8"/>menu.addItem(</text:span><text:span text:style-name="T13">"--seleccionar--"</text:span><text:span text:style-name="T4">);</text:span></text:p>
      <text:p text:style-name="P8"><text:span text:style-name="T4"><text:s text:c="8"/>menu.addItem(</text:span><text:span text:style-name="T13">"facil"</text:span><text:span text:style-name="T4">);</text:span></text:p>
      <text:p text:style-name="P8"><text:span text:style-name="T4"><text:s text:c="8"/>menu.addItem(</text:span><text:span text:style-name="T13">"medio"</text:span><text:span text:style-name="T4">);</text:span></text:p>
      <text:p text:style-name="P8"><text:span text:style-name="T4"><text:s text:c="8"/>menu.addItem(</text:span><text:span text:style-name="T13">"dificil"</text:span><text:span text:style-name="T4">);</text:span></text:p>
      <text:p text:style-name="P8"><text:span text:style-name="T4"><text:s text:c="8"/></text:span><text:span text:style-name="T1">this</text:span><text:span text:style-name="T4">.getContentPane().add(menu);</text:span></text:p>
      <text:p text:style-name="P8"><text:span text:style-name="T4"><text:s text:c="8"/></text:span><text:span text:style-name="T1">return</text:span><text:span text:style-name="T4"> menu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itemStateChanged(ItemEvent e) {</text:span></text:p>
      <text:p text:style-name="P8"><text:span text:style-name="T4"><text:s text:c="8"/></text:span><text:span text:style-name="T1">if</text:span><text:span text:style-name="T4"> (e.getSource() == </text:span><text:span text:style-name="T15">menu</text:span><text:span text:style-name="T4">) {</text:span></text:p>
      <text:p text:style-name="P8"><text:span text:style-name="T4"><text:s text:c="12"/></text:span><text:span text:style-name="T1">if</text:span><text:span text:style-name="T4"> (!</text:span><text:span text:style-name="T15">menu</text:span><text:span text:style-name="T4">.getSelectedItem().equals(</text:span><text:span text:style-name="T13">"--seleccionar--"</text:span><text:span text:style-name="T4">)) {</text:span></text:p>
      <text:p text:style-name="P8"><text:span text:style-name="T4"><text:s text:c="16"/></text:span><text:span text:style-name="T15">btnJugar</text:span><text:span text:style-name="T4">.setVisible(</text:span><text:span text:style-name="T1">true</text:span><text:span text:style-name="T4">);</text:span></text:p>
      <text:p text:style-name="P8"><text:span text:style-name="T4"><text:s text:c="12"/>} </text:span><text:span text:style-name="T1">else</text:span><text:span text:style-name="T4"> {</text:span></text:p>
      <text:p text:style-name="P8"><text:span text:style-name="T4"><text:s text:c="16"/></text:span><text:span text:style-name="T15">btnJugar</text:span><text:span text:style-name="T4">.setVisible(</text:span><text:span text:style-name="T1">false</text:span><text:span text:style-name="T4">);</text:span></text:p>
      <text:p text:style-name="P2"><text:s text:c="12"/>}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Jugar() {</text:span></text:p>
      <text:p text:style-name="P8"><text:span text:style-name="T4"><text:s text:c="8"/>ImageIcon icono = </text:span><text:span text:style-name="T1">new</text:span><text:span text:style-name="T4"> ImageIcon(</text:span><text:span text:style-name="T13">"imagenes/inicio/jugar.png"</text:span><text:span text:style-name="T4">);</text:span></text:p>
      <text:p text:style-name="P8"><text:span text:style-name="T4"><text:s text:c="8"/>JButton btnJugar = </text:span><text:span text:style-name="T1">new</text:span><text:span text:style-name="T4"> JButton(icono);</text:span></text:p>
      <text:p text:style-name="P2"><text:s text:c="8"/>btnJugar.setBounds(100, 300, 90, 90);</text:p>
      <text:p text:style-name="P8"><text:span text:style-name="T4"><text:s text:c="8"/>btnJugar.setVisible(</text:span><text:span text:style-name="T1">false</text:span><text:span text:style-name="T4">);</text:span></text:p>
      <text:p text:style-name="P8"><text:span text:style-name="T4"><text:s text:c="8"/>btnJugar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manejador</text:span><text:span text:style-name="T4">.abrirJuego(</text:span><text:span text:style-name="T13">"Niveles XML/"</text:span><text:span text:style-name="T4"> + </text:span><text:span text:style-name="T15">menu</text:span><text:span text:style-name="T4">.getSelectedItem().toString() + </text:span><text:span text:style-name="T13">".xml"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Jugar);</text:span></text:p>
      <text:p text:style-name="P8"><text:span text:style-name="T4"><text:s text:c="8"/></text:span><text:span text:style-name="T1">return</text:span><text:span text:style-name="T4"> btnJugar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tnTutorial() {</text:span></text:p>
      <text:p text:style-name="P8"><text:span text:style-name="T4"><text:s text:c="8"/></text:span><text:span text:style-name="T10">// ImageIcon </text:span><text:span text:style-name="T11">icono</text:span><text:span text:style-name="T10"> = new ImageIcon("</text:span><text:span text:style-name="T11">imagenes</text:span><text:span text:style-name="T10">/</text:span><text:span text:style-name="T11">inicio</text:span><text:span text:style-name="T10">/tutorial.png");</text:span></text:p>
      <text:p text:style-name="P8"><text:span text:style-name="T4"><text:s text:c="8"/></text:span><text:span text:style-name="T10">// JButton btnTutorial = new JButton(</text:span><text:span text:style-name="T11">icono</text:span><text:span text:style-name="T10">);</text:span></text:p>
      <text:p text:style-name="P8"><text:span text:style-name="T4"><text:s text:c="8"/></text:span><text:span text:style-name="T10">// btnTutorial.setBounds(41, 300, tamX, tamY);</text:span></text:p>
      <text:p text:style-name="P8"><text:span text:style-name="T4"><text:s text:c="8"/>Boton btnTutorial = </text:span><text:span text:style-name="T1">new</text:span><text:span text:style-name="T4"> Boton(</text:span><text:span text:style-name="T13">"imagenes/inicio/tutorial.png"</text:span><text:span text:style-name="T4">, 41, 300);</text:span></text:p>
      <text:p text:style-name="P8"><text:soft-page-break/><text:span text:style-name="T4"><text:s text:c="8"/>btnTutorial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manejador</text:span><text:span text:style-name="T4">.abrirTutorial(</text:span><text:span text:style-name="T15">frame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">this</text:span><text:span text:style-name="T4">.getContentPane().add(btnTutorial);</text:span></text:p>
      <text:p text:style-name="P8"><text:span text:style-name="T4"><text:s text:c="8"/></text:span><text:span text:style-name="T1">return</text:span><text:span text:style-name="T4"> btnTutorial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sacarBtnAtras() {</text:span></text:p>
      <text:p text:style-name="P8"><text:span text:style-name="T4"><text:s text:c="8"/></text:span><text:span text:style-name="T15">btnAtras</text:span><text:span text:style-name="T4">.setVisible(</text:span><text:span text:style-name="T1">false</text:span><text:span text:style-name="T4">);</text:span></text:p>
      <text:p text:style-name="P2"><text:s text:c="4"/>}</text:p>
      <text:p text:style-name="P8"><text:span text:style-name="T6"/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VentanaJuego </text:span><text:span text:style-name="T3">extends</text:span><text:span text:style-name="T8"> Ventana </text:span><text:span text:style-name="T3">implements</text:span><text:span text:style-name="T8"> Observador {</text:span></text:p>
      <text:p text:style-name="P8"/>
      <text:p text:style-name="P8"><text:span text:style-name="T4"><text:s text:c="4"/></text:span><text:span text:style-name="T1">private</text:span><text:span text:style-name="T4"> JFrame </text:span><text:span text:style-name="T15">frame</text:span><text:span text:style-name="T4">;</text:span></text:p>
      <text:p text:style-name="P8"><text:span text:style-name="T4"><text:s text:c="4"/></text:span><text:span text:style-name="T1">private</text:span><text:span text:style-name="T4"> GameLoop </text:span><text:span text:style-name="T15">gameLoop</text:span><text:span text:style-name="T4">;</text:span></text:p>
      <text:p text:style-name="P8"><text:span text:style-name="T4"><text:s text:c="4"/></text:span><text:span text:style-name="T1">private</text:span><text:span text:style-name="T4"> Partida </text:span><text:span text:style-name="T15">partida</text:span><text:span text:style-name="T4">;</text:span></text:p>
      <text:p text:style-name="P8"><text:span text:style-name="T4"><text:s text:c="4"/></text:span><text:span text:style-name="T1">private</text:span><text:span text:style-name="T4"> String </text:span><text:span text:style-name="T15">disparoSeleccionado</text:span><text:span text:style-name="T4">;</text:span></text:p>
      <text:p text:style-name="P8"><text:span text:style-name="T4"><text:s text:c="4"/></text:span><text:span text:style-name="T1">private</text:span><text:span text:style-name="T4"> String </text:span><text:span text:style-name="T15">tipoDisparoSeleccionado</text:span><text:span text:style-name="T4">;</text:span></text:p>
      <text:p text:style-name="P8"><text:span text:style-name="T4"><text:s text:c="4"/>JLabel </text:span><text:span text:style-name="T15">puntaje</text:span><text:span text:style-name="T4">, </text:span><text:span text:style-name="T15">armaSeleccionada</text:span><text:span text:style-name="T4">;</text:span></text:p>
      <text:p text:style-name="P8"><text:span text:style-name="T4"><text:s text:c="4"/></text:span><text:span text:style-name="T1">protected</text:span><text:span text:style-name="T4"> ArrayList&lt;VistaDaniador&gt; </text:span><text:span text:style-name="T15">vistasDaniadores</text:span><text:span text:style-name="T4">;</text:span></text:p>
      <text:p text:style-name="P8"><text:span text:style-name="T4"><text:s text:c="4"/></text:span><text:span text:style-name="T1">protected</text:span><text:span text:style-name="T4"> ArrayList&lt;VistaBarco&gt; </text:span><text:span text:style-name="T15">vistasBarcos</text:span><text:span text:style-name="T4">;</text:span></text:p>
      <text:p text:style-name="P8"><text:span text:style-name="T4"><text:s text:c="4"/></text:span><text:span text:style-name="T1">protected</text:span><text:span text:style-name="T4"> Dibujante </text:span><text:span text:style-name="T15">dibujante</text:span><text:span text:style-name="T4">;</text:span></text:p>
      <text:p text:style-name="P8"><text:span text:style-name="T4"><text:s text:c="4"/></text:span><text:span text:style-name="T1">final</text:span><text:span text:style-name="T4"> </text:span><text:span text:style-name="T1">static</text:span><text:span text:style-name="T4"> String </text:span><text:span text:style-name="T16">DISPARO_POR_DEFAULT</text:span><text:span text:style-name="T4"> = </text:span><text:span text:style-name="T13">"disparoconvencional"</text:span><text:span text:style-name="T4">;</text:span></text:p>
      <text:p text:style-name="P8"><text:span text:style-name="T4"><text:s text:c="4"/>ManejadorVentanas </text:span><text:span text:style-name="T15">manejador</text:span><text:span text:style-name="T4">;</text:span></text:p>
      <text:p text:style-name="P8"/>
      <text:p text:style-name="P8"><text:span text:style-name="T4"><text:s text:c="4"/></text:span><text:span text:style-name="T20">/**</text:span></text:p>
      <text:p text:style-name="P14"><text:s text:c="5"/>* Launch the application.</text:p>
      <text:p text:style-name="P14"><text:s text:c="5"/>*/</text:p>
      <text:p text:style-name="P8"><text:span text:style-name="T4"><text:s text:c="4"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s text:c="8"/>EventQueue.</text:span><text:span text:style-name="T5">invokeLater</text:span><text:span text:style-name="T4">(</text:span><text:span text:style-name="T1">new</text:span><text:span text:style-name="T4"> Runnable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run() {</text:span></text:p>
      <text:p text:style-name="P8"><text:span text:style-name="T4"><text:s text:c="16"/></text:span><text:span text:style-name="T1">try</text:span><text:span text:style-name="T4"> {</text:span></text:p>
      <text:p text:style-name="P8"><text:span text:style-name="T4"><text:s text:c="20"/>VentanaJuego window = </text:span><text:span text:style-name="T1">new</text:span><text:span text:style-name="T4"> VentanaJuego();</text:span></text:p>
      <text:p text:style-name="P8"><text:span text:style-name="T4"><text:s text:c="20"/>window.</text:span><text:span text:style-name="T15">frame</text:span><text:span text:style-name="T4">.setVisible(</text:span><text:span text:style-name="T1">true</text:span><text:span text:style-name="T4">);</text:span></text:p>
      <text:p text:style-name="P8"><text:span text:style-name="T4"><text:s text:c="16"/>} </text:span><text:span text:style-name="T1">catch</text:span><text:span text:style-name="T4"> (Exception e) {</text:span></text:p>
      <text:p text:style-name="P2"><text:s text:c="20"/>e.printStackTrace();</text:p>
      <text:p text:style-name="P2"><text:s text:c="16"/>}</text:p>
      <text:p text:style-name="P2"><text:s text:c="12"/>}</text:p>
      <text:p text:style-name="P2"><text:s text:c="8"/>});</text:p>
      <text:p text:style-name="P2"><text:s text:c="4"/>}</text:p>
      <text:p text:style-name="P8"/>
      <text:p text:style-name="P8"><text:span text:style-name="T4"><text:s text:c="4"/></text:span><text:span text:style-name="T20">/**</text:span></text:p>
      <text:p text:style-name="P14"><text:s text:c="5"/>* Create the application.</text:p>
      <text:p text:style-name="P14"><text:s text:c="5"/>*/</text:p>
      <text:p text:style-name="P8"><text:span text:style-name="T4"><text:s text:c="4"/></text:span><text:span text:style-name="T1">public</text:span><text:span text:style-name="T4"> VentanaJuego() {</text:span></text:p>
      <text:p text:style-name="P8"><text:span text:style-name="T4"><text:s text:c="8"/></text:span><text:span text:style-name="T1">try</text:span><text:span text:style-name="T4"> {</text:span></text:p>
      <text:p text:style-name="P8"><text:span text:style-name="T4"><text:s text:c="12"/>initialize(</text:span><text:span text:style-name="T13">""</text:span><text:span text:style-name="T4">);</text:span></text:p>
      <text:p text:style-name="P8"><text:span text:style-name="T4"><text:s text:c="8"/>} </text:span><text:span text:style-name="T1">catch</text:span><text:span text:style-name="T4"> (IOException e) {</text:span></text:p>
      <text:p text:style-name="P2"><text:s text:c="12"/>e.printStackTrace();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VentanaJuego(String dirArchivo, ManejadorVentanas manejadorV) {</text:span></text:p>
      <text:p text:style-name="P8"><text:span text:style-name="T4"><text:s text:c="8"/></text:span><text:span text:style-name="T1">try</text:span><text:span text:style-name="T4"> {</text:span></text:p>
      <text:p text:style-name="P2"><text:s text:c="12"/>initialize(dirArchivo);</text:p>
      <text:p text:style-name="P8"><text:span text:style-name="T4"><text:s text:c="12"/></text:span><text:span text:style-name="T15">manejador</text:span><text:span text:style-name="T4"> = manejadorV;</text:span></text:p>
      <text:p text:style-name="P8"><text:span text:style-name="T4"><text:s text:c="8"/>} </text:span><text:span text:style-name="T1">catch</text:span><text:span text:style-name="T4"> (IOException e) {</text:span></text:p>
      <text:p text:style-name="P2"><text:soft-page-break/><text:s text:c="12"/>e.printStackTrace();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VentanaJuego(ManejadorVentanas manejadorV) {</text:span></text:p>
      <text:p text:style-name="P8"><text:span text:style-name="T4"><text:s text:c="8"/></text:span><text:span text:style-name="T1">try</text:span><text:span text:style-name="T4"> {</text:span></text:p>
      <text:p text:style-name="P8"><text:span text:style-name="T4"><text:s text:c="12"/>initialize(</text:span><text:span text:style-name="T13">""</text:span><text:span text:style-name="T4">);</text:span></text:p>
      <text:p text:style-name="P8"><text:span text:style-name="T4"><text:s text:c="12"/></text:span><text:span text:style-name="T15">manejador</text:span><text:span text:style-name="T4"> = manejadorV;</text:span></text:p>
      <text:p text:style-name="P8"><text:span text:style-name="T4"><text:s text:c="8"/>} </text:span><text:span text:style-name="T1">catch</text:span><text:span text:style-name="T4"> (IOException e) {</text:span></text:p>
      <text:p text:style-name="P2"><text:s text:c="12"/>e.printStackTrace();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20">/**</text:span></text:p>
      <text:p text:style-name="P14"><text:s text:c="5"/>* Initialize the contents of the frame.</text:p>
      <text:p text:style-name="P14"><text:s text:c="5"/>* </text:p>
      <text:p text:style-name="P8"><text:span text:style-name="T20"><text:s text:c="5"/>* </text:span><text:span text:style-name="T21">@throws</text:span><text:span text:style-name="T20"> IOException</text:span></text:p>
      <text:p text:style-name="P14"><text:s text:c="5"/>*/</text:p>
      <text:p text:style-name="P8"><text:span text:style-name="T4"><text:s text:c="4"/></text:span><text:span text:style-name="T1">private</text:span><text:span text:style-name="T4"> </text:span><text:span text:style-name="T1">void</text:span><text:span text:style-name="T4"> initialize(String dirArchivo) </text:span><text:span text:style-name="T1">throws</text:span><text:span text:style-name="T4"> IOException {</text:span></text:p>
      <text:p text:style-name="P8"><text:span text:style-name="T4"><text:s text:c="8"/></text:span><text:span text:style-name="T15">frame</text:span><text:span text:style-name="T4"> = </text:span><text:span text:style-name="T1">new</text:span><text:span text:style-name="T4"> JFrame();</text:span></text:p>
      <text:p text:style-name="P8"><text:span text:style-name="T4"><text:s text:c="8"/></text:span><text:span text:style-name="T15">frame</text:span><text:span text:style-name="T4">.setForeground(</text:span><text:span text:style-name="T1">new</text:span><text:span text:style-name="T4"> Color(0, 0, 0));</text:span></text:p>
      <text:p text:style-name="P8"><text:span text:style-name="T4"><text:s text:c="8"/></text:span><text:span text:style-name="T15">frame</text:span><text:span text:style-name="T4">.setSize(800, 481);</text:span></text:p>
      <text:p text:style-name="P8"><text:span text:style-name="T4"><text:s text:c="8"/></text:span><text:span text:style-name="T15">frame</text:span><text:span text:style-name="T4">.setDefaultCloseOperation(JFrame.</text:span><text:span text:style-name="T16">EXIT_ON_CLOSE</text:span><text:span text:style-name="T4">);</text:span></text:p>
      <text:p text:style-name="P8"><text:span text:style-name="T4"><text:s text:c="8"/></text:span><text:span text:style-name="T15">frame</text:span><text:span text:style-name="T4">.getContentPane().setLayout(</text:span><text:span text:style-name="T1">null</text:span><text:span text:style-name="T4">);</text:span></text:p>
      <text:p text:style-name="P8"><text:span text:style-name="T4"><text:s text:c="8"/></text:span><text:span text:style-name="T15">frame</text:span><text:span text:style-name="T4">.setTitle(</text:span><text:span text:style-name="T13">"Batalla Naval - Grupo 11"</text:span><text:span text:style-name="T4">);</text:span></text:p>
      <text:p text:style-name="P8"/>
      <text:p text:style-name="P8"><text:span text:style-name="T4"><text:s text:c="8"/></text:span><text:span text:style-name="T15">vistasBarcos</text:span><text:span text:style-name="T4"> = </text:span><text:span text:style-name="T1">new</text:span><text:span text:style-name="T4"> ArrayList&lt;VistaBarco&gt;();</text:span></text:p>
      <text:p text:style-name="P8"/>
      <text:p text:style-name="P8"><text:span text:style-name="T4"><text:s text:c="8"/></text:span><text:span text:style-name="T15">vistasDaniadores</text:span><text:span text:style-name="T4"> = </text:span><text:span text:style-name="T1">new</text:span><text:span text:style-name="T4"> ArrayList&lt;VistaDaniador&gt;();</text:span></text:p>
      <text:p text:style-name="P8"/>
      <text:p text:style-name="P8"><text:span text:style-name="T4"><text:s text:c="8"/></text:span><text:span text:style-name="T1">int</text:span><text:span text:style-name="T4"> tamX = 250;</text:span></text:p>
      <text:p text:style-name="P8"/>
      <text:p text:style-name="P8"><text:span text:style-name="T4"><text:s text:c="8"/></text:span><text:span text:style-name="T1">int</text:span><text:span text:style-name="T4"> tamY = 50;</text:span></text:p>
      <text:p text:style-name="P8"/>
      <text:p text:style-name="P8"><text:span text:style-name="T4"><text:s text:c="8"/></text:span><text:span text:style-name="T1">int</text:span><text:span text:style-name="T4"> posicion = 0;</text:span></text:p>
      <text:p text:style-name="P8"/>
      <text:p text:style-name="P8"><text:span text:style-name="T4"><text:s text:c="8"/></text:span><text:span text:style-name="T1">int</text:span><text:span text:style-name="T4"> posicionY = 50;</text:span></text:p>
      <text:p text:style-name="P8"/>
      <text:p text:style-name="P8"><text:span text:style-name="T4"><text:s text:c="8"/></text:span><text:span text:style-name="T1">this</text:span><text:span text:style-name="T4">.addBotonIniciar(posicion, posicionY);</text:span></text:p>
      <text:p text:style-name="P2"><text:s text:c="8"/>posicionY += tamY;</text:p>
      <text:p text:style-name="P8"/>
      <text:p text:style-name="P8"><text:span text:style-name="T4"><text:s text:c="8"/></text:span><text:span text:style-name="T1">this</text:span><text:span text:style-name="T4">.addBotonDetener(posicion, posicionY);</text:span></text:p>
      <text:p text:style-name="P2"><text:s text:c="8"/>posicionY += tamY;</text:p>
      <text:p text:style-name="P8"/>
      <text:p text:style-name="P8"><text:span text:style-name="T4"><text:s text:c="8"/></text:span><text:span text:style-name="T1">this</text:span><text:span text:style-name="T4">.addBotonPasarTurno(posicion, posicionY);</text:span></text:p>
      <text:p text:style-name="P2"><text:s text:c="8"/>posicionY += tamY;</text:p>
      <text:p text:style-name="P8"/>
      <text:p text:style-name="P8"><text:span text:style-name="T4"><text:s text:c="8"/></text:span><text:span text:style-name="T1">this</text:span><text:span text:style-name="T4">.addBotonDisparar(posicion, posicionY);</text:span></text:p>
      <text:p text:style-name="P2"><text:s text:c="8"/>posicionY += tamY;</text:p>
      <text:p text:style-name="P8"/>
      <text:p text:style-name="P8"><text:span text:style-name="T4"><text:s text:c="8"/></text:span><text:span text:style-name="T1">this</text:span><text:span text:style-name="T4">.addBotonMina(posicion, posicionY);</text:span></text:p>
      <text:p text:style-name="P2"><text:s text:c="8"/>posicionY += tamY;</text:p>
      <text:p text:style-name="P8"/>
      <text:p text:style-name="P8"><text:span text:style-name="T4"><text:s text:c="8"/></text:span><text:span text:style-name="T1">this</text:span><text:span text:style-name="T4">.addBotonMina1(posicion, posicionY);</text:span></text:p>
      <text:p text:style-name="P2"><text:s text:c="8"/>posicionY += tamY;</text:p>
      <text:p text:style-name="P8"/>
      <text:p text:style-name="P8"><text:span text:style-name="T4"><text:s text:c="8"/></text:span><text:span text:style-name="T1">this</text:span><text:span text:style-name="T4">.addBotonMina2(posicion, posicionY);</text:span></text:p>
      <text:p text:style-name="P8"/>
      <text:p text:style-name="P8"><text:span text:style-name="T4"><text:s text:c="8"/></text:span><text:span text:style-name="T1">this</text:span><text:span text:style-name="T4">.addBtnGuardar();</text:span></text:p>
      <text:p text:style-name="P8"/>
      <text:p text:style-name="P8"><text:span text:style-name="T4"><text:s text:c="8"/></text:span><text:span text:style-name="T1">int</text:span><text:span text:style-name="T4"> posicionPanelX = posicion + tamX;</text:span></text:p>
      <text:p text:style-name="P8"><text:span text:style-name="T4"><text:s text:c="8"/></text:span><text:span text:style-name="T1">int</text:span><text:span text:style-name="T4"> posicionPanelY = 0;</text:span></text:p>
      <text:p text:style-name="P8"><text:soft-page-break/><text:span text:style-name="T4"><text:s text:c="8"/></text:span><text:span text:style-name="T1">int</text:span><text:span text:style-name="T4"> tamPanelX = 400;</text:span></text:p>
      <text:p text:style-name="P8"><text:span text:style-name="T4"><text:s text:c="8"/></text:span><text:span text:style-name="T1">int</text:span><text:span text:style-name="T4"> tamPanelY = 400;</text:span></text:p>
      <text:p text:style-name="P8"><text:span text:style-name="T4"><text:s text:c="8"/>JPanel panel = </text:span><text:span text:style-name="T1">this</text:span><text:span text:style-name="T4">.addSuperficiePanel(posicionPanelX, posicionPanelY, tamPanelX, tamPanelY);</text:span></text:p>
      <text:p text:style-name="P8"/>
      <text:p text:style-name="P8"><text:span text:style-name="T4"><text:s text:c="8"/></text:span><text:span text:style-name="T1">int</text:span><text:span text:style-name="T4"> </text:span><text:span text:style-name="T7">posicionX</text:span><text:span text:style-name="T4"> = posicionPanelX + tamPanelX;</text:span></text:p>
      <text:p text:style-name="P8"><text:span text:style-name="T4"><text:s text:c="8"/></text:span><text:span text:style-name="T1">int</text:span><text:span text:style-name="T4"> </text:span><text:span text:style-name="T7">posicionY1</text:span><text:span text:style-name="T4"> = 50;</text:span></text:p>
      <text:p text:style-name="P8"/>
      <text:p text:style-name="P8"><text:span text:style-name="T4"><text:s text:c="8"/></text:span><text:span text:style-name="T1">this</text:span><text:span text:style-name="T4">.</text:span><text:span text:style-name="T15">gameLoop</text:span><text:span text:style-name="T4"> = </text:span><text:span text:style-name="T1">new</text:span><text:span text:style-name="T4"> GameLoop((SuperficieDeDibujo) panel);</text:span></text:p>
      <text:p text:style-name="P8"/>
      <text:p text:style-name="P8"><text:span text:style-name="T4"><text:s text:c="8"/></text:span><text:span text:style-name="T1">this</text:span><text:span text:style-name="T4">.inicializarModelo(dirArchivo);</text:span></text:p>
      <text:p text:style-name="P8"/>
      <text:p text:style-name="P8"><text:span text:style-name="T4"><text:s text:c="8"/></text:span><text:span text:style-name="T15">puntaje</text:span><text:span text:style-name="T4"> = </text:span><text:span text:style-name="T1">this</text:span><text:span text:style-name="T4">.addPuntaje();</text:span></text:p>
      <text:p text:style-name="P8"/>
      <text:p text:style-name="P8"><text:span text:style-name="T4"><text:s text:c="8"/></text:span><text:span text:style-name="T15">armaSeleccionada</text:span><text:span text:style-name="T4"> = </text:span><text:span text:style-name="T1">this</text:span><text:span text:style-name="T4">.addArmaSeleccionada();</text:span></text:p>
      <text:p text:style-name="P8"/>
      <text:p text:style-name="P8"><text:span text:style-name="T4"><text:s text:c="8"/></text:span><text:span text:style-name="T1">this</text:span><text:span text:style-name="T4">.addMouseListener(panel);</text:span></text:p>
      <text:p text:style-name="P8"/>
      <text:p text:style-name="P8"><text:span text:style-name="T4"><text:s text:c="8"/></text:span><text:span text:style-name="T1">this</text:span><text:span text:style-name="T4">.addKeyListener();</text:span></text:p>
      <text:p text:style-name="P8"/>
      <text:p text:style-name="P8"><text:span text:style-name="T4"><text:s text:c="8"/></text:span><text:span text:style-name="T10">// this.setComponentsFocus(btnIniciar, btnDetener);</text:span></text:p>
      <text:p text:style-name="P8"/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Label addPuntaje() {</text:span></text:p>
      <text:p text:style-name="P8"><text:span text:style-name="T4"><text:s text:c="8"/></text:span><text:span text:style-name="T1">int</text:span><text:span text:style-name="T4"> puntos = </text:span><text:span text:style-name="T15">partida</text:span><text:span text:style-name="T4">.getPuntos();</text:span></text:p>
      <text:p text:style-name="P8"><text:span text:style-name="T4"><text:s text:c="8"/>JLabel puntaje = </text:span><text:span text:style-name="T1">new</text:span><text:span text:style-name="T4"> JLabel(</text:span><text:span text:style-name="T13">"Puntaje:"</text:span><text:span text:style-name="T4"> + Integer.</text:span><text:span text:style-name="T5">toString</text:span><text:span text:style-name="T4">(puntos));</text:span></text:p>
      <text:p text:style-name="P2"><text:s text:c="8"/>puntaje.setBounds(50, 5, 200, 20);</text:p>
      <text:p text:style-name="P8"><text:span text:style-name="T4"><text:s text:c="8"/></text:span><text:span text:style-name="T15">frame</text:span><text:span text:style-name="T4">.add(puntaje);</text:span></text:p>
      <text:p text:style-name="P8"><text:span text:style-name="T4"><text:s text:c="8"/></text:span><text:span text:style-name="T1">return</text:span><text:span text:style-name="T4"> puntaje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addBtnGuardar() {</text:span></text:p>
      <text:p text:style-name="P8"><text:span text:style-name="T4"><text:s text:c="8"/>JButton btnGuardar = </text:span><text:span text:style-name="T1">new</text:span><text:span text:style-name="T4"> JButton(</text:span><text:span text:style-name="T13">"guardar"</text:span><text:span text:style-name="T4">);</text:span></text:p>
      <text:p text:style-name="P2"><text:s text:c="8"/>btnGuardar.setBounds(650, 50, 100, 100);</text:p>
      <text:p text:style-name="P8"><text:span text:style-name="T4"><text:s text:c="8"/>btnGuardar.setVisible(</text:span><text:span text:style-name="T1">true</text:span><text:span text:style-name="T4">);</text:span></text:p>
      <text:p text:style-name="P8"><text:span text:style-name="T4"><text:s text:c="8"/>btnGuardar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JFileChooser fileChooser = </text:span><text:span text:style-name="T1">new</text:span><text:span text:style-name="T4"> JFileChooser();</text:span></text:p>
      <text:p text:style-name="P8"><text:span text:style-name="T4"><text:s text:c="16"/>FileNameExtensionFilter filtro = </text:span><text:span text:style-name="T1">new</text:span><text:span text:style-name="T4"> FileNameExtensionFilter(</text:span><text:span text:style-name="T13">"Archivos XML"</text:span><text:span text:style-name="T4">, </text:span><text:span text:style-name="T13">"xml"</text:span><text:span text:style-name="T4">);</text:span></text:p>
      <text:p text:style-name="P2"><text:s text:c="16"/>fileChooser.setFileFilter(filtro);</text:p>
      <text:p text:style-name="P8"><text:span text:style-name="T4"><text:s text:c="16"/>fileChooser.setCurrentDirectory(</text:span><text:span text:style-name="T1">new</text:span><text:span text:style-name="T4"> File(</text:span><text:span text:style-name="T13">"Niveles XML"</text:span><text:span text:style-name="T4">));</text:span></text:p>
      <text:p text:style-name="P8"><text:span text:style-name="T4"><text:s text:c="16"/></text:span><text:span text:style-name="T1">int</text:span><text:span text:style-name="T4"> seleccion = fileChooser.showOpenDialog(</text:span><text:span text:style-name="T1">null</text:span><text:span text:style-name="T4">);</text:span></text:p>
      <text:p text:style-name="P8"><text:span text:style-name="T4"><text:s text:c="16"/></text:span><text:span text:style-name="T1">if</text:span><text:span text:style-name="T4"> (seleccion == JFileChooser.</text:span><text:span text:style-name="T16">APPROVE_OPTION</text:span><text:span text:style-name="T4">) {</text:span></text:p>
      <text:p text:style-name="P2"><text:s text:c="20"/>File fichero = fileChooser.getSelectedFile();</text:p>
      <text:p text:style-name="P8"><text:span text:style-name="T4"><text:s text:c="20"/>String[] partesDelNombre = fichero.getName().split(</text:span><text:span text:style-name="T13">"\\."</text:span><text:span text:style-name="T4">);</text:span></text:p>
      <text:p text:style-name="P8"><text:span text:style-name="T4"><text:s text:c="20"/></text:span><text:span text:style-name="T1">if</text:span><text:span text:style-name="T4"> (partesDelNombre.</text:span><text:span text:style-name="T15">length</text:span><text:span text:style-name="T4"> == 1) {</text:span></text:p>
      <text:p text:style-name="P8"><text:span text:style-name="T4"><text:s text:c="24"/></text:span><text:span text:style-name="T1">try</text:span><text:span text:style-name="T4"> {</text:span></text:p>
      <text:p text:style-name="P8"><text:span text:style-name="T4"><text:s text:c="28"/></text:span><text:span text:style-name="T15">partida</text:span><text:span text:style-name="T4">.guardar(fichero.getAbsolutePath() + </text:span><text:span text:style-name="T13">".xml"</text:span><text:span text:style-name="T4">);</text:span></text:p>
      <text:p text:style-name="P8"><text:span text:style-name="T4"><text:s text:c="24"/>} </text:span><text:span text:style-name="T1">catch</text:span><text:span text:style-name="T4"> (IOException e) {</text:span></text:p>
      <text:p text:style-name="P2"><text:s text:c="28"/>e.printStackTrace();</text:p>
      <text:p text:style-name="P2"><text:s text:c="24"/>}</text:p>
      <text:p text:style-name="P8"><text:span text:style-name="T4"><text:s text:c="20"/>} </text:span><text:span text:style-name="T1">else</text:span><text:span text:style-name="T4"> {</text:span></text:p>
      <text:p text:style-name="P8"><text:span text:style-name="T4"><text:s text:c="24"/></text:span><text:span text:style-name="T1">if</text:span><text:span text:style-name="T4"> (partesDelNombre.</text:span><text:span text:style-name="T15">length</text:span><text:span text:style-name="T4"> == 2) {</text:span></text:p>
      <text:p text:style-name="P8"><text:span text:style-name="T4"><text:s text:c="28"/></text:span><text:span text:style-name="T1">if</text:span><text:span text:style-name="T4"> (partesDelNombre[1].equals(</text:span><text:span text:style-name="T13">"xml"</text:span><text:span text:style-name="T4">)) {</text:span></text:p>
      <text:p text:style-name="P8"><text:span text:style-name="T4"><text:s text:c="32"/></text:span><text:span text:style-name="T1">try</text:span><text:span text:style-name="T4"> {</text:span></text:p>
      <text:p text:style-name="P8"><text:span text:style-name="T4"><text:s text:c="36"/></text:span><text:span text:style-name="T15">partida</text:span><text:span text:style-name="T4">.guardar(fichero.getAbsolutePath());</text:span></text:p>
      <text:p text:style-name="P8"><text:span text:style-name="T4"><text:s text:c="32"/>} </text:span><text:span text:style-name="T1">catch</text:span><text:span text:style-name="T4"> (IOException e) {</text:span></text:p>
      <text:p text:style-name="P2"><text:s text:c="36"/>e.printStackTrace();</text:p>
      <text:p text:style-name="P2"><text:s text:c="32"/>}</text:p>
      <text:p text:style-name="P8"><text:soft-page-break/></text:p>
      <text:p text:style-name="P8"><text:span text:style-name="T4"><text:s text:c="28"/>} </text:span><text:span text:style-name="T1">else</text:span><text:span text:style-name="T4"> {</text:span></text:p>
      <text:p text:style-name="P8"><text:span text:style-name="T4"><text:s text:c="32"/></text:span><text:span text:style-name="T1">this</text:span><text:span text:style-name="T4">.actionPerformed(arg0);</text:span></text:p>
      <text:p text:style-name="P2"><text:s text:c="28"/>}</text:p>
      <text:p text:style-name="P8"><text:span text:style-name="T4"><text:s text:c="24"/>} </text:span><text:span text:style-name="T1">else</text:span><text:span text:style-name="T4"> {</text:span></text:p>
      <text:p text:style-name="P8"><text:span text:style-name="T4"><text:s text:c="28"/></text:span><text:span text:style-name="T1">this</text:span><text:span text:style-name="T4">.actionPerformed(arg0);</text:span></text:p>
      <text:p text:style-name="P2"><text:s text:c="24"/>}</text:p>
      <text:p text:style-name="P2"><text:s text:c="20"/>}</text:p>
      <text:p text:style-name="P2"><text:s text:c="16"/>}</text:p>
      <text:p text:style-name="P2"><text:s text:c="12"/>}</text:p>
      <text:p text:style-name="P2"><text:s text:c="8"/>});</text:p>
      <text:p text:style-name="P8"><text:span text:style-name="T4"><text:s text:c="8"/></text:span><text:span text:style-name="T15">frame</text:span><text:span text:style-name="T4">.getContentPane().add(btnGuardar)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Label addArmaSeleccionada() {</text:span></text:p>
      <text:p text:style-name="P8"><text:span text:style-name="T4"><text:s text:c="8"/></text:span><text:span text:style-name="T1">int</text:span><text:span text:style-name="T4"> </text:span><text:span text:style-name="T7">puntos</text:span><text:span text:style-name="T4"> = </text:span><text:span text:style-name="T15">partida</text:span><text:span text:style-name="T4">.getPuntos();</text:span></text:p>
      <text:p text:style-name="P8"><text:span text:style-name="T4"><text:s text:c="8"/>JLabel puntaje = </text:span><text:span text:style-name="T1">new</text:span><text:span text:style-name="T4"> JLabel(</text:span><text:span text:style-name="T13">"Arma seleccionada:"</text:span><text:span text:style-name="T4"> + </text:span><text:span text:style-name="T13">" "</text:span><text:span text:style-name="T4"> + </text:span><text:span text:style-name="T15">disparoSeleccionado</text:span><text:span text:style-name="T4">);</text:span></text:p>
      <text:p text:style-name="P2"><text:s text:c="8"/>puntaje.setBounds(0, 25, 250, 20);</text:p>
      <text:p text:style-name="P8"><text:span text:style-name="T4"><text:s text:c="8"/></text:span><text:span text:style-name="T15">frame</text:span><text:span text:style-name="T4">.add(puntaje);</text:span></text:p>
      <text:p text:style-name="P8"><text:span text:style-name="T4"><text:s text:c="8"/></text:span><text:span text:style-name="T1">return</text:span><text:span text:style-name="T4"> puntaje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void</text:span><text:span text:style-name="T4"> setVisible(</text:span><text:span text:style-name="T1">boolean</text:span><text:span text:style-name="T4"> valor) {</text:span></text:p>
      <text:p text:style-name="P8"><text:span text:style-name="T4"><text:s text:c="8"/></text:span><text:span text:style-name="T15">frame</text:span><text:span text:style-name="T4">.setVisible(valor)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colocarDaniador(String nombre, String tipo, Vector posicion) {</text:span></text:p>
      <text:p text:style-name="P8"><text:span text:style-name="T4"><text:s text:c="8"/></text:span><text:span text:style-name="T1">switch</text:span><text:span text:style-name="T4"> (tipo) {</text:span></text:p>
      <text:p text:style-name="P8"><text:span text:style-name="T4"><text:s text:c="12"/></text:span><text:span text:style-name="T1">case</text:span><text:span text:style-name="T4"> </text:span><text:span text:style-name="T13">"mina"</text:span><text:span text:style-name="T4">:</text:span></text:p>
      <text:p text:style-name="P2"><text:s text:c="16"/>colocarMina(nombre, posicion);</text:p>
      <text:p text:style-name="P8"><text:span text:style-name="T4"><text:s text:c="16"/></text:span><text:span text:style-name="T1">break</text:span><text:span text:style-name="T4">;</text:span></text:p>
      <text:p text:style-name="P8"><text:span text:style-name="T4"><text:s text:c="12"/></text:span><text:span text:style-name="T1">case</text:span><text:span text:style-name="T4"> </text:span><text:span text:style-name="T13">"disparoconvencional"</text:span><text:span text:style-name="T4">:</text:span></text:p>
      <text:p text:style-name="P2"><text:s text:c="16"/>colocarDisparoConvencional(nombre, posicion);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colocarDisparoConvencional(String nombre, Vector posicionClickeada) {</text:span></text:p>
      <text:p text:style-name="P8"><text:span text:style-name="T4"><text:s text:c="8"/>Vector posicionDaniador = </text:span><text:span text:style-name="T1">new</text:span><text:span text:style-name="T4"> Vector(posicionClickeada.x(), posicionClickeada.y());</text:span></text:p>
      <text:p text:style-name="P8"><text:span text:style-name="T4"><text:s text:c="8"/>DisparoConvencional unDisparo = (DisparoConvencional) </text:span><text:span text:style-name="T15">partida</text:span><text:span text:style-name="T4">.crearDaniador(nombre, posicionDaniador);</text:span></text:p>
      <text:p text:style-name="P8"><text:span text:style-name="T4"><text:s text:c="8"/>VistaDisparoConvencional vistaDisparo = </text:span><text:span text:style-name="T1">new</text:span><text:span text:style-name="T4"> VistaDisparoConvencional(unDisparo);</text:span></text:p>
      <text:p text:style-name="P8"><text:span text:style-name="T4"><text:s text:c="8"/></text:span><text:span text:style-name="T1">if</text:span><text:span text:style-name="T4"> (unDisparo.costo() &lt; </text:span><text:span text:style-name="T15">partida</text:span><text:span text:style-name="T4">.getPuntos()) {</text:span></text:p>
      <text:p text:style-name="P8"><text:span text:style-name="T4"><text:s text:c="12"/></text:span><text:span text:style-name="T15">dibujante</text:span><text:span text:style-name="T4">.agregarDisparo(vistaDisparo);</text:span></text:p>
      <text:p text:style-name="P8"><text:span text:style-name="T4"><text:s text:c="12"/>vistaDisparo.agregarObservador(</text:span><text:span text:style-name="T1">this</text:span><text:span text:style-name="T4">);</text:span></text:p>
      <text:p text:style-name="P8"><text:span text:style-name="T4"><text:s text:c="12"/></text:span><text:span text:style-name="T15">vistasDaniadores</text:span><text:span text:style-name="T4">.add(vistaDisparo);</text:span></text:p>
      <text:p text:style-name="P8"><text:span text:style-name="T4"><text:s text:c="12"/></text:span><text:span text:style-name="T15">partida</text:span><text:span text:style-name="T4">.colocarDaniador(unDisparo);</text:span></text:p>
      <text:p text:style-name="P8"><text:span text:style-name="T4"><text:s text:c="12"/></text:span><text:span text:style-name="T15">puntaje</text:span><text:span text:style-name="T4">.setText(</text:span><text:span text:style-name="T13">"Puntaje:"</text:span><text:span text:style-name="T4"> + Integer.</text:span><text:span text:style-name="T5">toString</text:span><text:span text:style-name="T4">(</text:span><text:span text:style-name="T15">partida</text:span><text:span text:style-name="T4">.getPuntos()));</text:span></text:p>
      <text:p text:style-name="P2"><text:s text:c="12"/>verificarFinDelJuego();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colocarMina(String nombre, Vector posicionClickeada) {</text:span></text:p>
      <text:p text:style-name="P8"><text:span text:style-name="T4"><text:s text:c="8"/>Vector posicionDaniador = </text:span><text:span text:style-name="T1">new</text:span><text:span text:style-name="T4"> Vector(posicionClickeada.x(), posicionClickeada.y());</text:span></text:p>
      <text:p text:style-name="P8"><text:span text:style-name="T4"><text:s text:c="8"/>Mina unaMina = (Mina) </text:span><text:span text:style-name="T15">partida</text:span><text:span text:style-name="T4">.crearDaniador(nombre, posicionDaniador);</text:span></text:p>
      <text:p text:style-name="P8"><text:span text:style-name="T4"><text:s text:c="8"/>VistaMina vistaMina = </text:span><text:span text:style-name="T1">new</text:span><text:span text:style-name="T4"> VistaMina(unaMina);</text:span></text:p>
      <text:p text:style-name="P8"><text:span text:style-name="T4"><text:s text:c="8"/></text:span><text:span text:style-name="T1">if</text:span><text:span text:style-name="T4"> (unaMina.costo() &lt; </text:span><text:span text:style-name="T15">partida</text:span><text:span text:style-name="T4">.getPuntos()) {</text:span></text:p>
      <text:p text:style-name="P8"><text:span text:style-name="T4"><text:s text:c="12"/></text:span><text:span text:style-name="T15">dibujante</text:span><text:span text:style-name="T4">.agregarMina(vistaMina);</text:span></text:p>
      <text:p text:style-name="P8"><text:soft-page-break/><text:span text:style-name="T4"><text:s text:c="12"/>vistaMina.agregarObservador(</text:span><text:span text:style-name="T1">this</text:span><text:span text:style-name="T4">);</text:span></text:p>
      <text:p text:style-name="P8"><text:span text:style-name="T4"><text:s text:c="12"/></text:span><text:span text:style-name="T15">vistasDaniadores</text:span><text:span text:style-name="T4">.add(vistaMina);</text:span></text:p>
      <text:p text:style-name="P8"><text:span text:style-name="T4"><text:s text:c="12"/></text:span><text:span text:style-name="T15">partida</text:span><text:span text:style-name="T4">.colocarDaniador(unaMina);</text:span></text:p>
      <text:p text:style-name="P8"><text:span text:style-name="T4"><text:s text:c="12"/></text:span><text:span text:style-name="T15">puntaje</text:span><text:span text:style-name="T4">.setText(</text:span><text:span text:style-name="T13">"Puntaje:"</text:span><text:span text:style-name="T4"> + Integer.</text:span><text:span text:style-name="T5">toString</text:span><text:span text:style-name="T4">(</text:span><text:span text:style-name="T15">partida</text:span><text:span text:style-name="T4">.getPuntos()));</text:span></text:p>
      <text:p text:style-name="P2"><text:s text:c="12"/>verificarFinDelJuego();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seleccionArma(String nombre, String tipo) {</text:span></text:p>
      <text:p text:style-name="P8"><text:span text:style-name="T4"><text:s text:c="8"/></text:span><text:span text:style-name="T15">disparoSeleccionado</text:span><text:span text:style-name="T4"> = nombre;</text:span></text:p>
      <text:p text:style-name="P8"><text:span text:style-name="T4"><text:s text:c="8"/></text:span><text:span text:style-name="T15">tipoDisparoSeleccionado</text:span><text:span text:style-name="T4"> = tipo;</text:span></text:p>
      <text:p text:style-name="P8"><text:span text:style-name="T4"><text:s text:c="8"/></text:span><text:span text:style-name="T15">armaSeleccionada</text:span><text:span text:style-name="T4">.setText(</text:span><text:span text:style-name="T13">"Arma seleccionada:"</text:span><text:span text:style-name="T4"> + </text:span><text:span text:style-name="T13">" "</text:span><text:span text:style-name="T4"> + </text:span><text:span text:style-name="T15">disparoSeleccionado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otonMina2(</text:span><text:span text:style-name="T1">int</text:span><text:span text:style-name="T4"> posicionX, </text:span><text:span text:style-name="T1">int</text:span><text:span text:style-name="T4"> posicionY) {</text:span></text:p>
      <text:p text:style-name="P8"><text:span text:style-name="T4"><text:s text:c="8"/>BotonJuego btnMina2 = </text:span><text:span text:style-name="T1">new</text:span><text:span text:style-name="T4"> BotonJuego(posicionX, posicionY, </text:span><text:span text:style-name="T13">"imagenes/iconos/mina_radio2.png"</text:span><text:span text:style-name="T4">, </text:span><text:span text:style-name="T13">"Mina Radio 2"</text:span><text:span text:style-name="T4">);</text:span></text:p>
      <text:p text:style-name="P8"><text:span text:style-name="T4"><text:s text:c="8"/>btnMina2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seleccionArma(</text:span><text:span text:style-name="T13">"minadobleradio"</text:span><text:span text:style-name="T4">, </text:span><text:span text:style-name="T13">"mina"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5">frame</text:span><text:span text:style-name="T4">.getContentPane().add(btnMina2);</text:span></text:p>
      <text:p text:style-name="P8"><text:span text:style-name="T4"><text:s text:c="8"/></text:span><text:span text:style-name="T1">return</text:span><text:span text:style-name="T4"> btnMina2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otonMina(</text:span><text:span text:style-name="T1">int</text:span><text:span text:style-name="T4"> posicionX, </text:span><text:span text:style-name="T1">int</text:span><text:span text:style-name="T4"> posicionY) {</text:span></text:p>
      <text:p text:style-name="P8"><text:span text:style-name="T4"><text:s text:c="8"/>BotonJuego btnMina = </text:span><text:span text:style-name="T1">new</text:span><text:span text:style-name="T4"> BotonJuego(posicionX, posicionY, </text:span><text:span text:style-name="T13">"imagenes/iconos/mina_contacto.png"</text:span><text:span text:style-name="T4">, </text:span><text:span text:style-name="T13">"Mina Contacto"</text:span><text:span text:style-name="T4">);</text:span></text:p>
      <text:p text:style-name="P8"><text:span text:style-name="T4"><text:s text:c="8"/>btnMina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seleccionArma(</text:span><text:span text:style-name="T13">"minacontacto"</text:span><text:span text:style-name="T4">, </text:span><text:span text:style-name="T13">"mina"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5">frame</text:span><text:span text:style-name="T4">.getContentPane().add(btnMina);</text:span></text:p>
      <text:p text:style-name="P8"><text:span text:style-name="T4"><text:s text:c="8"/></text:span><text:span text:style-name="T1">return</text:span><text:span text:style-name="T4"> btnMina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otonMina1(</text:span><text:span text:style-name="T1">int</text:span><text:span text:style-name="T4"> posicionX, </text:span><text:span text:style-name="T1">int</text:span><text:span text:style-name="T4"> posicionY) {</text:span></text:p>
      <text:p text:style-name="P8"><text:span text:style-name="T4"><text:s text:c="8"/>BotonJuego btnMina1 = </text:span><text:span text:style-name="T1">new</text:span><text:span text:style-name="T4"> BotonJuego(posicionX, posicionY, </text:span><text:span text:style-name="T13">"imagenes/iconos/mina_radio1.png"</text:span><text:span text:style-name="T4">, </text:span><text:span text:style-name="T13">"Mina Radio 1"</text:span><text:span text:style-name="T4">);</text:span></text:p>
      <text:p text:style-name="P8"><text:span text:style-name="T4"><text:s text:c="8"/>btnMina1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seleccionArma(</text:span><text:span text:style-name="T13">"minaradio"</text:span><text:span text:style-name="T4">, </text:span><text:span text:style-name="T13">"mina"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5">frame</text:span><text:span text:style-name="T4">.getContentPane().add(btnMina1);</text:span></text:p>
      <text:p text:style-name="P8"><text:span text:style-name="T4"><text:s text:c="8"/></text:span><text:span text:style-name="T1">return</text:span><text:span text:style-name="T4"> btnMina1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otonDisparar(</text:span><text:span text:style-name="T1">int</text:span><text:span text:style-name="T4"> posicionX, </text:span><text:span text:style-name="T1">int</text:span><text:span text:style-name="T4"> posicionY) {</text:span></text:p>
      <text:p text:style-name="P8"><text:span text:style-name="T4"><text:s text:c="8"/>BotonJuego btnDisparar = </text:span><text:span text:style-name="T1">new</text:span><text:span text:style-name="T4"> BotonJuego(posicionX, posicionY, </text:span><text:span text:style-name="T13">"imagenes/iconos/disparo.png"</text:span><text:span text:style-name="T4">, </text:span><text:span text:style-name="T13">"Disparar"</text:span><text:span text:style-name="T4">);</text:span></text:p>
      <text:p text:style-name="P8"><text:span text:style-name="T4"><text:s text:c="8"/>btnDisparar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seleccionArma(</text:span><text:span text:style-name="T13">"disparoconvencional"</text:span><text:span text:style-name="T4">, </text:span><text:span text:style-name="T13">"disparoconvencional"</text:span><text:span text:style-name="T4">);</text:span></text:p>
      <text:p text:style-name="P2"><text:s text:c="12"/>}</text:p>
      <text:p text:style-name="P2"><text:soft-page-break/><text:s text:c="8"/>});</text:p>
      <text:p text:style-name="P8"><text:span text:style-name="T4"><text:s text:c="8"/></text:span><text:span text:style-name="T15">frame</text:span><text:span text:style-name="T4">.getContentPane().add(btnDisparar);</text:span></text:p>
      <text:p text:style-name="P8"><text:span text:style-name="T4"><text:s text:c="8"/></text:span><text:span text:style-name="T1">return</text:span><text:span text:style-name="T4"> btnDisparar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inicializarModelo(String dirArchivo) </text:span><text:span text:style-name="T1">throws</text:span><text:span text:style-name="T4"> IOException {</text:span></text:p>
      <text:p text:style-name="P2"><text:s text:c="8"/>ArrayList&lt;Barco&gt; barcos;</text:p>
      <text:p text:style-name="P2"><text:s text:c="8"/>ArrayList&lt;AbstractVistasBarcoFactory&gt; constructoresDeVistas;</text:p>
      <text:p text:style-name="P8"><text:span text:style-name="T4"><text:s text:c="8"/></text:span><text:span text:style-name="T10">/* PARA NIVELES Y PARTIDAS */</text:span></text:p>
      <text:p text:style-name="P8"><text:span text:style-name="T4"><text:s text:c="8"/></text:span><text:span text:style-name="T1">if</text:span><text:span text:style-name="T4"> (!dirArchivo.equals(</text:span><text:span text:style-name="T13">""</text:span><text:span text:style-name="T4">)) {</text:span></text:p>
      <text:p text:style-name="P8"><text:span text:style-name="T4"><text:s text:c="12"/></text:span><text:span text:style-name="T10">// </text:span><text:span text:style-name="T11">fijarse</text:span><text:span text:style-name="T10"> </text:span><text:span text:style-name="T11">de</text:span><text:span text:style-name="T10"> </text:span><text:span text:style-name="T11">los</text:span><text:span text:style-name="T10"> </text:span><text:span text:style-name="T11">disparos</text:span><text:span text:style-name="T10"> </text:span><text:span text:style-name="T11">para</text:span><text:span text:style-name="T10"> </text:span><text:span text:style-name="T11">juegos</text:span><text:span text:style-name="T10"> </text:span><text:span text:style-name="T11">guardados</text:span><text:span text:style-name="T10">!</text:span></text:p>
      <text:p text:style-name="P8"><text:span text:style-name="T4"><text:s text:c="12"/>ArrayList&lt;Daniador&gt; </text:span><text:span text:style-name="T7">disparos</text:span><text:span text:style-name="T4"> = </text:span><text:span text:style-name="T1">new</text:span><text:span text:style-name="T4"> ArrayList&lt;Daniador&gt;();</text:span></text:p>
      <text:p text:style-name="P2"><text:s text:c="12"/>Element nodoPartida = Partida.<text:span text:style-name="T18">obtenerNodoPartida</text:span>(dirArchivo);</text:p>
      <text:p text:style-name="P8"/>
      <text:p text:style-name="P8"><text:span text:style-name="T4"><text:s text:c="12"/></text:span><text:span text:style-name="T15">partida</text:span><text:span text:style-name="T4"> = </text:span><text:span text:style-name="T1">new</text:span><text:span text:style-name="T4"> Partida(nodoPartida);</text:span></text:p>
      <text:p text:style-name="P8"><text:span text:style-name="T4"><text:s text:c="12"/>barcos = </text:span><text:span text:style-name="T15">partida</text:span><text:span text:style-name="T4">.crearBarcos(nodoPartida);</text:span></text:p>
      <text:p text:style-name="P2"><text:s text:c="12"/>constructoresDeVistas = VistaBarco.<text:span text:style-name="T18">obtenerVistas</text:span>(nodoPartida);</text:p>
      <text:p text:style-name="P8"><text:span text:style-name="T4"><text:s text:c="8"/>} </text:span><text:span text:style-name="T1">else</text:span><text:span text:style-name="T4"> {</text:span></text:p>
      <text:p text:style-name="P8"><text:span text:style-name="T4"><text:s text:c="12"/></text:span><text:span text:style-name="T15">partida</text:span><text:span text:style-name="T4"> = </text:span><text:span text:style-name="T1">new</text:span><text:span text:style-name="T4"> Partida();</text:span></text:p>
      <text:p text:style-name="P8"><text:span text:style-name="T4"><text:s text:c="12"/>barcos = </text:span><text:span text:style-name="T15">partida</text:span><text:span text:style-name="T4">.crearBarcosPorDefault();</text:span></text:p>
      <text:p text:style-name="P8"><text:span text:style-name="T4"><text:s text:c="12"/>constructoresDeVistas = </text:span><text:span text:style-name="T15">partida</text:span><text:span text:style-name="T4">.getConstructoresDeVistasPorDefault();</text:span></text:p>
      <text:p text:style-name="P2"><text:s text:c="8"/>}</text:p>
      <text:p text:style-name="P8"/>
      <text:p text:style-name="P8"><text:span text:style-name="T4"><text:s text:c="8"/></text:span><text:span text:style-name="T15">disparoSeleccionado</text:span><text:span text:style-name="T4"> = </text:span><text:span text:style-name="T16">DISPARO_POR_DEFAULT</text:span><text:span text:style-name="T4">;</text:span></text:p>
      <text:p text:style-name="P8"><text:span text:style-name="T4"><text:s text:c="8"/></text:span><text:span text:style-name="T15">tipoDisparoSeleccionado</text:span><text:span text:style-name="T4"> = </text:span><text:span text:style-name="T16">DISPARO_POR_DEFAULT</text:span><text:span text:style-name="T4">;</text:span></text:p>
      <text:p text:style-name="P8"/>
      <text:p text:style-name="P8"><text:span text:style-name="T4"><text:s text:c="8"/></text:span><text:span text:style-name="T15">dibujante</text:span><text:span text:style-name="T4"> = </text:span><text:span text:style-name="T1">new</text:span><text:span text:style-name="T4"> Dibujante(</text:span><text:span text:style-name="T1">new</text:span><text:span text:style-name="T4"> Fondo(0, 0, 400, 400, </text:span><text:span text:style-name="T13">"imagenes/mar.png"</text:span><text:span text:style-name="T4">));</text:span></text:p>
      <text:p text:style-name="P8"/>
      <text:p text:style-name="P2"><text:s text:c="8"/>Barco barcoAux;</text:p>
      <text:p text:style-name="P2"><text:s text:c="8"/>AbstractVistasBarcoFactory constructorAuxiliar;</text:p>
      <text:p text:style-name="P2"><text:s text:c="8"/>VistaBarco vistaBarcoAuxiliar;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barcos.size(); i++) {</text:span></text:p>
      <text:p text:style-name="P2"><text:s text:c="12"/>barcoAux = barcos.get(i);</text:p>
      <text:p text:style-name="P2"><text:s text:c="12"/>constructorAuxiliar = constructoresDeVistas.get(i);</text:p>
      <text:p text:style-name="P2"><text:s text:c="12"/>constructorAuxiliar.setBarco(barcoAux);</text:p>
      <text:p text:style-name="P2"><text:s text:c="12"/>vistaBarcoAuxiliar = constructorAuxiliar.crearVista();</text:p>
      <text:p text:style-name="P8"><text:span text:style-name="T4"><text:s text:c="12"/>vistaBarcoAuxiliar.agregarObservador(</text:span><text:span text:style-name="T1">this</text:span><text:span text:style-name="T4">);</text:span></text:p>
      <text:p text:style-name="P8"><text:span text:style-name="T4"><text:s text:c="12"/></text:span><text:span text:style-name="T15">vistasBarcos</text:span><text:span text:style-name="T4">.add(vistaBarcoAuxiliar);</text:span></text:p>
      <text:p text:style-name="P8"><text:span text:style-name="T4"><text:s text:c="12"/></text:span><text:span text:style-name="T15">dibujante</text:span><text:span text:style-name="T4">.agregarVistaBarco(vistaBarcoAuxiliar);</text:span></text:p>
      <text:p text:style-name="P2"><text:s text:c="8"/>}</text:p>
      <text:p text:style-name="P8"/>
      <text:p text:style-name="P8"><text:span text:style-name="T4"><text:s text:c="8"/></text:span><text:span text:style-name="T15">gameLoop</text:span><text:span text:style-name="T4">.agregar(</text:span><text:span text:style-name="T15">dibujante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</text:span><text:span text:style-name="T7">setComponentsFocus(JButton btnIniciar, JButton btnDetener)</text:span><text:span text:style-name="T4"> {</text:span></text:p>
      <text:p text:style-name="P8"><text:span text:style-name="T4"><text:s text:c="8"/></text:span><text:span text:style-name="T15">frame</text:span><text:span text:style-name="T4">.setFocusable(</text:span><text:span text:style-name="T1">true</text:span><text:span text:style-name="T4">);</text:span></text:p>
      <text:p text:style-name="P8"><text:span text:style-name="T4"><text:s text:c="8"/>btnDetener.setFocusable(</text:span><text:span text:style-name="T1">false</text:span><text:span text:style-name="T4">);</text:span></text:p>
      <text:p text:style-name="P8"><text:span text:style-name="T4"><text:s text:c="8"/>btnIniciar.setFocusable(</text:span><text:span text:style-name="T1">false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addKeyListener() {</text:span></text:p>
      <text:p text:style-name="P8"><text:span text:style-name="T4"><text:s text:c="8"/></text:span><text:span text:style-name="T15">frame</text:span><text:span text:style-name="T4">.addKeyListener(</text:span><text:span text:style-name="T1">new</text:span><text:span text:style-name="T4"> KeyListener() {</text:span></text:p>
      <text:p text:style-name="P8"/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keyTyped(KeyEvent arg0) {</text:span></text:p>
      <text:p text:style-name="P2"><text:s text:c="12"/>}</text:p>
      <text:p text:style-name="P8"/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keyReleased(KeyEvent arg0) {</text:span></text:p>
      <text:p text:style-name="P2"><text:s text:c="12"/>}</text:p>
      <text:p text:style-name="P8"><text:soft-page-break/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keyPressed(KeyEvent arg0) {</text:span></text:p>
      <text:p text:style-name="P2"><text:s text:c="12"/>}</text:p>
      <text:p text:style-name="P8"/>
      <text:p text:style-name="P2"><text:s text:c="8"/>});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</text:span><text:span text:style-name="T1">void</text:span><text:span text:style-name="T4"> addMouseListener(JPanel panel) {</text:span></text:p>
      <text:p text:style-name="P8"><text:span text:style-name="T4"><text:s text:c="8"/>panel.addMouseListener(</text:span><text:span text:style-name="T1">new</text:span><text:span text:style-name="T4"> MouseAdapter() {</text:span></text:p>
      <text:p text:style-name="P8"/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mouseClicked(MouseEvent arg0) {</text:span></text:p>
      <text:p text:style-name="P2"><text:s text:c="12"/>}</text:p>
      <text:p text:style-name="P2"><text:s text:c="8"/>});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Panel addSuperficiePanel(</text:span><text:span text:style-name="T1">int</text:span><text:span text:style-name="T4"> posicionX, </text:span><text:span text:style-name="T1">int</text:span><text:span text:style-name="T4"> posicionY, </text:span><text:span text:style-name="T1">int</text:span><text:span text:style-name="T4"> tamX, </text:span><text:span text:style-name="T1">int</text:span><text:span text:style-name="T4"> tamY) {</text:span></text:p>
      <text:p text:style-name="P8"><text:span text:style-name="T4"><text:s text:c="8"/>JPanel panel = </text:span><text:span text:style-name="T1">new</text:span><text:span text:style-name="T4"> SuperficiePanel();</text:span></text:p>
      <text:p text:style-name="P8"><text:span text:style-name="T4"><text:s text:c="8"/>panel.setOpaque(</text:span><text:span text:style-name="T1">true</text:span><text:span text:style-name="T4">);</text:span></text:p>
      <text:p text:style-name="P8"><text:span text:style-name="T4"><text:s text:c="8"/>panel.setVisible(</text:span><text:span text:style-name="T1">true</text:span><text:span text:style-name="T4">);</text:span></text:p>
      <text:p text:style-name="P8"><text:span text:style-name="T4"><text:s text:c="8"/>panel.addMouseListener(</text:span><text:span text:style-name="T1">this</text:span><text:span text:style-name="T4">);</text:span></text:p>
      <text:p text:style-name="P2"><text:s text:c="8"/>panel.setBounds(posicionX, posicionY, tamX, tamY);</text:p>
      <text:p text:style-name="P8"><text:span text:style-name="T4"><text:s text:c="8"/>panel.setBackground(Color.</text:span><text:span text:style-name="T16">BLUE</text:span><text:span text:style-name="T4">);</text:span></text:p>
      <text:p text:style-name="P8"><text:span text:style-name="T4"><text:s text:c="8"/></text:span><text:span text:style-name="T15">frame</text:span><text:span text:style-name="T4">.getContentPane().add(panel);</text:span></text:p>
      <text:p text:style-name="P8"/>
      <text:p text:style-name="P8"><text:span text:style-name="T4"><text:s text:c="8"/></text:span><text:span text:style-name="T1">return</text:span><text:span text:style-name="T4"> panel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otonDetener(</text:span><text:span text:style-name="T1">int</text:span><text:span text:style-name="T4"> posicionX, </text:span><text:span text:style-name="T1">int</text:span><text:span text:style-name="T4"> posicionY) {</text:span></text:p>
      <text:p text:style-name="P8"><text:span text:style-name="T4"><text:s text:c="8"/>BotonJuego btnDetener = </text:span><text:span text:style-name="T1">new</text:span><text:span text:style-name="T4"> BotonJuego(posicionX, posicionY, </text:span><text:span text:style-name="T13">"imagenes/iconos/cerrar.png"</text:span><text:span text:style-name="T4">, </text:span><text:span text:style-name="T13">"Inicio"</text:span><text:span text:style-name="T4">);</text:span></text:p>
      <text:p text:style-name="P8"><text:span text:style-name="T4"><text:s text:c="8"/>btnDetener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e) {</text:span></text:p>
      <text:p text:style-name="P8"><text:span text:style-name="T4"><text:s text:c="16"/></text:span><text:span text:style-name="T1">if</text:span><text:span text:style-name="T4"> (</text:span><text:span text:style-name="T15">gameLoop</text:span><text:span text:style-name="T4">.estaEjecutando() == </text:span><text:span text:style-name="T1">true</text:span><text:span text:style-name="T4">) {</text:span></text:p>
      <text:p text:style-name="P8"><text:span text:style-name="T4"><text:s text:c="20"/></text:span><text:span text:style-name="T15">gameLoop</text:span><text:span text:style-name="T4">.detenerEjecucion();</text:span></text:p>
      <text:p text:style-name="P2"><text:s text:c="16"/>}</text:p>
      <text:p text:style-name="P8"><text:span text:style-name="T4"><text:s text:c="16"/></text:span><text:span text:style-name="T15">manejador</text:span><text:span text:style-name="T4">.abrirInicio(</text:span><text:span text:style-name="T15">frame</text:span><text:span text:style-name="T4">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5">frame</text:span><text:span text:style-name="T4">.getContentPane().add(btnDetener);</text:span></text:p>
      <text:p text:style-name="P8"><text:span text:style-name="T4"><text:s text:c="8"/></text:span><text:span text:style-name="T1">return</text:span><text:span text:style-name="T4"> btnDetener;</text:span>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otonPasarTurno(</text:span><text:span text:style-name="T1">int</text:span><text:span text:style-name="T4"> posicionX, </text:span><text:span text:style-name="T1">int</text:span><text:span text:style-name="T4"> posicionY) {</text:span></text:p>
      <text:p text:style-name="P8"><text:span text:style-name="T4"><text:s text:c="8"/>BotonJuego btnPasarTurno = </text:span><text:span text:style-name="T1">new</text:span><text:span text:style-name="T4"> BotonJuego(posicionX, posicionY, </text:span><text:span text:style-name="T13">"imagenes/iconos/pasar_turno.png"</text:span><text:span text:style-name="T4">, </text:span><text:span text:style-name="T13">"Pasar Turno"</text:span><text:span text:style-name="T4">);</text:span></text:p>
      <text:p text:style-name="P8"><text:span text:style-name="T4"><text:s text:c="8"/>btnPasarTurno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partida</text:span><text:span text:style-name="T4">.pasarTurno();</text:span></text:p>
      <text:p text:style-name="P8"><text:span text:style-name="T4"><text:s text:c="16"/></text:span><text:span text:style-name="T15">puntaje</text:span><text:span text:style-name="T4">.setText(</text:span><text:span text:style-name="T13">"Puntaje:"</text:span><text:span text:style-name="T4"> + Integer.</text:span><text:span text:style-name="T5">toString</text:span><text:span text:style-name="T4">(</text:span><text:span text:style-name="T15">partida</text:span><text:span text:style-name="T4">.getPuntos()));</text:span></text:p>
      <text:p text:style-name="P2"><text:s text:c="16"/>verificarFinDelJuego();</text:p>
      <text:p text:style-name="P2"><text:s text:c="12"/>}</text:p>
      <text:p text:style-name="P2"><text:s text:c="8"/>});</text:p>
      <text:p text:style-name="P8"><text:span text:style-name="T4"><text:s text:c="8"/></text:span><text:span text:style-name="T15">frame</text:span><text:span text:style-name="T4">.getContentPane().add(btnPasarTurno);</text:span></text:p>
      <text:p text:style-name="P8"><text:span text:style-name="T4"><text:s text:c="8"/></text:span><text:span text:style-name="T1">return</text:span><text:span text:style-name="T4"> btnPasarTurno;</text:span></text:p>
      <text:p text:style-name="P2"><text:s text:c="4"/>}</text:p>
      <text:p text:style-name="P8"/>
      <text:p text:style-name="P8"><text:soft-page-break/><text:span text:style-name="T4"><text:s text:c="4"/></text:span><text:span text:style-name="T1">public</text:span><text:span text:style-name="T4"> </text:span><text:span text:style-name="T1">void</text:span><text:span text:style-name="T4"> verificarFinDelJuego() {</text:span></text:p>
      <text:p text:style-name="P8"><text:span text:style-name="T4"><text:s text:c="8"/></text:span><text:span text:style-name="T1">if</text:span><text:span text:style-name="T4"> (</text:span><text:span text:style-name="T15">partida</text:span><text:span text:style-name="T4">.gano()) {</text:span></text:p>
      <text:p text:style-name="P8"><text:span text:style-name="T4"><text:s text:c="12"/>VentanaFondo ventana = </text:span><text:span text:style-name="T1">new</text:span><text:span text:style-name="T4"> VentanaFondo(</text:span><text:span text:style-name="T13">"VICTORIA"</text:span><text:span text:style-name="T4">, </text:span><text:span text:style-name="T13">"imagenes/gano.png"</text:span><text:span text:style-name="T4">);</text:span></text:p>
      <text:p text:style-name="P8"><text:span text:style-name="T4"><text:s text:c="12"/>ventana.setVisible(</text:span><text:span text:style-name="T1">true</text:span><text:span text:style-name="T4">);</text:span></text:p>
      <text:p text:style-name="P8"><text:span text:style-name="T4"><text:s text:c="12"/></text:span><text:span text:style-name="T15">frame</text:span><text:span text:style-name="T4">.dispose();</text:span></text:p>
      <text:p text:style-name="P8"/>
      <text:p text:style-name="P2"><text:s text:c="8"/>}</text:p>
      <text:p text:style-name="P8"><text:span text:style-name="T4"><text:s text:c="8"/></text:span><text:span text:style-name="T1">if</text:span><text:span text:style-name="T4"> (</text:span><text:span text:style-name="T15">partida</text:span><text:span text:style-name="T4">.perdio()) {</text:span></text:p>
      <text:p text:style-name="P8"><text:span text:style-name="T4"><text:s text:c="12"/>VentanaFondo ventana = </text:span><text:span text:style-name="T1">new</text:span><text:span text:style-name="T4"> VentanaFondo(</text:span><text:span text:style-name="T13">"DERROTA"</text:span><text:span text:style-name="T4">, </text:span><text:span text:style-name="T13">"imagenes/perdio.png"</text:span><text:span text:style-name="T4">);</text:span></text:p>
      <text:p text:style-name="P8"><text:span text:style-name="T4"><text:s text:c="12"/>ventana.setVisible(</text:span><text:span text:style-name="T1">true</text:span><text:span text:style-name="T4">);</text:span></text:p>
      <text:p text:style-name="P8"><text:span text:style-name="T4"><text:s text:c="12"/></text:span><text:span text:style-name="T15">frame</text:span><text:span text:style-name="T4">.dispose();</text:span></text:p>
      <text:p text:style-name="P2"><text:s text:c="8"/>}</text:p>
      <text:p text:style-name="P2"><text:s text:c="4"/>}</text:p>
      <text:p text:style-name="P8"/>
      <text:p text:style-name="P8"><text:span text:style-name="T4"><text:s text:c="4"/></text:span><text:span text:style-name="T1">private</text:span><text:span text:style-name="T4"> JButton addBotonIniciar(</text:span><text:span text:style-name="T1">int</text:span><text:span text:style-name="T4"> posicionX, </text:span><text:span text:style-name="T1">int</text:span><text:span text:style-name="T4"> posicionY) {</text:span></text:p>
      <text:p text:style-name="P8"><text:span text:style-name="T4"><text:s text:c="8"/>BotonJuego btnIniciar = </text:span><text:span text:style-name="T1">new</text:span><text:span text:style-name="T4"> BotonJuego(posicionX, posicionY, </text:span><text:span text:style-name="T13">"imagenes/iconos/iniciar.png"</text:span><text:span text:style-name="T4">, </text:span><text:span text:style-name="T13">"Iniciar"</text:span><text:span text:style-name="T4">);</text:span></text:p>
      <text:p text:style-name="P8"><text:span text:style-name="T4"><text:s text:c="8"/>btnIniciar.addActionListener(</text:span><text:span text:style-name="T1">new</text:span><text:span text:style-name="T4"> ActionListener() {</text:span></text:p>
      <text:p text:style-name="P8"><text:span text:style-name="T4"><text:s text:c="12"/></text:span><text:span text:style-name="T12">@Override</text:span></text:p>
      <text:p text:style-name="P8"><text:span text:style-name="T4"><text:s text:c="12"/></text:span><text:span text:style-name="T1">public</text:span><text:span text:style-name="T4"> </text:span><text:span text:style-name="T1">void</text:span><text:span text:style-name="T4"> actionPerformed(ActionEvent arg0) {</text:span></text:p>
      <text:p text:style-name="P8"><text:span text:style-name="T4"><text:s text:c="16"/></text:span><text:span text:style-name="T15">gameLoop</text:span><text:span text:style-name="T4">.iniciarEjecucion();</text:span></text:p>
      <text:p text:style-name="P2"><text:s text:c="12"/>}</text:p>
      <text:p text:style-name="P2"><text:s text:c="8"/>});</text:p>
      <text:p text:style-name="P8"><text:span text:style-name="T4"><text:s text:c="8"/></text:span><text:span text:style-name="T15">frame</text:span><text:span text:style-name="T4">.getContentPane().add(btnIniciar);</text:span></text:p>
      <text:p text:style-name="P8"><text:span text:style-name="T4"><text:s text:c="8"/></text:span><text:span text:style-name="T1">return</text:span><text:span text:style-name="T4"> btnIniciar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mouseClicked(MouseEvent e) {</text:span></text:p>
      <text:p text:style-name="P8"><text:span text:style-name="T4"><text:s text:c="8"/>Vector posicion = </text:span><text:span text:style-name="T1">new</text:span><text:span text:style-name="T4"> Vector((e.getX() / 40) + 1, (e.getY() / 40) + 1);</text:span></text:p>
      <text:p text:style-name="P8"><text:span text:style-name="T4"><text:s text:c="8"/></text:span><text:span text:style-name="T1">if</text:span><text:span text:style-name="T4"> (!Tablero.</text:span><text:span text:style-name="T5">getTablero</text:span><text:span text:style-name="T4">().fueraDeRango(posicion))</text:span></text:p>
      <text:p text:style-name="P8"><text:span text:style-name="T4"><text:s text:c="12"/></text:span><text:span text:style-name="T1">this</text:span><text:span text:style-name="T4">.colocarDaniador(</text:span><text:span text:style-name="T15">disparoSeleccionado</text:span><text:span text:style-name="T4">, </text:span><text:span text:style-name="T15">tipoDisparoSeleccionado</text:span><text:span text:style-name="T4">, posicion)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actualizar() {</text:span></text:p>
      <text:p text:style-name="P2"><text:s text:c="8"/>VistaBarco vistaBarcoAux;</text:p>
      <text:p text:style-name="P2"><text:s text:c="8"/>VistaDaniador vistaDaniadorAux;</text:p>
      <text:p text:style-name="P2"><text:s text:c="8"/>ArrayList&lt;VistaParte&gt; <text:span text:style-name="T17">vistasPartesAux</text:span>;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</text:span><text:span text:style-name="T15">vistasDaniadores</text:span><text:span text:style-name="T4">.size(); i++) {</text:span></text:p>
      <text:p text:style-name="P8"><text:span text:style-name="T4"><text:s text:c="12"/>vistaDaniadorAux = </text:span><text:span text:style-name="T15">vistasDaniadores</text:span><text:span text:style-name="T4">.get(i);</text:span></text:p>
      <text:p text:style-name="P8"><text:span text:style-name="T4"><text:s text:c="12"/></text:span><text:span text:style-name="T1">if</text:span><text:span text:style-name="T4"> (vistaDaniadorAux.obtenerEstado().equals(</text:span><text:span text:style-name="T13">"gastado"</text:span><text:span text:style-name="T4">)) {</text:span></text:p>
      <text:p text:style-name="P8"><text:span text:style-name="T4"><text:s text:c="16"/></text:span><text:span text:style-name="T15">dibujante</text:span><text:span text:style-name="T4">.cambiarAlTope(vistaDaniadorAux);</text:span></text:p>
      <text:p text:style-name="P8"><text:span text:style-name="T4"><text:s text:c="16"/></text:span><text:span text:style-name="T1">for</text:span><text:span text:style-name="T4"> (</text:span><text:span text:style-name="T1">int</text:span><text:span text:style-name="T4"> j = 0; j &lt; 20; j++)</text:span></text:p>
      <text:p text:style-name="P8"><text:span text:style-name="T4"><text:s text:c="20"/></text:span><text:span text:style-name="T15">dibujante</text:span><text:span text:style-name="T4">.dibujar(</text:span><text:span text:style-name="T15">gameLoop</text:span><text:span text:style-name="T4">.getSuperficieDeDibujo());</text:span></text:p>
      <text:p text:style-name="P8"><text:span text:style-name="T4"><text:s text:c="16"/></text:span><text:span text:style-name="T15">dibujante</text:span><text:span text:style-name="T4">.remover(vistaDaniadorAux);</text:span></text:p>
      <text:p text:style-name="P8"><text:span text:style-name="T4"><text:s text:c="16"/></text:span><text:span text:style-name="T15">vistasDaniadores</text:span><text:span text:style-name="T4">.remove(vistaDaniadorAux);</text:span></text:p>
      <text:p text:style-name="P2"><text:s text:c="12"/>}</text:p>
      <text:p text:style-name="P2"><text:s text:c="8"/>}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j = 0; j &lt; </text:span><text:span text:style-name="T15">vistasBarcos</text:span><text:span text:style-name="T4">.size(); j++) {</text:span></text:p>
      <text:p text:style-name="P8"><text:span text:style-name="T4"><text:s text:c="12"/>vistaBarcoAux = </text:span><text:span text:style-name="T15">vistasBarcos</text:span><text:span text:style-name="T4">.get(j);</text:span></text:p>
      <text:p text:style-name="P8"><text:span text:style-name="T4"><text:s text:c="12"/></text:span><text:span text:style-name="T1">if</text:span><text:span text:style-name="T4"> (vistaBarcoAux.estaDestruido()) {</text:span></text:p>
      <text:p text:style-name="P8"><text:span text:style-name="T4"><text:s text:c="16"/></text:span><text:span text:style-name="T15">dibujante</text:span><text:span text:style-name="T4">.remover(vistaBarcoAux);</text:span></text:p>
      <text:p text:style-name="P8"><text:span text:style-name="T4"><text:s text:c="16"/></text:span><text:span text:style-name="T15">vistasBarcos</text:span><text:span text:style-name="T4">.remove(vistaBarcoAux);</text:span></text:p>
      <text:p text:style-name="P2"><text:s text:c="12"/>}</text:p>
      <text:p text:style-name="P2"><text:s text:c="8"/>}</text:p>
      <text:p text:style-name="P2"><text:s text:c="4"/>}</text:p>
      <text:p text:style-name="P8"><text:span text:style-name="T4">}</text:span></text:p>
      <text:p text:style-name="P8"><text:span text:style-name="T6"/></text:p>
      <text:p text:style-name="P8"><text:soft-page-break/><text:span text:style-name="T6"/></text:p>
      <text:p text:style-name="P10"><text:span text:style-name="T3">package</text:span><text:span text:style-name="T8"> vistadaniadores;</text:span></text:p>
      <text:p text:style-name="P10"><text:span text:style-name="T6"/></text:p>
      <text:p text:style-name="P8"><text:span text:style-name="T3">public</text:span><text:span text:style-name="T8"> </text:span><text:span text:style-name="T3">interface</text:span><text:span text:style-name="T8"> VistaDaniador </text:span><text:span text:style-name="T3">extends</text:span><text:span text:style-name="T8"> Observador, ObjetoDibujable {</text:span></text:p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dibujar(SuperficieDeDibujo superficieDeDibujo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String obtenerEstado();</text:span></text:p>
      <text:p text:style-name="P8"><text:span text:style-name="T4">}</text:span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VistaDisparoConvencional </text:span><text:span text:style-name="T3">extends</text:span><text:span text:style-name="T8"> ObjetoObservable </text:span><text:span text:style-name="T3">implements</text:span></text:p>
      <text:p text:style-name="P2"><text:tab/><text:tab/>VistaDaniador, ObjetoDibujable {</text:p>
      <text:p text:style-name="P8"><text:span text:style-name="T4"><text:tab/></text:span><text:span text:style-name="T1">protected</text:span><text:span text:style-name="T4"> BufferedImage </text:span><text:span text:style-name="T15">imagenActual</text:span><text:span text:style-name="T4">;</text:span></text:p>
      <text:p text:style-name="P8"><text:span text:style-name="T4"><text:tab/></text:span><text:span text:style-name="T1">protected</text:span><text:span text:style-name="T4"> DisparoConvencional </text:span><text:span text:style-name="T15">disparo</text:span><text:span text:style-name="T4">;</text:span></text:p>
      <text:p text:style-name="P8"><text:span text:style-name="T4"><text:tab/></text:span><text:span text:style-name="T1">final</text:span><text:span text:style-name="T4"> </text:span><text:span text:style-name="T1">static</text:span><text:span text:style-name="T4"> String </text:span><text:span text:style-name="T16">DIRECTORIO_IMAGEN_DISPARO</text:span><text:span text:style-name="T4"> = </text:span><text:span text:style-name="T13">"imagenes/disparo.png"</text:span><text:span text:style-name="T4">;</text:span></text:p>
      <text:p text:style-name="P8"><text:span text:style-name="T4"><text:tab/></text:span><text:span text:style-name="T1">protected</text:span><text:span text:style-name="T4"> String </text:span><text:span text:style-name="T15">estado</text:span><text:span text:style-name="T4">;</text:span></text:p>
      <text:p text:style-name="P8"/>
      <text:p text:style-name="P8"><text:span text:style-name="T4"><text:tab/></text:span><text:span text:style-name="T1">public</text:span><text:span text:style-name="T4"> VistaDisparoConvencional(DisparoConvencional unDisparo) {</text:span></text:p>
      <text:p text:style-name="P8"><text:span text:style-name="T4"><text:tab/><text:tab/></text:span><text:span text:style-name="T15">disparo</text:span><text:span text:style-name="T4"> = unDisparo;</text:span>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</text:span><text:span text:style-name="T15">imagenActual</text:span><text:span text:style-name="T4"> = ImageIO.</text:span><text:span text:style-name="T5">read</text:span><text:span text:style-name="T4">(</text:span><text:span text:style-name="T1">new</text:span><text:span text:style-name="T4"> File(</text:span><text:span text:style-name="T16">DIRECTORIO_IMAGEN_DISPARO</text:span><text:span text:style-name="T4">));</text:span></text:p>
      <text:p text:style-name="P8"><text:span text:style-name="T4"><text:tab/><text:tab/>} </text:span><text:span text:style-name="T1">catch</text:span><text:span text:style-name="T4"> (IOException e) {</text:span></text:p>
      <text:p text:style-name="P2"><text:tab/><text:tab/><text:tab/>e.printStackTrace();</text:p>
      <text:p text:style-name="P2"><text:tab/><text:tab/>}</text:p>
      <text:p text:style-name="P8"><text:span text:style-name="T4"><text:tab/><text:tab/></text:span><text:span text:style-name="T15">estado</text:span><text:span text:style-name="T4"> = </text:span><text:span text:style-name="T13">"disparo"</text:span><text:span text:style-name="T4">;</text:span></text:p>
      <text:p text:style-name="P8"><text:span text:style-name="T4"><text:tab/><text:tab/></text:span><text:span text:style-name="T15">disparo</text:span><text:span text:style-name="T4">.agregarObservador(</text:span><text:span text:style-name="T1">this</text:span><text:span text:style-name="T4">);</text:span></text:p>
      <text:p text:style-name="P2"><text:tab/>}</text:p>
      <text:p text:style-name="P8"/>
      <text:p text:style-name="P8"><text:span text:style-name="T4"><text:tab/></text:span><text:span text:style-name="T1">private</text:span><text:span text:style-name="T4"> </text:span><text:span text:style-name="T1">int</text:span><text:span text:style-name="T4"> conversionDeCoordenada(</text:span><text:span text:style-name="T1">int</text:span><text:span text:style-name="T4"> coordenada) {</text:span></text:p>
      <text:p text:style-name="P8"><text:span text:style-name="T4"><text:tab/><text:tab/></text:span><text:span text:style-name="T1">return</text:span><text:span text:style-name="T4"> 40 * (coordenada - 1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dibujar(SuperficieDeDibujo superficieDeDibujo) {</text:span></text:p>
      <text:p text:style-name="P2"><text:tab/><text:tab/>Graphics grafico = ((SuperficiePanel) superficieDeDibujo).getBuffer();</text:p>
      <text:p text:style-name="P8"><text:span text:style-name="T4"><text:tab/><text:tab/>grafico.drawImage(</text:span><text:span text:style-name="T1">this</text:span><text:span text:style-name="T4">.</text:span><text:span text:style-name="T15">imagenActual</text:span><text:span text:style-name="T4">,</text:span></text:p>
      <text:p text:style-name="P8"><text:span text:style-name="T4"><text:tab/><text:tab/><text:tab/><text:tab/>conversionDeCoordenada(</text:span><text:span text:style-name="T15">disparo</text:span><text:span text:style-name="T4">.getX()),</text:span></text:p>
      <text:p text:style-name="P8"><text:span text:style-name="T4"><text:tab/><text:tab/><text:tab/><text:tab/>conversionDeCoordenada(</text:span><text:span text:style-name="T15">disparo</text:span><text:span text:style-name="T4">.getY()), 40, 40, </text:span><text:span text:style-name="T1">null</text:span><text:span text:style-name="T4">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ctualizar() {</text:span></text:p>
      <text:p text:style-name="P8"><text:span text:style-name="T4"><text:tab/><text:tab/></text:span><text:span text:style-name="T15">estado</text:span><text:span text:style-name="T4"> = </text:span><text:span text:style-name="T13">"gastado"</text:span><text:span text:style-name="T4">;</text:span></text:p>
      <text:p text:style-name="P2"><text:tab/><text:tab/>notificar();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String obtenerEstado() {</text:span></text:p>
      <text:p text:style-name="P8"><text:span text:style-name="T4"><text:tab/><text:tab/></text:span><text:span text:style-name="T1">return</text:span><text:span text:style-name="T4"> </text:span><text:span text:style-name="T15">estado</text:span><text:span text:style-name="T4">;</text:span></text:p>
      <text:p text:style-name="P2"><text:tab/>}</text:p>
      <text:p text:style-name="P2">}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VistaMina </text:span><text:span text:style-name="T3">extends</text:span><text:span text:style-name="T8"> ObjetoObservable </text:span><text:span text:style-name="T3">implements</text:span><text:span text:style-name="T8"> ObjetoDibujable,</text:span></text:p>
      <text:p text:style-name="P2"><text:tab/><text:tab/>VistaDaniador {</text:p>
      <text:p text:style-name="P8"><text:span text:style-name="T4"><text:tab/></text:span><text:span text:style-name="T1">protected</text:span><text:span text:style-name="T4"> BufferedImage </text:span><text:span text:style-name="T15">imagenActual</text:span><text:span text:style-name="T4">;</text:span></text:p>
      <text:p text:style-name="P8"><text:span text:style-name="T4"><text:tab/></text:span><text:span text:style-name="T1">protected</text:span><text:span text:style-name="T4"> BufferedImage </text:span><text:span text:style-name="T15">imagenMina</text:span><text:span text:style-name="T4">;</text:span></text:p>
      <text:p text:style-name="P8"><text:span text:style-name="T4"><text:tab/></text:span><text:span text:style-name="T1">protected</text:span><text:span text:style-name="T4"> BufferedImage </text:span><text:span text:style-name="T15">imagenExplosion</text:span><text:span text:style-name="T4">;</text:span></text:p>
      <text:p text:style-name="P8"/>
      <text:p text:style-name="P8"><text:span text:style-name="T4"><text:tab/></text:span><text:span text:style-name="T1">protected</text:span><text:span text:style-name="T4"> Mina </text:span><text:span text:style-name="T15">mina</text:span><text:span text:style-name="T4">;</text:span></text:p>
      <text:p text:style-name="P8"><text:span text:style-name="T4"><text:tab/></text:span><text:span text:style-name="T1">final</text:span><text:span text:style-name="T4"> </text:span><text:span text:style-name="T1">static</text:span><text:span text:style-name="T4"> String </text:span><text:span text:style-name="T16">DIRECTORIO_IMAGEN_MINA</text:span><text:span text:style-name="T4"> = </text:span><text:span text:style-name="T13">"imagenes/mina.png"</text:span><text:span text:style-name="T4">;</text:span></text:p>
      <text:p text:style-name="P8"><text:soft-page-break/><text:span text:style-name="T4"><text:tab/></text:span><text:span text:style-name="T1">final</text:span><text:span text:style-name="T4"> </text:span><text:span text:style-name="T1">static</text:span><text:span text:style-name="T4"> String </text:span><text:span text:style-name="T16">DIRECTORIO_IMAGEN_EXPLOSION</text:span><text:span text:style-name="T4"> = </text:span><text:span text:style-name="T13">"imagenes/explosion.png"</text:span><text:span text:style-name="T4">;</text:span></text:p>
      <text:p text:style-name="P8"><text:span text:style-name="T4"><text:tab/></text:span><text:span text:style-name="T1">protected</text:span><text:span text:style-name="T4"> String </text:span><text:span text:style-name="T15">estado</text:span><text:span text:style-name="T4">;</text:span></text:p>
      <text:p text:style-name="P8"/>
      <text:p text:style-name="P8"><text:span text:style-name="T4"><text:tab/></text:span><text:span text:style-name="T1">public</text:span><text:span text:style-name="T4"> VistaMina(Mina unaMina) {</text:span></text:p>
      <text:p text:style-name="P8"/>
      <text:p text:style-name="P8"><text:span text:style-name="T4"><text:tab/><text:tab/></text:span><text:span text:style-name="T15">estado</text:span><text:span text:style-name="T4"> = </text:span><text:span text:style-name="T13">"mina"</text:span><text:span text:style-name="T4">;</text:span></text:p>
      <text:p text:style-name="P8"><text:span text:style-name="T4"><text:tab/><text:tab/></text:span><text:span text:style-name="T15">mina</text:span><text:span text:style-name="T4"> = unaMina;</text:span></text:p>
      <text:p text:style-name="P8"><text:span text:style-name="T4"><text:tab/><text:tab/></text:span><text:span text:style-name="T15">mina</text:span><text:span text:style-name="T4">.agregarObservador(</text:span><text:span text:style-name="T1">this</text:span><text:span text:style-name="T4">);</text:span>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</text:span><text:span text:style-name="T15">imagenMina</text:span><text:span text:style-name="T4"> = ImageIO.</text:span><text:span text:style-name="T5">read</text:span><text:span text:style-name="T4">(</text:span><text:span text:style-name="T1">new</text:span><text:span text:style-name="T4"> File(</text:span><text:span text:style-name="T16">DIRECTORIO_IMAGEN_MINA</text:span><text:span text:style-name="T4">));</text:span></text:p>
      <text:p text:style-name="P8"><text:span text:style-name="T4"><text:tab/><text:tab/><text:tab/></text:span><text:span text:style-name="T15">imagenExplosion</text:span><text:span text:style-name="T4"> = ImageIO</text:span></text:p>
      <text:p text:style-name="P8"><text:span text:style-name="T4"><text:tab/><text:tab/><text:tab/><text:tab/><text:tab/>.</text:span><text:span text:style-name="T5">read</text:span><text:span text:style-name="T4">(</text:span><text:span text:style-name="T1">new</text:span><text:span text:style-name="T4"> File(</text:span><text:span text:style-name="T16">DIRECTORIO_IMAGEN_EXPLOSION</text:span><text:span text:style-name="T4">));</text:span></text:p>
      <text:p text:style-name="P8"><text:span text:style-name="T4"><text:tab/><text:tab/><text:tab/></text:span><text:span text:style-name="T15">imagenActual</text:span><text:span text:style-name="T4"> = </text:span><text:span text:style-name="T15">imagenMina</text:span><text:span text:style-name="T4">;</text:span></text:p>
      <text:p text:style-name="P8"><text:span text:style-name="T4"><text:tab/><text:tab/>} </text:span><text:span text:style-name="T1">catch</text:span><text:span text:style-name="T4"> (IOException error) {</text:span></text:p>
      <text:p text:style-name="P2"><text:tab/><text:tab/><text:tab/>error.printStackTrace();</text:p>
      <text:p text:style-name="P2"><text:tab/><text:tab/>}</text:p>
      <text:p text:style-name="P8"/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obtenerPosicionX() {</text:span></text:p>
      <text:p text:style-name="P8"><text:span text:style-name="T4"><text:tab/><text:tab/></text:span><text:span text:style-name="T1">switch</text:span><text:span text:style-name="T4"> (</text:span><text:span text:style-name="T15">estado</text:span><text:span text:style-name="T4">) {</text:span></text:p>
      <text:p text:style-name="P8"><text:span text:style-name="T4"><text:tab/><text:tab/></text:span><text:span text:style-name="T1">case</text:span><text:span text:style-name="T4"> </text:span><text:span text:style-name="T13">"mina"</text:span><text:span text:style-name="T4">:</text:span></text:p>
      <text:p text:style-name="P8"><text:span text:style-name="T4"><text:tab/><text:tab/><text:tab/></text:span><text:span text:style-name="T1">return</text:span><text:span text:style-name="T4"> </text:span><text:span text:style-name="T15">mina</text:span><text:span text:style-name="T4">.getX();</text:span></text:p>
      <text:p text:style-name="P8"><text:span text:style-name="T4"><text:tab/><text:tab/></text:span><text:span text:style-name="T1">case</text:span><text:span text:style-name="T4"> </text:span><text:span text:style-name="T13">"gastado"</text:span><text:span text:style-name="T4">:</text:span></text:p>
      <text:p text:style-name="P8"><text:span text:style-name="T4"><text:tab/><text:tab/><text:tab/></text:span><text:span text:style-name="T1">return</text:span><text:span text:style-name="T4"> </text:span><text:span text:style-name="T15">mina</text:span><text:span text:style-name="T4">.getX() - </text:span><text:span text:style-name="T15">mina</text:span><text:span text:style-name="T4">.radio();</text:span></text:p>
      <text:p text:style-name="P2"><text:tab/><text:tab/>}</text:p>
      <text:p text:style-name="P8"><text:span text:style-name="T4"><text:tab/><text:tab/></text:span><text:span text:style-name="T1">return</text:span><text:span text:style-name="T4"> 0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obtenerPosicionY() {</text:span></text:p>
      <text:p text:style-name="P8"><text:span text:style-name="T4"><text:tab/><text:tab/></text:span><text:span text:style-name="T1">switch</text:span><text:span text:style-name="T4"> (</text:span><text:span text:style-name="T15">estado</text:span><text:span text:style-name="T4">) {</text:span></text:p>
      <text:p text:style-name="P8"><text:span text:style-name="T4"><text:tab/><text:tab/></text:span><text:span text:style-name="T1">case</text:span><text:span text:style-name="T4"> </text:span><text:span text:style-name="T13">"mina"</text:span><text:span text:style-name="T4">:</text:span></text:p>
      <text:p text:style-name="P8"><text:span text:style-name="T4"><text:tab/><text:tab/><text:tab/></text:span><text:span text:style-name="T1">return</text:span><text:span text:style-name="T4"> </text:span><text:span text:style-name="T15">mina</text:span><text:span text:style-name="T4">.getY();</text:span></text:p>
      <text:p text:style-name="P8"><text:span text:style-name="T4"><text:tab/><text:tab/></text:span><text:span text:style-name="T1">case</text:span><text:span text:style-name="T4"> </text:span><text:span text:style-name="T13">"gastado"</text:span><text:span text:style-name="T4">:</text:span></text:p>
      <text:p text:style-name="P8"><text:span text:style-name="T4"><text:tab/><text:tab/><text:tab/></text:span><text:span text:style-name="T1">return</text:span><text:span text:style-name="T4"> </text:span><text:span text:style-name="T15">mina</text:span><text:span text:style-name="T4">.getY() - </text:span><text:span text:style-name="T15">mina</text:span><text:span text:style-name="T4">.radio();</text:span></text:p>
      <text:p text:style-name="P2"><text:tab/><text:tab/>}</text:p>
      <text:p text:style-name="P8"><text:span text:style-name="T4"><text:tab/><text:tab/></text:span><text:span text:style-name="T1">return</text:span><text:span text:style-name="T4"> 0;</text:span></text:p>
      <text:p text:style-name="P8"/>
      <text:p text:style-name="P2"><text:tab/>}</text:p>
      <text:p text:style-name="P8"/>
      <text:p text:style-name="P8"><text:span text:style-name="T4"><text:tab/></text:span><text:span text:style-name="T1">private</text:span><text:span text:style-name="T4"> </text:span><text:span text:style-name="T1">int</text:span><text:span text:style-name="T4"> conversionDeCoordenada(</text:span><text:span text:style-name="T1">int</text:span><text:span text:style-name="T4"> coordenada) {</text:span></text:p>
      <text:p text:style-name="P8"><text:span text:style-name="T4"><text:tab/><text:tab/></text:span><text:span text:style-name="T1">return</text:span><text:span text:style-name="T4"> 40 * (coordenada - 1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int</text:span><text:span text:style-name="T4"> obtenerAnchoAlto() {</text:span></text:p>
      <text:p text:style-name="P8"><text:span text:style-name="T4"><text:tab/><text:tab/></text:span><text:span text:style-name="T1">switch</text:span><text:span text:style-name="T4"> (</text:span><text:span text:style-name="T15">estado</text:span><text:span text:style-name="T4">) {</text:span></text:p>
      <text:p text:style-name="P8"><text:span text:style-name="T4"><text:tab/><text:tab/></text:span><text:span text:style-name="T1">case</text:span><text:span text:style-name="T4"> </text:span><text:span text:style-name="T13">"mina"</text:span><text:span text:style-name="T4">:</text:span></text:p>
      <text:p text:style-name="P8"><text:span text:style-name="T4"><text:tab/><text:tab/><text:tab/></text:span><text:span text:style-name="T1">return</text:span><text:span text:style-name="T4"> 2;</text:span></text:p>
      <text:p text:style-name="P8"><text:span text:style-name="T4"><text:tab/><text:tab/></text:span><text:span text:style-name="T1">case</text:span><text:span text:style-name="T4"> </text:span><text:span text:style-name="T13">"gastado"</text:span><text:span text:style-name="T4">:</text:span></text:p>
      <text:p text:style-name="P8"><text:span text:style-name="T4"><text:tab/><text:tab/><text:tab/></text:span><text:span text:style-name="T1">return</text:span><text:span text:style-name="T4"> 2 * (</text:span><text:span text:style-name="T15">mina</text:span><text:span text:style-name="T4">.radio()) + 2;</text:span></text:p>
      <text:p text:style-name="P2"><text:tab/><text:tab/>}</text:p>
      <text:p text:style-name="P8"><text:span text:style-name="T4"><text:tab/><text:tab/></text:span><text:span text:style-name="T1">return</text:span><text:span text:style-name="T4"> 10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dibujar(SuperficieDeDibujo superficieDeDibujo) {</text:span></text:p>
      <text:p text:style-name="P2"><text:tab/><text:tab/>Graphics grafico = ((SuperficiePanel) superficieDeDibujo).getBuffer();</text:p>
      <text:p text:style-name="P8"><text:span text:style-name="T4"><text:tab/><text:tab/>grafico.drawImage(</text:span><text:span text:style-name="T1">this</text:span><text:span text:style-name="T4">.</text:span><text:span text:style-name="T15">imagenActual</text:span><text:span text:style-name="T4">,</text:span></text:p>
      <text:p text:style-name="P8"><text:span text:style-name="T4"><text:tab/><text:tab/><text:tab/><text:tab/>conversionDeCoordenada(</text:span><text:span text:style-name="T1">this</text:span><text:span text:style-name="T4">.obtenerPosicionX()),</text:span></text:p>
      <text:p text:style-name="P8"><text:span text:style-name="T4"><text:tab/><text:tab/><text:tab/><text:tab/>conversionDeCoordenada(</text:span><text:span text:style-name="T1">this</text:span><text:span text:style-name="T4">.obtenerPosicionY()),</text:span></text:p>
      <text:p text:style-name="P8"><text:soft-page-break/><text:span text:style-name="T4"><text:tab/><text:tab/><text:tab/><text:tab/>conversionDeCoordenada(</text:span><text:span text:style-name="T1">this</text:span><text:span text:style-name="T4">.obtenerAnchoAlto()),</text:span></text:p>
      <text:p text:style-name="P8"><text:span text:style-name="T4"><text:tab/><text:tab/><text:tab/><text:tab/>conversionDeCoordenada(</text:span><text:span text:style-name="T1">this</text:span><text:span text:style-name="T4">.obtenerAnchoAlto()), </text:span><text:span text:style-name="T1">null</text:span><text:span text:style-name="T4">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ctualizar() {</text:span></text:p>
      <text:p text:style-name="P8"><text:span text:style-name="T4"><text:tab/><text:tab/></text:span><text:span text:style-name="T15">imagenActual</text:span><text:span text:style-name="T4"> = </text:span><text:span text:style-name="T15">imagenExplosion</text:span><text:span text:style-name="T4">;</text:span></text:p>
      <text:p text:style-name="P8"><text:span text:style-name="T4"><text:tab/><text:tab/></text:span><text:span text:style-name="T15">estado</text:span><text:span text:style-name="T4"> = </text:span><text:span text:style-name="T13">"gastado"</text:span><text:span text:style-name="T4">;</text:span></text:p>
      <text:p text:style-name="P8"><text:span text:style-name="T4"><text:tab/><text:tab/></text:span><text:span text:style-name="T1">this</text:span><text:span text:style-name="T4">.notificar(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String obtenerEstado() {</text:span></text:p>
      <text:p text:style-name="P8"><text:span text:style-name="T4"><text:tab/><text:tab/></text:span><text:span text:style-name="T1">return</text:span><text:span text:style-name="T4"> </text:span><text:span text:style-name="T15">estado</text:span><text:span text:style-name="T4">;</text:span></text:p>
      <text:p text:style-name="P2"><text:tab/>}</text:p>
      <text:p text:style-name="P2">}</text:p>
      <text:p text:style-name="P8"><text:span text:style-name="T6"/></text:p>
      <text:p text:style-name="P8"><text:span text:style-name="T6"/></text:p>
      <text:p text:style-name="P10"><text:span text:style-name="T3">package</text:span><text:span text:style-name="T8"> vistasbarcos;</text:span></text:p>
      <text:p text:style-name="P10"><text:span text:style-name="T6"/></text:p>
      <text:p text:style-name="P8"><text:span text:style-name="T3">public</text:span><text:span text:style-name="T8"> </text:span><text:span text:style-name="T3">class</text:span><text:span text:style-name="T8"> VistaBarco </text:span><text:span text:style-name="T3">extends</text:span><text:span text:style-name="T8"> ObjetoObservable </text:span><text:span text:style-name="T3">implements</text:span><text:span text:style-name="T8"> Observador, ObjetoDibujable {</text:span></text:p>
      <text:p text:style-name="P8"><text:span text:style-name="T4"><text:s text:c="4"/>ArrayList&lt;VistaParte&gt; </text:span><text:span text:style-name="T15">vistasPartes</text:span><text:span text:style-name="T4">;</text:span></text:p>
      <text:p text:style-name="P8"><text:span text:style-name="T4"><text:s text:c="4"/>Barco </text:span><text:span text:style-name="T15">barco</text:span><text:span text:style-name="T4">;</text:span></text:p>
      <text:p text:style-name="P8"/>
      <text:p text:style-name="P8"><text:span text:style-name="T4"><text:s text:c="4"/></text:span><text:span text:style-name="T1">public</text:span><text:span text:style-name="T4"> </text:span><text:span text:style-name="T1">static</text:span><text:span text:style-name="T4"> ArrayList&lt;AbstractVistasBarcoFactory&gt; obtenerVistas(Element nodoPartida) {</text:span></text:p>
      <text:p text:style-name="P8"><text:span text:style-name="T4"><text:s text:c="8"/>ArrayList&lt;AbstractVistasBarcoFactory&gt; listaFactories = </text:span><text:span text:style-name="T1">new</text:span><text:span text:style-name="T4"> ArrayList&lt;AbstractVistasBarcoFactory&gt;();</text:span></text:p>
      <text:p text:style-name="P8"><text:span text:style-name="T4"><text:s text:c="8"/>List&lt;Element&gt; listaNodosBarcos = </text:span><text:span text:style-name="T7">nodoPartida.element(</text:span><text:span text:style-name="T14">"Barcos"</text:span><text:span text:style-name="T7">).elements()</text:span><text:span text:style-name="T4">;</text:span></text:p>
      <text:p text:style-name="P2"><text:s text:c="8"/>Iterator&lt;Element&gt; it = listaNodosBarcos.iterator();</text:p>
      <text:p text:style-name="P8"/>
      <text:p text:style-name="P8"><text:span text:style-name="T4"><text:s text:c="8"/></text:span><text:span text:style-name="T1">while</text:span><text:span text:style-name="T4"> (it.hasNext()) {</text:span></text:p>
      <text:p text:style-name="P2"><text:s text:c="12"/>Element nodoBarco = it.next();</text:p>
      <text:p text:style-name="P8"><text:span text:style-name="T4"><text:s text:c="12"/></text:span><text:span text:style-name="T1">switch</text:span><text:span text:style-name="T4"> (nodoBarco.getName()) {</text:span></text:p>
      <text:p text:style-name="P8"><text:span text:style-name="T4"><text:s text:c="16"/></text:span><text:span text:style-name="T1">case</text:span><text:span text:style-name="T4"> </text:span><text:span text:style-name="T13">"Lancha"</text:span><text:span text:style-name="T4">:</text:span></text:p>
      <text:p text:style-name="P8"><text:span text:style-name="T4"><text:s text:c="20"/>listaFactories.add(</text:span><text:span text:style-name="T1">new</text:span><text:span text:style-name="T4"> VistaLanchaFactory());</text:span></text:p>
      <text:p text:style-name="P8"><text:span text:style-name="T4"><text:s text:c="20"/></text:span><text:span text:style-name="T1">break</text:span><text:span text:style-name="T4">;</text:span></text:p>
      <text:p text:style-name="P8"><text:span text:style-name="T4"><text:s text:c="16"/></text:span><text:span text:style-name="T1">case</text:span><text:span text:style-name="T4"> </text:span><text:span text:style-name="T13">"Buque"</text:span><text:span text:style-name="T4">:</text:span></text:p>
      <text:p text:style-name="P8"><text:span text:style-name="T4"><text:s text:c="20"/>listaFactories.add(</text:span><text:span text:style-name="T1">new</text:span><text:span text:style-name="T4"> VistasBuqueFactory());</text:span></text:p>
      <text:p text:style-name="P8"><text:span text:style-name="T4"><text:s text:c="20"/></text:span><text:span text:style-name="T1">break</text:span><text:span text:style-name="T4">;</text:span></text:p>
      <text:p text:style-name="P8"><text:span text:style-name="T4"><text:s text:c="16"/></text:span><text:span text:style-name="T1">case</text:span><text:span text:style-name="T4"> </text:span><text:span text:style-name="T13">"Destructor"</text:span><text:span text:style-name="T4">:</text:span></text:p>
      <text:p text:style-name="P8"><text:span text:style-name="T4"><text:s text:c="20"/>listaFactories.add(</text:span><text:span text:style-name="T1">new</text:span><text:span text:style-name="T4"> VistasDestructorFactory());</text:span></text:p>
      <text:p text:style-name="P8"><text:span text:style-name="T4"><text:s text:c="20"/></text:span><text:span text:style-name="T1">break</text:span><text:span text:style-name="T4">;</text:span></text:p>
      <text:p text:style-name="P8"><text:span text:style-name="T4"><text:s text:c="16"/></text:span><text:span text:style-name="T1">case</text:span><text:span text:style-name="T4"> </text:span><text:span text:style-name="T13">"Rompehielo"</text:span><text:span text:style-name="T4">:</text:span></text:p>
      <text:p text:style-name="P8"><text:span text:style-name="T4"><text:s text:c="20"/>listaFactories.add(</text:span><text:span text:style-name="T1">new</text:span><text:span text:style-name="T4"> VistasRompehieloFactory());</text:span></text:p>
      <text:p text:style-name="P8"><text:span text:style-name="T4"><text:s text:c="20"/></text:span><text:span text:style-name="T1">break</text:span><text:span text:style-name="T4">;</text:span></text:p>
      <text:p text:style-name="P8"><text:span text:style-name="T4"><text:s text:c="16"/></text:span><text:span text:style-name="T1">case</text:span><text:span text:style-name="T4"> </text:span><text:span text:style-name="T13">"Portaaviones"</text:span><text:span text:style-name="T4">:</text:span></text:p>
      <text:p text:style-name="P8"><text:span text:style-name="T4"><text:s text:c="20"/>listaFactories.add(</text:span><text:span text:style-name="T1">new</text:span><text:span text:style-name="T4"> VistasPortaavionesFactory());</text:span></text:p>
      <text:p text:style-name="P8"><text:span text:style-name="T4"><text:s text:c="20"/></text:span><text:span text:style-name="T1">break</text:span><text:span text:style-name="T4">;</text:span></text:p>
      <text:p text:style-name="P8"><text:span text:style-name="T4"><text:s text:c="16"/></text:span><text:span text:style-name="T1">default</text:span><text:span text:style-name="T4">:</text:span></text:p>
      <text:p text:style-name="P8"><text:span text:style-name="T4"><text:s text:c="20"/></text:span><text:span text:style-name="T1">throw</text:span><text:span text:style-name="T4"> </text:span><text:span text:style-name="T1">new</text:span><text:span text:style-name="T4"> Error(</text:span><text:span text:style-name="T13">"Barco no reconocido: "</text:span><text:span text:style-name="T4"> + nodoBarco.getName());</text:span></text:p>
      <text:p text:style-name="P2"><text:s text:c="12"/>}</text:p>
      <text:p text:style-name="P2"><text:s text:c="8"/>}</text:p>
      <text:p text:style-name="P8"/>
      <text:p text:style-name="P8"><text:span text:style-name="T4"><text:s text:c="8"/></text:span><text:span text:style-name="T1">return</text:span><text:span text:style-name="T4"> listaFactories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VistaBarco(ArrayList&lt;VistaParte&gt; partes, Barco unBarco) {</text:span></text:p>
      <text:p text:style-name="P8"><text:soft-page-break/><text:span text:style-name="T4"><text:s text:c="8"/></text:span><text:span text:style-name="T15">vistasPartes</text:span><text:span text:style-name="T4"> = partes;</text:span></text:p>
      <text:p text:style-name="P8"><text:span text:style-name="T4"><text:s text:c="8"/></text:span><text:span text:style-name="T15">barco</text:span><text:span text:style-name="T4"> = unBarco;</text:span></text:p>
      <text:p text:style-name="P8"><text:span text:style-name="T4"><text:s text:c="8"/></text:span><text:span text:style-name="T15">barco</text:span><text:span text:style-name="T4">.agregarObservador(</text:span><text:span text:style-name="T1">this</text:span><text:span text:style-name="T4">);</text:span></text:p>
      <text:p text:style-name="P8"><text:span text:style-name="T4"><text:s text:c="8"/></text:span><text:span text:style-name="T15">barco</text:span><text:span text:style-name="T4">.obtenerEstrategiaDeMovimiento().agregarObservador(</text:span><text:span text:style-name="T1">this</text:span><text:span text:style-name="T4">)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ArrayList&lt;VistaParte&gt; obtenerVistasPartes() {</text:span></text:p>
      <text:p text:style-name="P8"><text:span text:style-name="T4"><text:s text:c="8"/></text:span><text:span text:style-name="T1">return</text:span><text:span text:style-name="T4"> </text:span><text:span text:style-name="T15">vistasPartes</text:span><text:span text:style-name="T4">;</text:span></text:p>
      <text:p text:style-name="P2"><text:s text:c="4"/>}</text:p>
      <text:p text:style-name="P8"/>
      <text:p text:style-name="P8"><text:span text:style-name="T4"><text:s text:c="4"/></text:span><text:span text:style-name="T1">public</text:span><text:span text:style-name="T4"> </text:span><text:span text:style-name="T1">boolean</text:span><text:span text:style-name="T4"> estaDestruido() {</text:span></text:p>
      <text:p text:style-name="P8"><text:span text:style-name="T4"><text:s text:c="8"/></text:span><text:span text:style-name="T1">return</text:span><text:span text:style-name="T4"> </text:span><text:span text:style-name="T15">barco</text:span><text:span text:style-name="T4">.estaDestruido();</text:span></text:p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actualizar() {</text:span></text:p>
      <text:p text:style-name="P8"><text:span text:style-name="T4"><text:s text:c="8"/></text:span><text:span text:style-name="T1">if</text:span><text:span text:style-name="T4"> (</text:span><text:span text:style-name="T15">barco</text:span><text:span text:style-name="T4">.estaDestruido()) {</text:span></text:p>
      <text:p text:style-name="P2"><text:s text:c="12"/>notificar();</text:p>
      <text:p text:style-name="P8"><text:span text:style-name="T4"><text:s text:c="8"/>} </text:span><text:span text:style-name="T1">else</text:span><text:span text:style-name="T4"> {</text:span></text:p>
      <text:p text:style-name="P8"><text:span text:style-name="T4"><text:s text:c="12"/></text:span><text:span text:style-name="T1">for</text:span><text:span text:style-name="T4"> (</text:span><text:span text:style-name="T1">int</text:span><text:span text:style-name="T4"> i = 0; i &lt; </text:span><text:span text:style-name="T15">vistasPartes</text:span><text:span text:style-name="T4">.size(); i++) {</text:span></text:p>
      <text:p text:style-name="P8"><text:span text:style-name="T4"><text:s text:c="16"/></text:span><text:span text:style-name="T15">vistasPartes</text:span><text:span text:style-name="T4">.get(i).cambiarDireccion(</text:span><text:span text:style-name="T15">barco</text:span><text:span text:style-name="T4">.obtenerDireccionMovimiento());</text:span></text:p>
      <text:p text:style-name="P2"><text:s text:c="12"/>}</text:p>
      <text:p text:style-name="P2"><text:s text:c="8"/>}</text:p>
      <text:p text:style-name="P8"/>
      <text:p text:style-name="P2"><text:s text:c="4"/>}</text:p>
      <text:p text:style-name="P8"/>
      <text:p text:style-name="P8"><text:span text:style-name="T4"><text:s text:c="4"/></text:span><text:span text:style-name="T12">@Override</text:span></text:p>
      <text:p text:style-name="P8"><text:span text:style-name="T4"><text:s text:c="4"/></text:span><text:span text:style-name="T1">public</text:span><text:span text:style-name="T4"> </text:span><text:span text:style-name="T1">void</text:span><text:span text:style-name="T4"> dibujar(SuperficieDeDibujo superficieDeDibujo) {</text:span></text:p>
      <text:p text:style-name="P8"><text:span text:style-name="T4"><text:s text:c="8"/></text:span><text:span text:style-name="T1">for</text:span><text:span text:style-name="T4"> (</text:span><text:span text:style-name="T1">int</text:span><text:span text:style-name="T4"> i = 0; i &lt; </text:span><text:span text:style-name="T15">vistasPartes</text:span><text:span text:style-name="T4">.size(); i++) {</text:span></text:p>
      <text:p text:style-name="P8"><text:span text:style-name="T4"><text:s text:c="12"/></text:span><text:span text:style-name="T15">vistasPartes</text:span><text:span text:style-name="T4">.get(i).dibujar(superficieDeDibujo);</text:span></text:p>
      <text:p text:style-name="P2"><text:s text:c="8"/>}</text:p>
      <text:p text:style-name="P8"/>
      <text:p text:style-name="P2"><text:s text:c="4"/>}</text:p>
      <text:p text:style-name="P8"/>
      <text:p text:style-name="P2">}</text:p>
      <text:p text:style-name="P10"><text:span text:style-name="T6"/></text:p>
      <text:p text:style-name="P10"><text:span text:style-name="T6"/></text:p>
      <text:p text:style-name="P8"><text:span text:style-name="T3">public</text:span><text:span text:style-name="T8"> </text:span><text:span text:style-name="T3">abstract</text:span><text:span text:style-name="T8"> </text:span><text:span text:style-name="T3">class</text:span><text:span text:style-name="T8"> VistaParte </text:span><text:span text:style-name="T3">implements</text:span><text:span text:style-name="T8"> ObjetoDibujable, Observador {</text:span></text:p>
      <text:p text:style-name="P8"/>
      <text:p text:style-name="P8"><text:span text:style-name="T4"><text:tab/></text:span><text:span text:style-name="T1">protected</text:span><text:span text:style-name="T4"> BufferedImage </text:span><text:span text:style-name="T15">imagenActual</text:span><text:span text:style-name="T4">;</text:span></text:p>
      <text:p text:style-name="P8"><text:span text:style-name="T4"><text:tab/></text:span><text:span text:style-name="T1">protected</text:span><text:span text:style-name="T4"> Parte </text:span><text:span text:style-name="T15">parte</text:span><text:span text:style-name="T4">;</text:span></text:p>
      <text:p text:style-name="P8"/>
      <text:p text:style-name="P8"><text:span text:style-name="T4"><text:tab/></text:span><text:span text:style-name="T1">protected</text:span><text:span text:style-name="T4"> Vector </text:span><text:span text:style-name="T15">direccion</text:span><text:span text:style-name="T4">;</text:span></text:p>
      <text:p text:style-name="P8"/>
      <text:p text:style-name="P8"><text:span text:style-name="T4"><text:tab/></text:span><text:span text:style-name="T1">public</text:span><text:span text:style-name="T4"> VistaParte(Parte unaParte, Vector unaDireccion) </text:span><text:span text:style-name="T1">throws</text:span><text:span text:style-name="T4"> IOException {</text:span></text:p>
      <text:p text:style-name="P8"><text:span text:style-name="T4"><text:tab/><text:tab/></text:span><text:span text:style-name="T15">parte</text:span><text:span text:style-name="T4"> = unaParte;</text:span></text:p>
      <text:p text:style-name="P8"><text:span text:style-name="T4"><text:tab/><text:tab/></text:span><text:span text:style-name="T15">direccion</text:span><text:span text:style-name="T4"> = unaDireccion;</text:span></text:p>
      <text:p text:style-name="P8"/>
      <text:p text:style-name="P2"><text:tab/>}</text:p>
      <text:p text:style-name="P8"/>
      <text:p text:style-name="P8"><text:span text:style-name="T4"><text:tab/></text:span><text:span text:style-name="T1">private</text:span><text:span text:style-name="T4"> </text:span><text:span text:style-name="T1">int</text:span><text:span text:style-name="T4"> conversionDeCoordenada(</text:span><text:span text:style-name="T1">int</text:span><text:span text:style-name="T4"> coordenada) {</text:span></text:p>
      <text:p text:style-name="P8"><text:span text:style-name="T4"><text:tab/><text:tab/></text:span><text:span text:style-name="T1">return</text:span><text:span text:style-name="T4"> 40 * (coordenada - 1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dibujar(SuperficieDeDibujo superficieDeDibujo) {</text:span></text:p>
      <text:p text:style-name="P2"><text:tab/><text:tab/>Graphics grafico = ((SuperficiePanel) superficieDeDibujo).getBuffer();</text:p>
      <text:p text:style-name="P8"/>
      <text:p text:style-name="P8"><text:span text:style-name="T4"><text:tab/><text:tab/>grafico.drawImage(</text:span><text:span text:style-name="T1">this</text:span><text:span text:style-name="T4">.</text:span><text:span text:style-name="T15">imagenActual</text:span><text:span text:style-name="T4">,</text:span></text:p>
      <text:p text:style-name="P8"><text:soft-page-break/><text:span text:style-name="T4"><text:tab/><text:tab/><text:tab/><text:tab/>conversionDeCoordenada(</text:span><text:span text:style-name="T1">this</text:span><text:span text:style-name="T4">.</text:span><text:span text:style-name="T15">parte</text:span><text:span text:style-name="T4">.getX()),</text:span></text:p>
      <text:p text:style-name="P8"><text:span text:style-name="T4"><text:tab/><text:tab/><text:tab/><text:tab/>conversionDeCoordenada(</text:span><text:span text:style-name="T1">this</text:span><text:span text:style-name="T4">.</text:span><text:span text:style-name="T15">parte</text:span><text:span text:style-name="T4">.getY()), 40, 40, </text:span><text:span text:style-name="T1">null</text:span><text:span text:style-name="T4">);</text:span></text:p>
      <text:p text:style-name="P2"><text:tab/>}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</text:span><text:span text:style-name="T1">void</text:span><text:span text:style-name="T4"> cambiarDireccion(Vector direccion);</text:span></text:p>
      <text:p text:style-name="P8"/>
      <text:p text:style-name="P8"><text:span text:style-name="T4"><text:tab/></text:span><text:span text:style-name="T1">public</text:span><text:span text:style-name="T4"> </text:span><text:span text:style-name="T1">abstract</text:span><text:span text:style-name="T4"> BufferedImage obtenerImagenCorrespondiente(Vector direccion);</text:span>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actualizar() {</text:span></text:p>
      <text:p text:style-name="P8"><text:span text:style-name="T4"><text:tab/><text:tab/></text:span><text:span text:style-name="T15">imagenActual</text:span><text:span text:style-name="T4"> = </text:span><text:span text:style-name="T1">this</text:span><text:span text:style-name="T4">.obtenerImagenCorrespondiente(</text:span><text:span text:style-name="T15">direccion</text:span><text:span text:style-name="T4">);</text:span></text:p>
      <text:p text:style-name="P8"/>
      <text:p text:style-name="P2"><text:tab/>}</text:p>
      <text:p text:style-name="P8"><text:span text:style-name="T4">}</text:span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VistaParteHorizontal </text:span><text:span text:style-name="T3">extends</text:span><text:span text:style-name="T8"> VistaParte {</text:span></text:p>
      <text:p text:style-name="P8"><text:span text:style-name="T4"><text:tab/></text:span><text:span text:style-name="T1">protected</text:span><text:span text:style-name="T4"> BufferedImage </text:span><text:span text:style-name="T15">imagenDestruidaDerecha</text:span><text:span text:style-name="T4">;</text:span></text:p>
      <text:p text:style-name="P8"><text:span text:style-name="T4"><text:tab/></text:span><text:span text:style-name="T1">protected</text:span><text:span text:style-name="T4"> BufferedImage </text:span><text:span text:style-name="T15">imagenDestruidaIzquierda</text:span><text:span text:style-name="T4">;</text:span></text:p>
      <text:p text:style-name="P8"><text:span text:style-name="T4"><text:tab/></text:span><text:span text:style-name="T1">protected</text:span><text:span text:style-name="T4"> BufferedImage </text:span><text:span text:style-name="T15">imagenSanaDerecha</text:span><text:span text:style-name="T4">;</text:span></text:p>
      <text:p text:style-name="P8"><text:span text:style-name="T4"><text:tab/></text:span><text:span text:style-name="T1">protected</text:span><text:span text:style-name="T4"> BufferedImage </text:span><text:span text:style-name="T15">imagenSanaIzquierda</text:span><text:span text:style-name="T4">;</text:span></text:p>
      <text:p text:style-name="P8"/>
      <text:p text:style-name="P8"><text:span text:style-name="T4"><text:tab/></text:span><text:span text:style-name="T1">public</text:span><text:span text:style-name="T4"> VistaParteHorizontal(String dirSana, String dirDestruida,</text:span></text:p>
      <text:p text:style-name="P8"><text:span text:style-name="T4"><text:tab/><text:tab/><text:tab/>Parte parte, Vector direccion, String nombre) </text:span><text:span text:style-name="T1">throws</text:span><text:span text:style-name="T4"> IOException {</text:span></text:p>
      <text:p text:style-name="P8"><text:span text:style-name="T4"><text:tab/><text:tab/></text:span><text:span text:style-name="T1">super</text:span><text:span text:style-name="T4">(parte, direccion);</text:span></text:p>
      <text:p text:style-name="P8"><text:span text:style-name="T4"><text:tab/><text:tab/></text:span><text:span text:style-name="T15">imagenDestruidaIzquierda</text:span><text:span text:style-name="T4"> = ImageIO.</text:span><text:span text:style-name="T5">read</text:span><text:span text:style-name="T4">(</text:span><text:span text:style-name="T1">new</text:span><text:span text:style-name="T4"> File(dirDestruida</text:span></text:p>
      <text:p text:style-name="P8"><text:span text:style-name="T4"><text:tab/><text:tab/><text:tab/><text:tab/>+ </text:span><text:span text:style-name="T13">"izquierda"</text:span><text:span text:style-name="T4"> + </text:span><text:span text:style-name="T13">"/"</text:span><text:span text:style-name="T4"> + nombre));</text:span></text:p>
      <text:p text:style-name="P8"><text:span text:style-name="T4"><text:tab/><text:tab/></text:span><text:span text:style-name="T15">imagenDestruidaDerecha</text:span><text:span text:style-name="T4"> = ImageIO.</text:span><text:span text:style-name="T5">read</text:span><text:span text:style-name="T4">(</text:span><text:span text:style-name="T1">new</text:span><text:span text:style-name="T4"> File(dirDestruida + </text:span><text:span text:style-name="T13">"derecha"</text:span></text:p>
      <text:p text:style-name="P8"><text:span text:style-name="T4"><text:tab/><text:tab/><text:tab/><text:tab/>+ </text:span><text:span text:style-name="T13">"/"</text:span><text:span text:style-name="T4"> + nombre));</text:span></text:p>
      <text:p text:style-name="P8"><text:span text:style-name="T4"><text:tab/><text:tab/></text:span><text:span text:style-name="T15">imagenSanaDerecha</text:span><text:span text:style-name="T4"> = ImageIO.</text:span><text:span text:style-name="T5">read</text:span><text:span text:style-name="T4">(</text:span><text:span text:style-name="T1">new</text:span><text:span text:style-name="T4"> File(dirSana + </text:span><text:span text:style-name="T13">"derecha"</text:span><text:span text:style-name="T4"> + </text:span><text:span text:style-name="T13">"/"</text:span></text:p>
      <text:p text:style-name="P2"><text:tab/><text:tab/><text:tab/><text:tab/>+ nombre));</text:p>
      <text:p text:style-name="P8"><text:span text:style-name="T4"><text:tab/><text:tab/></text:span><text:span text:style-name="T15">imagenSanaIzquierda</text:span><text:span text:style-name="T4"> = ImageIO.</text:span><text:span text:style-name="T5">read</text:span><text:span text:style-name="T4">(</text:span><text:span text:style-name="T1">new</text:span><text:span text:style-name="T4"> File(dirSana + </text:span><text:span text:style-name="T13">"izquierda"</text:span><text:span text:style-name="T4"> + </text:span><text:span text:style-name="T13">"/"</text:span></text:p>
      <text:p text:style-name="P2"><text:tab/><text:tab/><text:tab/><text:tab/>+ nombre));</text:p>
      <text:p text:style-name="P8"><text:span text:style-name="T4"><text:tab/><text:tab/></text:span><text:span text:style-name="T15">imagenActual</text:span><text:span text:style-name="T4"> = </text:span><text:span text:style-name="T1">this</text:span><text:span text:style-name="T4">.obtenerImagenCorrespondiente(direccion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BufferedImage obtenerImagenCorrespondiente(Vector direccion) {</text:span></text:p>
      <text:p text:style-name="P8"><text:span text:style-name="T4"><text:tab/><text:tab/></text:span><text:span text:style-name="T1">if</text:span><text:span text:style-name="T4"> (</text:span><text:span text:style-name="T15">parte</text:span><text:span text:style-name="T4">.estaDestruida()) {</text:span></text:p>
      <text:p text:style-name="P8"><text:span text:style-name="T4"><text:tab/><text:tab/><text:tab/></text:span><text:span text:style-name="T1">if</text:span><text:span text:style-name="T4"> (direccion.x() == -1)</text:span></text:p>
      <text:p text:style-name="P8"><text:span text:style-name="T4"><text:tab/><text:tab/><text:tab/><text:tab/></text:span><text:span text:style-name="T1">return</text:span><text:span text:style-name="T4"> </text:span><text:span text:style-name="T15">imagenDestruidaIzquierda</text:span><text:span text:style-name="T4">;</text:span></text:p>
      <text:p text:style-name="P8"><text:span text:style-name="T4"><text:tab/><text:tab/><text:tab/></text:span><text:span text:style-name="T1">else</text:span></text:p>
      <text:p text:style-name="P8"><text:span text:style-name="T4"><text:tab/><text:tab/><text:tab/><text:tab/></text:span><text:span text:style-name="T1">return</text:span><text:span text:style-name="T4"> </text:span><text:span text:style-name="T15">imagenDestruidaDerecha</text:span><text:span text:style-name="T4">;</text:span></text:p>
      <text:p text:style-name="P8"><text:span text:style-name="T4"><text:tab/><text:tab/>} </text:span><text:span text:style-name="T1">else</text:span><text:span text:style-name="T4"> {</text:span></text:p>
      <text:p text:style-name="P8"><text:span text:style-name="T4"><text:tab/><text:tab/><text:tab/></text:span><text:span text:style-name="T1">if</text:span><text:span text:style-name="T4"> (direccion.x() == -1)</text:span></text:p>
      <text:p text:style-name="P8"><text:span text:style-name="T4"><text:tab/><text:tab/><text:tab/><text:tab/></text:span><text:span text:style-name="T1">return</text:span><text:span text:style-name="T4"> </text:span><text:span text:style-name="T15">imagenSanaIzquierda</text:span><text:span text:style-name="T4">;</text:span></text:p>
      <text:p text:style-name="P8"><text:span text:style-name="T4"><text:tab/><text:tab/><text:tab/></text:span><text:span text:style-name="T1">else</text:span></text:p>
      <text:p text:style-name="P8"><text:span text:style-name="T4"><text:tab/><text:tab/><text:tab/><text:tab/></text:span><text:span text:style-name="T1">return</text:span><text:span text:style-name="T4"> </text:span><text:span text:style-name="T15">imagenSanaDerecha</text:span><text:span text:style-name="T4">;</text:span></text:p>
      <text:p text:style-name="P2"><text:tab/><text:tab/>}</text:p>
      <text:p text:style-name="P8"/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ambiarDireccion(Vector unaDireccion) {</text:span></text:p>
      <text:p text:style-name="P8"><text:span text:style-name="T4"><text:tab/><text:tab/></text:span><text:span text:style-name="T15">direccion</text:span><text:span text:style-name="T4"> = unaDireccion;</text:span></text:p>
      <text:p text:style-name="P8"><text:span text:style-name="T4"><text:tab/><text:tab/></text:span><text:span text:style-name="T15">imagenActual</text:span><text:span text:style-name="T4"> = </text:span><text:span text:style-name="T1">this</text:span><text:span text:style-name="T4">.obtenerImagenCorrespondiente(unaDireccion);</text:span></text:p>
      <text:p text:style-name="P8"/>
      <text:p text:style-name="P2"><text:tab/>}</text:p>
      <text:p text:style-name="P2"><text:soft-page-break/>}</text:p>
      <text:p text:style-name="P8"><text:span text:style-name="T6"/></text:p>
      <text:p text:style-name="P8"><text:span text:style-name="T6"/></text:p>
      <text:p text:style-name="P8"><text:span text:style-name="T3">public</text:span><text:span text:style-name="T8"> </text:span><text:span text:style-name="T3">class</text:span><text:span text:style-name="T8"> VistaParteVertical </text:span><text:span text:style-name="T3">extends</text:span><text:span text:style-name="T8"> VistaParte {</text:span></text:p>
      <text:p text:style-name="P8"><text:span text:style-name="T4"><text:tab/></text:span><text:span text:style-name="T1">protected</text:span><text:span text:style-name="T4"> BufferedImage </text:span><text:span text:style-name="T15">imagenDestruidaArriba</text:span><text:span text:style-name="T4">;</text:span></text:p>
      <text:p text:style-name="P8"><text:span text:style-name="T4"><text:tab/></text:span><text:span text:style-name="T1">protected</text:span><text:span text:style-name="T4"> BufferedImage </text:span><text:span text:style-name="T15">imagenDestruidaAbajo</text:span><text:span text:style-name="T4">;</text:span></text:p>
      <text:p text:style-name="P8"><text:span text:style-name="T4"><text:tab/></text:span><text:span text:style-name="T1">protected</text:span><text:span text:style-name="T4"> BufferedImage </text:span><text:span text:style-name="T15">imagenSanaArriba</text:span><text:span text:style-name="T4">;</text:span></text:p>
      <text:p text:style-name="P8"><text:span text:style-name="T4"><text:tab/></text:span><text:span text:style-name="T1">protected</text:span><text:span text:style-name="T4"> BufferedImage </text:span><text:span text:style-name="T15">imagenSanaAbajo</text:span><text:span text:style-name="T4">;</text:span></text:p>
      <text:p text:style-name="P8"/>
      <text:p text:style-name="P8"><text:span text:style-name="T4"><text:tab/></text:span><text:span text:style-name="T1">public</text:span><text:span text:style-name="T4"> VistaParteVertical(String dirSana, String dirDestruida, Parte parte,</text:span></text:p>
      <text:p text:style-name="P8"><text:span text:style-name="T4"><text:tab/><text:tab/><text:tab/>Vector direccion, String nombre) </text:span><text:span text:style-name="T1">throws</text:span><text:span text:style-name="T4"> IOException {</text:span></text:p>
      <text:p text:style-name="P8"><text:span text:style-name="T4"><text:tab/><text:tab/></text:span><text:span text:style-name="T1">super</text:span><text:span text:style-name="T4">(parte, direccion);</text:span></text:p>
      <text:p text:style-name="P8"><text:span text:style-name="T4"><text:tab/><text:tab/></text:span><text:span text:style-name="T15">imagenDestruidaArriba</text:span><text:span text:style-name="T4"> = ImageIO.</text:span><text:span text:style-name="T5">read</text:span><text:span text:style-name="T4">(</text:span><text:span text:style-name="T1">new</text:span><text:span text:style-name="T4"> File(dirDestruida + </text:span><text:span text:style-name="T13">"arriba"</text:span></text:p>
      <text:p text:style-name="P8"><text:span text:style-name="T4"><text:tab/><text:tab/><text:tab/><text:tab/>+ </text:span><text:span text:style-name="T13">"/"</text:span><text:span text:style-name="T4"> + nombre));</text:span></text:p>
      <text:p text:style-name="P8"><text:span text:style-name="T4"><text:tab/><text:tab/></text:span><text:span text:style-name="T15">imagenDestruidaAbajo</text:span><text:span text:style-name="T4"> = ImageIO.</text:span><text:span text:style-name="T5">read</text:span><text:span text:style-name="T4">(</text:span><text:span text:style-name="T1">new</text:span><text:span text:style-name="T4"> File(dirDestruida + </text:span><text:span text:style-name="T13">"abajo"</text:span></text:p>
      <text:p text:style-name="P8"><text:span text:style-name="T4"><text:tab/><text:tab/><text:tab/><text:tab/>+ </text:span><text:span text:style-name="T13">"/"</text:span><text:span text:style-name="T4"> + nombre));</text:span></text:p>
      <text:p text:style-name="P8"><text:span text:style-name="T4"><text:tab/><text:tab/></text:span><text:span text:style-name="T15">imagenSanaArriba</text:span><text:span text:style-name="T4"> = ImageIO.</text:span><text:span text:style-name="T5">read</text:span><text:span text:style-name="T4">(</text:span><text:span text:style-name="T1">new</text:span><text:span text:style-name="T4"> File(dirSana + </text:span><text:span text:style-name="T13">"arriba"</text:span><text:span text:style-name="T4"> + </text:span><text:span text:style-name="T13">"/"</text:span></text:p>
      <text:p text:style-name="P2"><text:tab/><text:tab/><text:tab/><text:tab/>+ nombre));</text:p>
      <text:p text:style-name="P8"><text:span text:style-name="T4"><text:tab/><text:tab/></text:span><text:span text:style-name="T15">imagenSanaAbajo</text:span><text:span text:style-name="T4"> = ImageIO.</text:span><text:span text:style-name="T5">read</text:span><text:span text:style-name="T4">(</text:span><text:span text:style-name="T1">new</text:span><text:span text:style-name="T4"> File(dirSana + </text:span><text:span text:style-name="T13">"abajo"</text:span><text:span text:style-name="T4"> + </text:span><text:span text:style-name="T13">"/"</text:span></text:p>
      <text:p text:style-name="P2"><text:tab/><text:tab/><text:tab/><text:tab/>+ nombre));</text:p>
      <text:p text:style-name="P8"><text:span text:style-name="T4"><text:tab/><text:tab/></text:span><text:span text:style-name="T15">imagenActual</text:span><text:span text:style-name="T4"> = </text:span><text:span text:style-name="T1">this</text:span><text:span text:style-name="T4">.obtenerImagenCorrespondiente(direccion);</text:span></text:p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BufferedImage obtenerImagenCorrespondiente(Vector direccion) {</text:span></text:p>
      <text:p text:style-name="P8"><text:span text:style-name="T4"><text:tab/><text:tab/></text:span><text:span text:style-name="T1">if</text:span><text:span text:style-name="T4"> (</text:span><text:span text:style-name="T15">parte</text:span><text:span text:style-name="T4">.estaDestruida()) {</text:span></text:p>
      <text:p text:style-name="P8"><text:span text:style-name="T4"><text:tab/><text:tab/><text:tab/></text:span><text:span text:style-name="T1">if</text:span><text:span text:style-name="T4"> (direccion.y() == -1)</text:span></text:p>
      <text:p text:style-name="P8"><text:span text:style-name="T4"><text:tab/><text:tab/><text:tab/><text:tab/></text:span><text:span text:style-name="T1">return</text:span><text:span text:style-name="T4"> </text:span><text:span text:style-name="T15">imagenDestruidaArriba</text:span><text:span text:style-name="T4">;</text:span></text:p>
      <text:p text:style-name="P8"><text:span text:style-name="T4"><text:tab/><text:tab/><text:tab/></text:span><text:span text:style-name="T1">else</text:span></text:p>
      <text:p text:style-name="P8"><text:span text:style-name="T4"><text:tab/><text:tab/><text:tab/><text:tab/></text:span><text:span text:style-name="T1">return</text:span><text:span text:style-name="T4"> </text:span><text:span text:style-name="T15">imagenDestruidaAbajo</text:span><text:span text:style-name="T4">;</text:span></text:p>
      <text:p text:style-name="P8"><text:span text:style-name="T4"><text:tab/><text:tab/>} </text:span><text:span text:style-name="T1">else</text:span><text:span text:style-name="T4"> {</text:span></text:p>
      <text:p text:style-name="P8"><text:span text:style-name="T4"><text:tab/><text:tab/><text:tab/></text:span><text:span text:style-name="T1">if</text:span><text:span text:style-name="T4"> (direccion.y() == -1)</text:span></text:p>
      <text:p text:style-name="P8"><text:span text:style-name="T4"><text:tab/><text:tab/><text:tab/><text:tab/></text:span><text:span text:style-name="T1">return</text:span><text:span text:style-name="T4"> </text:span><text:span text:style-name="T15">imagenSanaArriba</text:span><text:span text:style-name="T4">;</text:span></text:p>
      <text:p text:style-name="P8"><text:span text:style-name="T4"><text:tab/><text:tab/><text:tab/></text:span><text:span text:style-name="T1">else</text:span></text:p>
      <text:p text:style-name="P8"><text:span text:style-name="T4"><text:tab/><text:tab/><text:tab/><text:tab/></text:span><text:span text:style-name="T1">return</text:span><text:span text:style-name="T4"> </text:span><text:span text:style-name="T15">imagenSanaAbajo</text:span><text:span text:style-name="T4">;</text:span></text:p>
      <text:p text:style-name="P2"><text:tab/><text:tab/>}</text:p>
      <text:p text:style-name="P8"/>
      <text:p text:style-name="P2"><text:tab/>}</text:p>
      <text:p text:style-name="P8"/>
      <text:p text:style-name="P8"><text:span text:style-name="T4"><text:tab/></text:span><text:span text:style-name="T12">@Override</text:span></text:p>
      <text:p text:style-name="P8"><text:span text:style-name="T4"><text:tab/></text:span><text:span text:style-name="T1">public</text:span><text:span text:style-name="T4"> </text:span><text:span text:style-name="T1">void</text:span><text:span text:style-name="T4"> cambiarDireccion(Vector unaDireccion) {</text:span></text:p>
      <text:p text:style-name="P8"><text:span text:style-name="T4"><text:tab/><text:tab/></text:span><text:span text:style-name="T15">direccion</text:span><text:span text:style-name="T4"> = unaDireccion;</text:span></text:p>
      <text:p text:style-name="P8"><text:span text:style-name="T4"><text:tab/><text:tab/></text:span><text:span text:style-name="T15">imagenActual</text:span><text:span text:style-name="T4"> = </text:span><text:span text:style-name="T1">this</text:span><text:span text:style-name="T4">.obtenerImagenCorrespondiente(unaDireccion);</text:span></text:p>
      <text:p text:style-name="P8"/>
      <text:p text:style-name="P2"><text:tab/>}</text:p>
      <text:p text:style-name="P8"/>
      <text:p text:style-name="P2">}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onospace" svg:font-family="Monospace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20:11:29.47</meta:creation-date>
    <dc:date>2013-07-04T15:53:21</dc:date>
    <meta:editing-duration>PT39M48S</meta:editing-duration>
    <meta:editing-cycles>6</meta:editing-cycles>
    <meta:generator>LibreOffice/3.6$Linux_X86_64 LibreOffice_project/360m1$Build-2</meta:generator>
    <dc:creator>cristian </dc:creator>
    <meta:document-statistic meta:table-count="0" meta:image-count="0" meta:object-count="0" meta:page-count="50" meta:paragraph-count="2361" meta:word-count="7044" meta:character-count="80420" meta:non-whitespace-character-count="63706"/>
  </office:meta>
</office:document-meta>
</file>